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 manifest:media-type="application/vnd.sun.star.oleobjec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 manifest:media-type="application/vnd.sun.star.oleobjec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Basic/script-lc.xml" manifest:media-type="text/xml"/>
  <manifest:file-entry manifest:full-path="Basic/VBAProject/Sheet1.xml" manifest:media-type="text/xml"/>
  <manifest:file-entry manifest:full-path="Basic/VBAProject/Sheet3.xml" manifest:media-type="text/xml"/>
  <manifest:file-entry manifest:full-path="Basic/VBAProject/Sheet4.xml" manifest:media-type="text/xml"/>
  <manifest:file-entry manifest:full-path="Basic/VBAProject/ThisWorkbook.xml" manifest:media-type="text/xml"/>
  <manifest:file-entry manifest:full-path="Basic/VBAProject/script-lb.xml" manifest:media-type="text/xml"/>
  <manifest:file-entry manifest:full-path="Basic/VBAProject/Sheet2.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9272in"/>
    </style:style>
    <style:style style:name="co2" style:family="table-column">
      <style:table-column-properties fo:break-before="auto" style:column-width="1.0791in"/>
    </style:style>
    <style:style style:name="co3" style:family="table-column">
      <style:table-column-properties fo:break-before="auto" style:column-width="0.1866in"/>
    </style:style>
    <style:style style:name="co4" style:family="table-column">
      <style:table-column-properties fo:break-before="auto" style:column-width="0.7929in"/>
    </style:style>
    <style:style style:name="co5" style:family="table-column">
      <style:table-column-properties fo:break-before="auto" style:column-width="0.7047in"/>
    </style:style>
    <style:style style:name="co6" style:family="table-column">
      <style:table-column-properties fo:break-before="auto" style:column-width="1.1563in"/>
    </style:style>
    <style:style style:name="co7" style:family="table-column">
      <style:table-column-properties fo:break-before="auto" style:column-width="1.4646in"/>
    </style:style>
    <style:style style:name="co8" style:family="table-column">
      <style:table-column-properties fo:break-before="auto" style:column-width="0.8807in"/>
    </style:style>
    <style:style style:name="co9" style:family="table-column">
      <style:table-column-properties fo:break-before="auto" style:column-width="0.6984in"/>
    </style:style>
    <style:style style:name="co10" style:family="table-column">
      <style:table-column-properties fo:break-before="auto" style:column-width="0.9472in"/>
    </style:style>
    <style:style style:name="co11" style:family="table-column">
      <style:table-column-properties fo:break-before="auto" style:column-width="0.8701in"/>
    </style:style>
    <style:style style:name="co12" style:family="table-column">
      <style:table-column-properties fo:break-before="auto" style:column-width="0.8035in"/>
    </style:style>
    <style:style style:name="co13" style:family="table-column">
      <style:table-column-properties fo:break-before="auto" style:column-width="0.848in"/>
    </style:style>
    <style:style style:name="co14" style:family="table-column">
      <style:table-column-properties fo:break-before="auto" style:column-width="0.9028in"/>
    </style:style>
    <style:style style:name="co15" style:family="table-column">
      <style:table-column-properties fo:break-before="auto" style:column-width="0.8591in"/>
    </style:style>
    <style:style style:name="co16" style:family="table-column">
      <style:table-column-properties fo:break-before="auto" style:column-width="0.8256in"/>
    </style:style>
    <style:style style:name="co17" style:family="table-column">
      <style:table-column-properties fo:break-before="page" style:column-width="0.6984in"/>
    </style:style>
    <style:style style:name="co18" style:family="table-column">
      <style:table-column-properties fo:break-before="auto" style:column-width="1.0571in"/>
    </style:style>
    <style:style style:name="co19" style:family="table-column">
      <style:table-column-properties fo:break-before="auto" style:column-width="0.7374in"/>
    </style:style>
    <style:style style:name="co20" style:family="table-column">
      <style:table-column-properties fo:break-before="auto" style:column-width="1.1673in"/>
    </style:style>
    <style:style style:name="co21" style:family="table-column">
      <style:table-column-properties fo:break-before="auto" style:column-width="1.9929in"/>
    </style:style>
    <style:style style:name="co22" style:family="table-column">
      <style:table-column-properties fo:break-before="auto" style:column-width="1.0457in"/>
    </style:style>
    <style:style style:name="co23" style:family="table-column">
      <style:table-column-properties fo:break-before="auto" style:column-width="0.9799in"/>
    </style:style>
    <style:style style:name="ro1" style:family="table-row">
      <style:table-row-properties style:row-height="0.2398in" fo:break-before="auto" style:use-optimal-row-height="false"/>
    </style:style>
    <style:style style:name="ro2" style:family="table-row">
      <style:table-row-properties style:row-height="0.198in" fo:break-before="auto" style:use-optimal-row-height="false"/>
    </style:style>
    <style:style style:name="ro3" style:family="table-row">
      <style:table-row-properties style:row-height="0.5728in" fo:break-before="auto" style:use-optimal-row-height="false"/>
    </style:style>
    <style:style style:name="ro4" style:family="table-row">
      <style:table-row-properties style:row-height="0.1874in" fo:break-before="auto" style:use-optimal-row-height="false"/>
    </style:style>
    <style:style style:name="ro5" style:family="table-row">
      <style:table-row-properties style:row-height="0.1772in" fo:break-before="auto" style:use-optimal-row-height="false"/>
    </style:style>
    <style:style style:name="ro6" style:family="table-row">
      <style:table-row-properties style:row-height="0.2083in" fo:break-before="auto" style:use-optimal-row-height="false"/>
    </style:style>
    <style:style style:name="ro7" style:family="table-row">
      <style:table-row-properties style:row-height="0.7398in" fo:break-before="auto" style:use-optimal-row-height="false"/>
    </style:style>
    <style:style style:name="ta1" style:family="table" style:master-page-name="PageStyle_5f_LM_28_2_29_5116_20_Calculator">
      <style:table-properties table:display="true" style:writing-mode="lr-tb"/>
    </style:style>
    <style:style style:name="ta2" style:family="table" style:master-page-name="PageStyle_5f_Power_20_Dissipation">
      <style:table-properties table:display="true" style:writing-mode="lr-tb"/>
    </style:style>
    <style:style style:name="ta3" style:family="table" style:master-page-name="PageStyle_5f_Frequency_20_Compensation_20_Graphs">
      <style:table-properties table:display="true" style:writing-mode="lr-tb"/>
    </style:style>
    <style:style style:name="ta4" style:family="table" style:master-page-name="PageStyle_5f_Bill_20_of_20_Materials">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0">
      <number:number number:decimal-places="0" number:min-integer-digits="1"/>
      <number:text>%</number:text>
    </number:percentage-style>
    <number:number-style style:name="N61">
      <number:scientific-number number:decimal-places="2" number:min-integer-digits="1" number:min-exponent-digits="2"/>
    </number:number-style>
    <style:style style:name="ce1"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c0c0c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style:cell-protect="protected" style:print-content="true" style:diagonal-bl-tr="none" style:diagonal-tl-br="none" fo:border="none" fo:padding="0.028in" style:rotation-align="none"/>
    </style:style>
    <style:style style:name="ce4" style:family="table-cell" style:parent-style-name="Default">
      <style:table-cell-properties style:cell-protect="protected" style:print-content="true" style:diagonal-bl-tr="none" style:diagonal-tl-br="none" fo:border="none" fo:padding="0.028in"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ff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339966"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cell-protect="protected" style:print-content="true" style:diagonal-bl-tr="none" style:diagonal-tl-br="none" fo:border="none" fo:padding="0.028in" style:rotation-align="non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style>
    <style:style style:name="ce11" style:family="table-cell" style:parent-style-name="Default">
      <style:table-cell-properties style:cell-protect="protected" style:print-content="true" style:diagonal-bl-tr="none" style:diagonal-tl-br="none" fo:border="none" fo:padding="0.028in" style:rotation-align="none"/>
      <style:text-properties fo:color="#ff99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cell-protect="protected" style:print-content="true" style:diagonal-bl-tr="none" style:diagonal-tl-br="none" fo:background-color="transparent" fo:border="none" fo:padding="0.028in" style:rotation-align="none"/>
    </style:style>
    <style:style style:name="ce13"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data-style-name="N2">
      <style:table-cell-properties style:cell-protect="protected" style:print-content="true" style:diagonal-bl-tr="none" style:diagonal-tl-br="none" fo:border="none" fo:padding="0.028in"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padding="0.028in"/>
    </style:style>
    <style:style style:name="ce16" style:family="table-cell" style:parent-style-name="Default" style:data-style-name="N2">
      <style:table-cell-properties style:cell-protect="protected" style:print-content="true" style:diagonal-bl-tr="none" style:diagonal-tl-br="none" fo:border="none" fo:padding="0.028in" style:rotation-align="non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cell-protect="protected" style:print-content="true" style:diagonal-bl-tr="none" style:diagonal-tl-br="none" fo:border="none" fo:padding="0.028in" style:rotation-align="none"/>
      <style:text-properties fo:color="#ff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style:cell-protect="protected" style:print-content="true" style:diagonal-bl-tr="none" style:diagonal-tl-br="none" fo:border="0.06pt solid #101010" fo:padding="0.028in" style:rotation-align="none"/>
    </style:style>
    <style:style style:name="ce19"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339966"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339966"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 style:family="table-cell" style:parent-style-name="Default" style:data-style-name="N2">
      <style:table-cell-properties style:cell-protect="protected" style:print-content="true" style:diagonal-bl-tr="none" style:diagonal-tl-br="none" fo:border="none" fo:padding="0.028in" style:rotation-align="none"/>
    </style:style>
    <style:style style:name="ce22"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style>
    <style:style style:name="ce2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enseMethod=&quot;R-sense&quot;)" style:apply-style-name="Excel_5f_CondFormat_5f_1_5f_10_5f_1" style:base-cell-address="'LM(2)5116 Calculator'.C18"/>
    </style:style>
    <style:style style:name="ce26"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enseMethod=&quot;RDSON&quot;)" style:apply-style-name="Excel_5f_CondFormat_5f_1_5f_6_5f_1" style:base-cell-address="'LM(2)5116 Calculator'.C19"/>
    </style:style>
    <style:style style:name="ce2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Symbo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UVLOdesired=&quot;No&quot;)" style:apply-style-name="Excel_5f_CondFormat_5f_1_5f_3_5f_1" style:base-cell-address="'LM(2)5116 Calculator'.C37"/>
    </style:style>
    <style:style style:name="ce2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UVLOdesired=&quot;Yes&quot;)" style:apply-style-name="Excel_5f_CondFormat_5f_1_5f_2_5f_1" style:base-cell-address="'LM(2)5116 Calculator'.C39"/>
    </style:style>
    <style:style style:name="ce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style>
    <style:style style:name="ce32" style:family="table-cell" style:parent-style-name="Default">
      <style:table-cell-properties style:glyph-orientation-vertical="0" style:cell-protect="protected" style:print-content="true" style:diagonal-bl-tr="none" style:diagonal-tl-br="none" style:text-align-source="fix" style:repeat-content="false" fo:wrap-option="no-wrap" fo:border="0.06pt solid #101010" style:direction="ltr" fo:padding="0.028in" style:rotation-angle="0" style:rotation-align="none" style:shrink-to-fit="false" style:vertical-align="automatic" loext:vertical-justify="auto"/>
      <style:paragraph-properties fo:text-align="end" css3t:text-justify="auto" fo:margin-left="0in" style:writing-mode="page"/>
    </style:style>
    <style:style style:name="ce33"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style>
    <style:style style:name="ce3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map style:condition="is-true-formula(IsenseMethod=&quot;R-sense&quot;)" style:apply-style-name="Excel_5f_CondFormat_5f_1_5f_7_5f_1" style:base-cell-address="'LM(2)5116 Calculator'.D17"/>
    </style:style>
    <style:style style:name="ce35"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Symbo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enseMethod=&quot;RDSON&quot;)" style:apply-style-name="Excel_5f_CondFormat_5f_1_5f_6_5f_1" style:base-cell-address="'LM(2)5116 Calculator'.C19"/>
    </style:style>
    <style:style style:name="ce36"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map style:condition="is-true-formula(UVLOdesired=&quot;No&quot;)" style:apply-style-name="Excel_5f_CondFormat_5f_1_5f_3_5f_1" style:base-cell-address="'LM(2)5116 Calculator'.C37"/>
    </style:style>
    <style:style style:name="ce3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map style:condition="is-true-formula(UVLOdesired=&quot;Yes&quot;)" style:apply-style-name="Excel_5f_CondFormat_5f_1_5f_2_5f_1" style:base-cell-address="'LM(2)5116 Calculator'.C39"/>
    </style:style>
    <style:style style:name="ce3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9"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style>
    <style:style style:name="ce40" style:family="table-cell" style:parent-style-name="Default" style:data-style-name="N155">
      <style:table-cell-properties style:glyph-orientation-vertical="0" fo:background-color="#ccffff" style:cell-protect="none"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style>
    <style:style style:name="ce41" style:family="table-cell" style:parent-style-name="Default" style:data-style-name="N0">
      <style:table-cell-properties style:glyph-orientation-vertical="0" fo:background-color="#ccffff" style:cell-protect="none"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style>
    <style:style style:name="ce42"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true" style:vertical-align="automatic" loext:vertical-justify="auto"/>
      <style:paragraph-properties fo:text-align="center" css3t:text-justify="auto" fo:margin-left="0in" style:writing-mode="page"/>
    </style:style>
    <style:style style:name="ce43"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style>
    <style:style style:name="ce45" style:family="table-cell" style:parent-style-name="Default" style:data-style-name="N153">
      <style:table-cell-properties style:glyph-orientation-vertical="0" fo:background-color="#ffffff" style:cell-protect="protected"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style>
    <style:style style:name="ce46"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10101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is-true-formula(&quot;UVLOdesired=&quot;yes&quot;&quot;)" style:apply-style-name="Excel_5f_CondFormat_5f_1_5f_5_5f_1" style:base-cell-address="'LM(2)5116 Calculator'.E16"/>
    </style:style>
    <style:style style:name="ce47" style:family="table-cell" style:parent-style-name="Default" style:data-style-name="N153">
      <style:table-cell-properties style:glyph-orientation-vertical="0" fo:background-color="#ccffff" style:cell-protect="none" style:print-content="true" style:diagonal-bl-tr="none" style:diagonal-tl-br="none" style:text-align-source="fix" style:repeat-content="false" fo:wrap-option="no-wrap" fo:border="0.74pt solid #10101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3">
      <style:table-cell-properties style:glyph-orientation-vertical="0" fo:border-bottom="0.74pt solid #101010" fo:background-color="#ffffff" style:cell-protect="protected" style:print-content="true" style:diagonal-bl-tr="none" style:diagonal-tl-br="none" style:text-align-source="fix" style:repeat-content="false" fo:wrap-option="no-wrap" fo:border-left="0.74pt solid #101010" style:direction="ltr" fo:padding="0.028in" fo:border-right="0.74pt solid #101010" style:rotation-angle="0" style:rotation-align="none" style:shrink-to-fit="false" fo:border-top="none" style:vertical-align="automatic" loext:vertical-justify="auto"/>
      <style:paragraph-properties fo:text-align="center" css3t:text-justify="auto" fo:margin-left="0in" style:writing-mode="page"/>
      <style:map style:condition="is-true-formula(IsenseMethod=&quot;R-sense&quot;)" style:apply-style-name="Excel_5f_CondFormat_5f_1_5f_9_5f_1" style:base-cell-address="'LM(2)5116 Calculator'.E18"/>
      <style:map style:condition="cell-content()&lt;0" style:apply-style-name="Excel_5f_CondFormat_5f_1_5f_9_5f_2" style:base-cell-address="'LM(2)5116 Calculator'.E18"/>
    </style:style>
    <style:style style:name="ce49" style:family="table-cell" style:parent-style-name="Default" style:data-style-name="N152">
      <style:table-cell-properties style:glyph-orientation-vertical="0" fo:background-color="#ffffff" style:cell-protect="protected"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enseMethod=&quot;RDSON&quot;)" style:apply-style-name="Excel_5f_CondFormat_5f_1_5f_8_5f_1" style:base-cell-address="'LM(2)5116 Calculator'.E19"/>
    </style:style>
    <style:style style:name="ce50" style:family="table-cell" style:parent-style-name="Default" style:data-style-name="N3">
      <style:table-cell-properties style:glyph-orientation-vertical="0" fo:background-color="#ccffff" style:cell-protect="none"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4">
      <style:table-cell-properties style:glyph-orientation-vertical="0" style:cell-protect="protected"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1">
      <style:table-cell-properties style:glyph-orientation-vertical="0" fo:background-color="#ccffff" style:cell-protect="none"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1">
      <style:table-cell-properties style:glyph-orientation-vertical="0" style:cell-protect="protected"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152">
      <style:table-cell-properties style:glyph-orientation-vertical="0" style:cell-protect="protected"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153">
      <style:table-cell-properties style:glyph-orientation-vertical="0" style:cell-protect="protected"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data-style-name="N3">
      <style:table-cell-properties style:glyph-orientation-vertical="0" style:cell-protect="protected"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data-style-name="N153">
      <style:table-cell-properties style:glyph-orientation-vertical="0" style:cell-protect="protected"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lt;100" style:apply-style-name="Excel_5f_CondFormat_5f_1_5f_1_5f_1" style:base-cell-address="'LM(2)5116 Calculator'.E33"/>
    </style:style>
    <style:style style:name="ce60" style:family="table-cell" style:parent-style-name="Default" style:data-style-name="N61">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tru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10101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Default">
      <style:table-cell-properties style:glyph-orientation-vertical="0" fo:background-color="#ffffff" style:cell-protect="none"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UVLOdesired=&quot;Yes&quot;)" style:apply-style-name="Excel_5f_CondFormat_5f_1_5f_4_5f_1" style:base-cell-address="'LM(2)5116 Calculator'.E36"/>
    </style:style>
    <style:style style:name="ce63" style:family="table-cell" style:parent-style-name="Default" style:data-style-name="N153">
      <style:table-cell-properties style:glyph-orientation-vertical="0" fo:background-color="#ccffff" style:cell-protect="none"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UVLOdesired=&quot;No&quot;)" style:apply-style-name="Excel_5f_CondFormat_5f_1_5f_3_5f_1" style:base-cell-address="'LM(2)5116 Calculator'.C37"/>
    </style:style>
    <style:style style:name="ce64" style:family="table-cell" style:parent-style-name="Default" style:data-style-name="N2">
      <style:table-cell-properties style:glyph-orientation-vertical="0" style:cell-protect="protected" style:print-content="true" style:diagonal-bl-tr="none" style:diagonal-tl-br="none" style:text-align-source="fix" style:repeat-content="false" fo:wrap-option="no-wrap" fo:border="0.74pt solid #10101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data-style-name="N2">
      <style:table-cell-properties style:glyph-orientation-vertical="0" style:cell-protect="protected"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UVLOdesired=&quot;Yes&quot;)" style:apply-style-name="Excel_5f_CondFormat_5f_1_5f_2_5f_1" style:base-cell-address="'LM(2)5116 Calculator'.C39"/>
    </style:style>
    <style:style style:name="ce66" style:family="table-cell" style:parent-style-name="Default" style:data-style-name="N2">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tru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data-style-name="N2">
      <style:table-cell-properties style:glyph-orientation-vertical="0" fo:background-color="#ccffff" style:cell-protect="none"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data-style-name="N2">
      <style:table-cell-properties style:glyph-orientation-vertical="0" fo:background-color="#ffffff" style:cell-protect="protected"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data-style-name="N2">
      <style:table-cell-properties style:glyph-orientation-vertical="0" fo:background-color="#ffffff" style:cell-protect="protected" style:print-content="true" style:diagonal-bl-tr="none" style:diagonal-tl-br="none" style:text-align-source="fix" style:repeat-content="false" fo:wrap-option="no-wrap" fo:border="0.74pt solid #10101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70" style:family="table-cell" style:parent-style-name="Default" style:data-style-name="N174">
      <style:table-cell-properties style:glyph-orientation-vertical="0" fo:background-color="#ffffff" style:cell-protect="protected" style:print-content="true" style:diagonal-bl-tr="none" style:diagonal-tl-br="none" style:text-align-source="fix" style:repeat-content="false" fo:wrap-option="no-wrap" fo:border="0.74pt solid #10101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71" style:family="table-cell" style:parent-style-name="Default" style:data-style-name="N157">
      <style:table-cell-properties style:glyph-orientation-vertical="0" fo:background-color="#ccffff" style:cell-protect="none"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data-style-name="N157">
      <style:table-cell-properties style:glyph-orientation-vertical="0" style:cell-protect="protected"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data-style-name="N158">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tru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data-style-name="N153">
      <style:table-cell-properties style:glyph-orientation-vertical="0" fo:background-color="#ccffff" style:cell-protect="none"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style>
    <style:style style:name="ce75" style:family="table-cell" style:parent-style-name="Default" style:data-style-name="N2">
      <style:table-cell-properties style:glyph-orientation-vertical="0" style:cell-protect="protected"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style>
    <style:style style:name="ce76" style:family="table-cell" style:parent-style-name="Default" style:data-style-name="N153">
      <style:table-cell-properties style:glyph-orientation-vertical="0" style:cell-protect="protected"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style>
    <style:style style:name="ce77" style:family="table-cell" style:parent-style-name="Default" style:data-style-name="N2">
      <style:table-cell-properties style:glyph-orientation-vertical="0" fo:background-color="#ccffff" style:cell-protect="none" style:print-content="true" style:diagonal-bl-tr="none" style:diagonal-tl-br="none" style:text-align-source="fix" style:repeat-content="false" fo:wrap-option="no-wrap" fo:border="0.74pt solid #10101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78" style:family="table-cell" style:parent-style-name="Default" style:data-style-name="N2">
      <style:table-cell-properties style:glyph-orientation-vertical="0" style:cell-protect="protected" style:print-content="true" style:diagonal-bl-tr="none" style:diagonal-tl-br="none" style:text-align-source="fix" style:repeat-content="false" fo:wrap-option="no-wrap" fo:border="0.74pt solid #10101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79" style:family="table-cell" style:parent-style-name="Default" style:data-style-name="N152">
      <style:table-cell-properties style:glyph-orientation-vertical="0" style:cell-protect="protected"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style>
    <style:style style:name="ce80" style:family="table-cell" style:parent-style-name="Default" style:data-style-name="N3">
      <style:table-cell-properties style:glyph-orientation-vertical="0" style:cell-protect="protected"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style>
    <style:style style:name="ce81" style:family="table-cell" style:parent-style-name="Default" style:data-style-name="N1">
      <style:table-cell-properties style:glyph-orientation-vertical="0" style:cell-protect="protected"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style>
    <style:style style:name="ce82" style:family="table-cell" style:parent-style-name="Default" style:data-style-name="N2">
      <style:table-cell-properties style:glyph-orientation-vertical="0" fo:background-color="#ccffff" style:cell-protect="none"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style>
    <style:style style:name="ce83" style:family="table-cell" style:parent-style-name="Default" style:data-style-name="N159">
      <style:table-cell-properties style:glyph-orientation-vertical="0" style:cell-protect="protected" style:print-content="true" style:diagonal-bl-tr="none" style:diagonal-tl-br="none" style:text-align-source="fix" style:repeat-content="false" fo:wrap-option="no-wrap" fo:border="0.74pt solid #101010" style:direction="ltr" fo:padding="0.028in" style:rotation-angle="0" style:rotation-align="none" style:shrink-to-fit="true" style:vertical-align="automatic" loext:vertical-justify="auto"/>
      <style:paragraph-properties fo:text-align="center" css3t:text-justify="auto" fo:margin-left="0in" style:writing-mode="page"/>
    </style:style>
    <style:style style:name="ce84" style:family="table-cell" style:parent-style-name="Default">
      <style:table-cell-properties style:glyph-orientation-vertical="0" style:cell-protect="protected" style:print-content="true" style:diagonal-bl-tr="none" style:diagonal-tl-br="none" style:text-align-source="fix" style:repeat-content="false" fo:wrap-option="no-wrap" fo:border="0.06pt solid #10101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85" style:family="table-cell" style:parent-style-name="Default" style:data-style-name="N10120">
      <style:table-cell-properties style:glyph-orientation-vertical="0"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style>
    <style:style style:name="ce86"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style:cell-protect="protected" style:print-content="true" style:diagonal-bl-tr="none" style:diagonal-tl-br="none" fo:border="none" fo:padding="0.028in"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style:cell-protect="protected" style:print-content="true" style:diagonal-bl-tr="none" style:diagonal-tl-br="none" fo:border="none" fo:padding="0.028in"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cell-protect="protected" style:print-content="true" style:diagonal-bl-tr="none" style:diagonal-tl-br="none" fo:background-color="transparent" fo:border="none" fo:padding="0.028in"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cell-protect="protected" style:print-content="true" style:diagonal-bl-tr="none" style:diagonal-tl-br="none" fo:background-color="transparent" fo:border="none" fo:padding="0.028in" style:rotation-align="none"/>
      <style:text-properties fo:color="#ff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style:cell-protect="protected" style:print-content="true" fo:padding="0.028in"/>
    </style:style>
    <style:style style:name="ce92"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style>
    <style:style style:name="ce9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style:cell-protect="protected" style:print-content="true" style:diagonal-bl-tr="none" style:diagonal-tl-br="none" fo:border="none" fo:padding="0.028in"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table-cell-properties style:cell-protect="protected" style:print-content="true" style:diagonal-bl-tr="none" style:diagonal-tl-br="none" fo:border="none" fo:padding="0.028in"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data-style-name="N147">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data-style-name="N154">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data-style-name="N148">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data-style-name="N149">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data-style-name="N150">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151">
      <style:table-cell-properties style:glyph-orientation-vertical="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0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07" style:family="table-cell" style:parent-style-name="Default" style:data-style-name="N163">
      <style:table-cell-properties style:glyph-orientation-vertical="0" fo:background-color="#ccffff" style:cell-protect="none" style:print-content="true" style:diagonal-bl-tr="none" style:diagonal-tl-br="none" style:text-align-source="fix" style:repeat-content="false" fo:wrap-option="no-wrap" fo:border="1.76pt solid #10101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08" style:family="table-cell" style:parent-style-name="Default" style:data-style-name="N164">
      <style:table-cell-properties style:glyph-orientation-vertical="0" fo:background-color="#ccffff" style:cell-protect="none" style:print-content="true" style:diagonal-bl-tr="none" style:diagonal-tl-br="none" style:text-align-source="fix" style:repeat-content="false" fo:wrap-option="no-wrap" fo:border="1.76pt solid #10101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09" style:family="table-cell" style:parent-style-name="Default" style:data-style-name="N165">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10" style:family="table-cell" style:parent-style-name="Default" style:data-style-name="N166">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11" style:family="table-cell" style:parent-style-name="Default" style:data-style-name="N163">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12" style:family="table-cell" style:parent-style-name="Default" style:data-style-name="N163">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gt;125" style:apply-style-name="Excel_5f_CondFormat_5f_2_5f_1_5f_1" style:base-cell-address="'Power Dissipation'.B8"/>
    </style:style>
    <style:style style:name="ce11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4" style:family="table-cell" style:parent-style-name="Default" style:data-style-name="N61">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15" style:family="table-cell" style:parent-style-name="Default" style:data-style-name="N153">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16" style:family="table-cell" style:parent-style-name="Default" style:data-style-name="N2">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17"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139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8"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style>
    <style:style style:name="ce119" style:family="table-cell" style:parent-style-name="Default">
      <style:table-cell-properties style:glyph-orientation-vertical="0" style:diagonal-bl-tr="none" style:diagonal-tl-br="none" style:text-align-source="fix" style:repeat-content="false" fo:background-color="transparent" fo:wrap-option="no-wrap" fo:border="0.74pt solid #10101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20" style:family="table-cell" style:parent-style-name="Default" style:data-style-name="N152">
      <style:table-cell-properties style:glyph-orientation-vertical="0" fo:border-bottom="0.74pt solid #101010" fo:background-color="#ccffff" style:cell-protect="none" style:print-content="true" style:diagonal-bl-tr="none" style:diagonal-tl-br="none" style:text-align-source="fix" style:repeat-content="false" fo:wrap-option="no-wrap" fo:border-left="0.74pt solid #101010" style:direction="ltr" fo:padding="0.028in" fo:border-right="0.74pt solid #101010" style:rotation-angle="0" style:rotation-align="none" style:shrink-to-fit="false" fo:border-top="none" style:vertical-align="automatic" loext:vertical-justify="auto"/>
      <style:paragraph-properties fo:text-align="center" css3t:text-justify="auto" fo:margin-left="0in" style:writing-mode="page"/>
    </style:style>
    <style:style style:name="ce121" style:family="table-cell" style:parent-style-name="Default" style:data-style-name="N3">
      <style:table-cell-properties style:glyph-orientation-vertical="0" fo:background-color="#ccffff" style:cell-protect="none" style:print-content="true" style:diagonal-bl-tr="none" style:diagonal-tl-br="none" style:text-align-source="fix" style:repeat-content="false" fo:wrap-option="no-wrap" fo:border="0.74pt solid #10101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22"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style>
    <style:style style:name="ce123"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10101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is-true-formula(&quot;UVLOdesired=&quot;yes&quot;&quot;)" style:apply-style-name="Excel_5f_CondFormat_5f_3_5f_1_5f_1" style:base-cell-address="'Frequency Compensation Graphs'.J43"/>
    </style:style>
    <style:style style:name="ce124" style:family="table-cell" style:parent-style-name="Default" style:data-style-name="N1">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style>
    <style:style style:name="ce125" style:family="table-cell" style:parent-style-name="Default" style:data-style-name="N61">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style>
    <style:style style:name="ce126" style:family="table-cell" style:parent-style-name="Default">
      <style:table-cell-properties style:glyph-orientation-vertical="0" style:diagonal-bl-tr="none" style:diagonal-tl-br="none" style:text-align-source="fix" style:repeat-content="false" fo:wrap-option="no-wrap" fo:border="0.74pt solid #10101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27" style:family="table-cell" style:parent-style-name="Default" style:data-style-name="N152">
      <style:table-cell-properties style:glyph-orientation-vertical="0" fo:border-bottom="0.74pt solid #101010" style:cell-protect="protected" style:print-content="true" style:diagonal-bl-tr="none" style:diagonal-tl-br="none" style:text-align-source="fix" style:repeat-content="false" fo:wrap-option="no-wrap" fo:border-left="0.74pt solid #101010" style:direction="ltr" fo:padding="0.028in" fo:border-right="0.74pt solid #101010" style:rotation-angle="0" style:rotation-align="none" style:shrink-to-fit="tru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8" style:family="table-cell" style:parent-style-name="Default" style:data-style-name="N152">
      <style:table-cell-properties style:glyph-orientation-vertical="0" fo:border-bottom="0.74pt solid #101010" style:cell-protect="protected" style:print-content="true" style:diagonal-bl-tr="none" style:diagonal-tl-br="none" style:text-align-source="fix" style:repeat-content="false" fo:background-color="transparent" fo:wrap-option="no-wrap" fo:border-left="0.74pt solid #101010" style:direction="ltr" fo:padding="0.028in" fo:border-right="0.74pt solid #101010" style:rotation-angle="0" style:rotation-align="none" style:shrink-to-fit="false" fo:border-top="none" style:vertical-align="automatic" loext:vertical-justify="auto"/>
      <style:paragraph-properties fo:text-align="center" css3t:text-justify="auto" fo:margin-left="0in" style:writing-mode="page"/>
    </style:style>
    <style:style style:name="ce129" style:family="table-cell" style:parent-style-name="Default" style:data-style-name="N3">
      <style:table-cell-properties style:glyph-orientation-vertical="0" style:cell-protect="protected" style:print-content="true" style:diagonal-bl-tr="none" style:diagonal-tl-br="none" style:text-align-source="fix" style:repeat-content="false" fo:background-color="transparent" fo:wrap-option="no-wrap" fo:border="0.74pt solid #10101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3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style>
    <style:style style:name="ce131" style:family="table-cell" style:parent-style-name="Default" style:data-style-name="N1">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32" style:family="table-cell" style:parent-style-name="Default" style:data-style-name="N156">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33" style:family="table-cell" style:parent-style-name="Default" style:data-style-name="N159">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3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5" style:family="table-cell" style:parent-style-name="Default" style:data-style-name="N61">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style>
    <style:style style:name="ce136"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7"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138"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style>
    <style:style style:name="ce139" style:family="table-cell" style:parent-style-name="Default">
      <style:table-cell-properties style:glyph-orientation-vertical="0" fo:border-bottom="1.76pt solid #10101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0" style:family="table-cell" style:parent-style-name="Default">
      <style:table-cell-properties style:glyph-orientation-vertical="0" fo:border-bottom="0.74pt solid #101010" style:diagonal-bl-tr="none" style:diagonal-tl-br="none" style:text-align-source="fix" style:repeat-content="false" fo:wrap-option="no-wrap" fo:border-left="1.76pt solid #101010" style:direction="ltr" fo:padding="0.028in" fo:border-right="0.74pt solid #101010" style:rotation-angle="0" style:rotation-align="none" style:shrink-to-fit="false" fo:border-top="1.76pt solid #10101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1" style:family="table-cell" style:parent-style-name="Default">
      <style:table-cell-properties style:glyph-orientation-vertical="0" fo:border-bottom="0.74pt solid #101010" style:diagonal-bl-tr="none" style:diagonal-tl-br="none" style:text-align-source="fix" style:repeat-content="false" fo:wrap-option="no-wrap" fo:border-left="1.76pt solid #101010" style:direction="ltr" fo:padding="0.028in" fo:border-right="0.74pt solid #101010" style:rotation-angle="0" style:rotation-align="none" style:shrink-to-fit="false" fo:border-top="0.74pt solid #101010" style:vertical-align="automatic" loext:vertical-justify="auto"/>
      <style:paragraph-properties fo:text-align="center" css3t:text-justify="auto" fo:margin-left="0in" style:writing-mode="page"/>
    </style:style>
    <style:style style:name="ce142" style:family="table-cell" style:parent-style-name="Default">
      <style:table-cell-properties style:glyph-orientation-vertical="0" fo:border-bottom="1.76pt solid #101010" style:diagonal-bl-tr="none" style:diagonal-tl-br="none" style:text-align-source="fix" style:repeat-content="false" fo:wrap-option="no-wrap" fo:border-left="1.76pt solid #101010" style:direction="ltr" fo:padding="0.028in" fo:border-right="0.74pt solid #101010" style:rotation-angle="0" style:rotation-align="none" style:shrink-to-fit="false" fo:border-top="0.74pt solid #101010" style:vertical-align="automatic" loext:vertical-justify="auto"/>
      <style:paragraph-properties fo:text-align="center" css3t:text-justify="auto" fo:margin-left="0in" style:writing-mode="page"/>
    </style:style>
    <style:style style:name="ce143" style:family="table-cell" style:parent-style-name="Default">
      <style:table-cell-properties fo:border-bottom="0.74pt solid #101010" style:diagonal-bl-tr="none" style:diagonal-tl-br="none" fo:border-left="0.74pt solid #101010" fo:padding="0.028in" fo:border-right="0.74pt solid #101010" style:rotation-align="none" fo:border-top="1.76pt solid #10101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4" style:family="table-cell" style:parent-style-name="Default">
      <style:table-cell-properties style:diagonal-bl-tr="none" style:diagonal-tl-br="none" fo:border="0.74pt solid #101010" fo:padding="0.028in" style:rotation-align="none"/>
    </style:style>
    <style:style style:name="ce145" style:family="table-cell" style:parent-style-name="Default">
      <style:table-cell-properties fo:border-bottom="1.76pt solid #101010" style:diagonal-bl-tr="none" style:diagonal-tl-br="none" fo:border-left="0.74pt solid #101010" fo:padding="0.028in" fo:border-right="0.74pt solid #101010" style:rotation-align="none" fo:border-top="0.74pt solid #101010"/>
    </style:style>
    <style:style style:name="ce146" style:family="table-cell" style:parent-style-name="Default">
      <style:table-cell-properties style:glyph-orientation-vertical="0" fo:border-bottom="0.74pt solid #101010" style:diagonal-bl-tr="none" style:diagonal-tl-br="none" style:text-align-source="fix" style:repeat-content="false" fo:wrap-option="no-wrap" fo:border-left="0.74pt solid #101010" style:direction="ltr" fo:padding="0.028in" fo:border-right="0.74pt solid #101010" style:rotation-angle="0" style:rotation-align="none" style:shrink-to-fit="false" fo:border-top="1.76pt solid #10101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7" style:family="table-cell" style:parent-style-name="Default" style:data-style-name="N168">
      <style:table-cell-properties style:glyph-orientation-vertical="0" style:diagonal-bl-tr="none" style:diagonal-tl-br="none" style:text-align-source="fix" style:repeat-content="false" fo:wrap-option="no-wrap" fo:border="0.74pt solid #10101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48" style:family="table-cell" style:parent-style-name="Default" style:data-style-name="N169">
      <style:table-cell-properties style:glyph-orientation-vertical="0" style:diagonal-bl-tr="none" style:diagonal-tl-br="none" style:text-align-source="fix" style:repeat-content="false" fo:wrap-option="no-wrap" fo:border="0.74pt solid #10101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49" style:family="table-cell" style:parent-style-name="Default" style:data-style-name="N167">
      <style:table-cell-properties style:glyph-orientation-vertical="0" style:diagonal-bl-tr="none" style:diagonal-tl-br="none" style:text-align-source="fix" style:repeat-content="false" fo:wrap-option="no-wrap" fo:border="0.74pt solid #10101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50" style:family="table-cell" style:parent-style-name="Default" style:data-style-name="N176">
      <style:table-cell-properties style:glyph-orientation-vertical="0" style:diagonal-bl-tr="none" style:diagonal-tl-br="none" style:text-align-source="fix" style:repeat-content="false" fo:wrap-option="no-wrap" fo:border="0.74pt solid #10101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51" style:family="table-cell" style:parent-style-name="Default" style:data-style-name="N177">
      <style:table-cell-properties style:glyph-orientation-vertical="0" style:diagonal-bl-tr="none" style:diagonal-tl-br="none" style:text-align-source="fix" style:repeat-content="false" fo:wrap-option="no-wrap" fo:border="0.74pt solid #10101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52" style:family="table-cell" style:parent-style-name="Default" style:data-style-name="N175">
      <style:table-cell-properties style:glyph-orientation-vertical="0" style:diagonal-bl-tr="none" style:diagonal-tl-br="none" style:text-align-source="fix" style:repeat-content="false" fo:wrap-option="no-wrap" fo:border="0.74pt solid #10101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53" style:family="table-cell" style:parent-style-name="Default" style:data-style-name="N171">
      <style:table-cell-properties style:glyph-orientation-vertical="0" style:diagonal-bl-tr="none" style:diagonal-tl-br="none" style:text-align-source="fix" style:repeat-content="false" fo:wrap-option="no-wrap" fo:border="0.74pt solid #10101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54" style:family="table-cell" style:parent-style-name="Default" style:data-style-name="N172">
      <style:table-cell-properties style:glyph-orientation-vertical="0" style:diagonal-bl-tr="none" style:diagonal-tl-br="none" style:text-align-source="fix" style:repeat-content="false" fo:wrap-option="no-wrap" fo:border="0.74pt solid #10101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55" style:family="table-cell" style:parent-style-name="Default" style:data-style-name="N173">
      <style:table-cell-properties style:glyph-orientation-vertical="0" style:diagonal-bl-tr="none" style:diagonal-tl-br="none" style:text-align-source="fix" style:repeat-content="false" fo:wrap-option="no-wrap" fo:border="0.74pt solid #10101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56" style:family="table-cell" style:parent-style-name="Default" style:data-style-name="N170">
      <style:table-cell-properties style:glyph-orientation-vertical="0" style:diagonal-bl-tr="none" style:diagonal-tl-br="none" style:text-align-source="fix" style:repeat-content="false" fo:wrap-option="no-wrap" fo:border="0.74pt solid #10101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57" style:family="table-cell" style:parent-style-name="Default" style:data-style-name="N172">
      <style:table-cell-properties style:glyph-orientation-vertical="0" fo:border-bottom="1.76pt solid #101010" style:diagonal-bl-tr="none" style:diagonal-tl-br="none" style:text-align-source="fix" style:repeat-content="false" fo:wrap-option="no-wrap" fo:border-left="0.74pt solid #101010" style:direction="ltr" fo:padding="0.028in" fo:border-right="0.74pt solid #101010" style:rotation-angle="0" style:rotation-align="none" style:shrink-to-fit="false" fo:border-top="0.74pt solid #101010" style:vertical-align="automatic" loext:vertical-justify="auto"/>
      <style:paragraph-properties fo:text-align="center" css3t:text-justify="auto" fo:margin-left="0in" style:writing-mode="page"/>
    </style:style>
    <style:style style:name="ce158" style:family="table-cell" style:parent-style-name="Default">
      <style:table-cell-properties style:glyph-orientation-vertical="0" fo:border-bottom="0.74pt solid #101010" style:diagonal-bl-tr="none" style:diagonal-tl-br="none" style:text-align-source="fix" style:repeat-content="false" fo:wrap-option="no-wrap" fo:border-left="0.74pt solid #101010" style:direction="ltr" fo:padding="0.028in" fo:border-right="1.76pt solid #101010" style:rotation-angle="0" style:rotation-align="none" style:shrink-to-fit="false" fo:border-top="1.76pt solid #10101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9" style:family="table-cell" style:parent-style-name="Default" style:data-style-name="N161">
      <style:table-cell-properties style:glyph-orientation-vertical="0" fo:border-bottom="0.74pt solid #101010" style:diagonal-bl-tr="none" style:diagonal-tl-br="none" style:text-align-source="fix" style:repeat-content="false" fo:wrap-option="no-wrap" fo:border-left="0.74pt solid #101010" style:direction="ltr" fo:padding="0.028in" fo:border-right="none" style:rotation-angle="0" style:rotation-align="none" style:shrink-to-fit="false" fo:border-top="0.74pt solid #101010" style:vertical-align="automatic" loext:vertical-justify="auto"/>
      <style:paragraph-properties fo:text-align="center" css3t:text-justify="auto" fo:margin-left="0in" style:writing-mode="page"/>
    </style:style>
    <style:style style:name="ce160" style:family="table-cell" style:parent-style-name="Default">
      <style:table-cell-properties style:glyph-orientation-vertical="0" fo:border-bottom="0.74pt solid #101010" style:diagonal-bl-tr="none" style:diagonal-tl-br="none" style:text-align-source="fix" style:repeat-content="false" fo:wrap-option="no-wrap" fo:border-left="0.74pt solid #101010" style:direction="ltr" fo:padding="0.028in" fo:border-right="none" style:rotation-angle="0" style:rotation-align="none" style:shrink-to-fit="false" fo:border-top="0.74pt solid #101010" style:vertical-align="automatic" loext:vertical-justify="auto"/>
      <style:paragraph-properties fo:text-align="center" css3t:text-justify="auto" fo:margin-left="0in" style:writing-mode="page"/>
    </style:style>
    <style:style style:name="ce161" style:family="table-cell" style:parent-style-name="Default" style:data-style-name="N160">
      <style:table-cell-properties style:glyph-orientation-vertical="0" fo:border-bottom="0.74pt solid #101010" style:diagonal-bl-tr="none" style:diagonal-tl-br="none" style:text-align-source="fix" style:repeat-content="false" fo:wrap-option="no-wrap" fo:border-left="0.74pt solid #101010" style:direction="ltr" fo:padding="0.028in" fo:border-right="none" style:rotation-angle="0" style:rotation-align="none" style:shrink-to-fit="false" fo:border-top="0.74pt solid #101010" style:vertical-align="automatic" loext:vertical-justify="auto"/>
      <style:paragraph-properties fo:text-align="center" css3t:text-justify="auto" fo:margin-left="0in" style:writing-mode="page"/>
    </style:style>
    <style:style style:name="ce162" style:family="table-cell" style:parent-style-name="Default" style:data-style-name="N162">
      <style:table-cell-properties style:glyph-orientation-vertical="0" fo:border-bottom="0.74pt solid #101010" style:diagonal-bl-tr="none" style:diagonal-tl-br="none" style:text-align-source="fix" style:repeat-content="false" fo:wrap-option="no-wrap" fo:border-left="0.74pt solid #101010" style:direction="ltr" fo:padding="0.028in" fo:border-right="none" style:rotation-angle="0" style:rotation-align="none" style:shrink-to-fit="false" fo:border-top="0.74pt solid #101010" style:vertical-align="automatic" loext:vertical-justify="auto"/>
      <style:paragraph-properties fo:text-align="center" css3t:text-justify="auto" fo:margin-left="0in" style:writing-mode="page"/>
    </style:style>
    <style:style style:name="ce163" style:family="table-cell" style:parent-style-name="Default">
      <style:table-cell-properties style:glyph-orientation-vertical="0" fo:border-bottom="1.76pt solid #101010" style:diagonal-bl-tr="none" style:diagonal-tl-br="none" style:text-align-source="fix" style:repeat-content="false" fo:wrap-option="no-wrap" fo:border-left="0.74pt solid #101010" style:direction="ltr" fo:padding="0.028in" fo:border-right="none" style:rotation-angle="0" style:rotation-align="none" style:shrink-to-fit="false" fo:border-top="0.74pt solid #101010" style:vertical-align="automatic" loext:vertical-justify="auto"/>
      <style:paragraph-properties fo:text-align="center" css3t:text-justify="auto" fo:margin-left="0in" style:writing-mode="page"/>
    </style:style>
    <style:style style:name="ce164" style:family="table-cell" style:parent-style-name="Default">
      <style:table-cell-properties style:glyph-orientation-vertical="0" fo:border-bottom="1.76pt solid #10101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automatic" loext:vertical-justify="auto"/>
      <style:paragraph-properties css3t:text-justify="auto" fo:margin-left="0in" style:writing-mode="page"/>
    </style:style>
    <style:style style:name="ce165" style:family="table-cell" style:parent-style-name="Default">
      <style:table-cell-properties style:glyph-orientation-vertical="0" fo:border-bottom="0.74pt solid #101010" style:diagonal-bl-tr="none" style:diagonal-tl-br="none" style:text-align-source="fix" style:repeat-content="false" fo:wrap-option="no-wrap" fo:border-left="none" style:direction="ltr" fo:padding="0.028in" fo:border-right="1.76pt solid #101010" style:rotation-angle="0" style:rotation-align="none" style:shrink-to-fit="false" fo:border-top="1.76pt solid #101010" style:vertical-align="automatic" loext:vertical-justify="auto"/>
      <style:paragraph-properties fo:text-align="center" css3t:text-justify="auto" fo:margin-left="0in" style:writing-mode="page"/>
    </style:style>
    <style:style style:name="ce166" style:family="table-cell" style:parent-style-name="Default" style:data-style-name="N178">
      <style:table-cell-properties style:glyph-orientation-vertical="0" fo:border-bottom="0.74pt solid #101010" style:diagonal-bl-tr="none" style:diagonal-tl-br="none" style:text-align-source="fix" style:repeat-content="false" fo:wrap-option="no-wrap" fo:border-left="0.74pt solid #101010" style:direction="ltr" fo:padding="0.028in" fo:border-right="1.76pt solid #101010" style:rotation-angle="0" style:rotation-align="none" style:shrink-to-fit="false" fo:border-top="0.74pt solid #101010" style:vertical-align="automatic" loext:vertical-justify="auto"/>
      <style:paragraph-properties fo:text-align="center" css3t:text-justify="auto" fo:margin-left="0in" style:writing-mode="page"/>
    </style:style>
    <style:style style:name="ce167" style:family="table-cell" style:parent-style-name="Default">
      <style:table-cell-properties style:glyph-orientation-vertical="0" fo:border-bottom="0.74pt solid #101010" style:diagonal-bl-tr="none" style:diagonal-tl-br="none" style:text-align-source="fix" style:repeat-content="false" fo:wrap-option="no-wrap" fo:border-left="0.74pt solid #101010" style:direction="ltr" fo:padding="0.028in" fo:border-right="1.76pt solid #101010" style:rotation-angle="0" style:rotation-align="none" style:shrink-to-fit="false" fo:border-top="0.74pt solid #101010" style:vertical-align="automatic" loext:vertical-justify="auto"/>
      <style:paragraph-properties fo:text-align="center" css3t:text-justify="auto" fo:margin-left="0in" style:writing-mode="page"/>
    </style:style>
    <style:style style:name="ce168" style:family="table-cell" style:parent-style-name="Default" style:data-style-name="N10">
      <style:table-cell-properties style:glyph-orientation-vertical="0" fo:border-bottom="0.74pt solid #101010" style:diagonal-bl-tr="none" style:diagonal-tl-br="none" style:text-align-source="fix" style:repeat-content="false" fo:wrap-option="no-wrap" fo:border-left="0.74pt solid #101010" style:direction="ltr" fo:padding="0.028in" fo:border-right="1.76pt solid #101010" style:rotation-angle="0" style:rotation-align="none" style:shrink-to-fit="false" fo:border-top="0.74pt solid #101010" style:vertical-align="automatic" loext:vertical-justify="auto"/>
      <style:paragraph-properties fo:text-align="center" css3t:text-justify="auto" fo:margin-left="0in" style:writing-mode="page"/>
    </style:style>
    <style:style style:name="ce169" style:family="table-cell" style:parent-style-name="Default" style:data-style-name="N10">
      <style:table-cell-properties style:glyph-orientation-vertical="0" fo:border-bottom="1.76pt solid #101010" style:diagonal-bl-tr="none" style:diagonal-tl-br="none" style:text-align-source="fix" style:repeat-content="false" fo:wrap-option="no-wrap" fo:border-left="0.74pt solid #101010" style:direction="ltr" fo:padding="0.028in" fo:border-right="1.76pt solid #101010" style:rotation-angle="0" style:rotation-align="none" style:shrink-to-fit="false" fo:border-top="0.74pt solid #101010" style:vertical-align="automatic" loext:vertical-justify="auto"/>
      <style:paragraph-properties fo:text-align="center" css3t:text-justify="auto" fo:margin-left="0in" style:writing-mode="page"/>
    </style:style>
    <style:style style:name="ce17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solid" svg:stroke-width="0.0102in" svg:stroke-color="#ff0000" draw:stroke-linejoin="miter" svg:stroke-linecap="square" draw:fill="solid" draw:fill-color="#ffffff" draw:textarea-horizontal-align="justify" draw:textarea-vertical-align="top" draw:auto-grow-height="false" fo:min-height="0.4126in" fo:min-width="6.6193in" fo:padding-top="0.022in" fo:padding-bottom="0.022in" fo:padding-left="0.022in" fo:padding-right="0.022in" fo:wrap-option="wrap" draw:shadow-color="#808080"/>
    </style:style>
    <style:style style:name="gr2" style:family="graphic">
      <style:graphic-properties draw:textarea-horizontal-align="justify" draw:textarea-vertical-align="middle" fo:padding-top="0.022in" fo:padding-bottom="0.022in" fo:padding-left="0.022in" fo:padding-right="0.022in" draw:visible-area-left="0in" draw:visible-area-top="0in" draw:visible-area-width="5.4382in" draw:visible-area-height="5.2744in" draw:ole-draw-aspect="1"/>
    </style:style>
    <style:style style:name="gr3" style:family="graphic">
      <style:graphic-properties draw:textarea-horizontal-align="justify" draw:textarea-vertical-align="middle" fo:padding-top="0.022in" fo:padding-bottom="0.022in" fo:padding-left="0.022in" fo:padding-right="0.022in" draw:visible-area-left="0in" draw:visible-area-top="0in" draw:visible-area-width="5.5276in" draw:visible-area-height="5.5614in" draw:ole-draw-aspect="1"/>
    </style:style>
    <style:style style:name="gr4" style:family="graphic">
      <style:graphic-properties draw:stroke="solid" svg:stroke-width="0.0102in" svg:stroke-color="#ff0000" draw:stroke-linejoin="miter" svg:stroke-linecap="square" draw:fill="solid" draw:fill-color="#ffffff" draw:textarea-horizontal-align="justify" draw:textarea-vertical-align="top" draw:auto-grow-height="false" fo:min-height="0.6012in" fo:min-width="6.5535in" fo:padding-top="0.022in" fo:padding-bottom="0.022in" fo:padding-left="0.022in" fo:padding-right="0.022in" fo:wrap-option="wrap" draw:shadow-color="#808080"/>
    </style:style>
    <style:style style:name="gr5"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4185in" fo:min-width="1.5in" fo:padding-top="0.022in" fo:padding-bottom="0.022in" fo:padding-left="0.022in" fo:padding-right="0.022in" fo:wrap-option="wrap" draw:shadow="hidden" draw:shadow-offset-x="0.0394in" draw:shadow-offset-y="0.0394in" draw:shadow-color="#000000" draw:caption-escape-direction="auto"/>
    </style:style>
    <style:style style:name="gr6"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763in" fo:min-width="1.7866in" fo:padding-top="0.022in" fo:padding-bottom="0.022in" fo:padding-left="0.022in" fo:padding-right="0.022in" fo:wrap-option="wrap" draw:shadow="hidden" draw:shadow-offset-x="0.0394in" draw:shadow-offset-y="0.0394in" draw:shadow-color="#000000" draw:caption-escape-direction="auto"/>
    </style:style>
    <style:style style:name="gr7"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8138in" fo:min-width="3.0201in" fo:padding-top="0.022in" fo:padding-bottom="0.022in" fo:padding-left="0.022in" fo:padding-right="0.022in" fo:wrap-option="wrap" draw:shadow="hidden" draw:shadow-offset-x="0.0394in" draw:shadow-offset-y="0.0394in" draw:shadow-color="#000000" draw:caption-escape-direction="auto"/>
    </style:style>
    <style:style style:name="gr8"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5012in" fo:min-width="1.8531in" fo:padding-top="0.022in" fo:padding-bottom="0.022in" fo:padding-left="0.022in" fo:padding-right="0.022in" fo:wrap-option="wrap" draw:shadow="hidden" draw:shadow-offset-x="0.0394in" draw:shadow-offset-y="0.0394in" draw:shadow-color="#000000" draw:caption-escape-direction="auto"/>
    </style:style>
    <style:style style:name="gr9"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7933in" fo:min-width="2.1059in" fo:padding-top="0.022in" fo:padding-bottom="0.022in" fo:padding-left="0.022in" fo:padding-right="0.022in" fo:wrap-option="wrap" draw:shadow="hidden" draw:shadow-offset-x="0.0394in" draw:shadow-offset-y="0.0394in" draw:shadow-color="#000000" draw:caption-escape-direction="auto"/>
    </style:style>
    <style:style style:name="gr10"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0531in" fo:min-width="1.7425in" fo:padding-top="0.022in" fo:padding-bottom="0.022in" fo:padding-left="0.022in" fo:padding-right="0.022in" fo:wrap-option="wrap" draw:shadow="hidden" draw:shadow-offset-x="0.0394in" draw:shadow-offset-y="0.0394in" draw:shadow-color="#000000" draw:caption-escape-direction="auto"/>
    </style:style>
    <style:style style:name="gr11"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6161in" fo:min-width="2.1386in" fo:padding-top="0.022in" fo:padding-bottom="0.022in" fo:padding-left="0.022in" fo:padding-right="0.022in" fo:wrap-option="wrap" draw:shadow="hidden" draw:shadow-offset-x="0.0394in" draw:shadow-offset-y="0.0394in" draw:shadow-color="#000000" draw:caption-escape-direction="auto"/>
    </style:style>
    <style:style style:name="gr12"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3.6161in" fo:min-width="3.8783in" fo:padding-top="0.022in" fo:padding-bottom="0.022in" fo:padding-left="0.022in" fo:padding-right="0.022in" fo:wrap-option="wrap" draw:shadow="hidden" draw:shadow-offset-x="0.0394in" draw:shadow-offset-y="0.0394in" draw:shadow-color="#000000" draw:caption-escape-direction="auto"/>
    </style:style>
    <style:style style:name="gr13"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6272in" fo:min-width="4.2307in" fo:padding-top="0.022in" fo:padding-bottom="0.022in" fo:padding-left="0.022in" fo:padding-right="0.022in" fo:wrap-option="wrap" draw:shadow="hidden" draw:shadow-offset-x="0.0394in" draw:shadow-offset-y="0.0394in" draw:shadow-color="#000000" draw:caption-escape-direction="auto"/>
    </style:style>
    <style:style style:name="gr14"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6059in" fo:min-width="2.2378in" fo:padding-top="0.022in" fo:padding-bottom="0.022in" fo:padding-left="0.022in" fo:padding-right="0.022in" fo:wrap-option="wrap" draw:shadow="hidden" draw:shadow-offset-x="0.0394in" draw:shadow-offset-y="0.0394in" draw:shadow-color="#000000" draw:caption-escape-direction="auto"/>
    </style:style>
    <style:style style:name="gr15"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0854in" fo:min-width="1.8965in" fo:padding-top="0.022in" fo:padding-bottom="0.022in" fo:padding-left="0.022in" fo:padding-right="0.022in" fo:wrap-option="wrap" draw:shadow="hidden" draw:shadow-offset-x="0.0394in" draw:shadow-offset-y="0.0394in" draw:shadow-color="#000000" draw:caption-escape-direction="auto"/>
    </style:style>
    <style:style style:name="gr16"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4709in" fo:min-width="2.1614in" fo:padding-top="0.022in" fo:padding-bottom="0.022in" fo:padding-left="0.022in" fo:padding-right="0.022in" fo:wrap-option="wrap" draw:shadow="hidden" draw:shadow-offset-x="0.0394in" draw:shadow-offset-y="0.0394in" draw:shadow-color="#000000" draw:caption-escape-direction="auto"/>
    </style:style>
    <style:style style:name="gr17"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4291in" fo:min-width="1.2138in" fo:padding-top="0.022in" fo:padding-bottom="0.022in" fo:padding-left="0.022in" fo:padding-right="0.022in" fo:wrap-option="wrap" draw:shadow="hidden" draw:shadow-offset-x="0.0394in" draw:shadow-offset-y="0.0394in" draw:shadow-color="#000000" draw:caption-escape-direction="auto"/>
    </style:style>
    <style:style style:name="gr18"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2in" fo:min-width="3.0193in" fo:padding-top="0.022in" fo:padding-bottom="0.022in" fo:padding-left="0.022in" fo:padding-right="0.022in" fo:wrap-option="wrap" draw:shadow="hidden" draw:shadow-offset-x="0.0394in" draw:shadow-offset-y="0.0394in" draw:shadow-color="#000000" draw:caption-escape-direction="auto"/>
    </style:style>
    <style:style style:name="gr19"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5224in" fo:min-width="3.1957in" fo:padding-top="0.022in" fo:padding-bottom="0.022in" fo:padding-left="0.022in" fo:padding-right="0.022in" fo:wrap-option="wrap" draw:shadow="hidden" draw:shadow-offset-x="0.0394in" draw:shadow-offset-y="0.0394in" draw:shadow-color="#000000" draw:caption-escape-direction="auto"/>
    </style:style>
    <style:style style:name="gr20"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6268in" fo:min-width="2.2268in" fo:padding-top="0.022in" fo:padding-bottom="0.022in" fo:padding-left="0.022in" fo:padding-right="0.022in" fo:wrap-option="wrap" draw:shadow="hidden" draw:shadow-offset-x="0.0394in" draw:shadow-offset-y="0.0394in" draw:shadow-color="#000000" draw:caption-escape-direction="auto"/>
    </style:style>
    <style:style style:name="gr21"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3138in" fo:min-width="1.6988in" fo:padding-top="0.022in" fo:padding-bottom="0.022in" fo:padding-left="0.022in" fo:padding-right="0.022in" fo:wrap-option="wrap" draw:shadow="hidden" draw:shadow-offset-x="0.0394in" draw:shadow-offset-y="0.0394in" draw:shadow-color="#000000" draw:caption-escape-direction="auto"/>
    </style:style>
    <style:style style:name="gr22"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8559in" fo:min-width="3.2067in" fo:padding-top="0.022in" fo:padding-bottom="0.022in" fo:padding-left="0.022in" fo:padding-right="0.022in" fo:wrap-option="wrap" draw:shadow="hidden" draw:shadow-offset-x="0.0394in" draw:shadow-offset-y="0.0394in" draw:shadow-color="#000000" draw:caption-escape-direction="auto"/>
    </style:style>
    <style:style style:name="gr23"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7307in" fo:min-width="2.0728in" fo:padding-top="0.022in" fo:padding-bottom="0.022in" fo:padding-left="0.022in" fo:padding-right="0.022in" fo:wrap-option="wrap" draw:shadow="hidden" draw:shadow-offset-x="0.0394in" draw:shadow-offset-y="0.0394in" draw:shadow-color="#000000" draw:caption-escape-direction="auto"/>
    </style:style>
    <style:style style:name="gr24"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898in" fo:min-width="3.4382in" fo:padding-top="0.022in" fo:padding-bottom="0.022in" fo:padding-left="0.022in" fo:padding-right="0.022in" fo:wrap-option="wrap" draw:shadow="hidden" draw:shadow-offset-x="0.0394in" draw:shadow-offset-y="0.0394in" draw:shadow-color="#000000" draw:caption-escape-direction="auto"/>
    </style:style>
    <style:style style:name="gr25"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9602in" fo:min-width="2.3484in" fo:padding-top="0.022in" fo:padding-bottom="0.022in" fo:padding-left="0.022in" fo:padding-right="0.022in" fo:wrap-option="wrap" draw:shadow="hidden" draw:shadow-offset-x="0.0394in" draw:shadow-offset-y="0.0394in" draw:shadow-color="#000000" draw:caption-escape-direction="auto"/>
    </style:style>
    <style:style style:name="gr26"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0335in" fo:min-width="2.9654in" fo:padding-top="0.022in" fo:padding-bottom="0.022in" fo:padding-left="0.022in" fo:padding-right="0.022in" fo:wrap-option="wrap" draw:shadow="hidden" draw:shadow-offset-x="0.0394in" draw:shadow-offset-y="0.0394in" draw:shadow-color="#000000" draw:caption-escape-direction="auto"/>
    </style:style>
    <style:style style:name="gr27"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6685in" fo:min-width="2.9213in" fo:padding-top="0.022in" fo:padding-bottom="0.022in" fo:padding-left="0.022in" fo:padding-right="0.022in" fo:wrap-option="wrap" draw:shadow="hidden" draw:shadow-offset-x="0.0394in" draw:shadow-offset-y="0.0394in" draw:shadow-color="#000000" draw:caption-escape-direction="auto"/>
    </style:style>
    <style:style style:name="gr28"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3563in" fo:min-width="2.4807in" fo:padding-top="0.022in" fo:padding-bottom="0.022in" fo:padding-left="0.022in" fo:padding-right="0.022in" fo:wrap-option="wrap" draw:shadow="hidden" draw:shadow-offset-x="0.0394in" draw:shadow-offset-y="0.0394in" draw:shadow-color="#000000" draw:caption-escape-direction="auto"/>
    </style:style>
    <style:style style:name="gr29"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7929in" fo:min-width="3.8453in" fo:padding-top="0.022in" fo:padding-bottom="0.022in" fo:padding-left="0.022in" fo:padding-right="0.022in" fo:wrap-option="wrap" draw:shadow="hidden" draw:shadow-offset-x="0.0394in" draw:shadow-offset-y="0.0394in" draw:shadow-color="#000000" draw:caption-escape-direction="auto"/>
    </style:style>
    <style:style style:name="gr30"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5429in" fo:min-width="2.2276in" fo:padding-top="0.022in" fo:padding-bottom="0.022in" fo:padding-left="0.022in" fo:padding-right="0.022in" fo:wrap-option="wrap" draw:shadow="hidden" draw:shadow-offset-x="0.0394in" draw:shadow-offset-y="0.0394in" draw:shadow-color="#000000" draw:caption-escape-direction="auto"/>
    </style:style>
    <style:style style:name="gr31"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3039in" fo:min-width="2.0063in" fo:padding-top="0.022in" fo:padding-bottom="0.022in" fo:padding-left="0.022in" fo:padding-right="0.022in" fo:wrap-option="wrap" draw:shadow="hidden" draw:shadow-offset-x="0.0394in" draw:shadow-offset-y="0.0394in" draw:shadow-color="#000000" draw:caption-escape-direction="auto"/>
    </style:style>
    <style:style style:name="gr32"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4394in" fo:min-width="2.3811in" fo:padding-top="0.022in" fo:padding-bottom="0.022in" fo:padding-left="0.022in" fo:padding-right="0.022in" fo:wrap-option="wrap" draw:shadow="hidden" draw:shadow-offset-x="0.0394in" draw:shadow-offset-y="0.0394in" draw:shadow-color="#000000" draw:caption-escape-direction="auto"/>
    </style:style>
    <style:style style:name="gr33"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4079in" fo:min-width="3.2177in" fo:padding-top="0.022in" fo:padding-bottom="0.022in" fo:padding-left="0.022in" fo:padding-right="0.022in" fo:wrap-option="wrap" draw:shadow="hidden" draw:shadow-offset-x="0.0394in" draw:shadow-offset-y="0.0394in" draw:shadow-color="#000000" draw:caption-escape-direction="auto"/>
    </style:style>
    <style:style style:name="gr34"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522in" fo:min-width="2.6677in" fo:padding-top="0.022in" fo:padding-bottom="0.022in" fo:padding-left="0.022in" fo:padding-right="0.022in" fo:wrap-option="wrap" draw:shadow="hidden" draw:shadow-offset-x="0.0394in" draw:shadow-offset-y="0.0394in" draw:shadow-color="#000000" draw:caption-escape-direction="auto"/>
    </style:style>
    <style:style style:name="gr35"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9913in" fo:min-width="3.2067in" fo:padding-top="0.022in" fo:padding-bottom="0.022in" fo:padding-left="0.022in" fo:padding-right="0.022in" fo:wrap-option="wrap" draw:shadow="hidden" draw:shadow-offset-x="0.0394in" draw:shadow-offset-y="0.0394in" draw:shadow-color="#000000" draw:caption-escape-direction="auto"/>
    </style:style>
    <style:style style:name="gr36"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9394in" fo:min-width="2.4909in" fo:padding-top="0.022in" fo:padding-bottom="0.022in" fo:padding-left="0.022in" fo:padding-right="0.022in" fo:wrap-option="wrap" draw:shadow="hidden" draw:shadow-offset-x="0.0394in" draw:shadow-offset-y="0.0394in" draw:shadow-color="#000000" draw:caption-escape-direction="auto"/>
    </style:style>
    <style:style style:name="gr37" style:family="graphic">
      <style:graphic-properties draw:textarea-horizontal-align="justify" draw:textarea-vertical-align="middle" fo:padding-top="0.022in" fo:padding-bottom="0.022in" fo:padding-left="0.022in" fo:padding-right="0.022in" draw:ole-draw-aspect="1"/>
    </style:style>
    <style:style style:name="gr38" style:family="graphic">
      <style:graphic-properties draw:stroke="solid" svg:stroke-width="0.0102in" svg:stroke-color="#101010" draw:stroke-linejoin="miter" svg:stroke-linecap="square" draw:fill="solid" draw:fill-color="#ffffff" draw:textarea-horizontal-align="justify" draw:textarea-vertical-align="top" draw:auto-grow-height="false" fo:min-height="3.7571in" fo:min-width="2.3591in" fo:padding-top="0.022in" fo:padding-bottom="0.022in" fo:padding-left="0.022in" fo:padding-right="0.022in" fo:wrap-option="wrap" draw:shadow-color="#808080"/>
    </style:style>
    <style:style style:name="gr39"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4602in" fo:min-width="1.2008in" fo:padding-top="0.022in" fo:padding-bottom="0.022in" fo:padding-left="0.022in" fo:padding-right="0.022in" fo:wrap-option="wrap" draw:shadow="hidden" draw:shadow-offset-x="0.0394in" draw:shadow-offset-y="0.0394in" draw:shadow-color="#000000" draw:caption-escape-direction="auto"/>
    </style:style>
    <style:style style:name="gr40"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7098in" fo:min-width="4.2484in" fo:padding-top="0.022in" fo:padding-bottom="0.022in" fo:padding-left="0.022in" fo:padding-right="0.022in" fo:wrap-option="wrap" draw:shadow="hidden" draw:shadow-offset-x="0.0394in" draw:shadow-offset-y="0.0394in" draw:shadow-color="#000000" draw:caption-escape-direction="auto"/>
    </style:style>
    <style:style style:name="gr41"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2311in" fo:min-width="1.2469in" fo:padding-top="0.022in" fo:padding-bottom="0.022in" fo:padding-left="0.022in" fo:padding-right="0.022in" fo:wrap-option="wrap" draw:shadow="hidden" draw:shadow-offset-x="0.0394in" draw:shadow-offset-y="0.0394in" draw:shadow-color="#000000" draw:caption-escape-direction="auto"/>
    </style:style>
    <style:style style:name="gr42"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1059in" fo:min-width="1.2134in" fo:padding-top="0.022in" fo:padding-bottom="0.022in" fo:padding-left="0.022in" fo:padding-right="0.022in" fo:wrap-option="wrap" draw:shadow="hidden" draw:shadow-offset-x="0.0394in" draw:shadow-offset-y="0.0394in" draw:shadow-color="#000000" draw:caption-escape-direction="auto"/>
    </style:style>
    <style:style style:name="gr43"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1268in" fo:min-width="1.4421in" fo:padding-top="0.022in" fo:padding-bottom="0.022in" fo:padding-left="0.022in" fo:padding-right="0.022in" fo:wrap-option="wrap" draw:shadow="hidden" draw:shadow-offset-x="0.0394in" draw:shadow-offset-y="0.0394in" draw:shadow-color="#000000" draw:caption-escape-direction="auto"/>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style>
    <style:style style:name="P4"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ff0000" style:text-outline="false" style:text-line-through-style="none" style:text-line-through-type="none" style:text-position="0% 100%"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Droid Sans Fallback"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8pt" fo:language="en" fo:country="US"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text-position="0% 100%" style:font-name="Symbol" fo:font-size="8pt" fo:language="en" fo:country="US"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name-complex="FreeSans" style:font-size-complex="8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name-complex="FreeSans" style:font-size-complex="8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text-position="0% 100%" fo:font-family="Tahoma" style:font-family-generic="swiss" style:font-pitch="variable" fo:font-size="7.19999980926514pt" fo:language="en" fo:country="US" fo:font-style="normal" fo:text-shadow="none" style:text-underline-style="none" fo:font-weight="normal" style:text-underline-mode="continuous" style:text-overline-mode="continuous" style:text-line-through-mode="continuous" style:font-name-asian="Droid Sans Fallback" style:font-size-asian="7.19999980926514pt" style:language-asian="zh" style:country-asian="CN" style:font-style-asian="normal" style:font-weight-asian="normal" style:font-family-complex="Tahoma" style:font-family-generic-complex="swiss" style:font-pitch-complex="variable" style:font-size-complex="7.19999980926514pt" style:language-complex="hi" style:country-complex="IN"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text-position="0% 100%" style:font-name="Arial1" fo:font-size="7.19999980926514pt" fo:language="en" fo:country="US" fo:font-style="normal" fo:text-shadow="none" style:text-underline-style="none" fo:font-weight="normal" style:text-underline-mode="continuous" style:text-overline-mode="continuous" style:text-line-through-mode="continuous" style:font-name-asian="Droid Sans Fallback" style:font-size-asian="7.19999980926514pt" style:language-asian="zh" style:country-asian="CN" style:font-style-asian="normal" style:font-weight-asian="normal" style:font-name-complex="FreeSans" style:font-size-complex="7.19999980926514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line-through-type="none" style:text-position="0% 100%" fo:font-family="Tahoma" style:font-family-generic="swiss" style:font-pitch="variable" fo:font-size="6.5pt" fo:language="en" fo:country="US" fo:font-style="normal" fo:text-shadow="none" style:text-underline-style="none" fo:font-weight="normal" style:text-underline-mode="continuous" style:text-overline-mode="continuous" style:text-line-through-mode="continuous" style:font-name-asian="Droid Sans Fallback" style:font-size-asian="6.5pt" style:language-asian="zh" style:country-asian="CN" style:font-style-asian="normal" style:font-weight-asian="normal" style:font-family-complex="Tahoma" style:font-family-generic-complex="swiss" style:font-pitch-complex="variable" style:font-size-complex="6.5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style:text-line-through-type="none" style:text-position="0% 100%" style:font-name="Arial" fo:font-size="8pt" fo:language="en" fo:country="US"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name-complex="FreeSans" style:font-size-complex="8pt" style:language-complex="hi" style:country-complex="IN"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style:text-line-through-type="none" style:text-position="0% 100%" fo:font-family="Tahoma" fo:font-size="7.19999980926514pt" fo:language="en" fo:country="US" fo:font-style="normal" fo:text-shadow="none" style:text-underline-style="none" fo:font-weight="normal" style:text-underline-mode="continuous" style:text-overline-mode="continuous" style:text-line-through-mode="continuous" style:font-name-asian="Droid Sans Fallback" style:font-size-asian="7.19999980926514pt" style:language-asian="zh" style:country-asian="CN" style:font-style-asian="normal" style:font-weight-asian="normal" style:font-family-complex="Tahoma" style:font-size-complex="7.19999980926514pt" style:language-complex="hi" style:country-complex="IN"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3" style:family="text">
      <style:text-properties style:font-name="Symbo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14"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
    </style:style>
    <style:style style:name="T15"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structure-protected="true">
      <table:calculation-settings table:case-sensitive="false" table:automatic-find-labels="false" table:use-regular-expressions="false"/>
      <table:content-validations>
        <table:content-validation table:name="val1" table:condition="of:cell-content-is-decimal-number() and cell-content-is-between(1.216,80)" table:allow-empty-cell="true" table:base-cell-address="'LM(2)5116 Calculator'.E4">
          <table:error-message table:message-type="stop" table:title="Output Voltage Range Error" table:display="true">
            <text:p>Allowable regulation voltage must be between 1.216V and 80V</text:p>
          </table:error-message>
        </table:content-validation>
        <table:content-validation table:name="val2" table:condition="of:cell-content-is-decimal-number() and cell-content-is-between(6,VinMax)" table:allow-empty-cell="true" table:base-cell-address="'LM(2)5116 Calculator'.E5">
          <table:error-message table:message-type="stop" table:title="Min Input Voltage Range Error" table:display="true">
            <text:p>VIN Voltage must be more than 6V and less than Vin(max)</text:p>
          </table:error-message>
        </table:content-validation>
        <table:content-validation table:name="val3" table:condition="of:cell-content-is-decimal-number() and cell-content-is-between(VinMin,100)" table:allow-empty-cell="true" table:base-cell-address="'LM(2)5116 Calculator'.E6">
          <table:error-message table:message-type="stop" table:title="Max Input Voltage Range Error" table:display="true">
            <text:p>VIN must be less than 100V and more than Vin(min)</text:p>
          </table:error-message>
        </table:content-validation>
        <table:content-validation table:name="val4" table:condition="of:cell-content-is-decimal-number() and cell-content()&gt;0" table:allow-empty-cell="true" table:base-cell-address="'LM(2)5116 Calculator'.E7">
          <table:error-message table:message-type="stop" table:title="Load Current Error" table:display="true">
            <text:p>Load current should be a positive nunber</text:p>
          </table:error-message>
        </table:content-validation>
        <table:content-validation table:name="val5" table:condition="of:cell-content-is-decimal-number() and cell-content-is-between(1,95)" table:allow-empty-cell="true" table:base-cell-address="'LM(2)5116 Calculator'.E8">
          <table:error-message table:message-type="stop" table:title="Ripple Current Error" table:display="true">
            <text:p>Ripple Current should be between 1% and 95% of Current Limit</text:p>
          </table:error-message>
        </table:content-validation>
        <table:content-validation table:name="val6" table:condition="of:cell-content-is-decimal-number() and cell-content-is-between(0,16)" table:allow-empty-cell="true" table:base-cell-address="'LM(2)5116 Calculator'.E9">
          <table:error-message table:message-type="stop" table:title="VCC voltage Error" table:display="true">
            <text:p>VCC Voltage must be between 0V and 16V</text:p>
          </table:error-message>
        </table:content-validation>
        <table:content-validation table:name="val7" table:condition="of:cell-content-is-decimal-number() and cell-content()&gt;=0" table:allow-empty-cell="true" table:base-cell-address="'LM(2)5116 Calculator'.E13">
          <table:error-message table:message-type="stop" table:title="Current Limit Error" table:display="true">
            <text:p>Current Limit Target should be beyond the Max Average Load Current</text:p>
          </table:error-message>
        </table:content-validation>
        <table:content-validation table:name="val8" table:condition="of:cell-content-is-decimal-number() and cell-content-is-between(0,1000)" table:allow-empty-cell="true" table:base-cell-address="'LM(2)5116 Calculator'.E14">
          <table:error-message table:message-type="stop" table:title="Range Error" table:display="true">
            <text:p>Current Limit should be a positive number</text:p>
          </table:error-message>
        </table:content-validation>
        <table:content-validation table:name="val9" table:condition="of:cell-content-is-in-list(SenseR)" table:allow-empty-cell="true" table:display-list="unsorted" table:base-cell-address="'LM(2)5116 Calculator'.E16">
          <table:error-message table:message-type="stop" table:title="Current Sense Method" table:display="true">
            <text:p>Use drop down menu to select</text:p>
            <text:p> R-sense or RDSON</text:p>
          </table:error-message>
        </table:content-validation>
        <table:content-validation table:name="val10" table:condition="of:cell-content-is-decimal-number() and cell-content()&gt;0" table:allow-empty-cell="false" table:base-cell-address="'LM(2)5116 Calculator'.E17">
          <table:error-message table:message-type="stop" table:title="RDSON  Range Error" table:display="true">
            <text:p>RDSON should be positive</text:p>
          </table:error-message>
        </table:content-validation>
        <table:content-validation table:name="val11" table:base-cell-address="'LM(2)5116 Calculator'.E18">
          <table:error-message table:message-type="stop" table:title="UVLO Range Error" table:display="true">
            <text:p>VIN Under Voltage Lock Out should be above 6V and less than 100</text:p>
          </table:error-message>
        </table:content-validation>
        <table:content-validation table:name="val12" table:condition="of:cell-content-is-decimal-number() and cell-content-is-between(0.1,1000)" table:allow-empty-cell="true" table:base-cell-address="'LM(2)5116 Calculator'.E21">
          <table:error-message table:message-type="stop" table:title="Frequency Range Error" table:display="true">
            <text:p>Switching Frequency should be less than 1000kHz (1MHz)</text:p>
          </table:error-message>
        </table:content-validation>
        <table:content-validation table:name="val13" table:condition="of:cell-content-is-decimal-number() and cell-content()&gt;0" table:allow-empty-cell="true" table:base-cell-address="'LM(2)5116 Calculator'.E24">
          <table:error-message table:message-type="stop" table:title="Capacitance Error" table:display="true">
            <text:p>Capacitance should be a positive number</text:p>
          </table:error-message>
        </table:content-validation>
        <table:content-validation table:name="val14" table:condition="of:cell-content-is-decimal-number() and cell-content()&gt;0" table:allow-empty-cell="true" table:base-cell-address="'LM(2)5116 Calculator'.E27">
          <table:error-message table:message-type="stop" table:title="ESR" table:display="true">
            <text:p>Resistance should be a positive number</text:p>
          </table:error-message>
        </table:content-validation>
        <table:content-validation table:name="val15" table:condition="of:cell-content-is-in-list(YesOrNo)" table:allow-empty-cell="true" table:display-list="unsorted" table:base-cell-address="'LM(2)5116 Calculator'.E35">
          <table:help-message table:title="Diode Emulation " table:display="false">
            <text:p>Do you want the regulator to diode emulate?</text:p>
          </table:help-message>
          <table:error-message table:message-type="stop" table:display="true">
            <text:p>Use drop down menu to Select Yes or No</text:p>
          </table:error-message>
        </table:content-validation>
        <table:content-validation table:name="val16" table:condition="of:cell-content-is-decimal-number() and cell-content-is-between(6,VinMin)" table:allow-empty-cell="true" table:base-cell-address="'LM(2)5116 Calculator'.E36">
          <table:error-message table:message-type="warning" table:title="UVLO Range Error" table:display="true">
            <text:p>VIN Under Voltage Lock Out should be above 6V and below Vin(min)</text:p>
          </table:error-message>
        </table:content-validation>
        <table:content-validation table:name="val17" table:condition="of:cell-content-is-decimal-number() and cell-content-is-between(500*VinMax/1000,1000000)" table:allow-empty-cell="true" table:base-cell-address="'LM(2)5116 Calculator'.E37">
          <table:help-message table:display="false">
            <text:p>Choose a desired resistor value. <text:s/>A minimum starting point is Ruv2=500*Vin(max) - where Ruv2 is in ohms. <text:s/>Larger values result in a smaller "hiccup" duty cycle for a give Cuv, but less accurate UVLO threshold due to the 5uA UVLO pin bias current. </text:p>
          </table:help-message>
          <table:error-message table:message-type="stop" table:title="Ruv2 Range error" table:display="true">
            <text:p>Ruv2 must be larger than 500*VinMax, where VINMax is in volts. <text:s/>Also recommended Ruv2&lt;1MOhms.</text:p>
          </table:error-message>
        </table:content-validation>
        <table:content-validation table:name="val18" table:condition="of:cell-content-is-decimal-number() and cell-content-is-between(0,100000)" table:allow-empty-cell="true" table:base-cell-address="'LM(2)5116 Calculator'.E41">
          <table:error-message table:message-type="stop" table:title="UVLO capacitor range error" table:display="true">
            <text:p>Enter a positive value for capacitance</text:p>
          </table:error-message>
        </table:content-validation>
        <table:content-validation table:name="val19" table:condition="of:cell-content-is-in-list(YesOrNo)" table:allow-empty-cell="true" table:display-list="unsorted" table:base-cell-address="'LM(2)5116 Calculator'.E49">
          <table:help-message table:title="Diode Emulation " table:display="false">
            <text:p>Do you want the regulator to diode emulate?</text:p>
          </table:help-message>
          <table:error-message table:message-type="stop" table:display="true">
            <text:p>Use drop down menu to select</text:p>
            <text:p>Yes or No</text:p>
          </table:error-message>
        </table:content-validation>
        <table:content-validation table:name="val20" table:condition="of:cell-content-is-decimal-number() and cell-content-is-between(0,['LM(2)5116 Calculator'.E53])" table:allow-empty-cell="true" table:base-cell-address="'LM(2)5116 Calculator'.E52">
          <table:error-message table:message-type="stop" table:title="Low-side MOSFET Gate Charge" table:display="true">
            <text:p>Gate charge must be a positive number, with a value less than QG at VGS=10V</text:p>
          </table:error-message>
        </table:content-validation>
        <table:content-validation table:name="val21" table:condition="of:cell-content-is-decimal-number() and cell-content()&gt;['LM(2)5116 Calculator'.E52]" table:allow-empty-cell="true" table:base-cell-address="'LM(2)5116 Calculator'.E53">
          <table:error-message table:message-type="stop" table:title="Low-side MOSFET Gate Charge" table:display="true">
            <text:p>QG at VGS=10V must be greater than QG at VGS=4.5V</text:p>
          </table:error-message>
        </table:content-validation>
        <table:content-validation table:name="val22" table:condition="of:cell-content-is-decimal-number() and cell-content-is-between(0,['LM(2)5116 Calculator'.E56])" table:allow-empty-cell="true" table:base-cell-address="'LM(2)5116 Calculator'.E55">
          <table:error-message table:message-type="stop" table:title="High-side MOSFET Gate Charge" table:display="true">
            <text:p>Gate charge must be a positive number, with a value less than QG at VGS=10V</text:p>
          </table:error-message>
        </table:content-validation>
        <table:content-validation table:name="val23" table:condition="of:cell-content-is-decimal-number() and cell-content()&gt;['LM(2)5116 Calculator'.E55]" table:allow-empty-cell="true" table:base-cell-address="'LM(2)5116 Calculator'.E56">
          <table:error-message table:message-type="stop" table:title="High-side MOSFET Gate Charge" table:display="true">
            <text:p>QG at VGS=10V must be greater than QG at VGS=4.5V</text:p>
          </table:error-message>
        </table:content-validation>
        <table:content-validation table:name="val24" table:condition="of:cell-content-is-decimal-number() and cell-content()&gt;0" table:allow-empty-cell="true" table:base-cell-address="'LM(2)5116 Calculator'.E63">
          <table:error-message table:message-type="stop" table:display="true">
            <text:p>Bandwith is a positive number</text:p>
          </table:error-message>
        </table:content-validation>
        <table:content-validation table:name="val25" table:condition="of:cell-content-is-decimal-number() and cell-content()&gt;0" table:allow-empty-cell="true" table:base-cell-address="'LM(2)5116 Calculator'.E72">
          <table:error-message table:message-type="stop" table:display="true">
            <text:p>tss should be a positive number</text:p>
          </table:error-message>
        </table:content-validation>
        <table:content-validation table:name="val26" table:condition="of:cell-content-is-decimal-number() and cell-content-is-between(-40,200)" table:allow-empty-cell="true" table:base-cell-address="'Power Dissipation'.B2">
          <table:error-message table:message-type="warning" table:title="Ambient Temperature Check" table:display="true">
            <text:p>-40C&lt;TA&lt;200C</text:p>
          </table:error-message>
        </table:content-validation>
        <table:content-validation table:name="val27" table:condition="of:cell-content-is-decimal-number() and cell-content-is-between(0,1000)" table:allow-empty-cell="true" table:base-cell-address="'Power Dissipation'.B3">
          <table:error-message table:message-type="warning" table:title="Thermal Resistance Sanity Check" table:display="true">
            <text:p>Please enter a reasonable RJA</text:p>
            <text:p>0&lt;RJA&lt;1000</text:p>
          </table:error-message>
        </table:content-validation>
        <table:content-validation table:name="val28" table:condition="of:cell-content-is-in-list(Method)" table:allow-empty-cell="true" table:display-list="unsorted" table:base-cell-address="'Frequency Compensation Graphs'.J43">
          <table:error-message table:message-type="stop" table:title="Frequency Compensation Method" table:display="true">
            <text:p>Use drop down menu to select</text:p>
            <text:p>Auto or Manual</text:p>
          </table:error-message>
        </table:content-validation>
      </table:content-validations>
      <table:table table:name="LM(2)5116 Calculator" table:style-name="ta1" table:protected="true" table:print-ranges="'LM(2)5116 Calculator'.A1:'LM(2)5116 Calculator'.M77">
        <loext:table-protection loext:select-protected-cells="true" loext:select-unprotected-cells="true"/>
        <office:forms form:automatic-focus="false" form:apply-design-mode="false"/>
        <table:table-column table:style-name="co1" table:number-columns-repeated="2" table:default-cell-style-name="ce18"/>
        <table:table-column table:style-name="co2" table:default-cell-style-name="ce32"/>
        <table:table-column table:style-name="co3" table:default-cell-style-name="ce32"/>
        <table:table-column table:style-name="co4" table:default-cell-style-name="ce84"/>
        <table:table-column table:style-name="co5" table:default-cell-style-name="ce18"/>
        <table:table-column table:style-name="co5" table:visibility="collapse" table:default-cell-style-name="ce18"/>
        <table:table-column table:style-name="co5" table:default-cell-style-name="ce18"/>
        <table:table-column table:style-name="co6" table:number-columns-repeated="2" table:default-cell-style-name="ce18"/>
        <table:table-column table:style-name="co5" table:number-columns-repeated="247" table:default-cell-style-name="ce18"/>
        <table:table-column table:style-name="co5" table:number-columns-repeated="767" table:default-cell-style-name="Default"/>
        <table:table-row table:style-name="ro1">
          <table:table-cell table:style-name="ce1" office:value-type="string" calcext:value-type="string">
            <text:p>LM(2)5116 Quick Start Component Calculator</text:p>
          </table:table-cell>
          <table:table-cell table:style-name="ce1"/>
          <table:table-cell table:style-name="ce22"/>
          <table:table-cell table:style-name="ce33"/>
          <table:table-cell table:style-name="ce38" office:value-type="string" calcext:value-type="string">
            <text:p>Version 1.2</text:p>
          </table:table-cell>
          <table:table-cell table:style-name="ce85"/>
          <table:table-cell table:style-name="ce3" table:number-columns-repeated="1018"/>
        </table:table-row>
        <table:table-row table:style-name="ro2">
          <table:table-cell table:style-name="ce2" office:value-type="string" calcext:value-type="string">
            <text:p>Revision date: <text:s/>20 Feb 2008</text:p>
          </table:table-cell>
          <table:table-cell table:style-name="ce1"/>
          <table:table-cell table:style-name="ce22"/>
          <table:table-cell table:style-name="ce33"/>
          <table:table-cell table:style-name="ce38"/>
          <table:table-cell table:style-name="ce33"/>
          <table:table-cell table:style-name="ce3" table:number-columns-repeated="1018"/>
        </table:table-row>
        <table:table-row table:style-name="ro3">
          <table:table-cell table:style-name="ce3">
            <draw:custom-shape table:end-cell-address="'LM(2)5116 Calculator'.H3" table:end-x="0.111in" table:end-y="0.4992in" draw:z-index="0" draw:name="Text 16" draw:style-name="gr1" draw:text-style-name="P2" svg:width="6.6634in" svg:height="0.4567in" svg:x="0.0657in" svg:y="0.0425in">
              <text:p text:style-name="P1"><text:span text:style-name="T1">Note: <text:s/>The components calculated in this worksheet are reasonable starting values for a design using the LM(2)5116. <text:s/>They are not optimized for any particular performance attribute.</text:span></text:p>
              <draw:enhanced-geometry svg:viewBox="0 0 21600 21600" draw:type="mso-spt202" draw:enhanced-path="M 0 0 L 21600 0 21600 21600 0 21600 0 0 Z N"/>
            </draw:custom-shape>
          </table:table-cell>
          <table:table-cell table:style-name="ce3"/>
          <table:table-cell table:style-name="ce23" table:number-columns-repeated="2"/>
          <table:table-cell table:style-name="ce38"/>
          <table:table-cell table:style-name="ce3"/>
          <table:table-cell table:style-name="ce17" office:value-type="string" calcext:value-type="string">
            <text:p>Yes</text:p>
          </table:table-cell>
          <table:table-cell table:style-name="ce3" table:number-columns-repeated="1017"/>
        </table:table-row>
        <table:table-row table:style-name="ro4">
          <table:table-cell table:style-name="ce4" office:value-type="string" calcext:value-type="string">
            <text:p>Step 1 - General <text:s/>Requirements</text:p>
          </table:table-cell>
          <table:table-cell table:style-name="ce4"/>
          <table:table-cell table:style-name="ce23" office:value-type="string" calcext:value-type="string">
            <text:p>Vout (V)</text:p>
          </table:table-cell>
          <table:table-cell table:style-name="ce23"/>
          <table:table-cell table:style-name="ce39" table:content-validation-name="val1" office:value-type="float" office:value="14" calcext:value-type="float">
            <text:p>14</text:p>
          </table:table-cell>
          <table:table-cell table:style-name="ce9"/>
          <table:table-cell table:style-name="ce17" office:value-type="string" calcext:value-type="string">
            <text:p>No</text:p>
          </table:table-cell>
          <table:table-cell table:style-name="ce3" table:number-columns-repeated="1017"/>
        </table:table-row>
        <table:table-row table:style-name="ro4">
          <table:table-cell table:style-name="ce5" office:value-type="string" calcext:value-type="string">
            <text:p>Enter parameters in </text:p>
          </table:table-cell>
          <table:table-cell table:style-name="ce19"/>
          <table:table-cell table:style-name="ce23" office:value-type="string" calcext:value-type="string">
            <text:p>Vin(min) (V)</text:p>
          </table:table-cell>
          <table:table-cell table:style-name="ce23"/>
          <table:table-cell table:style-name="ce39" table:content-validation-name="val2" office:value-type="float" office:value="45" calcext:value-type="float">
            <text:p>45</text:p>
          </table:table-cell>
          <table:table-cell table:style-name="ce9">
            <draw:frame table:end-cell-address="'LM(2)5116 Calculator'.M31" table:end-x="0.5075in" table:end-y="0.1563in" draw:z-index="2" draw:name="Picture 205" draw:style-name="gr2" draw:text-style-name="P3" svg:width="5.2083in" svg:height="4.7689in" svg:x="0.4315in" svg:y="0.1689in">
              <text:p draw:class-id="00000000-0000-0000-0000-000000000000"/>
              <draw:object-ole xlink:href="./Object 2" xlink:type="simple" xlink:show="embed" xlink:actuate="onLoad"/>
              <draw:image xlink:href="./ObjectReplacements/Object 2" xlink:type="simple" xlink:show="embed" xlink:actuate="onLoad"/>
            </draw:frame>
          </table:table-cell>
          <table:table-cell table:style-name="ce90" office:value-type="string" calcext:value-type="string">
            <text:p>RDSON</text:p>
          </table:table-cell>
          <table:table-cell table:style-name="ce3" table:number-columns-repeated="1017"/>
        </table:table-row>
        <table:table-row table:style-name="ro2">
          <table:table-cell table:style-name="ce5" office:value-type="string" calcext:value-type="string">
            <text:p>shaded cells. </text:p>
          </table:table-cell>
          <table:table-cell table:style-name="ce20"/>
          <table:table-cell table:style-name="ce23" office:value-type="string" calcext:value-type="string">
            <text:p>Vin(max) (V)</text:p>
          </table:table-cell>
          <table:table-cell table:style-name="ce23"/>
          <table:table-cell table:style-name="ce39" table:content-validation-name="val3" office:value-type="float" office:value="100" calcext:value-type="float">
            <text:p>100</text:p>
          </table:table-cell>
          <table:table-cell table:style-name="ce9"/>
          <table:table-cell table:style-name="ce17" office:value-type="string" calcext:value-type="string">
            <text:p>R-sense</text:p>
          </table:table-cell>
          <table:table-cell table:style-name="ce3" table:number-columns-repeated="1017"/>
        </table:table-row>
        <table:table-row table:style-name="ro5">
          <table:table-cell table:style-name="ce6"/>
          <table:table-cell table:style-name="ce20"/>
          <table:table-cell table:style-name="ce23" office:value-type="string" calcext:value-type="string">
            <text:p>Maximum Ave Load Current (A)</text:p>
          </table:table-cell>
          <table:table-cell table:style-name="ce23"/>
          <table:table-cell table:style-name="ce39" table:content-validation-name="val4" office:value-type="float" office:value="28" calcext:value-type="float">
            <office:annotation draw:style-name="gr5" draw:text-style-name="P4" svg:width="1.6969in" svg:height="0.5209in" svg:x="5.6598in" svg:y="1.0209in" draw:caption-point-x="0.2492in" draw:caption-point-y="0.5661in">
              <dc:date>2015-03-25T00:00:00</dc:date>
              <text:p text:style-name="P4"><text:span text:style-name="T2">This is the maximum </text:span><text:span text:style-name="T3">average</text:span><text:span text:style-name="T2"> load current required for the application. <text:s/></text:span></text:p>
            </office:annotation>
            <text:p>28</text:p>
          </table:table-cell>
          <table:table-cell table:style-name="ce9"/>
          <table:table-cell table:style-name="ce17" office:value-type="string" calcext:value-type="string">
            <text:p>Auto</text:p>
          </table:table-cell>
          <table:table-cell table:style-name="ce3" table:number-columns-repeated="1017"/>
        </table:table-row>
        <table:table-row table:style-name="ro5">
          <table:table-cell table:style-name="ce6"/>
          <table:table-cell table:style-name="ce7"/>
          <table:table-cell table:style-name="ce23" office:value-type="string" calcext:value-type="string">
            <text:p>Ripple Current % of Maximum Load Current</text:p>
          </table:table-cell>
          <table:table-cell table:style-name="ce23"/>
          <table:table-cell table:style-name="ce40" table:content-validation-name="val5" office:value-type="float" office:value="17" calcext:value-type="float">
            <office:annotation draw:style-name="gr6" draw:text-style-name="P4" svg:width="1.9835in" svg:height="0.8654in" svg:x="6.1886in" svg:y="1.3953in" draw:caption-point-x="-0.2795in" draw:caption-point-y="0.3689in">
              <dc:date>2015-03-25T00:00:00</dc:date>
              <text:p text:style-name="P4"><text:span text:style-name="T2">Maximum ripple current will occur at Vin(max). <text:s text:c="2"/>Larger ripple currents allow for a smaller value inductor, but will result in higher ripple voltages on Vout for a given Cout.</text:span></text:p>
            </office:annotation>
            <text:p>17%</text:p>
          </table:table-cell>
          <table:table-cell table:style-name="ce9"/>
          <table:table-cell table:style-name="ce90" office:value-type="string" calcext:value-type="string">
            <text:p>Manual</text:p>
          </table:table-cell>
          <table:table-cell table:style-name="ce91"/>
          <table:table-cell table:style-name="ce3" table:number-columns-repeated="1016"/>
        </table:table-row>
        <table:table-row table:style-name="ro5">
          <table:table-cell table:style-name="ce6"/>
          <table:table-cell table:style-name="ce7"/>
          <table:table-cell table:style-name="ce23" office:value-type="string" calcext:value-type="string">
            <text:p>VCCX voltage (V)</text:p>
          </table:table-cell>
          <table:table-cell table:style-name="ce23"/>
          <table:table-cell table:style-name="ce41" table:content-validation-name="val6" office:value-type="float" office:value="14" calcext:value-type="float">
            <office:annotation draw:style-name="gr7" draw:text-style-name="P4" svg:width="3.2169in" svg:height="1.9161in" svg:x="5.8913in" svg:y="1.365in" draw:caption-point-x="0.0177in" draw:caption-point-y="0.5764in">
              <dc:date>2015-03-25T00:00:00</dc:date>
              <text:p text:style-name="P4"><text:span text:style-name="T2">VCCX is an optional <text:s/>input to the LM5116 to supply the VCC voltage from a source other than the VCC regulator on the LM5116. <text:s text:c="2"/>This will increase overall efficiency and lower the LM5116 junction temperature. <text:s/>See the effect of VCCX on the Power Dissipation tab.</text:span></text:p>
              <text:p text:style-name="P4"><text:span text:style-name="T2"/></text:p>
              <text:p text:style-name="P4"><text:span text:style-name="T2">VCCX is typically derived from the output voltage. A blocking diode in series with the VIN pin may be required to prevent damage to the VCC regulator. See the data sheet High Voltage Start-Up Regulator section for further information.</text:span></text:p>
              <text:p text:style-name="P4"><text:span text:style-name="T2"/></text:p>
              <text:p text:style-name="P4"><text:span text:style-name="T2">If VCCX is not used, enter 0 for this value.</text:span></text:p>
            </office:annotation>
            <text:p>14</text:p>
          </table:table-cell>
          <table:table-cell table:style-name="ce9"/>
          <table:table-cell table:style-name="ce3"/>
          <table:table-cell table:style-name="ce91"/>
          <table:table-cell table:style-name="ce3" table:number-columns-repeated="1016"/>
        </table:table-row>
        <table:table-row table:style-name="ro5">
          <table:table-cell table:style-name="ce6"/>
          <table:table-cell table:style-name="ce7"/>
          <table:table-cell table:style-name="ce23" table:number-columns-repeated="2"/>
          <table:table-cell table:style-name="ce42"/>
          <table:table-cell table:style-name="ce9"/>
          <table:table-cell table:style-name="ce3"/>
          <table:table-cell table:style-name="ce91"/>
          <table:table-cell table:style-name="ce3" table:number-columns-repeated="1016"/>
        </table:table-row>
        <table:table-row table:style-name="ro5">
          <table:table-cell table:style-name="ce6"/>
          <table:table-cell table:style-name="ce7"/>
          <table:table-cell table:style-name="ce23" office:value-type="string" calcext:value-type="string">
            <text:p>Recommended IC </text:p>
          </table:table-cell>
          <table:table-cell table:style-name="ce23"/>
          <table:table-cell table:style-name="ce43" table:formula="of:=IF(VinMax&gt;42;&quot;LM5116&quot;;&quot;LM25116&quot;)" office:value-type="string" office:string-value="LM5116" calcext:value-type="string">
            <text:p>LM5116</text:p>
          </table:table-cell>
          <table:table-cell table:style-name="ce9"/>
          <table:table-cell table:style-name="ce3"/>
          <table:table-cell table:style-name="ce91"/>
          <table:table-cell table:style-name="ce3" table:number-columns-repeated="1016"/>
        </table:table-row>
        <table:table-row table:style-name="ro4">
          <table:table-cell table:style-name="ce7"/>
          <table:table-cell table:style-name="ce3" table:number-columns-repeated="4"/>
          <table:table-cell table:style-name="ce9"/>
          <table:table-cell table:style-name="ce3" table:number-columns-repeated="1018"/>
        </table:table-row>
        <table:table-row table:style-name="ro5">
          <table:table-cell table:style-name="ce8" office:value-type="string" calcext:value-type="string">
            <text:p>Step 2 - Current Limit</text:p>
          </table:table-cell>
          <table:table-cell table:style-name="ce7"/>
          <table:table-cell table:style-name="ce23" office:value-type="string" calcext:value-type="string">
            <text:p>Target (% beyond Max Load)</text:p>
          </table:table-cell>
          <table:table-cell table:style-name="ce23"/>
          <table:table-cell table:style-name="ce40" table:content-validation-name="val7" office:value-type="float" office:value="10" calcext:value-type="float">
            <office:annotation draw:style-name="gr8" draw:text-style-name="P4" svg:width="2.05in" svg:height="1.6035in" svg:x="6.0012in" svg:y="2.0732in" draw:caption-point-x="-0.0921in" draw:caption-point-y="0.5866in">
              <dc:date>2015-03-25T00:00:00</dc:date>
              <text:p text:style-name="P4"><text:span text:style-name="T2">Some margin beyond the maximum load current is recommended for the current limit threshold. <text:s text:c="2"/></text:span></text:p>
              <text:p text:style-name="P4"><text:span text:style-name="T2"/></text:p>
              <text:p text:style-name="P4"><text:span text:style-name="T2">For Rs mode (Figure 1), <text:s/>15% - 20% <text:s/>is a reasonable starting point. <text:s text:c="2"/></text:span></text:p>
              <text:p text:style-name="P4"><text:span text:style-name="T2"/></text:p>
              <text:p text:style-name="P4"><text:span text:style-name="T2">For RDSON mode (Figure 2), much more (&gt;50%) is recommended due to the wide variation in RDSON.</text:span></text:p>
            </office:annotation>
            <text:p>10%</text:p>
          </table:table-cell>
          <table:table-cell table:style-name="ce9"/>
          <table:table-cell table:style-name="ce3" table:number-columns-repeated="1018"/>
        </table:table-row>
        <table:table-row table:style-name="ro5">
          <table:table-cell table:style-name="ce7" table:number-columns-repeated="2"/>
          <table:table-cell table:style-name="ce23" office:value-type="string" calcext:value-type="string">
            <text:p>Average Load Current at Current Limit (A)</text:p>
          </table:table-cell>
          <table:table-cell table:style-name="ce23"/>
          <table:table-cell table:style-name="ce44" table:content-validation-name="val8" table:formula="of:=(1+Ilimit_margin)*Iout" office:value-type="float" office:value="30.8" calcext:value-type="float">
            <office:annotation draw:style-name="gr9" draw:text-style-name="P4" svg:width="2.3028in" svg:height="0.8957in" svg:x="6.0894in" svg:y="2.2917in" draw:caption-point-x="-0.1803in" draw:caption-point-y="0.5453in">
              <dc:date>2015-03-25T00:00:00</dc:date>
              <text:p text:style-name="P4"><text:span text:style-name="T2">This is the lowest average load current where current limit will occur over the VIN operating range. The value of this cell is <text:s/>used for the calculation of the current sense components (Rs, RDSON, RG &amp; RDEM). <text:s/></text:span></text:p>
              <text:p text:style-name="P4"><text:span text:style-name="T2"/></text:p>
            </office:annotation>
            <text:p>30.8</text:p>
          </table:table-cell>
          <table:table-cell table:style-name="ce9"/>
          <table:table-cell table:style-name="ce3" table:number-columns-repeated="1018"/>
        </table:table-row>
        <table:table-row table:style-name="ro5">
          <table:table-cell table:style-name="ce7" table:number-columns-repeated="2"/>
          <table:table-cell table:style-name="ce23" office:value-type="string" calcext:value-type="string">
            <text:p>Short Circuit Current (A)</text:p>
          </table:table-cell>
          <table:table-cell table:style-name="ce23"/>
          <table:table-cell table:style-name="ce45" table:content-validation-name="val8" table:formula="of:=Vcs/Rs" office:value-type="float" office:value="36.3348837209302" calcext:value-type="float">
            <office:annotation draw:style-name="gr10" draw:text-style-name="P4" svg:width="1.9394in" svg:height="1.1555in" svg:x="6.0894in" svg:y="2.4378in" draw:caption-point-x="-0.1803in" draw:caption-point-y="0.5764in">
              <dc:date>2015-03-25T00:00:00</dc:date>
              <text:p text:style-name="P4"><text:span text:style-name="T4">The inductor must be sized to handle the short circuit current without saturating. The maximum short circuit current occurs at Vin(max). Short circuit current can peak above this value when the minimum on-time limit is reached.</text:span></text:p>
              <text:p text:style-name="P4"><text:span text:style-name="T4"/></text:p>
            </office:annotation>
            <text:p>36.3</text:p>
          </table:table-cell>
          <table:table-cell table:style-name="ce9"/>
          <table:table-cell table:style-name="ce3" table:number-columns-repeated="1018"/>
        </table:table-row>
        <table:table-row table:style-name="ro2">
          <table:table-cell table:style-name="ce9" table:formula="of:=IF(AND((IsenseMethod=&quot;RDSON&quot;);(Rg&lt;0));&quot;Rds is too low for desired current limit&quot;;&quot; &quot;)" office:value-type="string" office:string-value=" " calcext:value-type="string">
            <text:p><text:s/></text:p>
          </table:table-cell>
          <table:table-cell table:style-name="ce4"/>
          <table:table-cell table:style-name="ce23" office:value-type="string" calcext:value-type="string">
            <text:p>Current Sense Method</text:p>
          </table:table-cell>
          <table:table-cell table:style-name="ce23"/>
          <table:table-cell table:style-name="ce46" table:content-validation-name="val9" office:value-type="string" calcext:value-type="string">
            <office:annotation draw:style-name="gr11" draw:text-style-name="P4" svg:width="2.3354in" svg:height="0.7185in" svg:x="6.2657in" svg:y="2.7606in" draw:caption-point-x="-0.3567in" draw:caption-point-y="0.4307in">
              <dc:date>2015-03-25T00:00:00</dc:date>
              <text:p text:style-name="P4"><text:span text:style-name="T2">Using a discrete sense resistor (R-sense Method illustrated in Figure 1) will provide far superior current limit accuracy compared to RDSON sensing (Figure 2).</text:span></text:p>
              <text:p text:style-name="P4"><text:span text:style-name="T2"/></text:p>
              <text:p text:style-name="P4"><text:span text:style-name="T2"/></text:p>
            </office:annotation>
            <text:p>R-sense</text:p>
          </table:table-cell>
          <table:table-cell table:style-name="ce9"/>
          <table:table-cell table:style-name="ce3" table:number-columns-repeated="1018"/>
        </table:table-row>
        <table:table-row table:style-name="ro2">
          <table:table-cell table:style-name="ce3"/>
          <table:table-cell table:style-name="ce10"/>
          <table:table-cell table:style-name="ce24" office:value-type="string" calcext:value-type="string">
            <text:p>Low -side MOSFET <text:s/>Rds (mOhm)</text:p>
          </table:table-cell>
          <table:table-cell table:style-name="ce34"/>
          <table:table-cell table:style-name="ce47" table:content-validation-name="val10" office:value-type="float" office:value="20" calcext:value-type="float">
            <text:p>20.0</text:p>
          </table:table-cell>
          <table:table-cell table:style-name="ce3" table:number-columns-repeated="1019"/>
        </table:table-row>
        <table:table-row table:style-name="ro2">
          <table:table-cell table:style-name="ce3"/>
          <table:table-cell table:style-name="ce10"/>
          <table:table-cell table:style-name="ce25" office:value-type="string" calcext:value-type="string">
            <text:p>Gain Resistor Rg (Ohm)</text:p>
          </table:table-cell>
          <table:table-cell table:style-name="ce34"/>
          <table:table-cell table:style-name="ce48" table:content-validation-name="val11" table:formula="of:=(10000*Rdson/A/([.E19]/1000)-1000)" office:value-type="float" office:value="5606.34249471459" calcext:value-type="float">
            <text:p>5,606</text:p>
          </table:table-cell>
          <table:table-cell table:style-name="ce9"/>
          <table:table-cell table:style-name="ce3" table:number-columns-repeated="1018"/>
        </table:table-row>
        <table:table-row table:style-name="ro2">
          <table:table-cell table:style-name="ce10" table:number-columns-repeated="2"/>
          <table:table-cell table:style-name="ce26" office:value-type="string" calcext:value-type="string">
            <text:p>Rs (mOhm)</text:p>
          </table:table-cell>
          <table:table-cell table:style-name="ce35"/>
          <table:table-cell table:style-name="ce49" table:formula="of:=IF(Vout&lt;=5;Rs_lt5/0.001;IF(Vout&gt;7.5;Rs_gt7p5/0.001;Rs_5t7p5/0.001))" office:value-type="float" office:value="3.0273937532002" calcext:value-type="float">
            <text:p>3.0</text:p>
          </table:table-cell>
          <table:table-cell table:style-name="ce9"/>
          <table:table-cell table:style-name="ce3" table:number-columns-repeated="1018"/>
        </table:table-row>
        <table:table-row table:style-name="ro6">
          <table:table-cell table:style-name="ce3"/>
          <table:table-cell table:style-name="ce10"/>
          <table:table-cell table:style-name="ce23" table:number-columns-repeated="2"/>
          <table:table-cell table:style-name="ce15"/>
          <table:table-cell table:style-name="ce9"/>
          <table:table-cell table:style-name="ce3" table:number-columns-repeated="1018"/>
        </table:table-row>
        <table:table-row table:style-name="ro5">
          <table:table-cell table:style-name="ce4" office:value-type="string" calcext:value-type="string">
            <text:p>Step 3 - Switching Frequency</text:p>
          </table:table-cell>
          <table:table-cell table:style-name="ce4"/>
          <table:table-cell table:style-name="ce23" office:value-type="string" calcext:value-type="string">
            <text:p>Fsw (kHz)</text:p>
          </table:table-cell>
          <table:table-cell table:style-name="ce23"/>
          <table:table-cell table:style-name="ce50" table:content-validation-name="val12" office:value-type="float" office:value="251.7" calcext:value-type="float">
            <office:annotation draw:style-name="gr12" draw:text-style-name="P4" svg:width="4.0752in" svg:height="3.7185in" svg:x="5.8472in" svg:y="3.4898in" draw:caption-point-x="0.0618in" draw:caption-point-y="0.7016in">
              <dc:date>2015-03-25T00:00:00</dc:date>
              <text:p text:style-name="P4"><text:span text:style-name="T4">Selection of the operating frequency is a trade-off between the conversion efficiency and solution size. Operating at a high frequency, with a relatively high input voltage will reduce the efficiency and consequently generate a more heat. In some applications, the selection of a high operating frequency will limit the input voltage range, as described below:</text:span></text:p>
              <text:p text:style-name="P4"><text:span text:style-name="T4"/></text:p>
              <text:p text:style-name="P4"><text:span text:style-name="T4">1) <text:s/>Operation with low input voltage requires a relatively high duty cycle to maintain output regulation. The maximum duty cycle is limited by the minimum HO off-time required for sampling <text:s/>the DC inductor current. The output voltage will drop out of regulation at low Vin if <text:s/>the switching frequency does not satisfy the following condition:</text:span></text:p>
              <text:p text:style-name="P4"><text:span text:style-name="T4"/></text:p>
              <text:p text:style-name="P4"><text:span text:style-name="T4">Fsw &lt; (Vout-Vin_min) / ( Vin_min * 580ns)</text:span></text:p>
              <text:p text:style-name="P4"><text:span text:style-name="T4"/></text:p>
              <text:p text:style-name="P4"><text:span text:style-name="T4">2) <text:s/>Operation at high input voltage requires high duty cycle and short HO on-times. The switching frequency <text:s/>must satisfy the following condition to ensure the on-time is greater than the 100ns minimum controllable on-time:</text:span></text:p>
              <text:p text:style-name="P4"><text:span text:style-name="T4"/></text:p>
              <text:p text:style-name="P4"><text:span text:style-name="T4">Fsw &lt; Vout / (Vin_max * 100ns)</text:span></text:p>
              <text:p text:style-name="P4"><text:span text:style-name="T4"/></text:p>
              <text:p text:style-name="P4"><text:span text:style-name="T4">3) The LM5116 oscillator has a <text:s/>maximum programmable frequency that <text:s/>is dependent on the VCC voltage. If VCC is above 6V, the frequency can be programmed up to 1MHz. <text:s/>If VCCX is used to bias VCC and VCCX&lt;6V, the maximum programmable oscillator frequency <text:s/>is 750kHz.</text:span></text:p>
              <text:p text:style-name="P4"><text:span text:style-name="T4"/></text:p>
            </office:annotation>
            <text:p>252</text:p>
          </table:table-cell>
          <table:table-cell table:style-name="ce12"/>
          <table:table-cell table:style-name="ce3"/>
          <table:table-cell table:style-name="ce12" table:number-columns-repeated="1017"/>
        </table:table-row>
        <table:table-row table:style-name="ro5">
          <table:table-cell table:style-name="ce9" table:formula="of:=IF(Fsw&gt;MIN(FswMaxDC;FswMinDC);&quot; Decrease Switching Frequency or check Vin range!&quot;;&quot;&quot;)">
            <text:p/>
          </table:table-cell>
          <table:table-cell table:style-name="ce4"/>
          <table:table-cell table:style-name="ce23" office:value-type="string" calcext:value-type="string">
            <text:p>Rt (k<text:span text:style-name="T13">W</text:span><text:span text:style-name="T14">)</text:span></text:p>
          </table:table-cell>
          <table:table-cell table:style-name="ce23"/>
          <table:table-cell table:style-name="ce51" table:formula="of:=(1/Fsw-0.00000045)/0.000000000284/1000" office:value-type="float" office:value="12.4048722210098" calcext:value-type="float">
            <text:p>12.40</text:p>
          </table:table-cell>
          <table:table-cell table:style-name="ce86"/>
          <table:table-cell table:style-name="ce38"/>
          <table:table-cell table:style-name="ce92"/>
          <table:table-cell table:style-name="ce3" table:number-columns-repeated="1016"/>
        </table:table-row>
        <table:table-row table:style-name="ro5">
          <table:table-cell table:style-name="ce9" table:formula="of:=IF(Fsw&gt;MIN(FswMaxDC;FswMinDC);&quot; Fsw limited by Vin : Vout ratio&quot;;&quot;&quot;)">
            <text:p/>
          </table:table-cell>
          <table:table-cell table:style-name="ce3"/>
          <table:table-cell table:style-name="ce23" table:number-columns-repeated="2"/>
          <table:table-cell table:style-name="ce38"/>
          <table:table-cell table:style-name="ce3" table:number-columns-repeated="2"/>
          <table:table-cell table:style-name="ce93" table:number-columns-repeated="1017"/>
        </table:table-row>
        <table:table-row table:style-name="ro5">
          <table:table-cell table:style-name="ce4" office:value-type="string" calcext:value-type="string">
            <text:p>Step 4 - Output Capacitors</text:p>
          </table:table-cell>
          <table:table-cell table:style-name="ce4"/>
          <table:table-cell table:style-name="ce23" office:value-type="string" calcext:value-type="string">
            <text:p>Cout1 (<text:span text:style-name="T15">μF)</text:span></text:p>
          </table:table-cell>
          <table:table-cell table:style-name="ce23"/>
          <table:table-cell table:style-name="ce52" table:content-validation-name="val13" office:value-type="float" office:value="1320" calcext:value-type="float">
            <office:annotation draw:style-name="gr13" draw:text-style-name="P4" svg:width="4.4276in" svg:height="1.7295in" svg:x="6.2657in" svg:y="3.9583in" draw:caption-point-x="-0.3567in" draw:caption-point-y="0.7642in">
              <dc:date>2015-03-25T00:00:00</dc:date>
              <text:p text:style-name="P4"><text:span text:style-name="T4">The output capacitor(s) smooth the inductor ripple current and provide a source of charge for transient loading conditions. A good starting point for the output capacitance is a <text:s/>parallel combination of a ceramic capacitor (Cout2) and a low ESR organic or tantalum capacitor (Cout1). The ceramic capacitor provides ultra low ESR to reduce the output ripple voltage and noise spikes, while the larger bulk capacitor provides a source of charge for transient loading conditions. The output capacitor voltage rating should be greater than Vout, plus some safety margin. Once the output capacitor is selected, the output ripple voltage,</text:span><text:span text:style-name="T5"> D</text:span><text:span text:style-name="T4">Vout, can be estimated.</text:span></text:p>
              <text:p text:style-name="P4"><text:span text:style-name="T4"/></text:p>
              <text:p text:style-name="P4"><text:span text:style-name="T4">The value of the output capacitors is a function of the output current requirement.</text:span></text:p>
            </office:annotation>
            <text:p>1320</text:p>
          </table:table-cell>
          <table:table-cell table:style-name="ce3" table:number-columns-repeated="4"/>
          <table:table-cell table:style-name="ce12" table:number-columns-repeated="1015"/>
        </table:table-row>
        <table:table-row table:style-name="ro5">
          <table:table-cell table:style-name="ce3" table:number-columns-repeated="2"/>
          <table:table-cell table:style-name="ce23" office:value-type="string" calcext:value-type="string">
            <text:p>Cout2 (<text:span text:style-name="T15">μF)</text:span></text:p>
          </table:table-cell>
          <table:table-cell table:style-name="ce23"/>
          <table:table-cell table:style-name="ce52" table:content-validation-name="val13" office:value-type="float" office:value="111.11" calcext:value-type="float">
            <text:p>111</text:p>
          </table:table-cell>
          <table:table-cell table:style-name="ce87"/>
          <table:table-cell table:style-name="ce3"/>
          <table:table-cell table:style-name="ce94"/>
          <table:table-cell table:style-name="ce97"/>
          <table:table-cell table:style-name="ce12" table:number-columns-repeated="1015"/>
        </table:table-row>
        <table:table-row table:style-name="ro5">
          <table:table-cell table:style-name="ce3" table:number-columns-repeated="2"/>
          <table:table-cell table:style-name="ce23" office:value-type="string" calcext:value-type="string">
            <text:p>Cout (<text:span text:style-name="T15">μF)</text:span></text:p>
          </table:table-cell>
          <table:table-cell table:style-name="ce23"/>
          <table:table-cell table:style-name="ce53" table:formula="of:=(Cout1+Cout2)*1000000" office:value-type="float" office:value="1431.11" calcext:value-type="float">
            <text:p>1431</text:p>
          </table:table-cell>
          <table:table-cell table:style-name="ce87"/>
          <table:table-cell table:style-name="ce3"/>
          <table:table-cell table:style-name="ce94"/>
          <table:table-cell table:style-name="ce97"/>
          <table:table-cell table:style-name="ce12" table:number-columns-repeated="1015"/>
        </table:table-row>
        <table:table-row table:style-name="ro5">
          <table:table-cell table:style-name="ce3" table:number-columns-repeated="2"/>
          <table:table-cell table:style-name="ce23" office:value-type="string" calcext:value-type="string">
            <text:p>Capacitor ESR (<text:span text:style-name="T13">W</text:span><text:span text:style-name="T14">)</text:span></text:p>
          </table:table-cell>
          <table:table-cell table:style-name="ce23"/>
          <table:table-cell table:style-name="ce54" table:content-validation-name="val14" office:value-type="float" office:value="0.00175" calcext:value-type="float">
            <office:annotation draw:style-name="gr14" draw:text-style-name="P4" svg:width="2.4346in" svg:height="0.7083in" svg:x="6.1224in" svg:y="5.1559in" draw:caption-point-x="-0.2134in" draw:caption-point-y="0.098in">
              <dc:date>2015-03-25T00:00:00</dc:date>
              <text:p text:style-name="P4"><text:span text:style-name="T2">Enter the value of the bulk output capacitor ESR. <text:s/>For output voltage ripple and frequency compensation calculations, the effect of the parallel high frequency capacitor is ignored.</text:span></text:p>
            </office:annotation>
            <text:p>0.00175</text:p>
          </table:table-cell>
          <table:table-cell table:style-name="ce87"/>
          <table:table-cell table:style-name="ce3"/>
          <table:table-cell table:style-name="ce95"/>
          <table:table-cell table:style-name="ce98"/>
          <table:table-cell table:style-name="ce12" table:number-columns-repeated="1015"/>
        </table:table-row>
        <table:table-row table:style-name="ro5">
          <table:table-cell table:style-name="ce3" table:number-columns-repeated="2"/>
          <table:table-cell table:style-name="ce27" office:value-type="string" calcext:value-type="string">
            <text:p>D<text:span text:style-name="T15">Vout (mV)</text:span></text:p>
          </table:table-cell>
          <table:table-cell table:style-name="ce27"/>
          <table:table-cell table:style-name="ce55" table:formula="of:=Iout*(Iripple_pct)*SQRT(ESR^2+(1/(8*Fsw*Cout))^2)*1000" office:value-type="float" office:value="8.49219549662288" calcext:value-type="float">
            <text:p>8.5</text:p>
          </table:table-cell>
          <table:table-cell table:style-name="ce87"/>
          <table:table-cell table:style-name="ce3"/>
          <table:table-cell table:style-name="ce95"/>
          <table:table-cell table:style-name="ce12" table:number-columns-repeated="1016"/>
        </table:table-row>
        <table:table-row table:style-name="ro2">
          <table:table-cell table:style-name="ce3" table:number-columns-repeated="2"/>
          <table:table-cell table:style-name="ce23" table:number-columns-repeated="2"/>
          <table:table-cell table:style-name="ce56"/>
          <table:table-cell table:style-name="ce87"/>
          <table:table-cell table:style-name="ce38"/>
          <table:table-cell table:style-name="ce95"/>
          <table:table-cell table:style-name="ce3" table:number-columns-repeated="1016"/>
        </table:table-row>
        <table:table-row table:style-name="ro5">
          <table:table-cell table:style-name="ce4" office:value-type="string" calcext:value-type="string">
            <text:p>Step 5 - Inductor Value</text:p>
          </table:table-cell>
          <table:table-cell table:style-name="ce4"/>
          <table:table-cell table:style-name="ce23" office:value-type="string" calcext:value-type="string">
            <text:p>L (<text:span text:style-name="T15">μH)</text:span></text:p>
          </table:table-cell>
          <table:table-cell table:style-name="ce23"/>
          <table:table-cell table:style-name="ce57" table:formula="of:=Vout*(VinMax-Vout)/(Iout*Iripple_pct*Fsw*VinMax)*1000000" office:value-type="float" office:value="10.0493117389983" calcext:value-type="float">
            <office:annotation draw:style-name="gr15" draw:text-style-name="P4" svg:width="2.0933in" svg:height="1.1878in" svg:x="5.8031in" svg:y="5.2913in" draw:caption-point-x="0.1059in" draw:caption-point-y="0.5146in">
              <dc:date>2015-03-25T00:00:00</dc:date>
              <text:p text:style-name="P4"><text:span text:style-name="T4">Select the nearest standard inductor value. During an overload condition the peak inductor current <text:s/>will reach the current limit threshold of the LM5116 device. The selected inductor must have sufficient current capability to withstand a short circuit condition.</text:span></text:p>
            </office:annotation>
            <text:p>10.0</text:p>
          </table:table-cell>
          <table:table-cell table:style-name="ce86"/>
          <table:table-cell table:style-name="ce38"/>
          <table:table-cell table:style-name="ce95"/>
          <table:table-cell table:style-name="ce3" table:number-columns-repeated="1016"/>
        </table:table-row>
        <table:table-row table:style-name="ro5">
          <table:table-cell table:style-name="ce3" table:number-columns-repeated="2"/>
          <table:table-cell table:style-name="ce23" table:number-columns-repeated="2"/>
          <table:table-cell table:style-name="ce56"/>
          <table:table-cell table:style-name="ce87"/>
          <table:table-cell table:style-name="ce38"/>
          <table:table-cell table:style-name="ce96"/>
          <table:table-cell table:style-name="ce99"/>
          <table:table-cell table:style-name="ce3" table:number-columns-repeated="1015"/>
        </table:table-row>
        <table:table-row table:style-name="ro5">
          <table:table-cell table:style-name="ce4" office:value-type="string" calcext:value-type="string">
            <text:p>Step 6 - Ramp Capacitor</text:p>
          </table:table-cell>
          <table:table-cell table:style-name="ce4"/>
          <table:table-cell table:style-name="ce23" office:value-type="string" calcext:value-type="string">
            <text:p>C<text:span text:style-name="T15">ramp (pF)</text:span></text:p>
          </table:table-cell>
          <table:table-cell table:style-name="ce23"/>
          <table:table-cell table:style-name="ce58" table:formula="of:=IF(Vout&lt;=5;Cramp_lt5/0.000000000001;IF(Vout&gt;7.5;Cramp_gt7p5/0.000000000001;Cramp_5t7p5/0.000000000001))" office:value-type="float" office:value="1106.48658639965" calcext:value-type="float">
            <office:annotation draw:style-name="gr16" draw:text-style-name="P4" svg:width="2.3583in" svg:height="0.5732in" svg:x="6.0894in" svg:y="6.052in" draw:caption-point-x="-0.1803in" draw:caption-point-y="0.1079in">
              <dc:date>2015-03-25T00:00:00</dc:date>
              <text:p text:style-name="P4"><text:span text:style-name="T2">Select the nearest standard value for Cramp. A COG type capacitor with 5% tolerance is recommended.</text:span></text:p>
            </office:annotation>
            <text:p>1,106</text:p>
          </table:table-cell>
          <table:table-cell table:style-name="ce12"/>
          <table:table-cell table:style-name="ce38"/>
          <table:table-cell table:style-name="ce95"/>
          <table:table-cell table:style-name="ce100"/>
          <table:table-cell table:style-name="ce12" table:number-columns-repeated="1015"/>
        </table:table-row>
        <table:table-row table:style-name="ro5">
          <table:table-cell table:style-name="ce9"/>
          <table:table-cell table:style-name="ce4"/>
          <table:table-cell table:style-name="ce23" office:value-type="string" calcext:value-type="string">
            <text:p>Rramp (k<text:span text:style-name="T13">W</text:span><text:span text:style-name="T14">)</text:span></text:p>
          </table:table-cell>
          <table:table-cell table:style-name="ce23"/>
          <table:table-cell table:style-name="ce59" table:formula="of:=IF(Vout&gt;7.5;(VCC-Vramp)/(Iosc-0.000025)/1000;&quot;-&quot;)" office:value-type="float" office:value="635.300048486923" calcext:value-type="float">
            <office:annotation draw:style-name="gr17" draw:text-style-name="P4" svg:width="1.4106in" svg:height="0.5315in" svg:x="6.0894in" svg:y="5.802in" draw:caption-point-x="-0.1803in" draw:caption-point-y="0.535in">
              <dc:date>2015-03-25T00:00:00</dc:date>
              <text:p text:style-name="P4"><text:span text:style-name="T2">Rramp is only necessary for Vout &gt;7.5V</text:span></text:p>
            </office:annotation>
            <text:p>635.3</text:p>
          </table:table-cell>
          <table:table-cell table:style-name="ce87"/>
          <table:table-cell table:style-name="ce3"/>
          <table:table-cell table:style-name="ce95"/>
          <table:table-cell table:style-name="ce101" office:value-type="string" calcext:value-type="string">
            <text:p>Figure 1 - R-sense Method with Rs</text:p>
          </table:table-cell>
          <table:table-cell table:style-name="ce12" table:number-columns-repeated="1015"/>
        </table:table-row>
        <table:table-row table:style-name="ro5">
          <table:table-cell table:style-name="ce4" table:number-columns-repeated="2"/>
          <table:table-cell table:style-name="ce23" table:number-columns-repeated="2"/>
          <table:table-cell table:style-name="ce60"/>
          <table:table-cell table:style-name="ce87"/>
          <table:table-cell table:style-name="ce3"/>
          <table:table-cell table:style-name="ce95"/>
          <table:table-cell table:style-name="ce100"/>
          <table:table-cell table:style-name="ce12" table:number-columns-repeated="1015"/>
        </table:table-row>
        <table:table-row table:style-name="ro5">
          <table:table-cell table:style-name="ce4" office:value-type="string" calcext:value-type="string">
            <text:p>Step 7 - VIN Undervoltage Shutdown</text:p>
          </table:table-cell>
          <table:table-cell table:style-name="ce4"/>
          <table:table-cell table:style-name="ce23" office:value-type="string" calcext:value-type="string">
            <text:p>Required ?</text:p>
          </table:table-cell>
          <table:table-cell table:style-name="ce23"/>
          <table:table-cell table:style-name="ce61" table:content-validation-name="val15" office:value-type="string" calcext:value-type="string">
            <office:annotation draw:style-name="gr18" draw:text-style-name="P4" svg:width="3.2161in" svg:height="1.3024in" svg:x="5.7484in" svg:y="6.052in" draw:caption-point-x="0.1606in" draw:caption-point-y="0.6394in">
              <dc:date>2015-03-25T00:00:00</dc:date>
              <text:p text:style-name="P4"><text:span text:style-name="T4">If UVLO is not required, Ruv1 &amp; Ruv2 are not needed. <text:s/>If UVLO is required, choose a target UVLO threshold and desired resistor value for Ruv2 which satisfies the following condition:</text:span></text:p>
              <text:p text:style-name="P4"><text:span text:style-name="T4">Ruv2 &gt; 500 x Vin(max), <text:s/>where Ruv2 is in ohms. <text:s/></text:span></text:p>
              <text:p text:style-name="P4"><text:span text:style-name="T4">Larger values result in a longer current limit hiccup mode off- time <text:s/>for a given Cft, but less accurate UVLO threshold due to the 5μA UVLO pin bias current. </text:span></text:p>
            </office:annotation>
            <text:p>Yes</text:p>
          </table:table-cell>
          <table:table-cell table:style-name="ce87">
            <draw:frame table:end-cell-address="'LM(2)5116 Calculator'.M63" table:end-x="0.5185in" table:end-y="0.1461in" draw:z-index="1" draw:name="Picture 204" draw:style-name="gr3" draw:text-style-name="P3" svg:width="5.2087in" svg:height="4.9685in" svg:x="0.4421in" svg:y="0.1358in">
              <text:p draw:class-id="00000000-0000-0000-0000-000000000000"/>
              <draw:object-ole xlink:href="./Object 1" xlink:type="simple" xlink:show="embed" xlink:actuate="onLoad"/>
              <draw:image xlink:href="./ObjectReplacements/Object 1" xlink:type="simple" xlink:show="embed" xlink:actuate="onLoad"/>
            </draw:frame>
          </table:table-cell>
          <table:table-cell table:style-name="ce3"/>
          <table:table-cell table:style-name="ce95"/>
          <table:table-cell table:style-name="ce100"/>
          <table:table-cell table:style-name="ce12" table:number-columns-repeated="1015"/>
        </table:table-row>
        <table:table-row table:style-name="ro5">
          <table:table-cell table:style-name="ce4" table:number-columns-repeated="2"/>
          <table:table-cell table:style-name="ce23" table:formula="of:=IF(UVLOdesired=&quot;Yes&quot;;&quot;VIN Under Voltage Threshold (V)&quot;;&quot; &quot;)" office:value-type="string" office:string-value="VIN Under Voltage Threshold (V)" calcext:value-type="string">
            <text:p>VIN Under Voltage Threshold (V)</text:p>
          </table:table-cell>
          <table:table-cell table:style-name="ce23"/>
          <table:table-cell table:style-name="ce62" table:content-validation-name="val16" office:value-type="float" office:value="44" calcext:value-type="float">
            <text:p>44</text:p>
          </table:table-cell>
          <table:table-cell table:style-name="ce87"/>
          <table:table-cell table:style-name="ce3"/>
          <table:table-cell table:style-name="ce95"/>
          <table:table-cell table:style-name="ce100"/>
          <table:table-cell table:style-name="ce12" table:number-columns-repeated="1015"/>
        </table:table-row>
        <table:table-row table:style-name="ro5">
          <table:table-cell table:style-name="ce11"/>
          <table:table-cell table:style-name="ce3"/>
          <table:table-cell table:style-name="ce28" office:value-type="string" calcext:value-type="string">
            <text:p>Ruv2 (kOhm)</text:p>
          </table:table-cell>
          <table:table-cell table:style-name="ce36"/>
          <table:table-cell table:style-name="ce63" table:content-validation-name="val17" office:value-type="float" office:value="75" calcext:value-type="float">
            <text:p>75.0</text:p>
          </table:table-cell>
          <table:table-cell table:style-name="ce88"/>
          <table:table-cell table:style-name="ce38"/>
          <table:table-cell table:style-name="ce3" table:number-columns-repeated="1017"/>
        </table:table-row>
        <table:table-row table:style-name="ro5">
          <table:table-cell table:style-name="ce11" table:formula="of:=IF(UVLOdesired=&quot;Yes&quot;;IF(VinMax*Ruv1/(Ruv2+Ruv1)&gt;16;&quot; UVLO pin &gt;16V at Vin(max)!, external clamp required&quot;;&quot;&quot;);&quot;&quot;)">
            <text:p/>
          </table:table-cell>
          <table:table-cell table:style-name="ce4"/>
          <table:table-cell table:style-name="ce29" office:value-type="string" calcext:value-type="string">
            <text:p>Ruv1 (kO<text:span text:style-name="T15">hm)</text:span></text:p>
          </table:table-cell>
          <table:table-cell table:style-name="ce23"/>
          <table:table-cell table:style-name="ce64" table:formula="of:=IF(UVLOdesired=&quot;Yes&quot;;Vref*((Ruv2)/(VIN_UVLO+0.000005*(Ruv2)-Vref))/1000;&quot;-&quot;)" office:value-type="float" office:value="2.11132993512512" calcext:value-type="float">
            <text:p>2.11</text:p>
          </table:table-cell>
          <table:table-cell table:style-name="ce87"/>
          <table:table-cell table:style-name="ce38"/>
          <table:table-cell table:style-name="ce3" table:number-columns-repeated="1017"/>
        </table:table-row>
        <table:table-row table:style-name="ro5">
          <table:table-cell table:style-name="ce12"/>
          <table:table-cell table:style-name="ce4"/>
          <table:table-cell table:style-name="ce30" office:value-type="string" calcext:value-type="string">
            <text:p>Ruv2 (kOhm)</text:p>
          </table:table-cell>
          <table:table-cell table:style-name="ce37"/>
          <table:table-cell table:style-name="ce65" office:value-type="string" calcext:value-type="string">
            <text:p>-</text:p>
          </table:table-cell>
          <table:table-cell table:style-name="ce89"/>
          <table:table-cell table:style-name="ce38"/>
          <table:table-cell table:style-name="ce95"/>
          <table:table-cell table:style-name="ce100"/>
          <table:table-cell table:style-name="ce12" table:number-columns-repeated="1015"/>
        </table:table-row>
        <table:table-row table:style-name="ro5">
          <table:table-cell table:style-name="ce4" table:number-columns-repeated="2"/>
          <table:table-cell table:style-name="ce23" table:number-columns-repeated="2"/>
          <table:table-cell table:style-name="ce66"/>
          <table:table-cell table:style-name="ce89"/>
          <table:table-cell table:style-name="ce38"/>
          <table:table-cell table:style-name="ce95"/>
          <table:table-cell table:style-name="ce100"/>
          <table:table-cell table:style-name="ce12" table:number-columns-repeated="1015"/>
        </table:table-row>
        <table:table-row table:style-name="ro5">
          <table:table-cell table:style-name="ce13" office:value-type="string" calcext:value-type="string">
            <text:p>Step 8 - Current Limit Hiccup Duty Cycle</text:p>
          </table:table-cell>
          <table:table-cell table:style-name="ce13"/>
          <table:table-cell table:style-name="ce23" office:value-type="string" calcext:value-type="string">
            <text:p>Cft (<text:span text:style-name="T15">μF)</text:span></text:p>
          </table:table-cell>
          <table:table-cell table:style-name="ce23"/>
          <table:table-cell table:style-name="ce67" table:content-validation-name="val18" office:value-type="float" office:value="1" calcext:value-type="float">
            <office:annotation draw:style-name="gr19" draw:text-style-name="P4" svg:width="3.3925in" svg:height="1.6248in" svg:x="6.2437in" svg:y="7.25in" draw:caption-point-x="-0.3346in" draw:caption-point-y="0.5039in">
              <dc:date>2015-03-25T00:00:00</dc:date>
              <text:p text:style-name="P4"><text:span text:style-name="T2">Choose a value for the UVLO capacitor to achieve the desired hiccup mode current limit duty cycle. <text:s/>The UVLO capacitor value can by reduced for a given hiccup mode off time by increasing the values or Ruv1 and Ruv2. A diode across Ruv2 may improve the turn-off performance by providing a path to discharge Cft to Vin. See the data sheet Block Diagram and UVLO section for further information.</text:span></text:p>
              <text:p text:style-name="P4"><text:span text:style-name="T2"/></text:p>
              <text:p text:style-name="P4"><text:span text:style-name="T2">When the UVLO divider is used, a good starting value for Cft is 1 </text:span><text:span text:style-name="T6">μ</text:span><text:span text:style-name="T7">F. With no UVLO divider, a typical value for Cft is 0.1 </text:span><text:span text:style-name="T8">μ</text:span><text:span text:style-name="T9">F.</text:span></text:p>
            </office:annotation>
            <text:p>1.00</text:p>
          </table:table-cell>
          <table:table-cell table:style-name="ce87"/>
          <table:table-cell table:style-name="ce38"/>
          <table:table-cell table:style-name="ce95"/>
          <table:table-cell table:style-name="ce100"/>
          <table:table-cell table:style-name="ce12" table:number-columns-repeated="1015"/>
        </table:table-row>
        <table:table-row table:style-name="ro5">
          <table:table-cell table:style-name="ce4" table:number-columns-repeated="2"/>
          <table:table-cell table:style-name="ce31" office:value-type="string" calcext:value-type="string">
            <text:p>toff (ms)</text:p>
          </table:table-cell>
          <table:table-cell table:style-name="ce12"/>
          <table:table-cell table:style-name="ce68" table:formula="of:=IF(UVLOdesired=&quot;Yes&quot;;-(Ruv1*Ruv2)/(Ruv1+Ruv2)*Cft*LN(1-Vref*(Ruv1+Ruv2)/(VinMax*Ruv1))*1000;Cft*Vref/0.000005*1000)" office:value-type="float" office:value="1.20446703597389" calcext:value-type="float">
            <text:p>1.20</text:p>
          </table:table-cell>
          <table:table-cell table:style-name="ce3"/>
          <table:table-cell table:style-name="ce38"/>
          <table:table-cell table:style-name="ce95"/>
          <table:table-cell table:style-name="ce100"/>
          <table:table-cell table:style-name="ce12" table:number-columns-repeated="1015"/>
        </table:table-row>
        <table:table-row table:style-name="ro5">
          <table:table-cell table:style-name="ce4" table:number-columns-repeated="2"/>
          <table:table-cell table:style-name="ce31" office:value-type="string" calcext:value-type="string">
            <text:p>ton (ms)</text:p>
          </table:table-cell>
          <table:table-cell table:style-name="ce12"/>
          <table:table-cell table:style-name="ce69" table:formula="of:=255*(1/Fsw)*1000" office:value-type="float" office:value="1.01311084624553" calcext:value-type="float">
            <text:p>1.01</text:p>
          </table:table-cell>
          <table:table-cell table:style-name="ce3"/>
          <table:table-cell table:style-name="ce38"/>
          <table:table-cell table:style-name="ce95"/>
          <table:table-cell table:style-name="ce100"/>
          <table:table-cell table:style-name="ce12" table:number-columns-repeated="1015"/>
        </table:table-row>
        <table:table-row table:style-name="ro5">
          <table:table-cell table:style-name="ce4" table:number-columns-repeated="2"/>
          <table:table-cell table:style-name="ce31" office:value-type="string" calcext:value-type="string">
            <text:p>Duty Cycle</text:p>
          </table:table-cell>
          <table:table-cell table:style-name="ce12"/>
          <table:table-cell table:style-name="ce70" table:formula="of:=ton/(ton+toff)" office:value-type="percentage" office:value="0.456854685631866" calcext:value-type="percentage">
            <office:annotation draw:style-name="gr20" draw:text-style-name="P4" svg:width="2.4236in" svg:height="0.7291in" svg:x="6.2657in" svg:y="7.8122in" draw:caption-point-x="-0.3567in" draw:caption-point-y="0.4728in">
              <dc:date>2015-03-25T00:00:00</dc:date>
              <text:p text:style-name="P4"><text:span text:style-name="T2">This is the approximate current limit hiccup duty cycle at the maximum <text:s/>input voltage. <text:s/>The duty cycle is dependent on Vin and will decrease at lower Vin voltages.</text:span></text:p>
            </office:annotation>
            <text:p>45.7%</text:p>
          </table:table-cell>
          <table:table-cell table:style-name="ce3"/>
          <table:table-cell table:style-name="ce38"/>
          <table:table-cell table:style-name="ce95"/>
          <table:table-cell table:style-name="ce100"/>
          <table:table-cell table:style-name="ce12" table:number-columns-repeated="1015"/>
        </table:table-row>
        <table:table-row table:style-name="ro5">
          <table:table-cell table:style-name="ce3" table:number-columns-repeated="2"/>
          <table:table-cell table:style-name="ce23" table:number-columns-repeated="2"/>
          <table:table-cell table:style-name="ce38"/>
          <table:table-cell table:style-name="ce3"/>
          <table:table-cell table:style-name="ce38"/>
          <table:table-cell table:style-name="ce96"/>
          <table:table-cell table:style-name="ce99"/>
          <table:table-cell table:style-name="ce3" table:number-columns-repeated="1015"/>
        </table:table-row>
        <table:table-row table:style-name="ro5">
          <table:table-cell table:style-name="ce4" office:value-type="string" calcext:value-type="string">
            <text:p>Step 9 - Feedback Resistors</text:p>
          </table:table-cell>
          <table:table-cell table:style-name="ce4"/>
          <table:table-cell table:style-name="ce23" office:value-type="string" calcext:value-type="string">
            <text:p>Rfb1 (<text:span text:style-name="T13">W</text:span><text:span text:style-name="T14">)</text:span></text:p>
          </table:table-cell>
          <table:table-cell table:style-name="ce23"/>
          <table:table-cell table:style-name="ce71" office:value-type="float" office:value="1000" calcext:value-type="float">
            <office:annotation draw:style-name="gr21" draw:text-style-name="P4" svg:width="1.8957in" svg:height="0.4161in" svg:x="6.0673in" svg:y="8.1043in" draw:caption-point-x="-0.1583in" draw:caption-point-y="0.5346in">
              <dc:date>2015-03-25T00:00:00</dc:date>
              <text:p text:style-name="P4"><text:span text:style-name="T2">Rfb1 is typically chosen to be 1.21 k</text:span><text:span text:style-name="T10">Ω</text:span><text:span text:style-name="T2"> for a 1 mA divider current.</text:span></text:p>
            </office:annotation>
            <text:p>1,000</text:p>
          </table:table-cell>
          <table:table-cell table:style-name="ce3"/>
          <table:table-cell table:style-name="ce38"/>
          <table:table-cell table:style-name="ce95"/>
          <table:table-cell table:style-name="ce102"/>
          <table:table-cell table:style-name="ce3" table:number-columns-repeated="1015"/>
        </table:table-row>
        <table:table-row table:style-name="ro5">
          <table:table-cell table:style-name="ce3" table:number-columns-repeated="2"/>
          <table:table-cell table:style-name="ce23" office:value-type="string" calcext:value-type="string">
            <text:p>Rfb2 (<text:span text:style-name="T13">W</text:span><text:span text:style-name="T14">)</text:span></text:p>
          </table:table-cell>
          <table:table-cell table:style-name="ce23"/>
          <table:table-cell table:style-name="ce72" table:formula="of:=Rfb1*(Vout/Vref-1)" office:value-type="float" office:value="10522.633744856" calcext:value-type="float">
            <text:p>10,523</text:p>
          </table:table-cell>
          <table:table-cell table:style-name="ce3"/>
          <table:table-cell table:style-name="ce38"/>
          <table:table-cell table:style-name="ce95"/>
          <table:table-cell table:style-name="ce103"/>
          <table:table-cell table:style-name="ce3" table:number-columns-repeated="1015"/>
        </table:table-row>
        <table:table-row table:style-name="ro5">
          <table:table-cell table:style-name="ce3" table:number-columns-repeated="2"/>
          <table:table-cell table:style-name="ce23" table:number-columns-repeated="2"/>
          <table:table-cell table:style-name="ce73"/>
          <table:table-cell table:style-name="ce3"/>
          <table:table-cell table:style-name="ce38"/>
          <table:table-cell table:style-name="ce95"/>
          <table:table-cell table:style-name="ce103"/>
          <table:table-cell table:style-name="ce3" table:number-columns-repeated="1015"/>
        </table:table-row>
        <table:table-row table:style-name="ro5">
          <table:table-cell table:style-name="ce4" office:value-type="string" calcext:value-type="string">
            <text:p>Step 10 - Diode Emulation Mode</text:p>
          </table:table-cell>
          <table:table-cell table:style-name="ce4"/>
          <table:table-cell table:style-name="ce23" office:value-type="string" calcext:value-type="string">
            <text:p>Required ?</text:p>
          </table:table-cell>
          <table:table-cell table:style-name="ce23"/>
          <table:table-cell table:style-name="ce61" table:content-validation-name="val19" office:value-type="string" calcext:value-type="string">
            <office:annotation draw:style-name="gr22" draw:text-style-name="P4" svg:width="3.4035in" svg:height="1.9583in" svg:x="6.2657in" svg:y="9.8752in" draw:caption-point-x="-0.3567in" draw:caption-point-y="-0.7047in">
              <dc:date>2015-03-25T00:00:00</dc:date>
              <text:p text:style-name="P4"><text:span text:style-name="T2">In diode emulation mode (Rdem = 0</text:span><text:span text:style-name="T5">W</text:span><text:span text:style-name="T2">), the lower FET is disabled for the remainder of the switching cycle if the inductor current ever goes negative (SW voltage &gt; 0V). This can occur under very light load conditions. With diode emulation mode disabled, the lower FET will conduct for the entire HO off-time and the inductor current will be <text:s/>bi-directional <text:s/>under light load conditions.</text:span></text:p>
              <text:p text:style-name="P4"><text:span text:style-name="T2"/></text:p>
              <text:p text:style-name="P4"><text:span text:style-name="T2">The DEMB pin sources a 45μA bias current that <text:s/>flows through Rdem to <text:s/>raise DEMB pin voltage and disable the diode emulation mode. Rdem must be chosen such that under all conditions:</text:span></text:p>
              <text:p text:style-name="P4"><text:span text:style-name="T2"><text:s/></text:span><text:span text:style-name="T2">DEMB <text:s/>voltage &gt;Iripple*(Rdson+Rs) , where Rdson is the nominal RDSON of the lower FET.</text:span></text:p>
            </office:annotation>
            <text:p>Yes</text:p>
          </table:table-cell>
          <table:table-cell table:style-name="ce3"/>
          <table:table-cell table:style-name="ce38"/>
          <table:table-cell table:style-name="ce95"/>
          <table:table-cell table:style-name="ce103"/>
          <table:table-cell table:style-name="ce3" table:number-columns-repeated="1015"/>
        </table:table-row>
        <table:table-row table:style-name="ro5">
          <table:table-cell table:style-name="ce3" table:number-columns-repeated="2"/>
          <table:table-cell table:style-name="ce23" office:value-type="string" calcext:value-type="string">
            <text:p>Rdem (<text:span text:style-name="T13">W</text:span><text:span text:style-name="T14">)</text:span></text:p>
          </table:table-cell>
          <table:table-cell table:style-name="ce23"/>
          <table:table-cell table:style-name="ce72" table:formula="of:=IF(DiodeEmulation=&quot;Yes&quot;;0;IF(IsenseMethod=&quot;RDSON&quot;;3*Rdson_150c*Iripple_pct/2*Ilimit/0.000045;(Rs+3*Rdson_150c)*Iripple_pct/2*Ilimit/0.000045))" office:value-type="float" office:value="0" calcext:value-type="float">
            <office:annotation draw:style-name="gr23" draw:text-style-name="P4" svg:width="2.2697in" svg:height="0.8331in" svg:x="5.9024in" svg:y="8.7709in" draw:caption-point-x="0.0067in" draw:caption-point-y="0.5768in">
              <dc:date>2015-03-25T00:00:00</dc:date>
              <text:p text:style-name="P4"><text:span text:style-name="T2">IF diode emulation is not required, this is the minimum value to prevent diode emulation. <text:s/>Higher values are acceptable.</text:span></text:p>
              <text:p text:style-name="P4"><text:span text:style-name="T2"/></text:p>
              <text:p text:style-name="P4"><text:span text:style-name="T2">For diode emulation mode, Rdem = 0 </text:span><text:span text:style-name="T10">Ω</text:span><text:span text:style-name="T7">.</text:span></text:p>
            </office:annotation>
            <text:p>0</text:p>
          </table:table-cell>
          <table:table-cell table:style-name="ce9"/>
          <table:table-cell table:style-name="ce38"/>
          <table:table-cell table:style-name="ce95"/>
          <table:table-cell table:style-name="ce103"/>
          <table:table-cell table:style-name="ce3" table:number-columns-repeated="1015"/>
        </table:table-row>
        <table:table-row table:style-name="ro5">
          <table:table-cell table:style-name="ce3" table:number-columns-repeated="2"/>
          <table:table-cell table:style-name="ce23" table:number-columns-repeated="2"/>
          <table:table-cell table:style-name="ce38"/>
          <table:table-cell table:style-name="ce3"/>
          <table:table-cell table:style-name="ce38"/>
          <table:table-cell table:style-name="ce95"/>
          <table:table-cell table:style-name="ce103"/>
          <table:table-cell table:style-name="ce3" table:number-columns-repeated="1015"/>
        </table:table-row>
        <table:table-row table:style-name="ro5">
          <table:table-cell table:style-name="ce4" office:value-type="string" calcext:value-type="string">
            <text:p>Step 11 - Chb &amp; Cvcc Capacitor</text:p>
          </table:table-cell>
          <table:table-cell table:style-name="ce4"/>
          <table:table-cell table:style-name="ce23" office:value-type="string" calcext:value-type="string">
            <text:p>Low-side MOSFET Qg at VGS=4.5V (nC)</text:p>
          </table:table-cell>
          <table:table-cell table:style-name="ce23"/>
          <table:table-cell table:style-name="ce74" table:content-validation-name="val20" office:value-type="float" office:value="8.75" calcext:value-type="float">
            <office:annotation draw:style-name="gr24" draw:text-style-name="P4" svg:width="3.635in" svg:height="1.0004in" svg:x="6.0453in" svg:y="9.3437in" draw:caption-point-x="-0.1362in" draw:caption-point-y="0.3579in">
              <dc:date>2015-03-25T00:00:00</dc:date>
              <text:p text:style-name="P4"><text:span text:style-name="T4">Chb &amp; Cvcc provide the transient gate charge currents for the external MOSFETs. To estimate the minimum capacitance, enter the gate charge for the low-side MOSFET (QG) from the MOSFET data sheet specification table or typical gate charge curve.</text:span></text:p>
              <text:p text:style-name="P4"><text:span text:style-name="T4"/></text:p>
              <text:p text:style-name="P4"><text:span text:style-name="T4">QG is also used to calculate the Power Dissipation.</text:span></text:p>
            </office:annotation>
            <text:p>8.8</text:p>
          </table:table-cell>
          <table:table-cell table:style-name="ce3"/>
          <table:table-cell table:style-name="ce38"/>
          <table:table-cell table:style-name="ce95"/>
          <table:table-cell table:style-name="ce3" table:number-columns-repeated="1016"/>
        </table:table-row>
        <table:table-row table:style-name="ro5">
          <table:table-cell table:style-name="ce14"/>
          <table:table-cell table:style-name="ce4"/>
          <table:table-cell table:style-name="ce23" office:value-type="string" calcext:value-type="string">
            <text:p>Low-side MOSFET Qg at VGS=10V (nC)</text:p>
          </table:table-cell>
          <table:table-cell table:style-name="ce23"/>
          <table:table-cell table:style-name="ce74" table:content-validation-name="val21" office:value-type="float" office:value="31" calcext:value-type="float">
            <text:p>31.0</text:p>
          </table:table-cell>
          <table:table-cell table:style-name="ce3"/>
          <table:table-cell table:style-name="ce38"/>
          <table:table-cell table:style-name="ce95"/>
          <table:table-cell table:style-name="ce3" table:number-columns-repeated="1016"/>
        </table:table-row>
        <table:table-row table:style-name="ro5">
          <table:table-cell table:style-name="ce15" table:number-columns-repeated="2"/>
          <table:table-cell table:style-name="ce31" office:value-type="string" calcext:value-type="string">
            <text:p>Cvcc (<text:span text:style-name="T15">μF)</text:span></text:p>
          </table:table-cell>
          <table:table-cell table:style-name="ce15"/>
          <table:table-cell table:style-name="ce75" table:formula="of:=(Qgl+Qgh)/0.1*1000000" office:value-type="float" office:value="0.943636363636364" calcext:value-type="float">
            <office:annotation draw:style-name="gr25" draw:text-style-name="P4" svg:width="2.5453in" svg:height="1.0626in" svg:x="6.2657in" svg:y="9.4791in" draw:caption-point-x="-0.3567in" draw:caption-point-y="0.5768in">
              <dc:date>2015-03-25T00:00:00</dc:date>
              <text:p text:style-name="P4"><text:span text:style-name="T2">MOSFET gate charge Qg is removed from Cvcc during each switching cycle. <text:s/>The value of Cvcc is chosen to limit the Vcc ripple to less than 100mV. <text:s text:c="2"/>Placement of Cvcc should be very close to the IC to minimize voltage transients caused by trace inductance and the transient gate current.</text:span></text:p>
            </office:annotation>
            <text:p>0.94</text:p>
          </table:table-cell>
          <table:table-cell table:style-name="ce15" table:number-columns-repeated="2"/>
          <table:table-cell table:style-name="ce95"/>
          <table:table-cell table:style-name="ce3" table:number-columns-repeated="2"/>
          <table:table-cell table:style-name="ce15" table:number-columns-repeated="1014"/>
        </table:table-row>
        <table:table-row table:style-name="ro5">
          <table:table-cell table:style-name="ce14"/>
          <table:table-cell table:style-name="ce15"/>
          <table:table-cell table:style-name="ce23" office:value-type="string" calcext:value-type="string">
            <text:p>Hi-side MOSFET Qg at VGS=4.5V (nC)</text:p>
          </table:table-cell>
          <table:table-cell table:style-name="ce23"/>
          <table:table-cell table:style-name="ce74" table:content-validation-name="val22" office:value-type="float" office:value="8.75" calcext:value-type="float">
            <office:annotation draw:style-name="gr26" draw:text-style-name="P4" svg:width="3.1622in" svg:height="1.1358in" svg:x="6.0894in" svg:y="10.1142in" draw:caption-point-x="-0.1803in" draw:caption-point-y="0.1189in">
              <dc:date>2015-03-25T00:00:00</dc:date>
              <text:p text:style-name="P4"><text:span text:style-name="T4">Chb &amp; Cvcc provide the transient gate charge currents for the external MOSFETs. To estimate the minimum capacitance, enter the gate charge for the high-side MOSFET (QG) from the MOSFET data sheet specification table or typical gate charge curve.</text:span></text:p>
              <text:p text:style-name="P4"><text:span text:style-name="T4"/></text:p>
              <text:p text:style-name="P4"><text:span text:style-name="T4">QG is also used to calculate the Power Dissipation.</text:span></text:p>
            </office:annotation>
            <text:p>8.8</text:p>
          </table:table-cell>
          <table:table-cell table:style-name="ce15" table:number-columns-repeated="2"/>
          <table:table-cell table:style-name="ce95"/>
          <table:table-cell table:style-name="ce15" table:number-columns-repeated="1016"/>
        </table:table-row>
        <table:table-row table:style-name="ro5">
          <table:table-cell table:style-name="ce15" table:number-columns-repeated="2"/>
          <table:table-cell table:style-name="ce23" office:value-type="string" calcext:value-type="string">
            <text:p>Hi-side MOSFET Qg at VGS=10V (nC)</text:p>
          </table:table-cell>
          <table:table-cell table:style-name="ce23"/>
          <table:table-cell table:style-name="ce74" table:content-validation-name="val23" office:value-type="float" office:value="31" calcext:value-type="float">
            <text:p>31.0</text:p>
          </table:table-cell>
          <table:table-cell table:style-name="ce15" table:number-columns-repeated="2"/>
          <table:table-cell table:style-name="ce95"/>
          <table:table-cell table:style-name="ce15" table:number-columns-repeated="1016"/>
        </table:table-row>
        <table:table-row table:style-name="ro5">
          <table:table-cell table:style-name="ce4" table:number-columns-repeated="2"/>
          <table:table-cell table:style-name="ce23" office:value-type="string" calcext:value-type="string">
            <text:p>Chb (<text:span text:style-name="T15">μF)</text:span></text:p>
          </table:table-cell>
          <table:table-cell table:style-name="ce23"/>
          <table:table-cell table:style-name="ce75" table:formula="of:=Qgh/0.1*1000000" office:value-type="float" office:value="0.471818181818182" calcext:value-type="float">
            <text:p>0.47</text:p>
          </table:table-cell>
          <table:table-cell table:style-name="ce3"/>
          <table:table-cell table:style-name="ce38"/>
          <table:table-cell table:style-name="ce3" table:number-columns-repeated="1017"/>
        </table:table-row>
        <table:table-row table:style-name="ro5">
          <table:table-cell table:style-name="ce9" table:formula="of:=IF(ICCstartup&gt;0.015;&quot; See comment for VCC current ===&gt;&quot;;&quot;&quot;)">
            <text:p/>
          </table:table-cell>
          <table:table-cell table:style-name="ce3"/>
          <table:table-cell table:style-name="ce23" office:value-type="string" calcext:value-type="string">
            <text:p>VCC Start-Up Current ICC (mA)</text:p>
          </table:table-cell>
          <table:table-cell table:style-name="ce23"/>
          <table:table-cell table:style-name="ce76" table:formula="of:=(Qglstart+Qghstart)*Fsw*1000+1" office:value-type="float" office:value="11.3105472727273" calcext:value-type="float">
            <office:annotation draw:style-name="gr27" draw:text-style-name="P4" svg:width="3.1181in" svg:height="1.7709in" svg:x="6.0894in" svg:y="10.6559in" draw:caption-point-x="-0.1803in" draw:caption-point-y="0.1083in">
              <dc:date>2015-03-25T00:00:00</dc:date>
              <text:p text:style-name="P4"><text:span text:style-name="T2">VCC current is determined by the MOSFET gate charge, switching frequency and quiescent current such that:</text:span></text:p>
              <text:p text:style-name="P4"><text:span text:style-name="T2">ICC = (Qgh+Qgl)*Fsw + 1mA</text:span></text:p>
              <text:p text:style-name="P4"><text:span text:style-name="T2"/></text:p>
              <text:p text:style-name="P4"><text:span text:style-name="T2">To ensure start-up, ICC should be less than 15mA using Qgh and Qgl at VGS = VCC = 7.4V.</text:span></text:p>
              <text:p text:style-name="P4"><text:span text:style-name="T2">Failure to observe this rating may result in excessive MOSFET heating and potential damage.</text:span></text:p>
              <text:p text:style-name="P4"><text:span text:style-name="T2"/></text:p>
              <text:p text:style-name="P4"><text:span text:style-name="T2">ICC may exceed 15mA during normal run when VCCX is used, as long as the start-up requirement is met.</text:span></text:p>
            </office:annotation>
            <text:p>11.3</text:p>
          </table:table-cell>
          <table:table-cell table:style-name="ce3" table:number-columns-repeated="1019"/>
        </table:table-row>
        <table:table-row table:style-name="ro5">
          <table:table-cell table:style-name="ce16"/>
          <table:table-cell table:style-name="ce21"/>
          <table:table-cell table:style-name="ce23" office:value-type="string" calcext:value-type="string">
            <text:p>VCC Run Current ICC (mA)</text:p>
          </table:table-cell>
          <table:table-cell table:style-name="ce23"/>
          <table:table-cell table:style-name="ce76" table:formula="of:=(Qgl+Qgh)*Fsw*1000+1" office:value-type="float" office:value="24.7513272727273" calcext:value-type="float">
            <office:annotation draw:style-name="gr28" draw:text-style-name="P4" svg:width="2.6776in" svg:height="0.4587in" svg:x="6.0894in" svg:y="10.8331in" draw:caption-point-x="-0.1803in" draw:caption-point-y="0.1083in">
              <dc:date>2015-03-25T00:00:00</dc:date>
              <text:p text:style-name="P4"><text:span text:style-name="T2">The VCC run current is calculated using:</text:span></text:p>
              <text:p text:style-name="P4"><text:span text:style-name="T2">VCC=7.4V if VCCX&lt;4.5V otherwise VCC=VCCX</text:span></text:p>
            </office:annotation>
            <text:p>24.8</text:p>
          </table:table-cell>
          <table:table-cell table:style-name="ce3" table:number-columns-repeated="1019"/>
        </table:table-row>
        <table:table-row table:style-name="ro5">
          <table:table-cell table:style-name="ce9" table:formula="of:=IF(ICCstartup&gt;0.015;&quot; Use lower gate charge MOSFETs or reduce Fsw! (VCC current limit = 15mA minimum)&quot;;&quot;&quot;)">
            <text:p/>
          </table:table-cell>
          <table:table-cell table:style-name="ce3" table:number-columns-repeated="5"/>
          <table:table-cell table:style-name="ce38"/>
          <table:table-cell table:style-name="ce95"/>
          <table:table-cell table:style-name="ce102"/>
          <table:table-cell table:style-name="ce3" table:number-columns-repeated="1015"/>
        </table:table-row>
        <table:table-row table:style-name="ro5">
          <table:table-cell table:style-name="ce4" office:value-type="string" calcext:value-type="string">
            <text:p>Step 12 - Input Capacitor</text:p>
          </table:table-cell>
          <table:table-cell table:style-name="ce4"/>
          <table:table-cell table:style-name="ce23" office:value-type="string" calcext:value-type="string">
            <text:p>Cin (<text:span text:style-name="T15">μF)</text:span></text:p>
          </table:table-cell>
          <table:table-cell table:style-name="ce23"/>
          <table:table-cell table:style-name="ce76" table:formula="of:=Ilimit/2/Fsw*1000000" office:value-type="float" office:value="61.1839491458085" calcext:value-type="float">
            <office:annotation draw:style-name="gr29" draw:text-style-name="P4" svg:width="4.0421in" svg:height="1.8953in" svg:x="6.2657in" svg:y="9.7921in" draw:caption-point-x="-0.3567in" draw:caption-point-y="1.5031in">
              <dc:date>2015-03-25T00:00:00</dc:date>
              <text:p text:style-name="P4"><text:span text:style-name="T4">A good quality input capacitor(s) is necessary to limit the ripple voltage at the VIN pin while supplying most of the switch current during the on-time. <text:s/>A quality ceramic capacitor(s) with a low ESR is recommended. The input capacitor voltage rating should be greater than Vin(max), plus some safety margin. The recommended <text:s/>input capacitor(s) value is inversely proportional to <text:s/>the operating frequency, and is calculated to produce <text:s/></text:span><text:span text:style-name="T10">∆Vin</text:span><text:span text:style-name="T11"> = </text:span><text:span text:style-name="T4">0.5V at 50% duty cycle. <text:s/>The minimum RMS ripple current rating for the input capacitor is approximately one-half the output current rating. </text:span></text:p>
              <text:p text:style-name="P4"><text:span text:style-name="T4"/></text:p>
              <text:p text:style-name="P4"><text:span text:style-name="T4">See the data sheet Input Capacitors section for further information on input filter design and damping requirements.</text:span></text:p>
            </office:annotation>
            <text:p>61.2</text:p>
          </table:table-cell>
          <table:table-cell table:style-name="ce3" table:number-columns-repeated="2"/>
          <table:table-cell table:style-name="ce96"/>
          <table:table-cell table:style-name="ce3" table:number-columns-repeated="2"/>
          <table:table-cell table:style-name="ce10"/>
          <table:table-cell table:style-name="ce3" table:number-columns-repeated="1013"/>
        </table:table-row>
        <table:table-row table:style-name="ro5">
          <table:table-cell table:style-name="ce3" table:number-columns-repeated="2"/>
          <table:table-cell table:style-name="ce23" table:number-columns-repeated="2"/>
          <table:table-cell table:style-name="ce38"/>
          <table:table-cell table:style-name="ce3" table:number-columns-repeated="3"/>
          <table:table-cell table:style-name="ce96"/>
          <table:table-cell table:style-name="ce3" table:number-columns-repeated="1015"/>
        </table:table-row>
        <table:table-row table:style-name="ro4">
          <table:table-cell table:style-name="ce13" office:value-type="string" calcext:value-type="string">
            <text:p>Step 13 - Compensation Network</text:p>
          </table:table-cell>
          <table:table-cell table:style-name="ce13"/>
          <table:table-cell table:style-name="ce31" office:value-type="string" calcext:value-type="string">
            <text:p>Bandwidth Fc (kHz)</text:p>
          </table:table-cell>
          <table:table-cell table:style-name="ce3"/>
          <table:table-cell table:style-name="ce77" table:content-validation-name="val24" office:value-type="float" office:value="25" calcext:value-type="float">
            <office:annotation draw:style-name="gr30" draw:text-style-name="P4" svg:width="2.4244in" svg:height="0.6453in" svg:x="6.2547in" svg:y="11.2087in" draw:caption-point-x="-0.3457in" draw:caption-point-y="0.4409in">
              <dc:date>2015-03-25T00:00:00</dc:date>
              <text:p text:style-name="P4"><text:span text:style-name="T2">Enter a target closed loop bandwidth for the switching regulator. <text:s/>The bandwidth should be at least one <text:s/>order of magnitude lower than the switching frequency. </text:span></text:p>
            </office:annotation>
            <text:p>25.00</text:p>
          </table:table-cell>
          <table:table-cell table:style-name="ce3" table:number-columns-repeated="1019"/>
        </table:table-row>
        <table:table-row table:style-name="ro5">
          <table:table-cell table:style-name="ce4" table:number-columns-repeated="2"/>
          <table:table-cell table:style-name="ce31" office:value-type="string" calcext:value-type="string">
            <text:p>Modulator Gm(mod) (A/V)</text:p>
          </table:table-cell>
          <table:table-cell table:style-name="ce3"/>
          <table:table-cell table:style-name="ce78" table:formula="of:=1/Ri" office:value-type="float" office:value="33.0317124735729" calcext:value-type="float">
            <office:annotation draw:style-name="gr31" draw:text-style-name="P4" svg:width="2.2031in" svg:height="0.4063in" svg:x="6.2547in" svg:y="11.4272in" draw:caption-point-x="-0.3457in" draw:caption-point-y="0.4098in">
              <dc:date>2015-03-25T00:00:00</dc:date>
              <text:p text:style-name="P4"><text:span text:style-name="T2">Modulator transconductance:</text:span></text:p>
              <text:p text:style-name="P4"><text:span text:style-name="T2">Gm(mod) <text:s/>=1/(A*Rs)</text:span></text:p>
              <text:p text:style-name="P4"><text:span text:style-name="T2"/></text:p>
            </office:annotation>
            <text:p>33.03</text:p>
          </table:table-cell>
          <table:table-cell table:style-name="ce3" table:number-columns-repeated="1019"/>
        </table:table-row>
        <table:table-row table:style-name="ro5">
          <table:table-cell table:style-name="ce4" table:number-columns-repeated="2"/>
          <table:table-cell table:style-name="ce31" office:value-type="string" calcext:value-type="string">
            <text:p>Modulator cross over frequency Fc(mod) (kHz)</text:p>
          </table:table-cell>
          <table:table-cell table:style-name="ce3"/>
          <table:table-cell table:style-name="ce78" table:formula="of:=Gmod/(2*PI()*Cout)/1000" office:value-type="float" office:value="3.67348444141914" calcext:value-type="float">
            <office:annotation draw:style-name="gr32" draw:text-style-name="P4" svg:width="2.578in" svg:height="0.5417in" svg:x="6.2547in" svg:y="11.5835in" draw:caption-point-x="-0.3457in" draw:caption-point-y="0.4307in">
              <dc:date>2015-03-25T00:00:00</dc:date>
              <text:p text:style-name="P4"><text:span text:style-name="T2">Modulator unity gain cross-over frequency from Comp to Vout: </text:span></text:p>
              <text:p text:style-name="P4"><text:span text:style-name="T2">Fc(mod) = Gm(mod)/(2*pi*Cout)</text:span></text:p>
            </office:annotation>
            <text:p>3.67</text:p>
          </table:table-cell>
          <table:table-cell table:style-name="ce3" table:number-columns-repeated="3"/>
          <table:table-cell table:style-name="ce101" office:value-type="string" calcext:value-type="string">
            <text:p>Figure 2 - RDSON Method (no current sense resistor)</text:p>
          </table:table-cell>
          <table:table-cell table:style-name="ce3" table:number-columns-repeated="1015"/>
        </table:table-row>
        <table:table-row table:style-name="ro5">
          <table:table-cell table:style-name="ce17" table:formula="of:=IF(10*Fc&gt;Fsw;&quot; Bandwidth is too close to the switching frequncy&quot;;&quot; &quot;)" office:value-type="string" office:string-value=" " calcext:value-type="string">
            <text:p><text:s/></text:p>
          </table:table-cell>
          <table:table-cell table:style-name="ce3"/>
          <table:table-cell table:style-name="ce23" office:value-type="string" calcext:value-type="string">
            <text:p>Rcomp (k<text:span text:style-name="T13">W</text:span><text:span text:style-name="T14">)</text:span></text:p>
          </table:table-cell>
          <table:table-cell table:style-name="ce23"/>
          <table:table-cell table:style-name="ce79" table:formula="of:=2*PI()*Fc*Rfb2*Cout/Gmod/1000" office:value-type="float" office:value="71.6120750792598" calcext:value-type="float">
            <office:annotation draw:style-name="gr33" draw:text-style-name="P4" svg:width="3.4146in" svg:height="1.5102in" svg:x="6.2657in" svg:y="10.7602in" draw:caption-point-x="-0.3567in" draw:caption-point-y="1.4311in">
              <dc:date>2015-03-25T00:00:00</dc:date>
              <text:p text:style-name="P4"><text:span text:style-name="T2">Ccomp and Rcomp configure the error amplifier gain characteristics to accomplish a stable overall feedback loop. </text:span></text:p>
              <text:p text:style-name="P4"><text:span text:style-name="T2"/></text:p>
              <text:p text:style-name="P4"><text:span text:style-name="T2">Knowing the modulator cross-over frequency, <text:s/>Rcomp is calculated to boost the regulator open loop gain such that the regulator cross-over frequency meets the desired target. <text:s/>At frequencies near cross-over (fc), the overall loop gain can be approximated to be:</text:span></text:p>
              <text:p text:style-name="P4"><text:span text:style-name="T2"/></text:p>
              <text:p text:style-name="P4"><text:span text:style-name="T2">Avl = Rcomp/Rfb2 * Gm(mod)/(2*pi*f*Cout) <text:s/></text:span></text:p>
              <text:p text:style-name="P4"><text:span text:style-name="T2"/></text:p>
            </office:annotation>
            <text:p>71.6</text:p>
          </table:table-cell>
          <table:table-cell table:style-name="ce3" table:number-columns-repeated="1019"/>
        </table:table-row>
        <table:table-row table:style-name="ro5">
          <table:table-cell table:style-name="ce3" table:number-columns-repeated="2"/>
          <table:table-cell table:style-name="ce23" office:value-type="string" calcext:value-type="string">
            <text:p>Ccomp (pF)</text:p>
          </table:table-cell>
          <table:table-cell table:style-name="ce23"/>
          <table:table-cell table:style-name="ce80" table:formula="of:=10/(2*PI()*Fc*Rcomp)/0.000000000001" office:value-type="float" office:value="888.983836403253" calcext:value-type="float">
            <office:annotation draw:style-name="gr34" draw:text-style-name="P4" svg:width="2.8646in" svg:height="0.6244in" svg:x="6.2547in" svg:y="11.9276in" draw:caption-point-x="-0.3457in" draw:caption-point-y="0.4409in">
              <dc:date>2015-03-25T00:00:00</dc:date>
              <text:p text:style-name="P4"><text:span text:style-name="T2">Knowing Rcomp, Ccomp is calculated such that the error amplifier zero is one-tenth the target bandwidth of the regulator. This is the minimum value for Ccomp.</text:span></text:p>
            </office:annotation>
            <text:p>889</text:p>
          </table:table-cell>
          <table:table-cell table:style-name="ce3" table:number-columns-repeated="1019"/>
        </table:table-row>
        <table:table-row table:style-name="ro5">
          <table:table-cell table:style-name="ce3" table:number-columns-repeated="2"/>
          <table:table-cell table:style-name="ce23" office:value-type="string" calcext:value-type="string">
            <text:p>Chf (pF)</text:p>
          </table:table-cell>
          <table:table-cell table:style-name="ce23"/>
          <table:table-cell table:style-name="ce81" table:formula="of:=MAX(Cout*ESR/Rcomp;Ccomp/100)/0.000000000001" office:value-type="float" office:value="34.9723492473595" calcext:value-type="float">
            <office:annotation draw:style-name="gr35" draw:text-style-name="P4" svg:width="3.4035in" svg:height="1.0937in" svg:x="6.2657in" svg:y="12in" draw:caption-point-x="-0.3567in" draw:caption-point-y="0.5453in">
              <dc:date>2015-03-25T00:00:00</dc:date>
              <text:p text:style-name="P4"><text:span text:style-name="T2">Chf creates a pole to roll off the error amplifier gain. The pole <text:s/>is set to 10 times the regulator bandwidth if Chf is chosen as: </text:span></text:p>
              <text:p text:style-name="P4"><text:span text:style-name="T2">Chf = Comp/100. </text:span></text:p>
              <text:p text:style-name="P4"><text:span text:style-name="T2"/></text:p>
              <text:p text:style-name="P4"><text:span text:style-name="T2">For output capacitors with high ESR, Chf is chosen as:</text:span></text:p>
              <text:p text:style-name="P4"><text:span text:style-name="T2">Chf = Cout*ESR/Rcomp.</text:span></text:p>
            </office:annotation>
            <text:p>35</text:p>
          </table:table-cell>
          <table:table-cell table:style-name="ce3" table:number-columns-repeated="1019"/>
        </table:table-row>
        <table:table-row table:style-name="ro5">
          <table:table-cell table:style-name="ce3" table:number-columns-repeated="2"/>
          <table:table-cell table:style-name="ce23" office:value-type="string" calcext:value-type="string">
            <text:p>Error Amp Zero (kHz)</text:p>
          </table:table-cell>
          <table:table-cell table:style-name="ce23"/>
          <table:table-cell table:style-name="ce78" table:formula="of:=1/(2*PI()*Rcomp*Ccomp)/1000" office:value-type="float" office:value="2.5" calcext:value-type="float">
            <text:p>2.50</text:p>
          </table:table-cell>
          <table:table-cell table:style-name="ce3" table:number-columns-repeated="1019"/>
        </table:table-row>
        <table:table-row table:style-name="ro5">
          <table:table-cell table:style-name="ce3" table:number-columns-repeated="2"/>
          <table:table-cell table:style-name="ce23" table:number-columns-repeated="2"/>
          <table:table-cell table:style-name="ce38"/>
          <table:table-cell table:style-name="ce3"/>
          <table:table-cell table:style-name="ce38"/>
          <table:table-cell table:style-name="ce95"/>
          <table:table-cell table:style-name="ce102"/>
          <table:table-cell table:style-name="ce3" table:number-columns-repeated="1015"/>
        </table:table-row>
        <table:table-row table:style-name="ro5">
          <table:table-cell table:style-name="ce4" office:value-type="string" calcext:value-type="string">
            <text:p>Step 14 - Soft Start Capacitor</text:p>
          </table:table-cell>
          <table:table-cell table:style-name="ce4"/>
          <table:table-cell table:style-name="ce31" office:value-type="string" calcext:value-type="string">
            <text:p>tss(min) (ms)</text:p>
          </table:table-cell>
          <table:table-cell table:style-name="ce3"/>
          <table:table-cell table:style-name="ce78" table:formula="of:=Vout*Cout/(Ilimit-Iout)*1000" office:value-type="float" office:value="7.15554999999999" calcext:value-type="float">
            <text:p>7.16</text:p>
          </table:table-cell>
          <table:table-cell table:style-name="ce3" table:number-columns-repeated="1019"/>
        </table:table-row>
        <table:table-row table:style-name="ro5">
          <table:table-cell table:style-name="ce9" table:formula="of:=IF(tssmin&gt;tss;&quot; To prevent overshoot, set tss &gt; tss(min)!&quot;;&quot;&quot;)">
            <text:p/>
          </table:table-cell>
          <table:table-cell table:style-name="ce3"/>
          <table:table-cell table:style-name="ce23" office:value-type="string" calcext:value-type="string">
            <text:p>tss (ms)</text:p>
          </table:table-cell>
          <table:table-cell table:style-name="ce23"/>
          <table:table-cell table:style-name="ce82" table:content-validation-name="val25" office:value-type="float" office:value="12.1" calcext:value-type="float">
            <office:annotation draw:style-name="gr36" draw:text-style-name="P4" svg:width="2.6878in" svg:height="1.0417in" svg:x="6.0894in" svg:y="13.0835in" draw:caption-point-x="-0.1803in" draw:caption-point-y="0.1705in">
              <dc:date>2015-03-25T00:00:00</dc:date>
              <text:p text:style-name="P4"><text:span text:style-name="T2">tss is the time for the reference voltage and output voltage to reach their final value. <text:s/>It should be substantially longer than the time required to charge Cout to Vout at the maximum output current. </text:span></text:p>
              <text:p text:style-name="P4"><text:span text:style-name="T2"/></text:p>
              <text:p text:style-name="P4"><text:span text:style-name="T2">Tss <text:s/>&gt; Vout*Cout/(Icurrentlimit-Iout)</text:span></text:p>
            </office:annotation>
            <text:p>12.10</text:p>
          </table:table-cell>
          <table:table-cell table:style-name="ce3" table:number-columns-repeated="1019"/>
        </table:table-row>
        <table:table-row table:style-name="ro5">
          <table:table-cell table:style-name="ce3" table:number-columns-repeated="2"/>
          <table:table-cell table:style-name="ce23" office:value-type="string" calcext:value-type="string">
            <text:p>Css (<text:span text:style-name="T15">μF)</text:span></text:p>
          </table:table-cell>
          <table:table-cell table:style-name="ce23"/>
          <table:table-cell table:style-name="ce83" table:formula="of:=0.00001*tss/Vref*1000000" office:value-type="float" office:value="0.0995884773662552" calcext:value-type="float">
            <text:p>0.100</text:p>
          </table:table-cell>
          <table:table-cell table:style-name="ce3" table:number-columns-repeated="1019"/>
        </table:table-row>
        <table:table-row table:style-name="ro5">
          <table:table-cell table:style-name="ce3">
            <draw:custom-shape table:end-cell-address="'LM(2)5116 Calculator'.H77" table:end-x="0.0343in" table:end-y="0.1567in" draw:z-index="3" draw:name="Text 252" draw:style-name="gr4" draw:text-style-name="P2" svg:width="6.5976in" svg:height="0.6453in" svg:x="0.0547in" svg:y="0.0433in">
              <text:p text:style-name="P1"><text:span text:style-name="T1">Note: <text:s/>Do not over-write equations in cells, as this may result in calculation errors.</text:span></text:p>
              <text:p text:style-name="P1"><text:span text:style-name="T1">Exact values for Rs and L may be achieved by iterating values for Ripple Current % in Step 1 and Current Limit Target in Step 2.</text:span></text:p>
              <draw:enhanced-geometry svg:viewBox="0 0 21600 21600" draw:type="mso-spt202" draw:enhanced-path="M 0 0 L 21600 0 21600 21600 0 21600 0 0 Z N"/>
            </draw:custom-shape>
          </table:table-cell>
          <table:table-cell table:style-name="ce3"/>
          <table:table-cell table:style-name="ce23" table:number-columns-repeated="2"/>
          <table:table-cell table:style-name="ce38"/>
          <table:table-cell table:style-name="ce3" table:number-columns-repeated="1019"/>
        </table:table-row>
        <table:table-row table:style-name="ro5" table:number-rows-repeated="56">
          <table:table-cell table:style-name="ce3" table:number-columns-repeated="2"/>
          <table:table-cell table:style-name="ce23" table:number-columns-repeated="2"/>
          <table:table-cell table:style-name="ce38"/>
          <table:table-cell table:style-name="ce3" table:number-columns-repeated="1019"/>
        </table:table-row>
        <table:table-row table:style-name="ro5" table:number-rows-repeated="1048445">
          <table:table-cell table:number-columns-repeated="1024"/>
        </table:table-row>
        <table:table-row table:style-name="ro5">
          <table:table-cell table:number-columns-repeated="1024"/>
        </table:table-row>
        <table:named-expressions>
          <table:named-range table:name="Excel_BuiltIn_Print_Area" table:base-cell-address="$'LM(2)5116 Calculator'.$A$1" table:cell-range-address="$'LM(2)5116 Calculator'.$A$1:.$M$77" table:range-usable-as="print-range"/>
          <table:named-range table:name="Excel_BuiltIn__FilterDatabase" table:base-cell-address="$'LM(2)5116 Calculator'.$A$1" table:cell-range-address="$'LM(2)5116 Calculator'.$G$5:.$G$6"/>
        </table:named-expressions>
        <calcext:conditional-formats>
          <calcext:conditional-format calcext:target-range-address="'LM(2)5116 Calculator'.E33:'LM(2)5116 Calculator'.E33">
            <calcext:condition calcext:apply-style-name="Excel_CondFormat_1_1_1" calcext:value="&lt;100" calcext:base-cell-address="'LM(2)5116 Calculator'.E33"/>
          </calcext:conditional-format>
          <calcext:conditional-format calcext:target-range-address="'LM(2)5116 Calculator'.C39:'LM(2)5116 Calculator'.E39">
            <calcext:condition calcext:apply-style-name="Excel_CondFormat_1_2_1" calcext:value="formula-is(UVLOdesired=&quot;Yes&quot;)" calcext:base-cell-address="'LM(2)5116 Calculator'.C39"/>
          </calcext:conditional-format>
          <calcext:conditional-format calcext:target-range-address="'LM(2)5116 Calculator'.C37:'LM(2)5116 Calculator'.E37">
            <calcext:condition calcext:apply-style-name="Excel_CondFormat_1_3_1" calcext:value="formula-is(UVLOdesired=&quot;No&quot;)" calcext:base-cell-address="'LM(2)5116 Calculator'.C37"/>
          </calcext:conditional-format>
          <calcext:conditional-format calcext:target-range-address="'LM(2)5116 Calculator'.E36:'LM(2)5116 Calculator'.E36">
            <calcext:condition calcext:apply-style-name="Excel_CondFormat_1_4_1" calcext:value="formula-is(UVLOdesired=&quot;Yes&quot;)" calcext:base-cell-address="'LM(2)5116 Calculator'.E36"/>
          </calcext:conditional-format>
          <calcext:conditional-format calcext:target-range-address="'LM(2)5116 Calculator'.E16:'LM(2)5116 Calculator'.E16">
            <calcext:condition calcext:apply-style-name="Excel_CondFormat_1_5_1" calcext:value="formula-is(&quot;UVLOdesired=&quot;yes&quot;&quot;)" calcext:base-cell-address="'LM(2)5116 Calculator'.E16"/>
          </calcext:conditional-format>
          <calcext:conditional-format calcext:target-range-address="'LM(2)5116 Calculator'.C19:'LM(2)5116 Calculator'.D19">
            <calcext:condition calcext:apply-style-name="Excel_CondFormat_1_6_1" calcext:value="formula-is(IsenseMethod=&quot;RDSON&quot;)" calcext:base-cell-address="'LM(2)5116 Calculator'.C19"/>
          </calcext:conditional-format>
          <calcext:conditional-format calcext:target-range-address="'LM(2)5116 Calculator'.D17:'LM(2)5116 Calculator'.D18">
            <calcext:condition calcext:apply-style-name="Excel_CondFormat_1_7_1" calcext:value="formula-is(IsenseMethod=&quot;R-sense&quot;)" calcext:base-cell-address="'LM(2)5116 Calculator'.D17"/>
          </calcext:conditional-format>
          <calcext:conditional-format calcext:target-range-address="'LM(2)5116 Calculator'.E19:'LM(2)5116 Calculator'.E19">
            <calcext:condition calcext:apply-style-name="Excel_CondFormat_1_8_1" calcext:value="formula-is(IsenseMethod=&quot;RDSON&quot;)" calcext:base-cell-address="'LM(2)5116 Calculator'.E19"/>
          </calcext:conditional-format>
          <calcext:conditional-format calcext:target-range-address="'LM(2)5116 Calculator'.E18:'LM(2)5116 Calculator'.E18">
            <calcext:condition calcext:apply-style-name="Excel_CondFormat_1_9_1" calcext:value="formula-is(IsenseMethod=&quot;R-sense&quot;)" calcext:base-cell-address="'LM(2)5116 Calculator'.E18"/>
            <calcext:condition calcext:apply-style-name="Excel_CondFormat_1_9_2" calcext:value="&lt;0" calcext:base-cell-address="'LM(2)5116 Calculator'.E18"/>
          </calcext:conditional-format>
          <calcext:conditional-format calcext:target-range-address="'LM(2)5116 Calculator'.C18:'LM(2)5116 Calculator'.C18">
            <calcext:condition calcext:apply-style-name="Excel_CondFormat_1_10_1" calcext:value="formula-is(IsenseMethod=&quot;R-sense&quot;)" calcext:base-cell-address="'LM(2)5116 Calculator'.C18"/>
          </calcext:conditional-format>
        </calcext:conditional-formats>
      </table:table>
      <table:table table:name="Power Dissipation" table:style-name="ta2" table:protected="true">
        <loext:table-protection loext:select-protected-cells="true" loext:select-unprotected-cells="true"/>
        <office:forms form:automatic-focus="false" form:apply-design-mode="false"/>
        <table:table-column table:style-name="co7" table:default-cell-style-name="ce15"/>
        <table:table-column table:style-name="co8" table:default-cell-style-name="ce15"/>
        <table:table-column table:style-name="co9" table:number-columns-repeated="1022" table:default-cell-style-name="Default"/>
        <table:table-row table:style-name="ro4">
          <table:table-cell table:style-name="ce104" office:value-type="string" calcext:value-type="string">
            <text:p>Assumptions</text:p>
          </table:table-cell>
          <table:table-cell table:style-name="ce104"/>
          <table:table-cell table:number-columns-repeated="1022"/>
        </table:table-row>
        <table:table-row table:style-name="ro4">
          <table:table-cell table:style-name="ce105" office:value-type="string" calcext:value-type="string">
            <text:p>Ambient Temperature</text:p>
          </table:table-cell>
          <table:table-cell table:style-name="ce107" table:content-validation-name="val26" office:value-type="float" office:value="25" calcext:value-type="float">
            <text:p>25 C</text:p>
          </table:table-cell>
          <table:table-cell table:number-columns-repeated="1022"/>
        </table:table-row>
        <table:table-row table:style-name="ro4">
          <table:table-cell table:style-name="ce105" office:value-type="string" calcext:value-type="string">
            <text:p>Package RJA</text:p>
          </table:table-cell>
          <table:table-cell table:style-name="ce108" table:content-validation-name="val27" office:value-type="float" office:value="40" calcext:value-type="float">
            <office:annotation draw:style-name="gr39" draw:text-style-name="P4" svg:width="1.3976in" svg:height="0.5626in" svg:x="2.5091in" svg:y="0.2709in" draw:caption-point-x="-0.1681in" draw:caption-point-y="0.1079in">
              <dc:date>2015-03-25T00:00:00</dc:date>
              <text:p text:style-name="P4"><text:span text:style-name="T2">The TSSOP exposed pad thermal resistance is approximately 40C/W</text:span></text:p>
            </office:annotation>
            <text:p>40 C/W</text:p>
          </table:table-cell>
          <table:table-cell table:number-columns-repeated="1022"/>
        </table:table-row>
        <table:table-row table:style-name="ro5">
          <table:table-cell table:number-columns-repeated="1024"/>
        </table:table-row>
        <table:table-row table:style-name="ro5">
          <table:table-cell table:style-name="ce105" office:value-type="string" calcext:value-type="string">
            <text:p>VIN</text:p>
          </table:table-cell>
          <table:table-cell table:style-name="ce109" table:formula="of:=VinMin" office:value-type="float" office:value="45" calcext:value-type="float">
            <text:p>45.0 V</text:p>
          </table:table-cell>
          <table:table-cell table:style-name="ce109" table:formula="of:=VinMin+(VinMax-VinMin)/10" office:value-type="float" office:value="50.5" calcext:value-type="float">
            <text:p>50.5 V</text:p>
          </table:table-cell>
          <table:table-cell table:style-name="ce109" table:formula="of:=VinMin+2*(VinMax-VinMin)/10" office:value-type="float" office:value="56" calcext:value-type="float">
            <text:p>56.0 V</text:p>
          </table:table-cell>
          <table:table-cell table:style-name="ce109" table:formula="of:=VinMin+3*(VinMax-VinMin)/10" office:value-type="float" office:value="61.5" calcext:value-type="float">
            <text:p>61.5 V</text:p>
          </table:table-cell>
          <table:table-cell table:style-name="ce109" table:formula="of:=VinMin+4*(VinMax-VinMin)/10" office:value-type="float" office:value="67" calcext:value-type="float">
            <text:p>67.0 V</text:p>
          </table:table-cell>
          <table:table-cell table:style-name="ce109" table:formula="of:=VinMin+5*(VinMax-VinMin)/10" office:value-type="float" office:value="72.5" calcext:value-type="float">
            <text:p>72.5 V</text:p>
          </table:table-cell>
          <table:table-cell table:style-name="ce109" table:formula="of:=VinMin+6*(VinMax-VinMin)/10" office:value-type="float" office:value="78" calcext:value-type="float">
            <text:p>78.0 V</text:p>
          </table:table-cell>
          <table:table-cell table:style-name="ce109" table:formula="of:=VinMin+7*(VinMax-VinMin)/10" office:value-type="float" office:value="83.5" calcext:value-type="float">
            <text:p>83.5 V</text:p>
          </table:table-cell>
          <table:table-cell table:style-name="ce109" table:formula="of:=VinMin+8*(VinMax-VinMin)/10" office:value-type="float" office:value="89" calcext:value-type="float">
            <text:p>89.0 V</text:p>
          </table:table-cell>
          <table:table-cell table:style-name="ce109" table:formula="of:=VinMin+9*(VinMax-VinMin)/10" office:value-type="float" office:value="94.5" calcext:value-type="float">
            <text:p>94.5 V</text:p>
          </table:table-cell>
          <table:table-cell table:style-name="ce109" table:formula="of:=VinMin+10*(VinMax-VinMin)/10" office:value-type="float" office:value="100" calcext:value-type="float">
            <text:p>100.0 V</text:p>
          </table:table-cell>
          <table:table-cell table:style-name="ce105" table:number-columns-repeated="1012"/>
        </table:table-row>
        <table:table-row table:style-name="ro5">
          <table:table-cell table:style-name="ce106" office:value-type="string" calcext:value-type="string">
            <office:annotation draw:style-name="gr40" draw:text-style-name="P4" svg:width="4.4453in" svg:height="0.8122in" svg:x="0.8697in" svg:y="0.8543in" draw:caption-point-x="0.5909in" draw:caption-point-y="0.0661in">
              <dc:date>2015-03-25T00:00:00</dc:date>
              <text:p text:style-name="P4"><text:span text:style-name="T4">PD=Vin*(Iin+Icc) if VCCX=&lt;4.5: <text:s/>All FET drive current comes from VIN</text:span></text:p>
              <text:p text:style-name="P4"><text:span text:style-name="T4"><text:s text:c="7"/></text:span><text:span text:style-name="T4">=</text:span><text:span text:style-name="T3">Vin*Iin+Vin*Icc</text:span><text:span text:style-name="T4"> <text:s/></text:span></text:p>
              <text:p text:style-name="P4"><text:span text:style-name="T4"><text:s text:c="2"/></text:span><text:span text:style-name="T4">else </text:span><text:span text:style-name="T3">Vin*Iin+Vccx*Icc</text:span><text:span text:style-name="T4">: <text:s text:c="2"/>FET drive comes from Vccx </text:span></text:p>
              <text:p text:style-name="P4"><text:span text:style-name="T4"/></text:p>
              <text:p text:style-name="P4"><text:span text:style-name="T4">If VCCX&lt;4.5, Iin=6mA else Iin=1.6mA </text:span></text:p>
            </office:annotation>
            <text:p>IC Power</text:p>
          </table:table-cell>
          <table:table-cell table:style-name="ce110" table:formula="of:=(IF(VCCX&lt;4.5;0.006;0.0016))*[.B5]+ICC*(IF(VCCX&lt;4.5;[.B5];VCCX))" office:value-type="float" office:value="0.418518581818182" calcext:value-type="float">
            <text:p>0.419 W</text:p>
          </table:table-cell>
          <table:table-cell table:style-name="ce110" table:formula="of:=(IF(VCCX&lt;4.5;0.006;0.0016))*[.C5]+ICC*(IF(VCCX&lt;4.5;[.C5];VCCX))" office:value-type="float" office:value="0.427318581818182" calcext:value-type="float">
            <text:p>0.427 W</text:p>
          </table:table-cell>
          <table:table-cell table:style-name="ce110" table:formula="of:=(IF(VCCX&lt;4.5;0.006;0.0016))*[.D5]+ICC*(IF(VCCX&lt;4.5;[.D5];VCCX))" office:value-type="float" office:value="0.436118581818182" calcext:value-type="float">
            <text:p>0.436 W</text:p>
          </table:table-cell>
          <table:table-cell table:style-name="ce110" table:formula="of:=(IF(VCCX&lt;4.5;0.006;0.0016))*[.E5]+ICC*(IF(VCCX&lt;4.5;[.E5];VCCX))" office:value-type="float" office:value="0.444918581818182" calcext:value-type="float">
            <text:p>0.445 W</text:p>
          </table:table-cell>
          <table:table-cell table:style-name="ce110" table:formula="of:=(IF(VCCX&lt;4.5;0.006;0.0016))*[.F5]+ICC*(IF(VCCX&lt;4.5;[.F5];VCCX))" office:value-type="float" office:value="0.453718581818182" calcext:value-type="float">
            <text:p>0.454 W</text:p>
          </table:table-cell>
          <table:table-cell table:style-name="ce110" table:formula="of:=(IF(VCCX&lt;4.5;0.006;0.0016))*[.G5]+ICC*(IF(VCCX&lt;4.5;[.G5];VCCX))" office:value-type="float" office:value="0.462518581818182" calcext:value-type="float">
            <text:p>0.463 W</text:p>
          </table:table-cell>
          <table:table-cell table:style-name="ce110" table:formula="of:=(IF(VCCX&lt;4.5;0.006;0.0016))*[.H5]+ICC*(IF(VCCX&lt;4.5;[.H5];VCCX))" office:value-type="float" office:value="0.471318581818182" calcext:value-type="float">
            <text:p>0.471 W</text:p>
          </table:table-cell>
          <table:table-cell table:style-name="ce110" table:formula="of:=(IF(VCCX&lt;4.5;0.006;0.0016))*[.I5]+ICC*(IF(VCCX&lt;4.5;[.I5];VCCX))" office:value-type="float" office:value="0.480118581818182" calcext:value-type="float">
            <text:p>0.480 W</text:p>
          </table:table-cell>
          <table:table-cell table:style-name="ce110" table:formula="of:=(IF(VCCX&lt;4.5;0.006;0.0016))*[.J5]+ICC*(IF(VCCX&lt;4.5;[.J5];VCCX))" office:value-type="float" office:value="0.488918581818182" calcext:value-type="float">
            <text:p>0.489 W</text:p>
          </table:table-cell>
          <table:table-cell table:style-name="ce110" table:formula="of:=(IF(VCCX&lt;4.5;0.006;0.0016))*[.K5]+ICC*(IF(VCCX&lt;4.5;[.K5];VCCX))" office:value-type="float" office:value="0.497718581818182" calcext:value-type="float">
            <text:p>0.498 W</text:p>
          </table:table-cell>
          <table:table-cell table:style-name="ce110" table:formula="of:=(IF(VCCX&lt;4.5;0.006;0.0016))*[.L5]+ICC*(IF(VCCX&lt;4.5;[.L5];VCCX))" office:value-type="float" office:value="0.506518581818182" calcext:value-type="float">
            <text:p>0.507 W</text:p>
          </table:table-cell>
          <table:table-cell table:number-columns-repeated="1012"/>
        </table:table-row>
        <table:table-row table:style-name="ro5">
          <table:table-cell table:style-name="ce106" office:value-type="string" calcext:value-type="string">
            <office:annotation draw:style-name="gr41" draw:text-style-name="P4" svg:width="1.4437in" svg:height="0.3335in" svg:x="0.8697in" svg:y="1.0315in" draw:caption-point-x="0.5909in" draw:caption-point-y="0.0661in">
              <dc:date>2015-03-25T00:00:00</dc:date>
              <text:p text:style-name="P4"><text:span text:style-name="T4">LM5116 junction temperature above TA</text:span></text:p>
            </office:annotation>
            <text:p>delta TJ above TA</text:p>
          </table:table-cell>
          <table:table-cell table:style-name="ce111" table:formula="of:=[.B6]*RJA" office:value-type="float" office:value="16.7407432727273" calcext:value-type="float">
            <text:p>17 C</text:p>
          </table:table-cell>
          <table:table-cell table:style-name="ce111" table:formula="of:=[.C6]*RJA" office:value-type="float" office:value="17.0927432727273" calcext:value-type="float">
            <text:p>17 C</text:p>
          </table:table-cell>
          <table:table-cell table:style-name="ce111" table:formula="of:=[.D6]*RJA" office:value-type="float" office:value="17.4447432727273" calcext:value-type="float">
            <text:p>17 C</text:p>
          </table:table-cell>
          <table:table-cell table:style-name="ce111" table:formula="of:=[.E6]*RJA" office:value-type="float" office:value="17.7967432727273" calcext:value-type="float">
            <text:p>18 C</text:p>
          </table:table-cell>
          <table:table-cell table:style-name="ce111" table:formula="of:=[.F6]*RJA" office:value-type="float" office:value="18.1487432727273" calcext:value-type="float">
            <text:p>18 C</text:p>
          </table:table-cell>
          <table:table-cell table:style-name="ce111" table:formula="of:=[.G6]*RJA" office:value-type="float" office:value="18.5007432727273" calcext:value-type="float">
            <text:p>19 C</text:p>
          </table:table-cell>
          <table:table-cell table:style-name="ce111" table:formula="of:=[.H6]*RJA" office:value-type="float" office:value="18.8527432727273" calcext:value-type="float">
            <text:p>19 C</text:p>
          </table:table-cell>
          <table:table-cell table:style-name="ce111" table:formula="of:=[.I6]*RJA" office:value-type="float" office:value="19.2047432727273" calcext:value-type="float">
            <text:p>19 C</text:p>
          </table:table-cell>
          <table:table-cell table:style-name="ce111" table:formula="of:=[.J6]*RJA" office:value-type="float" office:value="19.5567432727273" calcext:value-type="float">
            <text:p>20 C</text:p>
          </table:table-cell>
          <table:table-cell table:style-name="ce111" table:formula="of:=[.K6]*RJA" office:value-type="float" office:value="19.9087432727273" calcext:value-type="float">
            <text:p>20 C</text:p>
          </table:table-cell>
          <table:table-cell table:style-name="ce111" table:formula="of:=[.L6]*RJA" office:value-type="float" office:value="20.2607432727273" calcext:value-type="float">
            <text:p>20 C</text:p>
          </table:table-cell>
          <table:table-cell table:number-columns-repeated="1012"/>
        </table:table-row>
        <table:table-row table:style-name="ro5">
          <table:table-cell table:style-name="ce106" office:value-type="string" calcext:value-type="string">
            <office:annotation draw:style-name="gr42" draw:text-style-name="P4" svg:width="1.4102in" svg:height="0.2083in" svg:x="0.8697in" svg:y="1.2087in" draw:caption-point-x="0.5909in" draw:caption-point-y="0.0657in">
              <dc:date>2015-03-25T00:00:00</dc:date>
              <text:p text:style-name="P4"><text:span text:style-name="T4">Approximate absolute TJ</text:span></text:p>
            </office:annotation>
            <text:p>Junction temperature</text:p>
          </table:table-cell>
          <table:table-cell table:style-name="ce112" table:formula="of:=TA+[.B6]*RJA" office:value-type="float" office:value="41.7407432727273" calcext:value-type="float">
            <text:p>42 C</text:p>
          </table:table-cell>
          <table:table-cell table:style-name="ce112" table:formula="of:=TA+[.C6]*RJA" office:value-type="float" office:value="42.0927432727273" calcext:value-type="float">
            <text:p>42 C</text:p>
          </table:table-cell>
          <table:table-cell table:style-name="ce112" table:formula="of:=TA+[.D6]*RJA" office:value-type="float" office:value="42.4447432727273" calcext:value-type="float">
            <text:p>42 C</text:p>
          </table:table-cell>
          <table:table-cell table:style-name="ce112" table:formula="of:=TA+[.E6]*RJA" office:value-type="float" office:value="42.7967432727273" calcext:value-type="float">
            <text:p>43 C</text:p>
          </table:table-cell>
          <table:table-cell table:style-name="ce112" table:formula="of:=TA+[.F6]*RJA" office:value-type="float" office:value="43.1487432727273" calcext:value-type="float">
            <text:p>43 C</text:p>
          </table:table-cell>
          <table:table-cell table:style-name="ce112" table:formula="of:=TA+[.G6]*RJA" office:value-type="float" office:value="43.5007432727273" calcext:value-type="float">
            <text:p>44 C</text:p>
          </table:table-cell>
          <table:table-cell table:style-name="ce112" table:formula="of:=TA+[.H6]*RJA" office:value-type="float" office:value="43.8527432727273" calcext:value-type="float">
            <text:p>44 C</text:p>
          </table:table-cell>
          <table:table-cell table:style-name="ce112" table:formula="of:=TA+[.I6]*RJA" office:value-type="float" office:value="44.2047432727273" calcext:value-type="float">
            <text:p>44 C</text:p>
          </table:table-cell>
          <table:table-cell table:style-name="ce112" table:formula="of:=TA+[.J6]*RJA" office:value-type="float" office:value="44.5567432727273" calcext:value-type="float">
            <text:p>45 C</text:p>
          </table:table-cell>
          <table:table-cell table:style-name="ce112" table:formula="of:=TA+[.K6]*RJA" office:value-type="float" office:value="44.9087432727273" calcext:value-type="float">
            <text:p>45 C</text:p>
          </table:table-cell>
          <table:table-cell table:style-name="ce112" table:formula="of:=TA+[.L6]*RJA" office:value-type="float" office:value="45.2607432727273" calcext:value-type="float">
            <text:p>45 C</text:p>
          </table:table-cell>
          <table:table-cell table:number-columns-repeated="1012"/>
        </table:table-row>
        <table:table-row table:style-name="ro5">
          <table:table-cell/>
          <table:table-cell table:style-name="ce105"/>
          <table:table-cell table:number-columns-repeated="1022"/>
        </table:table-row>
        <table:table-row table:style-name="ro5">
          <table:table-cell>
            <draw:frame table:end-cell-address="'Power Dissipation'.J33" table:end-x="0.6453in" table:end-y="0.1047in" draw:z-index="0" draw:name="Chart 6" draw:style-name="gr37" draw:text-style-name="P3" svg:width="7.4965in" svg:height="4.1248in" svg:x="0.3846in" svg:y="0.0535in">
              <draw:object draw:notify-on-update-of-ranges="'Power Dissipation'.B5:'Power Dissipation'.L5 'Power Dissipation'.A8:'Power Dissipation'.A8 'Power Dissipation'.B8:'Power Dissipation'.L8" xlink:href="./Object 3" xlink:type="simple" xlink:show="embed" xlink:actuate="onLoad"/>
              <draw:image xlink:href="./ObjectReplacements/Object 3" xlink:type="simple" xlink:show="embed" xlink:actuate="onLoad"/>
            </draw:frame>
          </table:table-cell>
          <table:table-cell table:number-columns-repeated="9"/>
          <table:table-cell>
            <draw:custom-shape table:end-cell-address="'Power Dissipation'.N32" table:end-x="0.4815in" table:end-y="0.0524in" draw:z-index="1" draw:name="Text 7" draw:style-name="gr38" draw:text-style-name="P2" svg:width="2.4031in" svg:height="3.8012in" svg:x="0.1748in" svg:y="0.1476in">
              <text:p text:style-name="P1"><text:span text:style-name="T12">Power dissipation is calculated from values entered in the calculator as well as the parameters on this page.</text:span></text:p>
              <text:p text:style-name="P1"><text:span text:style-name="T12"/></text:p>
              <text:p text:style-name="P1"><text:span text:style-name="T12">Using VCCX will significantly reduce power dissipation as the FET gate charge will be taken from VCCX rather than VIN.</text:span></text:p>
              <text:p text:style-name="P1"><text:span text:style-name="T12"/></text:p>
              <text:p text:style-name="P1"><text:span text:style-name="T12">FET's with larger gate charge (QG) require more current to drive and will increase power dissipation.</text:span></text:p>
              <text:p text:style-name="P1"><text:span text:style-name="T12"/></text:p>
              <text:p text:style-name="P1"><text:span text:style-name="T12">Higher frequency switching increases power dissipation.</text:span></text:p>
              <text:p text:style-name="P1"><text:span text:style-name="T12"/></text:p>
              <text:p text:style-name="P1"><text:span text:style-name="T12">Junction temperature should be kept below 125C</text:span></text:p>
              <text:p text:style-name="P1"><text:span text:style-name="T12"/></text:p>
              <text:p text:style-name="P1"><text:span text:style-name="T12"/></text:p>
              <draw:enhanced-geometry svg:viewBox="0 0 21600 21600" draw:type="mso-spt202" draw:enhanced-path="M 0 0 L 21600 0 21600 21600 0 21600 0 0 Z N"/>
            </draw:custom-shape>
          </table:table-cell>
          <table:table-cell table:number-columns-repeated="1013"/>
        </table:table-row>
        <table:table-row table:style-name="ro5" table:number-rows-repeated="1048565">
          <table:table-cell table:number-columns-repeated="1024"/>
        </table:table-row>
        <table:table-row table:style-name="ro5">
          <table:table-cell table:number-columns-repeated="1024"/>
        </table:table-row>
        <calcext:conditional-formats>
          <calcext:conditional-format calcext:target-range-address="'Power Dissipation'.B8:'Power Dissipation'.L8">
            <calcext:condition calcext:apply-style-name="Excel_CondFormat_2_1_1" calcext:value="&gt;125" calcext:base-cell-address="'Power Dissipation'.B8"/>
          </calcext:conditional-format>
        </calcext:conditional-formats>
      </table:table>
      <table:table table:name="Frequency Compensation Graphs" table:style-name="ta3" table:protected="true" table:print-ranges="'Frequency Compensation Graphs'.A1:'Frequency Compensation Graphs'.X58">
        <loext:table-protection loext:select-protected-cells="true" loext:select-unprotected-cells="true"/>
        <office:forms form:automatic-focus="false" form:apply-design-mode="false"/>
        <table:table-column table:style-name="co4" table:default-cell-style-name="ce15"/>
        <table:table-column table:style-name="co10" table:default-cell-style-name="ce105"/>
        <table:table-column table:style-name="co11" table:default-cell-style-name="ce105"/>
        <table:table-column table:style-name="co12" table:default-cell-style-name="ce105"/>
        <table:table-column table:style-name="co13" table:default-cell-style-name="ce105"/>
        <table:table-column table:style-name="co11" table:default-cell-style-name="ce105"/>
        <table:table-column table:style-name="co14" table:default-cell-style-name="ce105"/>
        <table:table-column table:style-name="co15" table:default-cell-style-name="ce105"/>
        <table:table-column table:style-name="co14" table:number-columns-repeated="2" table:default-cell-style-name="ce105"/>
        <table:table-column table:style-name="co16" table:default-cell-style-name="ce105"/>
        <table:table-column table:style-name="co5" table:default-cell-style-name="ce105"/>
        <table:table-column table:style-name="co17" table:default-cell-style-name="Default"/>
        <table:table-column table:style-name="co18" table:default-cell-style-name="ce15"/>
        <table:table-column table:style-name="co9" table:number-columns-repeated="10" table:default-cell-style-name="Default"/>
        <table:table-column table:style-name="co17" table:default-cell-style-name="Default"/>
        <table:table-column table:style-name="co9" table:number-columns-repeated="8" table:default-cell-style-name="Default"/>
        <table:table-column table:style-name="co19" table:default-cell-style-name="ce15"/>
        <table:table-column table:style-name="co8" table:default-cell-style-name="ce15"/>
        <table:table-column table:style-name="co9" table:number-columns-repeated="989" table:default-cell-style-name="Default"/>
        <table:table-row table:style-name="ro7">
          <table:table-cell table:style-name="ce113" office:value-type="string" calcext:value-type="string">
            <text:p>frequency (Hz)</text:p>
          </table:table-cell>
          <table:table-cell table:style-name="ce113" office:value-type="string" calcext:value-type="string">
            <text:p>frequency (rad/sec)</text:p>
          </table:table-cell>
          <table:table-cell table:style-name="ce113" office:value-type="string" calcext:value-type="string">
            <text:p>Modulator</text:p>
            <text:p>Gain</text:p>
            <text:p>(dB)</text:p>
          </table:table-cell>
          <table:table-cell table:style-name="ce113" office:value-type="string" calcext:value-type="string">
            <text:p>Modulator</text:p>
            <text:p>Phase</text:p>
            <text:p>(deg)</text:p>
          </table:table-cell>
          <table:table-cell table:style-name="ce113" office:value-type="string" calcext:value-type="string">
            <text:p>Ideal Error Amplifier Gain</text:p>
            <text:p>(dB)</text:p>
          </table:table-cell>
          <table:table-cell table:style-name="ce113" office:value-type="string" calcext:value-type="string">
            <text:p>Amplifier Aol &amp; Fbw Offset</text:p>
            <text:p>(dB)</text:p>
          </table:table-cell>
          <table:table-cell table:style-name="ce113" office:value-type="string" calcext:value-type="string">
            <text:p>Actual Error Amplifier Gain</text:p>
            <text:p>(dB)</text:p>
          </table:table-cell>
          <table:table-cell table:style-name="ce113" office:value-type="string" calcext:value-type="string">
            <text:p>Ideal Error Amplifier Phase (deg)</text:p>
          </table:table-cell>
          <table:table-cell table:style-name="ce113" office:value-type="string" calcext:value-type="string">
            <text:p>Amplifier Aol &amp; Fbw Offset</text:p>
            <text:p>(deg)</text:p>
          </table:table-cell>
          <table:table-cell table:style-name="ce113" office:value-type="string" calcext:value-type="string">
            <text:p>Actual Error Amplifier Phase</text:p>
            <text:p>(deg)</text:p>
          </table:table-cell>
          <table:table-cell table:style-name="ce113" office:value-type="string" calcext:value-type="string">
            <text:p>Overall Loop</text:p>
            <text:p>Gain</text:p>
            <text:p>(dB)</text:p>
          </table:table-cell>
          <table:table-cell table:style-name="ce113" office:value-type="string" calcext:value-type="string">
            <text:p>Loop</text:p>
            <text:p>Phase</text:p>
            <text:p>(deg)</text:p>
          </table:table-cell>
          <table:table-cell/>
          <table:table-cell table:style-name="ce113" office:value-type="string" calcext:value-type="string">
            <text:p>Frequency Compensation Parameters</text:p>
          </table:table-cell>
          <table:table-cell table:style-name="ce134" table:number-columns-repeated="2"/>
          <table:table-cell table:style-name="ce136" office:value-type="string" calcext:value-type="string">
            <text:p>Zea</text:p>
          </table:table-cell>
          <table:table-cell table:style-name="ce136" office:value-type="string" calcext:value-type="string">
            <text:p>Aea</text:p>
          </table:table-cell>
          <table:table-cell table:style-name="ce137" table:number-columns-repeated="14"/>
          <table:table-cell table:style-name="ce138" table:number-columns-repeated="3"/>
          <table:table-cell table:number-columns-repeated="989"/>
        </table:table-row>
        <table:table-row table:style-name="ro5">
          <table:table-cell table:style-name="ce114" table:formula="of:=Fsw/10000000" office:value-type="float" office:value="0.02517" calcext:value-type="float">
            <text:p>2.52E-02</text:p>
          </table:table-cell>
          <table:table-cell table:style-name="ce114" table:formula="of:=2*PI()*f" office:value-type="float" office:value="0.15814777418171" calcext:value-type="float">
            <text:p>1.58E-01</text:p>
          </table:table-cell>
          <table:table-cell table:style-name="ce115" table:formula="of:=20*LOG(Av*SQRT(1+(w/wz)^2)/SQRT(1+(w/wp)^2)/SQRT((1-(w/wn)^2)^2+1/Q^2*(w/wn)^2))" office:value-type="float" office:value="23.070317900627" calcext:value-type="float">
            <text:p>23.1</text:p>
          </table:table-cell>
          <table:table-cell table:style-name="ce115" table:formula="of:=180/PI()*(ATAN(w/wz)-ATAN(w/wp)+IF(w&lt;wn;(-ATAN((1/Q*w/wn)/(1-(w/wn)^2)));(-ATAN((1/Q*w/wn)/(1-(w/wn)^2)))-PI()))" office:value-type="float" office:value="-0.00560029446432814" calcext:value-type="float">
            <text:p>0.0</text:p>
          </table:table-cell>
          <table:table-cell table:style-name="ce115" table:formula="of:=20*LOG(Zea)" office:value-type="float" office:value="116.086015379023" calcext:value-type="float">
            <text:p>116.1</text:p>
          </table:table-cell>
          <table:table-cell table:style-name="ce115" table:formula="of:=20*LOG(1/(SQRT((1+SQRT((1/Aol)^2+(w/wbw)^2)*(COS(ATAN(w*Aol/wbw))+Zea/Kfb*COS(ATAN(w*Aol/wbw)+Aea)))^2+(SQRT((1/Aol)^2+(w/wbw)^2)*(SIN(ATAN(w*Aol/wbw))+Zea/Kfb*SIN(ATAN(w*Aol/wbw)+Aea)))^2)))" office:value-type="float" office:value="-57.317059731287" calcext:value-type="float">
            <text:p>-57.3</text:p>
          </table:table-cell>
          <table:table-cell table:style-name="ce115" table:formula="of:=[.E2]+[.F2]" office:value-type="float" office:value="58.7689556477357" calcext:value-type="float">
            <text:p>58.8</text:p>
          </table:table-cell>
          <table:table-cell table:style-name="ce115" table:formula="of:=180/PI()*Aea+180" office:value-type="float" office:value="90.0005689352598" calcext:value-type="float">
            <text:p>90.0</text:p>
          </table:table-cell>
          <table:table-cell table:style-name="ce115" table:formula="of:=180/PI()*(-ATAN((SQRT((1/Aol)^2+(w/wbw)^2)*(SIN(ATAN(w*Aol/wbw))+Zea/Kfb*SIN(ATAN(w*Aol/wbw)+Aea)))/(1+SQRT((1/Aol)^2+(w/wbw)^2)*(COS(ATAN(w*Aol/wbw))+Zea/Kfb*COS(ATAN(w*Aol/wbw)+Aea)))))" office:value-type="float" office:value="89.9165846775466" calcext:value-type="float">
            <text:p>89.9</text:p>
          </table:table-cell>
          <table:table-cell table:style-name="ce115" table:formula="of:=[.H2]+[.I2]" office:value-type="float" office:value="179.917153612806" calcext:value-type="float">
            <text:p>179.9</text:p>
          </table:table-cell>
          <table:table-cell table:style-name="ce115" table:formula="of:=[.C2]+[.G2]" office:value-type="float" office:value="81.8392735483627" calcext:value-type="float">
            <text:p>81.8</text:p>
          </table:table-cell>
          <table:table-cell table:style-name="ce115" table:formula="of:=[.D2]+[.J2]" office:value-type="float" office:value="179.911553318342" calcext:value-type="float">
            <text:p>179.9</text:p>
          </table:table-cell>
          <table:table-cell table:style-name="ce130" office:value-type="string" calcext:value-type="string">
            <text:p>Aol = </text:p>
          </table:table-cell>
          <table:table-cell table:style-name="ce131" office:value-type="float" office:value="10000" calcext:value-type="float">
            <text:p>10000</text:p>
          </table:table-cell>
          <table:table-cell table:number-columns-repeated="2"/>
          <table:table-cell table:style-name="ce116" table:formula="of:=SQRT(1+(w/wzea)^2)/(w/wo*SQRT(1+(w/whf)^2))" office:value-type="float" office:value="637236.683909756" calcext:value-type="float">
            <text:p>637236.68</text:p>
          </table:table-cell>
          <table:table-cell table:style-name="ce133" table:formula="of:=ATAN(w/wzea)-PI()/2-ATAN(w/whf)" office:value-type="float" office:value="-1.57078639700138" calcext:value-type="float">
            <text:p>-1.571</text:p>
          </table:table-cell>
          <table:table-cell table:style-name="ce137" table:number-columns-repeated="17"/>
          <table:table-cell table:number-columns-repeated="989"/>
        </table:table-row>
        <table:table-row table:style-name="ro5">
          <table:table-cell table:style-name="ce114" table:formula="of:=Fsw/4000000" office:value-type="float" office:value="0.062925" calcext:value-type="float">
            <text:p>6.29E-02</text:p>
          </table:table-cell>
          <table:table-cell table:style-name="ce114" table:formula="of:=2*PI()*f" office:value-type="float" office:value="0.395369435454275" calcext:value-type="float">
            <text:p>3.95E-01</text:p>
          </table:table-cell>
          <table:table-cell table:style-name="ce115" table:formula="of:=20*LOG(Av*SQRT(1+(w/wz)^2)/SQRT(1+(w/wp)^2)/SQRT((1-(w/wn)^2)^2+1/Q^2*(w/wn)^2))" office:value-type="float" office:value="23.0703176835622" calcext:value-type="float">
            <text:p>23.1</text:p>
          </table:table-cell>
          <table:table-cell table:style-name="ce115" table:formula="of:=180/PI()*(ATAN(w/wz)-ATAN(w/wp)+IF(w&lt;wn;(-ATAN((1/Q*w/wn)/(1-(w/wn)^2)));(-ATAN((1/Q*w/wn)/(1-(w/wn)^2)))-PI()))" office:value-type="float" office:value="-0.0140007359279772" calcext:value-type="float">
            <text:p>0.0</text:p>
          </table:table-cell>
          <table:table-cell table:style-name="ce115" table:formula="of:=20*LOG(Zea)" office:value-type="float" office:value="108.127215207993" calcext:value-type="float">
            <text:p>108.1</text:p>
          </table:table-cell>
          <table:table-cell table:style-name="ce115" table:formula="of:=20*LOG(1/(SQRT((1+SQRT((1/Aol)^2+(w/wbw)^2)*(COS(ATAN(w*Aol/wbw))+Zea/Kfb*COS(ATAN(w*Aol/wbw)+Aea)))^2+(SQRT((1/Aol)^2+(w/wbw)^2)*(SIN(ATAN(w*Aol/wbw))+Zea/Kfb*SIN(ATAN(w*Aol/wbw)+Aea)))^2)))" office:value-type="float" office:value="-49.3583078462151" calcext:value-type="float">
            <text:p>-49.4</text:p>
          </table:table-cell>
          <table:table-cell table:style-name="ce115" table:formula="of:=[.E3]+[.F3]" office:value-type="float" office:value="58.768907361778" calcext:value-type="float">
            <text:p>58.8</text:p>
          </table:table-cell>
          <table:table-cell table:style-name="ce115" table:formula="of:=180/PI()*Aea+180" office:value-type="float" office:value="90.0014223381491" calcext:value-type="float">
            <text:p>90.0</text:p>
          </table:table-cell>
          <table:table-cell table:style-name="ce115" table:formula="of:=180/PI()*(-ATAN((SQRT((1/Aol)^2+(w/wbw)^2)*(SIN(ATAN(w*Aol/wbw))+Zea/Kfb*SIN(ATAN(w*Aol/wbw)+Aea)))/(1+SQRT((1/Aol)^2+(w/wbw)^2)*(COS(ATAN(w*Aol/wbw))+Zea/Kfb*COS(ATAN(w*Aol/wbw)+Aea)))))" office:value-type="float" office:value="89.791462466458" calcext:value-type="float">
            <text:p>89.8</text:p>
          </table:table-cell>
          <table:table-cell table:style-name="ce115" table:formula="of:=[.H3]+[.I3]" office:value-type="float" office:value="179.792884804607" calcext:value-type="float">
            <text:p>179.8</text:p>
          </table:table-cell>
          <table:table-cell table:style-name="ce115" table:formula="of:=[.C3]+[.G3]" office:value-type="float" office:value="81.8392250453402" calcext:value-type="float">
            <text:p>81.8</text:p>
          </table:table-cell>
          <table:table-cell table:style-name="ce115" table:formula="of:=[.D3]+[.J3]" office:value-type="float" office:value="179.778884068679" calcext:value-type="float">
            <text:p>179.8</text:p>
          </table:table-cell>
          <table:table-cell table:style-name="ce130" office:value-type="string" calcext:value-type="string">
            <text:p>Kfb = </text:p>
          </table:table-cell>
          <table:table-cell table:style-name="ce132" table:formula="of:=Rfb1/(Rfb1+Rfb2)" office:value-type="float" office:value="0.0867857142857143" calcext:value-type="float">
            <text:p>0.0868</text:p>
          </table:table-cell>
          <table:table-cell table:number-columns-repeated="2"/>
          <table:table-cell table:style-name="ce116" table:formula="of:=SQRT(1+(w/wzea)^2)/(w/wo*SQRT(1+(w/whf)^2))" office:value-type="float" office:value="254894.673634661" calcext:value-type="float">
            <text:p>254894.67</text:p>
          </table:table-cell>
          <table:table-cell table:style-name="ce133" table:formula="of:=ATAN(w/wzea)-PI()/2-ATAN(w/whf)" office:value-type="float" office:value="-1.57077150231112" calcext:value-type="float">
            <text:p>-1.571</text:p>
          </table:table-cell>
          <table:table-cell table:style-name="ce137" table:number-columns-repeated="17"/>
          <table:table-cell table:number-columns-repeated="989"/>
        </table:table-row>
        <table:table-row table:style-name="ro5">
          <table:table-cell table:style-name="ce114" table:formula="of:=Fsw/2000000" office:value-type="float" office:value="0.12585" calcext:value-type="float">
            <text:p>1.26E-01</text:p>
          </table:table-cell>
          <table:table-cell table:style-name="ce114" table:formula="of:=2*PI()*f" office:value-type="float" office:value="0.790738870908551" calcext:value-type="float">
            <text:p>7.91E-01</text:p>
          </table:table-cell>
          <table:table-cell table:style-name="ce115" table:formula="of:=20*LOG(Av*SQRT(1+(w/wz)^2)/SQRT(1+(w/wp)^2)/SQRT((1-(w/wn)^2)^2+1/Q^2*(w/wn)^2))" office:value-type="float" office:value="23.0703169083309" calcext:value-type="float">
            <text:p>23.1</text:p>
          </table:table-cell>
          <table:table-cell table:style-name="ce115" table:formula="of:=180/PI()*(ATAN(w/wz)-ATAN(w/wp)+IF(w&lt;wn;(-ATAN((1/Q*w/wn)/(1-(w/wn)^2)));(-ATAN((1/Q*w/wn)/(1-(w/wn)^2)))-PI()))" office:value-type="float" office:value="-0.0280014701927895" calcext:value-type="float">
            <text:p>0.0</text:p>
          </table:table-cell>
          <table:table-cell table:style-name="ce115" table:formula="of:=20*LOG(Zea)" office:value-type="float" office:value="102.106615303325" calcext:value-type="float">
            <text:p>102.1</text:p>
          </table:table-cell>
          <table:table-cell table:style-name="ce115" table:formula="of:=20*LOG(1/(SQRT((1+SQRT((1/Aol)^2+(w/wbw)^2)*(COS(ATAN(w*Aol/wbw))+Zea/Kfb*COS(ATAN(w*Aol/wbw)+Aea)))^2+(SQRT((1/Aol)^2+(w/wbw)^2)*(SIN(ATAN(w*Aol/wbw))+Zea/Kfb*SIN(ATAN(w*Aol/wbw)+Aea)))^2)))" office:value-type="float" office:value="-43.337880387013" calcext:value-type="float">
            <text:p>-43.3</text:p>
          </table:table-cell>
          <table:table-cell table:style-name="ce115" table:formula="of:=[.E4]+[.F4]" office:value-type="float" office:value="58.7687349163119" calcext:value-type="float">
            <text:p>58.8</text:p>
          </table:table-cell>
          <table:table-cell table:style-name="ce115" table:formula="of:=180/PI()*Aea+180" office:value-type="float" office:value="90.0028446762963" calcext:value-type="float">
            <text:p>90.0</text:p>
          </table:table-cell>
          <table:table-cell table:style-name="ce115" table:formula="of:=180/PI()*(-ATAN((SQRT((1/Aol)^2+(w/wbw)^2)*(SIN(ATAN(w*Aol/wbw))+Zea/Kfb*SIN(ATAN(w*Aol/wbw)+Aea)))/(1+SQRT((1/Aol)^2+(w/wbw)^2)*(COS(ATAN(w*Aol/wbw))+Zea/Kfb*COS(ATAN(w*Aol/wbw)+Aea)))))" office:value-type="float" office:value="89.5829304512573" calcext:value-type="float">
            <text:p>89.6</text:p>
          </table:table-cell>
          <table:table-cell table:style-name="ce115" table:formula="of:=[.H4]+[.I4]" office:value-type="float" office:value="179.585775127554" calcext:value-type="float">
            <text:p>179.6</text:p>
          </table:table-cell>
          <table:table-cell table:style-name="ce115" table:formula="of:=[.C4]+[.G4]" office:value-type="float" office:value="81.8390518246428" calcext:value-type="float">
            <text:p>81.8</text:p>
          </table:table-cell>
          <table:table-cell table:style-name="ce115" table:formula="of:=[.D4]+[.J4]" office:value-type="float" office:value="179.557773657361" calcext:value-type="float">
            <text:p>179.6</text:p>
          </table:table-cell>
          <table:table-cell table:style-name="ce130" office:value-type="string" calcext:value-type="string">
            <text:p>Rth = </text:p>
          </table:table-cell>
          <table:table-cell table:style-name="ce115" table:formula="of:=Rfb1*Rfb2/(Rfb1+Rfb2)" office:value-type="float" office:value="913.214285714286" calcext:value-type="float">
            <text:p>913.2</text:p>
          </table:table-cell>
          <table:table-cell table:number-columns-repeated="2"/>
          <table:table-cell table:style-name="ce116" table:formula="of:=SQRT(1+(w/wzea)^2)/(w/wo*SQRT(1+(w/whf)^2))" office:value-type="float" office:value="127447.336943685" calcext:value-type="float">
            <text:p>127447.34</text:p>
          </table:table-cell>
          <table:table-cell table:style-name="ce133" table:formula="of:=ATAN(w/wzea)-PI()/2-ATAN(w/whf)" office:value-type="float" office:value="-1.57074667782737" calcext:value-type="float">
            <text:p>-1.571</text:p>
          </table:table-cell>
          <table:table-cell table:style-name="ce137" table:number-columns-repeated="17"/>
          <table:table-cell table:number-columns-repeated="989"/>
        </table:table-row>
        <table:table-row table:style-name="ro5">
          <table:table-cell table:style-name="ce114" table:formula="of:=Fsw/1000000" office:value-type="float" office:value="0.2517" calcext:value-type="float">
            <text:p>2.52E-01</text:p>
          </table:table-cell>
          <table:table-cell table:style-name="ce114" table:formula="of:=2*PI()*f" office:value-type="float" office:value="1.5814777418171" calcext:value-type="float">
            <text:p>1.58E+00</text:p>
          </table:table-cell>
          <table:table-cell table:style-name="ce115" table:formula="of:=20*LOG(Av*SQRT(1+(w/wz)^2)/SQRT(1+(w/wp)^2)/SQRT((1-(w/wn)^2)^2+1/Q^2*(w/wn)^2))" office:value-type="float" office:value="23.0703138074072" calcext:value-type="float">
            <text:p>23.1</text:p>
          </table:table-cell>
          <table:table-cell table:style-name="ce115" table:formula="of:=180/PI()*(ATAN(w/wz)-ATAN(w/wp)+IF(w&lt;wn;(-ATAN((1/Q*w/wn)/(1-(w/wn)^2)));(-ATAN((1/Q*w/wn)/(1-(w/wn)^2)))-PI()))" office:value-type="float" office:value="-0.0560029270802665" calcext:value-type="float">
            <text:p>-0.1</text:p>
          </table:table-cell>
          <table:table-cell table:style-name="ce115" table:formula="of:=20*LOG(Zea)" office:value-type="float" office:value="96.0860154244909" calcext:value-type="float">
            <text:p>96.1</text:p>
          </table:table-cell>
          <table:table-cell table:style-name="ce115" table:formula="of:=20*LOG(1/(SQRT((1+SQRT((1/Aol)^2+(w/wbw)^2)*(COS(ATAN(w*Aol/wbw))+Zea/Kfb*COS(ATAN(w*Aol/wbw)+Aea)))^2+(SQRT((1/Aol)^2+(w/wbw)^2)*(SIN(ATAN(w*Aol/wbw))+Zea/Kfb*SIN(ATAN(w*Aol/wbw)+Aea)))^2)))" office:value-type="float" office:value="-37.3179702215719" calcext:value-type="float">
            <text:p>-37.3</text:p>
          </table:table-cell>
          <table:table-cell table:style-name="ce115" table:formula="of:=[.E5]+[.F5]" office:value-type="float" office:value="58.768045202919" calcext:value-type="float">
            <text:p>58.8</text:p>
          </table:table-cell>
          <table:table-cell table:style-name="ce115" table:formula="of:=180/PI()*Aea+180" office:value-type="float" office:value="90.0056893525771" calcext:value-type="float">
            <text:p>90.0</text:p>
          </table:table-cell>
          <table:table-cell table:style-name="ce115" table:formula="of:=180/PI()*(-ATAN((SQRT((1/Aol)^2+(w/wbw)^2)*(SIN(ATAN(w*Aol/wbw))+Zea/Kfb*SIN(ATAN(w*Aol/wbw)+Aea)))/(1+SQRT((1/Aol)^2+(w/wbw)^2)*(COS(ATAN(w*Aol/wbw))+Zea/Kfb*COS(ATAN(w*Aol/wbw)+Aea)))))" office:value-type="float" office:value="89.1659050439872" calcext:value-type="float">
            <text:p>89.2</text:p>
          </table:table-cell>
          <table:table-cell table:style-name="ce115" table:formula="of:=[.H5]+[.I5]" office:value-type="float" office:value="179.171594396564" calcext:value-type="float">
            <text:p>179.2</text:p>
          </table:table-cell>
          <table:table-cell table:style-name="ce115" table:formula="of:=[.C5]+[.G5]" office:value-type="float" office:value="81.8383590103262" calcext:value-type="float">
            <text:p>81.8</text:p>
          </table:table-cell>
          <table:table-cell table:style-name="ce115" table:formula="of:=[.D5]+[.J5]" office:value-type="float" office:value="179.115591469484" calcext:value-type="float">
            <text:p>179.1</text:p>
          </table:table-cell>
          <table:table-cell table:style-name="ce130" office:value-type="string" calcext:value-type="string">
            <text:p>wzea = </text:p>
          </table:table-cell>
          <table:table-cell table:style-name="ce131" table:formula="of:=1/(Ccmp*Rcmp)" office:value-type="float" office:value="15369.2461384769" calcext:value-type="float">
            <text:p>15369</text:p>
          </table:table-cell>
          <table:table-cell table:number-columns-repeated="2"/>
          <table:table-cell table:style-name="ce116" table:formula="of:=SQRT(1+(w/wzea)^2)/(w/wo*SQRT(1+(w/whf)^2))" office:value-type="float" office:value="63723.6687245516" calcext:value-type="float">
            <text:p>63723.67</text:p>
          </table:table-cell>
          <table:table-cell table:style-name="ce133" table:formula="of:=ATAN(w/wzea)-PI()/2-ATAN(w/whf)" office:value-type="float" office:value="-1.57069702886012" calcext:value-type="float">
            <text:p>-1.571</text:p>
          </table:table-cell>
          <table:table-cell table:style-name="ce137" table:number-columns-repeated="17"/>
          <table:table-cell table:number-columns-repeated="989"/>
        </table:table-row>
        <table:table-row table:style-name="ro5">
          <table:table-cell table:style-name="ce114" table:formula="of:=Fsw/400000" office:value-type="float" office:value="0.62925" calcext:value-type="float">
            <text:p>6.29E-01</text:p>
          </table:table-cell>
          <table:table-cell table:style-name="ce114" table:formula="of:=2*PI()*f" office:value-type="float" office:value="3.95369435454275" calcext:value-type="float">
            <text:p>3.95E+00</text:p>
          </table:table-cell>
          <table:table-cell table:style-name="ce115" table:formula="of:=20*LOG(Av*SQRT(1+(w/wz)^2)/SQRT(1+(w/wp)^2)/SQRT((1-(w/wn)^2)^2+1/Q^2*(w/wn)^2))" office:value-type="float" office:value="23.0702921010036" calcext:value-type="float">
            <text:p>23.1</text:p>
          </table:table-cell>
          <table:table-cell table:style-name="ce115" table:formula="of:=180/PI()*(ATAN(w/wz)-ATAN(w/wp)+IF(w&lt;wn;(-ATAN((1/Q*w/wn)/(1-(w/wn)^2)));(-ATAN((1/Q*w/wn)/(1-(w/wn)^2)))-PI()))" office:value-type="float" office:value="-0.140007084858495" calcext:value-type="float">
            <text:p>-0.1</text:p>
          </table:table-cell>
          <table:table-cell table:style-name="ce115" table:formula="of:=20*LOG(Zea)" office:value-type="float" office:value="88.1272154921698" calcext:value-type="float">
            <text:p>88.1</text:p>
          </table:table-cell>
          <table:table-cell table:style-name="ce115" table:formula="of:=20*LOG(1/(SQRT((1+SQRT((1/Aol)^2+(w/wbw)^2)*(COS(ATAN(w*Aol/wbw))+Zea/Kfb*COS(ATAN(w*Aol/wbw)+Aea)))^2+(SQRT((1/Aol)^2+(w/wbw)^2)*(SIN(ATAN(w*Aol/wbw))+Zea/Kfb*SIN(ATAN(w*Aol/wbw)+Aea)))^2)))" office:value-type="float" office:value="-29.3639952181497" calcext:value-type="float">
            <text:p>-29.4</text:p>
          </table:table-cell>
          <table:table-cell table:style-name="ce115" table:formula="of:=[.E6]+[.F6]" office:value-type="float" office:value="58.7632202740201" calcext:value-type="float">
            <text:p>58.8</text:p>
          </table:table-cell>
          <table:table-cell table:style-name="ce115" table:formula="of:=180/PI()*Aea+180" office:value-type="float" office:value="90.0142233811696" calcext:value-type="float">
            <text:p>90.0</text:p>
          </table:table-cell>
          <table:table-cell table:style-name="ce115" table:formula="of:=180/PI()*(-ATAN((SQRT((1/Aol)^2+(w/wbw)^2)*(SIN(ATAN(w*Aol/wbw))+Zea/Kfb*SIN(ATAN(w*Aol/wbw)+Aea)))/(1+SQRT((1/Aol)^2+(w/wbw)^2)*(COS(ATAN(w*Aol/wbw))+Zea/Kfb*COS(ATAN(w*Aol/wbw)+Aea)))))" office:value-type="float" office:value="87.9155344973461" calcext:value-type="float">
            <text:p>87.9</text:p>
          </table:table-cell>
          <table:table-cell table:style-name="ce115" table:formula="of:=[.H6]+[.I6]" office:value-type="float" office:value="177.929757878516" calcext:value-type="float">
            <text:p>177.9</text:p>
          </table:table-cell>
          <table:table-cell table:style-name="ce115" table:formula="of:=[.C6]+[.G6]" office:value-type="float" office:value="81.8335123750237" calcext:value-type="float">
            <text:p>81.8</text:p>
          </table:table-cell>
          <table:table-cell table:style-name="ce115" table:formula="of:=[.D6]+[.J6]" office:value-type="float" office:value="177.789750793657" calcext:value-type="float">
            <text:p>177.8</text:p>
          </table:table-cell>
          <table:table-cell table:style-name="ce130" office:value-type="string" calcext:value-type="string">
            <text:p>wo = </text:p>
          </table:table-cell>
          <table:table-cell table:style-name="ce131" table:formula="of:=1/(Rfb2*(Ccmp+Cchf))" office:value-type="float" office:value="100777.563181933" calcext:value-type="float">
            <text:p>100778</text:p>
          </table:table-cell>
          <table:table-cell table:number-columns-repeated="2"/>
          <table:table-cell table:style-name="ce116" table:formula="of:=SQRT(1+(w/wzea)^2)/(w/wo*SQRT(1+(w/whf)^2))" office:value-type="float" office:value="25489.4681974061" calcext:value-type="float">
            <text:p>25489.47</text:p>
          </table:table-cell>
          <table:table-cell table:style-name="ce133" table:formula="of:=ATAN(w/wzea)-PI()/2-ATAN(w/whf)" office:value-type="float" office:value="-1.57054808196272" calcext:value-type="float">
            <text:p>-1.571</text:p>
          </table:table-cell>
          <table:table-cell table:style-name="ce137" table:number-columns-repeated="17"/>
          <table:table-cell table:number-columns-repeated="989"/>
        </table:table-row>
        <table:table-row table:style-name="ro5">
          <table:table-cell table:style-name="ce114" table:formula="of:=Fsw/200000" office:value-type="float" office:value="1.2585" calcext:value-type="float">
            <text:p>1.26E+00</text:p>
          </table:table-cell>
          <table:table-cell table:style-name="ce114" table:formula="of:=2*PI()*f" office:value-type="float" office:value="7.90738870908551" calcext:value-type="float">
            <text:p>7.91E+00</text:p>
          </table:table-cell>
          <table:table-cell table:style-name="ce115" table:formula="of:=20*LOG(Av*SQRT(1+(w/wz)^2)/SQRT(1+(w/wp)^2)/SQRT((1-(w/wn)^2)^2+1/Q^2*(w/wn)^2))" office:value-type="float" office:value="23.0702145790189" calcext:value-type="float">
            <text:p>23.1</text:p>
          </table:table-cell>
          <table:table-cell table:style-name="ce115" table:formula="of:=180/PI()*(ATAN(w/wz)-ATAN(w/wp)+IF(w&lt;wn;(-ATAN((1/Q*w/wn)/(1-(w/wn)^2)));(-ATAN((1/Q*w/wn)/(1-(w/wn)^2)))-PI()))" office:value-type="float" office:value="-0.280012506581426" calcext:value-type="float">
            <text:p>-0.3</text:p>
          </table:table-cell>
          <table:table-cell table:style-name="ce115" table:formula="of:=20*LOG(Zea)" office:value-type="float" office:value="82.1066164400313" calcext:value-type="float">
            <text:p>82.1</text:p>
          </table:table-cell>
          <table:table-cell table:style-name="ce115" table:formula="of:=20*LOG(1/(SQRT((1+SQRT((1/Aol)^2+(w/wbw)^2)*(COS(ATAN(w*Aol/wbw))+Zea/Kfb*COS(ATAN(w*Aol/wbw)+Aea)))^2+(SQRT((1/Aol)^2+(w/wbw)^2)*(SIN(ATAN(w*Aol/wbw))+Zea/Kfb*SIN(ATAN(w*Aol/wbw)+Aea)))^2)))" office:value-type="float" office:value="-23.3605844237232" calcext:value-type="float">
            <text:p>-23.4</text:p>
          </table:table-cell>
          <table:table-cell table:style-name="ce115" table:formula="of:=[.E7]+[.F7]" office:value-type="float" office:value="58.7460320163081" calcext:value-type="float">
            <text:p>58.7</text:p>
          </table:table-cell>
          <table:table-cell table:style-name="ce115" table:formula="of:=180/PI()*Aea+180" office:value-type="float" office:value="90.0284467603885" calcext:value-type="float">
            <text:p>90.0</text:p>
          </table:table-cell>
          <table:table-cell table:style-name="ce115" table:formula="of:=180/PI()*(-ATAN((SQRT((1/Aol)^2+(w/wbw)^2)*(SIN(ATAN(w*Aol/wbw))+Zea/Kfb*SIN(ATAN(w*Aol/wbw)+Aea)))/(1+SQRT((1/Aol)^2+(w/wbw)^2)*(COS(ATAN(w*Aol/wbw))+Zea/Kfb*COS(ATAN(w*Aol/wbw)+Aea)))))" office:value-type="float" office:value="85.8365657274751" calcext:value-type="float">
            <text:p>85.8</text:p>
          </table:table-cell>
          <table:table-cell table:style-name="ce115" table:formula="of:=[.H7]+[.I7]" office:value-type="float" office:value="175.865012487864" calcext:value-type="float">
            <text:p>175.9</text:p>
          </table:table-cell>
          <table:table-cell table:style-name="ce115" table:formula="of:=[.C7]+[.G7]" office:value-type="float" office:value="81.816246595327" calcext:value-type="float">
            <text:p>81.8</text:p>
          </table:table-cell>
          <table:table-cell table:style-name="ce115" table:formula="of:=[.D7]+[.J7]" office:value-type="float" office:value="175.584999981282" calcext:value-type="float">
            <text:p>175.6</text:p>
          </table:table-cell>
          <table:table-cell table:style-name="ce130" office:value-type="string" calcext:value-type="string">
            <text:p>wth = </text:p>
          </table:table-cell>
          <table:table-cell table:style-name="ce131" table:formula="of:=1/(Rth*(Ccmp+Cchf))" office:value-type="float" office:value="1161222.9502445" calcext:value-type="float">
            <text:p>1161223</text:p>
          </table:table-cell>
          <table:table-cell table:number-columns-repeated="2"/>
          <table:table-cell table:style-name="ce116" table:formula="of:=SQRT(1+(w/wzea)^2)/(w/wo*SQRT(1+(w/whf)^2))" office:value-type="float" office:value="12744.7353622485" calcext:value-type="float">
            <text:p>12744.74</text:p>
          </table:table-cell>
          <table:table-cell table:style-name="ce133" table:formula="of:=ATAN(w/wzea)-PI()/2-ATAN(w/whf)" office:value-type="float" office:value="-1.57029983716459" calcext:value-type="float">
            <text:p>-1.570</text:p>
          </table:table-cell>
          <table:table-cell table:style-name="ce137" table:number-columns-repeated="17"/>
          <table:table-cell table:number-columns-repeated="989"/>
        </table:table-row>
        <table:table-row table:style-name="ro5">
          <table:table-cell table:style-name="ce114" table:formula="of:=Fsw/100000" office:value-type="float" office:value="2.517" calcext:value-type="float">
            <text:p>2.52E+00</text:p>
          </table:table-cell>
          <table:table-cell table:style-name="ce114" table:formula="of:=2*PI()*f" office:value-type="float" office:value="15.814777418171" calcext:value-type="float">
            <text:p>1.58E+01</text:p>
          </table:table-cell>
          <table:table-cell table:style-name="ce115" table:formula="of:=20*LOG(Av*SQRT(1+(w/wz)^2)/SQRT(1+(w/wp)^2)/SQRT((1-(w/wn)^2)^2+1/Q^2*(w/wn)^2))" office:value-type="float" office:value="23.0699045049169" calcext:value-type="float">
            <text:p>23.1</text:p>
          </table:table-cell>
          <table:table-cell table:style-name="ce115" table:formula="of:=180/PI()*(ATAN(w/wz)-ATAN(w/wp)+IF(w&lt;wn;(-ATAN((1/Q*w/wn)/(1-(w/wn)^2)));(-ATAN((1/Q*w/wn)/(1-(w/wn)^2)))-PI()))" office:value-type="float" office:value="-0.560011708790784" calcext:value-type="float">
            <text:p>-0.6</text:p>
          </table:table-cell>
          <table:table-cell table:style-name="ce115" table:formula="of:=20*LOG(Zea)" office:value-type="float" office:value="76.0860199713148" calcext:value-type="float">
            <text:p>76.1</text:p>
          </table:table-cell>
          <table:table-cell table:style-name="ce115" table:formula="of:=20*LOG(1/(SQRT((1+SQRT((1/Aol)^2+(w/wbw)^2)*(COS(ATAN(w*Aol/wbw))+Zea/Kfb*COS(ATAN(w*Aol/wbw)+Aea)))^2+(SQRT((1/Aol)^2+(w/wbw)^2)*(SIN(ATAN(w*Aol/wbw))+Zea/Kfb*SIN(ATAN(w*Aol/wbw)+Aea)))^2)))" office:value-type="float" office:value="-17.4080686233823" calcext:value-type="float">
            <text:p>-17.4</text:p>
          </table:table-cell>
          <table:table-cell table:style-name="ce115" table:formula="of:=[.E8]+[.F8]" office:value-type="float" office:value="58.6779513479326" calcext:value-type="float">
            <text:p>58.7</text:p>
          </table:table-cell>
          <table:table-cell table:style-name="ce115" table:formula="of:=180/PI()*Aea+180" office:value-type="float" office:value="90.0568935051716" calcext:value-type="float">
            <text:p>90.1</text:p>
          </table:table-cell>
          <table:table-cell table:style-name="ce115" table:formula="of:=180/PI()*(-ATAN((SQRT((1/Aol)^2+(w/wbw)^2)*(SIN(ATAN(w*Aol/wbw))+Zea/Kfb*SIN(ATAN(w*Aol/wbw)+Aea)))/(1+SQRT((1/Aol)^2+(w/wbw)^2)*(COS(ATAN(w*Aol/wbw))+Zea/Kfb*COS(ATAN(w*Aol/wbw)+Aea)))))" office:value-type="float" office:value="81.7165896352134" calcext:value-type="float">
            <text:p>81.7</text:p>
          </table:table-cell>
          <table:table-cell table:style-name="ce115" table:formula="of:=[.H8]+[.I8]" office:value-type="float" office:value="171.773483140385" calcext:value-type="float">
            <text:p>171.8</text:p>
          </table:table-cell>
          <table:table-cell table:style-name="ce115" table:formula="of:=[.C8]+[.G8]" office:value-type="float" office:value="81.7478558528495" calcext:value-type="float">
            <text:p>81.7</text:p>
          </table:table-cell>
          <table:table-cell table:style-name="ce115" table:formula="of:=[.D8]+[.J8]" office:value-type="float" office:value="171.213471431594" calcext:value-type="float">
            <text:p>171.2</text:p>
          </table:table-cell>
          <table:table-cell table:style-name="ce130" office:value-type="string" calcext:value-type="string">
            <text:p>whf = </text:p>
          </table:table-cell>
          <table:table-cell table:style-name="ce131" table:formula="of:=(Cchf+Ccmp)/(Rcmp*Cchf*Ccmp)" office:value-type="float" office:value="439187.851775264" calcext:value-type="float">
            <text:p>439188</text:p>
          </table:table-cell>
          <table:table-cell table:number-columns-repeated="2"/>
          <table:table-cell table:style-name="ce116" table:formula="of:=SQRT(1+(w/wzea)^2)/(w/wo*SQRT(1+(w/whf)^2))" office:value-type="float" office:value="6372.37020821451" calcext:value-type="float">
            <text:p>6372.37</text:p>
          </table:table-cell>
          <table:table-cell table:style-name="ce133" table:formula="of:=ATAN(w/wzea)-PI()/2-ATAN(w/whf)" office:value-type="float" office:value="-1.56980334780665" calcext:value-type="float">
            <text:p>-1.570</text:p>
          </table:table-cell>
          <table:table-cell table:style-name="ce137" table:number-columns-repeated="17"/>
          <table:table-cell table:number-columns-repeated="989"/>
        </table:table-row>
        <table:table-row table:style-name="ro5">
          <table:table-cell table:style-name="ce114" table:formula="of:=Fsw/40000" office:value-type="float" office:value="6.2925" calcext:value-type="float">
            <text:p>6.29E+00</text:p>
          </table:table-cell>
          <table:table-cell table:style-name="ce114" table:formula="of:=2*PI()*f" office:value-type="float" office:value="39.5369435454275" calcext:value-type="float">
            <text:p>3.95E+01</text:p>
          </table:table-cell>
          <table:table-cell table:style-name="ce115" table:formula="of:=20*LOG(Av*SQRT(1+(w/wz)^2)/SQRT(1+(w/wp)^2)/SQRT((1-(w/wn)^2)^2+1/Q^2*(w/wn)^2))" office:value-type="float" office:value="23.0677346058467" calcext:value-type="float">
            <text:p>23.1</text:p>
          </table:table-cell>
          <table:table-cell table:style-name="ce115" table:formula="of:=180/PI()*(ATAN(w/wz)-ATAN(w/wp)+IF(w&lt;wn;(-ATAN((1/Q*w/wn)/(1-(w/wn)^2)));(-ATAN((1/Q*w/wn)/(1-(w/wn)^2)))-PI()))" office:value-type="float" office:value="-1.39979652522597" calcext:value-type="float">
            <text:p>-1.4</text:p>
          </table:table-cell>
          <table:table-cell table:style-name="ce115" table:formula="of:=20*LOG(Zea)" office:value-type="float" office:value="68.1272439097392" calcext:value-type="float">
            <text:p>68.1</text:p>
          </table:table-cell>
          <table:table-cell table:style-name="ce115" table:formula="of:=20*LOG(1/(SQRT((1+SQRT((1/Aol)^2+(w/wbw)^2)*(COS(ATAN(w*Aol/wbw))+Zea/Kfb*COS(ATAN(w*Aol/wbw)+Aea)))^2+(SQRT((1/Aol)^2+(w/wbw)^2)*(SIN(ATAN(w*Aol/wbw))+Zea/Kfb*SIN(ATAN(w*Aol/wbw)+Aea)))^2)))" office:value-type="float" office:value="-9.89812540509231" calcext:value-type="float">
            <text:p>-9.9</text:p>
          </table:table-cell>
          <table:table-cell table:style-name="ce115" table:formula="of:=[.E9]+[.F9]" office:value-type="float" office:value="58.2291185046469" calcext:value-type="float">
            <text:p>58.2</text:p>
          </table:table-cell>
          <table:table-cell table:style-name="ce115" table:formula="of:=180/PI()*Aea+180" office:value-type="float" office:value="90.1422334898353" calcext:value-type="float">
            <text:p>90.1</text:p>
          </table:table-cell>
          <table:table-cell table:style-name="ce115" table:formula="of:=180/PI()*(-ATAN((SQRT((1/Aol)^2+(w/wbw)^2)*(SIN(ATAN(w*Aol/wbw))+Zea/Kfb*SIN(ATAN(w*Aol/wbw)+Aea)))/(1+SQRT((1/Aol)^2+(w/wbw)^2)*(COS(ATAN(w*Aol/wbw))+Zea/Kfb*COS(ATAN(w*Aol/wbw)+Aea)))))" office:value-type="float" office:value="69.999131604214" calcext:value-type="float">
            <text:p>70.0</text:p>
          </table:table-cell>
          <table:table-cell table:style-name="ce115" table:formula="of:=[.H9]+[.I9]" office:value-type="float" office:value="160.141365094049" calcext:value-type="float">
            <text:p>160.1</text:p>
          </table:table-cell>
          <table:table-cell table:style-name="ce115" table:formula="of:=[.C9]+[.G9]" office:value-type="float" office:value="81.2968531104936" calcext:value-type="float">
            <text:p>81.3</text:p>
          </table:table-cell>
          <table:table-cell table:style-name="ce115" table:formula="of:=[.D9]+[.J9]" office:value-type="float" office:value="158.741568568823" calcext:value-type="float">
            <text:p>158.7</text:p>
          </table:table-cell>
          <table:table-cell table:style-name="ce130" office:value-type="string" calcext:value-type="string">
            <text:p>wbw = </text:p>
          </table:table-cell>
          <table:table-cell table:style-name="ce131" table:formula="of:=2*PI()*3000000" office:value-type="float" office:value="18849555.9215388" calcext:value-type="float">
            <text:p>18849556</text:p>
          </table:table-cell>
          <table:table-cell table:number-columns-repeated="2"/>
          <table:table-cell table:style-name="ce116" table:formula="of:=SQRT(1+(w/wzea)^2)/(w/wo*SQRT(1+(w/whf)^2))" office:value-type="float" office:value="2548.95515912724" calcext:value-type="float">
            <text:p>2548.96</text:p>
          </table:table-cell>
          <table:table-cell table:style-name="ce133" table:formula="of:=ATAN(w/wzea)-PI()/2-ATAN(w/whf)" office:value-type="float" office:value="-1.56831388409067" calcext:value-type="float">
            <text:p>-1.568</text:p>
          </table:table-cell>
          <table:table-cell table:style-name="ce137" table:number-columns-repeated="17"/>
          <table:table-cell table:number-columns-repeated="989"/>
        </table:table-row>
        <table:table-row table:style-name="ro5">
          <table:table-cell table:style-name="ce114" table:formula="of:=Fsw/20000" office:value-type="float" office:value="12.585" calcext:value-type="float">
            <text:p>1.26E+01</text:p>
          </table:table-cell>
          <table:table-cell table:style-name="ce114" table:formula="of:=2*PI()*f" office:value-type="float" office:value="79.0738870908551" calcext:value-type="float">
            <text:p>7.91E+01</text:p>
          </table:table-cell>
          <table:table-cell table:style-name="ce115" table:formula="of:=20*LOG(Av*SQRT(1+(w/wz)^2)/SQRT(1+(w/wp)^2)/SQRT((1-(w/wn)^2)^2+1/Q^2*(w/wn)^2))" office:value-type="float" office:value="23.0599938044793" calcext:value-type="float">
            <text:p>23.1</text:p>
          </table:table-cell>
          <table:table-cell table:style-name="ce115" table:formula="of:=180/PI()*(ATAN(w/wz)-ATAN(w/wp)+IF(w&lt;wn;(-ATAN((1/Q*w/wn)/(1-(w/wn)^2)));(-ATAN((1/Q*w/wn)/(1-(w/wn)^2)))-PI()))" office:value-type="float" office:value="-2.79793284869419" calcext:value-type="float">
            <text:p>-2.8</text:p>
          </table:table-cell>
          <table:table-cell table:style-name="ce115" table:formula="of:=20*LOG(Zea)" office:value-type="float" office:value="62.1067301091683" calcext:value-type="float">
            <text:p>62.1</text:p>
          </table:table-cell>
          <table:table-cell table:style-name="ce115" table:formula="of:=20*LOG(1/(SQRT((1+SQRT((1/Aol)^2+(w/wbw)^2)*(COS(ATAN(w*Aol/wbw))+Zea/Kfb*COS(ATAN(w*Aol/wbw)+Aea)))^2+(SQRT((1/Aol)^2+(w/wbw)^2)*(SIN(ATAN(w*Aol/wbw))+Zea/Kfb*SIN(ATAN(w*Aol/wbw)+Aea)))^2)))" office:value-type="float" office:value="-5.18306349244692" calcext:value-type="float">
            <text:p>-5.2</text:p>
          </table:table-cell>
          <table:table-cell table:style-name="ce115" table:formula="of:=[.E10]+[.F10]" office:value-type="float" office:value="56.9236666167214" calcext:value-type="float">
            <text:p>56.9</text:p>
          </table:table-cell>
          <table:table-cell table:style-name="ce115" table:formula="of:=180/PI()*Aea+180" office:value-type="float" office:value="90.2844650290312" calcext:value-type="float">
            <text:p>90.3</text:p>
          </table:table-cell>
          <table:table-cell table:style-name="ce115" table:formula="of:=180/PI()*(-ATAN((SQRT((1/Aol)^2+(w/wbw)^2)*(SIN(ATAN(w*Aol/wbw))+Zea/Kfb*SIN(ATAN(w*Aol/wbw)+Aea)))/(1+SQRT((1/Aol)^2+(w/wbw)^2)*(COS(ATAN(w*Aol/wbw))+Zea/Kfb*COS(ATAN(w*Aol/wbw)+Aea)))))" office:value-type="float" office:value="53.942025218497" calcext:value-type="float">
            <text:p>53.9</text:p>
          </table:table-cell>
          <table:table-cell table:style-name="ce115" table:formula="of:=[.H10]+[.I10]" office:value-type="float" office:value="144.226490247528" calcext:value-type="float">
            <text:p>144.2</text:p>
          </table:table-cell>
          <table:table-cell table:style-name="ce115" table:formula="of:=[.C10]+[.G10]" office:value-type="float" office:value="79.9836604212007" calcext:value-type="float">
            <text:p>80.0</text:p>
          </table:table-cell>
          <table:table-cell table:style-name="ce115" table:formula="of:=[.D10]+[.J10]" office:value-type="float" office:value="141.428557398834" calcext:value-type="float">
            <text:p>141.4</text:p>
          </table:table-cell>
          <table:table-cell table:style-name="ce130"/>
          <table:table-cell table:style-name="ce105"/>
          <table:table-cell table:number-columns-repeated="2"/>
          <table:table-cell table:style-name="ce116" table:formula="of:=SQRT(1+(w/wzea)^2)/(w/wo*SQRT(1+(w/whf)^2))" office:value-type="float" office:value="1274.49021491418" calcext:value-type="float">
            <text:p>1274.49</text:p>
          </table:table-cell>
          <table:table-cell table:style-name="ce133" table:formula="of:=ATAN(w/wzea)-PI()/2-ATAN(w/whf)" office:value-type="float" office:value="-1.56583147543152" calcext:value-type="float">
            <text:p>-1.566</text:p>
          </table:table-cell>
          <table:table-cell table:style-name="ce137" table:number-columns-repeated="17"/>
          <table:table-cell table:number-columns-repeated="989"/>
        </table:table-row>
        <table:table-row table:style-name="ro5">
          <table:table-cell table:style-name="ce114" table:formula="of:=Fsw/10000" office:value-type="float" office:value="25.17" calcext:value-type="float">
            <text:p>2.52E+01</text:p>
          </table:table-cell>
          <table:table-cell table:style-name="ce114" table:formula="of:=2*PI()*f" office:value-type="float" office:value="158.14777418171" calcext:value-type="float">
            <text:p>1.58E+02</text:p>
          </table:table-cell>
          <table:table-cell table:style-name="ce115" table:formula="of:=20*LOG(Av*SQRT(1+(w/wz)^2)/SQRT(1+(w/wp)^2)/SQRT((1-(w/wn)^2)^2+1/Q^2*(w/wn)^2))" office:value-type="float" office:value="23.0291678340717" calcext:value-type="float">
            <text:p>23.0</text:p>
          </table:table-cell>
          <table:table-cell table:style-name="ce115" table:formula="of:=180/PI()*(ATAN(w/wz)-ATAN(w/wp)+IF(w&lt;wn;(-ATAN((1/Q*w/wn)/(1-(w/wn)^2)));(-ATAN((1/Q*w/wn)/(1-(w/wn)^2)))-PI()))" office:value-type="float" office:value="-5.58265470316344" calcext:value-type="float">
            <text:p>-5.6</text:p>
          </table:table-cell>
          <table:table-cell table:style-name="ce115" table:formula="of:=20*LOG(Zea)" office:value-type="float" office:value="56.086474629608" calcext:value-type="float">
            <text:p>56.1</text:p>
          </table:table-cell>
          <table:table-cell table:style-name="ce115" table:formula="of:=20*LOG(1/(SQRT((1+SQRT((1/Aol)^2+(w/wbw)^2)*(COS(ATAN(w*Aol/wbw))+Zea/Kfb*COS(ATAN(w*Aol/wbw)+Aea)))^2+(SQRT((1/Aol)^2+(w/wbw)^2)*(SIN(ATAN(w*Aol/wbw))+Zea/Kfb*SIN(ATAN(w*Aol/wbw)+Aea)))^2)))" office:value-type="float" office:value="-2.25565284769431" calcext:value-type="float">
            <text:p>-2.3</text:p>
          </table:table-cell>
          <table:table-cell table:style-name="ce115" table:formula="of:=[.E11]+[.F11]" office:value-type="float" office:value="53.8308217819137" calcext:value-type="float">
            <text:p>53.8</text:p>
          </table:table-cell>
          <table:table-cell table:style-name="ce115" table:formula="of:=180/PI()*Aea+180" office:value-type="float" office:value="90.5689144538773" calcext:value-type="float">
            <text:p>90.6</text:p>
          </table:table-cell>
          <table:table-cell table:style-name="ce115" table:formula="of:=180/PI()*(-ATAN((SQRT((1/Aol)^2+(w/wbw)^2)*(SIN(ATAN(w*Aol/wbw))+Zea/Kfb*SIN(ATAN(w*Aol/wbw)+Aea)))/(1+SQRT((1/Aol)^2+(w/wbw)^2)*(COS(ATAN(w*Aol/wbw))+Zea/Kfb*COS(ATAN(w*Aol/wbw)+Aea)))))" office:value-type="float" office:value="34.4616261282032" calcext:value-type="float">
            <text:p>34.5</text:p>
          </table:table-cell>
          <table:table-cell table:style-name="ce115" table:formula="of:=[.H11]+[.I11]" office:value-type="float" office:value="125.030540582081" calcext:value-type="float">
            <text:p>125.0</text:p>
          </table:table-cell>
          <table:table-cell table:style-name="ce115" table:formula="of:=[.C11]+[.G11]" office:value-type="float" office:value="76.8599896159854" calcext:value-type="float">
            <text:p>76.9</text:p>
          </table:table-cell>
          <table:table-cell table:style-name="ce115" table:formula="of:=[.D11]+[.J11]" office:value-type="float" office:value="119.447885878917" calcext:value-type="float">
            <text:p>119.4</text:p>
          </table:table-cell>
          <table:table-cell table:style-name="ce130" office:value-type="string" calcext:value-type="string">
            <text:p>Vin = </text:p>
          </table:table-cell>
          <table:table-cell table:style-name="ce105" table:formula="of:=(VinMin+VinMax)/2" office:value-type="float" office:value="72.5" calcext:value-type="float">
            <text:p>72.5</text:p>
          </table:table-cell>
          <table:table-cell table:style-name="ce130"/>
          <table:table-cell table:style-name="ce105"/>
          <table:table-cell table:style-name="ce116" table:formula="of:=SQRT(1+(w/wzea)^2)/(w/wo*SQRT(1+(w/whf)^2))" office:value-type="float" office:value="637.270377528844" calcext:value-type="float">
            <text:p>637.27</text:p>
          </table:table-cell>
          <table:table-cell table:style-name="ce133" table:formula="of:=ATAN(w/wzea)-PI()/2-ATAN(w/whf)" office:value-type="float" office:value="-1.56086689641255" calcext:value-type="float">
            <text:p>-1.561</text:p>
          </table:table-cell>
          <table:table-cell table:style-name="ce137" table:number-columns-repeated="17"/>
          <table:table-cell table:number-columns-repeated="989"/>
        </table:table-row>
        <table:table-row table:style-name="ro5">
          <table:table-cell table:style-name="ce114" table:formula="of:=Fsw/4000" office:value-type="float" office:value="62.925" calcext:value-type="float">
            <text:p>6.29E+01</text:p>
          </table:table-cell>
          <table:table-cell table:style-name="ce114" table:formula="of:=2*PI()*f" office:value-type="float" office:value="395.369435454275" calcext:value-type="float">
            <text:p>3.95E+02</text:p>
          </table:table-cell>
          <table:table-cell table:style-name="ce115" table:formula="of:=20*LOG(Av*SQRT(1+(w/wz)^2)/SQRT(1+(w/wp)^2)/SQRT((1-(w/wn)^2)^2+1/Q^2*(w/wn)^2))" office:value-type="float" office:value="22.8193032514958" calcext:value-type="float">
            <text:p>22.8</text:p>
          </table:table-cell>
          <table:table-cell table:style-name="ce115" table:formula="of:=180/PI()*(ATAN(w/wz)-ATAN(w/wp)+IF(w&lt;wn;(-ATAN((1/Q*w/wn)/(1-(w/wn)^2)));(-ATAN((1/Q*w/wn)/(1-(w/wn)^2)))-PI()))" office:value-type="float" office:value="-13.7330359195288" calcext:value-type="float">
            <text:p>-13.7</text:p>
          </table:table-cell>
          <table:table-cell table:style-name="ce115" table:formula="of:=20*LOG(Zea)" office:value-type="float" office:value="48.1300847257654" calcext:value-type="float">
            <text:p>48.1</text:p>
          </table:table-cell>
          <table:table-cell table:style-name="ce115" table:formula="of:=20*LOG(1/(SQRT((1+SQRT((1/Aol)^2+(w/wbw)^2)*(COS(ATAN(w*Aol/wbw))+Zea/Kfb*COS(ATAN(w*Aol/wbw)+Aea)))^2+(SQRT((1/Aol)^2+(w/wbw)^2)*(SIN(ATAN(w*Aol/wbw))+Zea/Kfb*SIN(ATAN(w*Aol/wbw)+Aea)))^2)))" office:value-type="float" office:value="-0.892386167443251" calcext:value-type="float">
            <text:p>-0.9</text:p>
          </table:table-cell>
          <table:table-cell table:style-name="ce115" table:formula="of:=[.E12]+[.F12]" office:value-type="float" office:value="47.2376985583222" calcext:value-type="float">
            <text:p>47.2</text:p>
          </table:table-cell>
          <table:table-cell table:style-name="ce115" table:formula="of:=180/PI()*Aea+180" office:value-type="float" office:value="91.4220131654951" calcext:value-type="float">
            <text:p>91.4</text:p>
          </table:table-cell>
          <table:table-cell table:style-name="ce115" table:formula="of:=180/PI()*(-ATAN((SQRT((1/Aol)^2+(w/wbw)^2)*(SIN(ATAN(w*Aol/wbw))+Zea/Kfb*SIN(ATAN(w*Aol/wbw)+Aea)))/(1+SQRT((1/Aol)^2+(w/wbw)^2)*(COS(ATAN(w*Aol/wbw))+Zea/Kfb*COS(ATAN(w*Aol/wbw)+Aea)))))" office:value-type="float" office:value="15.2859131265725" calcext:value-type="float">
            <text:p>15.3</text:p>
          </table:table-cell>
          <table:table-cell table:style-name="ce115" table:formula="of:=[.H12]+[.I12]" office:value-type="float" office:value="106.707926292068" calcext:value-type="float">
            <text:p>106.7</text:p>
          </table:table-cell>
          <table:table-cell table:style-name="ce115" table:formula="of:=[.C12]+[.G12]" office:value-type="float" office:value="70.057001809818" calcext:value-type="float">
            <text:p>70.1</text:p>
          </table:table-cell>
          <table:table-cell table:style-name="ce115" table:formula="of:=[.D12]+[.J12]" office:value-type="float" office:value="92.9748903725388" calcext:value-type="float">
            <text:p>93.0</text:p>
          </table:table-cell>
          <table:table-cell table:style-name="ce130" office:value-type="string" calcext:value-type="string">
            <text:p>D = </text:p>
          </table:table-cell>
          <table:table-cell table:style-name="ce132" table:formula="of:=Vout/Vin" office:value-type="float" office:value="0.193103448275862" calcext:value-type="float">
            <text:p>0.1931</text:p>
          </table:table-cell>
          <table:table-cell table:style-name="ce130"/>
          <table:table-cell table:style-name="ce105"/>
          <table:table-cell table:style-name="ce116" table:formula="of:=SQRT(1+(w/wzea)^2)/(w/wo*SQRT(1+(w/whf)^2))" office:value-type="float" office:value="254.978895937567" calcext:value-type="float">
            <text:p>254.98</text:p>
          </table:table-cell>
          <table:table-cell table:style-name="ce133" table:formula="of:=ATAN(w/wzea)-PI()/2-ATAN(w/whf)" office:value-type="float" office:value="-1.5459775150503" calcext:value-type="float">
            <text:p>-1.546</text:p>
          </table:table-cell>
          <table:table-cell table:style-name="ce137" table:number-columns-repeated="17"/>
          <table:table-cell table:number-columns-repeated="989"/>
        </table:table-row>
        <table:table-row table:style-name="ro5">
          <table:table-cell table:style-name="ce114" table:formula="of:=Fsw/2000" office:value-type="float" office:value="125.85" calcext:value-type="float">
            <text:p>1.26E+02</text:p>
          </table:table-cell>
          <table:table-cell table:style-name="ce114" table:formula="of:=2*PI()*f" office:value-type="float" office:value="790.738870908551" calcext:value-type="float">
            <text:p>7.91E+02</text:p>
          </table:table-cell>
          <table:table-cell table:style-name="ce115" table:formula="of:=20*LOG(Av*SQRT(1+(w/wz)^2)/SQRT(1+(w/wp)^2)/SQRT((1-(w/wn)^2)^2+1/Q^2*(w/wn)^2))" office:value-type="float" office:value="22.1430927516128" calcext:value-type="float">
            <text:p>22.1</text:p>
          </table:table-cell>
          <table:table-cell table:style-name="ce115" table:formula="of:=180/PI()*(ATAN(w/wz)-ATAN(w/wp)+IF(w&lt;wn;(-ATAN((1/Q*w/wn)/(1-(w/wn)^2)));(-ATAN((1/Q*w/wn)/(1-(w/wn)^2)))-PI()))" office:value-type="float" office:value="-26.055103465853" calcext:value-type="float">
            <text:p>-26.1</text:p>
          </table:table-cell>
          <table:table-cell table:style-name="ce115" table:formula="of:=20*LOG(Zea)" office:value-type="float" office:value="42.118081988184" calcext:value-type="float">
            <text:p>42.1</text:p>
          </table:table-cell>
          <table:table-cell table:style-name="ce115" table:formula="of:=20*LOG(1/(SQRT((1+SQRT((1/Aol)^2+(w/wbw)^2)*(COS(ATAN(w*Aol/wbw))+Zea/Kfb*COS(ATAN(w*Aol/wbw)+Aea)))^2+(SQRT((1/Aol)^2+(w/wbw)^2)*(SIN(ATAN(w*Aol/wbw))+Zea/Kfb*SIN(ATAN(w*Aol/wbw)+Aea)))^2)))" office:value-type="float" office:value="-0.657411681056518" calcext:value-type="float">
            <text:p>-0.7</text:p>
          </table:table-cell>
          <table:table-cell table:style-name="ce115" table:formula="of:=[.E13]+[.F13]" office:value-type="float" office:value="41.4606703071275" calcext:value-type="float">
            <text:p>41.5</text:p>
          </table:table-cell>
          <table:table-cell table:style-name="ce115" table:formula="of:=180/PI()*Aea+180" office:value-type="float" office:value="92.8420795180859" calcext:value-type="float">
            <text:p>92.8</text:p>
          </table:table-cell>
          <table:table-cell table:style-name="ce115" table:formula="of:=180/PI()*(-ATAN((SQRT((1/Aol)^2+(w/wbw)^2)*(SIN(ATAN(w*Aol/wbw))+Zea/Kfb*SIN(ATAN(w*Aol/wbw)+Aea)))/(1+SQRT((1/Aol)^2+(w/wbw)^2)*(COS(ATAN(w*Aol/wbw))+Zea/Kfb*COS(ATAN(w*Aol/wbw)+Aea)))))" office:value-type="float" office:value="7.65950989544391" calcext:value-type="float">
            <text:p>7.7</text:p>
          </table:table-cell>
          <table:table-cell table:style-name="ce115" table:formula="of:=[.H13]+[.I13]" office:value-type="float" office:value="100.50158941353" calcext:value-type="float">
            <text:p>100.5</text:p>
          </table:table-cell>
          <table:table-cell table:style-name="ce115" table:formula="of:=[.C13]+[.G13]" office:value-type="float" office:value="63.6037630587403" calcext:value-type="float">
            <text:p>63.6</text:p>
          </table:table-cell>
          <table:table-cell table:style-name="ce115" table:formula="of:=[.D13]+[.J13]" office:value-type="float" office:value="74.4464859476768" calcext:value-type="float">
            <text:p>74.4</text:p>
          </table:table-cell>
          <table:table-cell table:style-name="ce130" office:value-type="string" calcext:value-type="string">
            <text:p>Ri = </text:p>
          </table:table-cell>
          <table:table-cell table:style-name="ce132" table:formula="of:=A*Rs" office:value-type="float" office:value="0.030273937532002" calcext:value-type="float">
            <text:p>0.0303</text:p>
          </table:table-cell>
          <table:table-cell table:style-name="ce130"/>
          <table:table-cell table:style-name="ce105"/>
          <table:table-cell table:style-name="ce116" table:formula="of:=SQRT(1+(w/wzea)^2)/(w/wo*SQRT(1+(w/whf)^2))" office:value-type="float" office:value="127.61569776424" calcext:value-type="float">
            <text:p>127.62</text:p>
          </table:table-cell>
          <table:table-cell table:style-name="ce133" table:formula="of:=ATAN(w/wzea)-PI()/2-ATAN(w/whf)" office:value-type="float" office:value="-1.5211926816008" calcext:value-type="float">
            <text:p>-1.521</text:p>
          </table:table-cell>
          <table:table-cell table:style-name="ce137" table:number-columns-repeated="17"/>
          <table:table-cell table:number-columns-repeated="989"/>
        </table:table-row>
        <table:table-row table:style-name="ro5">
          <table:table-cell table:style-name="ce114" table:formula="of:=Fsw/1000" office:value-type="float" office:value="251.7" calcext:value-type="float">
            <text:p>2.52E+02</text:p>
          </table:table-cell>
          <table:table-cell table:style-name="ce114" table:formula="of:=2*PI()*f" office:value-type="float" office:value="1581.4777418171" calcext:value-type="float">
            <text:p>1.58E+03</text:p>
          </table:table-cell>
          <table:table-cell table:style-name="ce115" table:formula="of:=20*LOG(Av*SQRT(1+(w/wz)^2)/SQRT(1+(w/wp)^2)/SQRT((1-(w/wn)^2)^2+1/Q^2*(w/wn)^2))" office:value-type="float" office:value="20.1654585259264" calcext:value-type="float">
            <text:p>20.2</text:p>
          </table:table-cell>
          <table:table-cell table:style-name="ce115" table:formula="of:=180/PI()*(ATAN(w/wz)-ATAN(w/wp)+IF(w&lt;wn;(-ATAN((1/Q*w/wn)/(1-(w/wn)^2)));(-ATAN((1/Q*w/wn)/(1-(w/wn)^2)))-PI()))" office:value-type="float" office:value="-44.3944923989088" calcext:value-type="float">
            <text:p>-44.4</text:p>
          </table:table-cell>
          <table:table-cell table:style-name="ce115" table:formula="of:=20*LOG(Zea)" office:value-type="float" office:value="36.1317011800193" calcext:value-type="float">
            <text:p>36.1</text:p>
          </table:table-cell>
          <table:table-cell table:style-name="ce115" table:formula="of:=20*LOG(1/(SQRT((1+SQRT((1/Aol)^2+(w/wbw)^2)*(COS(ATAN(w*Aol/wbw))+Zea/Kfb*COS(ATAN(w*Aol/wbw)+Aea)))^2+(SQRT((1/Aol)^2+(w/wbw)^2)*(SIN(ATAN(w*Aol/wbw))+Zea/Kfb*SIN(ATAN(w*Aol/wbw)+Aea)))^2)))" office:value-type="float" office:value="-0.596852762999848" calcext:value-type="float">
            <text:p>-0.6</text:p>
          </table:table-cell>
          <table:table-cell table:style-name="ce115" table:formula="of:=[.E14]+[.F14]" office:value-type="float" office:value="35.5348484170195" calcext:value-type="float">
            <text:p>35.5</text:p>
          </table:table-cell>
          <table:table-cell table:style-name="ce115" table:formula="of:=180/PI()*Aea+180" office:value-type="float" office:value="95.6686765658088" calcext:value-type="float">
            <text:p>95.7</text:p>
          </table:table-cell>
          <table:table-cell table:style-name="ce115" table:formula="of:=180/PI()*(-ATAN((SQRT((1/Aol)^2+(w/wbw)^2)*(SIN(ATAN(w*Aol/wbw))+Zea/Kfb*SIN(ATAN(w*Aol/wbw)+Aea)))/(1+SQRT((1/Aol)^2+(w/wbw)^2)*(COS(ATAN(w*Aol/wbw))+Zea/Kfb*COS(ATAN(w*Aol/wbw)+Aea)))))" office:value-type="float" office:value="3.59971993474049" calcext:value-type="float">
            <text:p>3.6</text:p>
          </table:table-cell>
          <table:table-cell table:style-name="ce115" table:formula="of:=[.H14]+[.I14]" office:value-type="float" office:value="99.2683965005493" calcext:value-type="float">
            <text:p>99.3</text:p>
          </table:table-cell>
          <table:table-cell table:style-name="ce115" table:formula="of:=[.C14]+[.G14]" office:value-type="float" office:value="55.7003069429459" calcext:value-type="float">
            <text:p>55.7</text:p>
          </table:table-cell>
          <table:table-cell table:style-name="ce115" table:formula="of:=[.D14]+[.J14]" office:value-type="float" office:value="54.8739041016405" calcext:value-type="float">
            <text:p>54.9</text:p>
          </table:table-cell>
          <table:table-cell table:style-name="ce130" office:value-type="string" calcext:value-type="string">
            <text:p>Ksl = </text:p>
          </table:table-cell>
          <table:table-cell table:style-name="ce132" table:formula="of:=gm/(Cramp*Fsw)" office:value-type="float" office:value="0.0179531490015361" calcext:value-type="float">
            <text:p>0.0180</text:p>
          </table:table-cell>
          <table:table-cell table:style-name="ce130" office:value-type="string" calcext:value-type="string">
            <text:p>Se = </text:p>
          </table:table-cell>
          <table:table-cell table:style-name="ce131" table:formula="of:=((Vin-Vout)*Ksl+Vsl)*Fsw" office:value-type="float" office:value="306860.323011427" calcext:value-type="float">
            <text:p>306860</text:p>
          </table:table-cell>
          <table:table-cell table:style-name="ce116" table:formula="of:=SQRT(1+(w/wzea)^2)/(w/wo*SQRT(1+(w/whf)^2))" office:value-type="float" office:value="64.0597233831358" calcext:value-type="float">
            <text:p>64.06</text:p>
          </table:table-cell>
          <table:table-cell table:style-name="ce133" table:formula="of:=ATAN(w/wzea)-PI()/2-ATAN(w/whf)" office:value-type="float" office:value="-1.47185925649089" calcext:value-type="float">
            <text:p>-1.472</text:p>
          </table:table-cell>
          <table:table-cell table:style-name="ce137" table:number-columns-repeated="17"/>
          <table:table-cell table:number-columns-repeated="989"/>
        </table:table-row>
        <table:table-row table:style-name="ro5">
          <table:table-cell table:style-name="ce114" table:formula="of:=Fsw/400" office:value-type="float" office:value="629.25" calcext:value-type="float">
            <text:p>6.29E+02</text:p>
          </table:table-cell>
          <table:table-cell table:style-name="ce114" table:formula="of:=2*PI()*f" office:value-type="float" office:value="3953.69435454275" calcext:value-type="float">
            <text:p>3.95E+03</text:p>
          </table:table-cell>
          <table:table-cell table:style-name="ce115" table:formula="of:=20*LOG(Av*SQRT(1+(w/wz)^2)/SQRT(1+(w/wp)^2)/SQRT((1-(w/wn)^2)^2+1/Q^2*(w/wn)^2))" office:value-type="float" office:value="14.6501935957833" calcext:value-type="float">
            <text:p>14.7</text:p>
          </table:table-cell>
          <table:table-cell table:style-name="ce115" table:formula="of:=180/PI()*(ATAN(w/wz)-ATAN(w/wp)+IF(w&lt;wn;(-ATAN((1/Q*w/wn)/(1-(w/wn)^2)));(-ATAN((1/Q*w/wn)/(1-(w/wn)^2)))-PI()))" office:value-type="float" office:value="-67.9555787334308" calcext:value-type="float">
            <text:p>-68.0</text:p>
          </table:table-cell>
          <table:table-cell table:style-name="ce115" table:formula="of:=20*LOG(Zea)" office:value-type="float" office:value="28.4051526195203" calcext:value-type="float">
            <text:p>28.4</text:p>
          </table:table-cell>
          <table:table-cell table:style-name="ce115" table:formula="of:=20*LOG(1/(SQRT((1+SQRT((1/Aol)^2+(w/wbw)^2)*(COS(ATAN(w*Aol/wbw))+Zea/Kfb*COS(ATAN(w*Aol/wbw)+Aea)))^2+(SQRT((1/Aol)^2+(w/wbw)^2)*(SIN(ATAN(w*Aol/wbw))+Zea/Kfb*SIN(ATAN(w*Aol/wbw)+Aea)))^2)))" office:value-type="float" office:value="-0.581372030952982" calcext:value-type="float">
            <text:p>-0.6</text:p>
          </table:table-cell>
          <table:table-cell table:style-name="ce115" table:formula="of:=[.E15]+[.F15]" office:value-type="float" office:value="27.8237805885673" calcext:value-type="float">
            <text:p>27.8</text:p>
          </table:table-cell>
          <table:table-cell table:style-name="ce115" table:formula="of:=180/PI()*Aea+180" office:value-type="float" office:value="103.910597451546" calcext:value-type="float">
            <text:p>103.9</text:p>
          </table:table-cell>
          <table:table-cell table:style-name="ce115" table:formula="of:=180/PI()*(-ATAN((SQRT((1/Aol)^2+(w/wbw)^2)*(SIN(ATAN(w*Aol/wbw))+Zea/Kfb*SIN(ATAN(w*Aol/wbw)+Aea)))/(1+SQRT((1/Aol)^2+(w/wbw)^2)*(COS(ATAN(w*Aol/wbw))+Zea/Kfb*COS(ATAN(w*Aol/wbw)+Aea)))))" office:value-type="float" office:value="0.74672678573263" calcext:value-type="float">
            <text:p>0.7</text:p>
          </table:table-cell>
          <table:table-cell table:style-name="ce115" table:formula="of:=[.H15]+[.I15]" office:value-type="float" office:value="104.657324237279" calcext:value-type="float">
            <text:p>104.7</text:p>
          </table:table-cell>
          <table:table-cell table:style-name="ce115" table:formula="of:=[.C15]+[.G15]" office:value-type="float" office:value="42.4739741843506" calcext:value-type="float">
            <text:p>42.5</text:p>
          </table:table-cell>
          <table:table-cell table:style-name="ce115" table:formula="of:=[.D15]+[.J15]" office:value-type="float" office:value="36.7017455038481" calcext:value-type="float">
            <text:p>36.7</text:p>
          </table:table-cell>
          <table:table-cell table:style-name="ce130" office:value-type="string" calcext:value-type="string">
            <text:p>Vsl = </text:p>
          </table:table-cell>
          <table:table-cell table:style-name="ce132" table:formula="of:=IF(Vout&gt;7.5;(Ios+VCC/Rramp)/(Cramp*Fsw);Ios/(Cramp*Fsw))" office:value-type="float" office:value="0.168891848215173" calcext:value-type="float">
            <text:p>0.1689</text:p>
          </table:table-cell>
          <table:table-cell table:style-name="ce130" office:value-type="string" calcext:value-type="string">
            <text:p>Sap = </text:p>
          </table:table-cell>
          <table:table-cell table:style-name="ce131" table:formula="of:=Vin*Ri/L" office:value-type="float" office:value="218409.034178187" calcext:value-type="float">
            <text:p>218409</text:p>
          </table:table-cell>
          <table:table-cell table:style-name="ce116" table:formula="of:=SQRT(1+(w/wzea)^2)/(w/wo*SQRT(1+(w/whf)^2))" office:value-type="float" office:value="26.3182877512277" calcext:value-type="float">
            <text:p>26.32</text:p>
          </table:table-cell>
          <table:table-cell table:style-name="ce133" table:formula="of:=ATAN(w/wzea)-PI()/2-ATAN(w/whf)" office:value-type="float" office:value="-1.32801060034588" calcext:value-type="float">
            <text:p>-1.328</text:p>
          </table:table-cell>
          <table:table-cell table:style-name="ce137" table:number-columns-repeated="17"/>
          <table:table-cell table:number-columns-repeated="989"/>
        </table:table-row>
        <table:table-row table:style-name="ro5">
          <table:table-cell table:style-name="ce114" table:formula="of:=Fsw/200" office:value-type="float" office:value="1258.5" calcext:value-type="float">
            <text:p>1.26E+03</text:p>
          </table:table-cell>
          <table:table-cell table:style-name="ce114" table:formula="of:=2*PI()*f" office:value-type="float" office:value="7907.38870908551" calcext:value-type="float">
            <text:p>7.91E+03</text:p>
          </table:table-cell>
          <table:table-cell table:style-name="ce115" table:formula="of:=20*LOG(Av*SQRT(1+(w/wz)^2)/SQRT(1+(w/wp)^2)/SQRT((1-(w/wn)^2)^2+1/Q^2*(w/wn)^2))" office:value-type="float" office:value="9.1248162214419" calcext:value-type="float">
            <text:p>9.1</text:p>
          </table:table-cell>
          <table:table-cell table:style-name="ce115" table:formula="of:=180/PI()*(ATAN(w/wz)-ATAN(w/wp)+IF(w&lt;wn;(-ATAN((1/Q*w/wn)/(1-(w/wn)^2)));(-ATAN((1/Q*w/wn)/(1-(w/wn)^2)))-PI()))" office:value-type="float" office:value="-78.910209445291" calcext:value-type="float">
            <text:p>-78.9</text:p>
          </table:table-cell>
          <table:table-cell table:style-name="ce115" table:formula="of:=20*LOG(Zea)" office:value-type="float" office:value="23.1250977442196" calcext:value-type="float">
            <text:p>23.1</text:p>
          </table:table-cell>
          <table:table-cell table:style-name="ce115" table:formula="of:=20*LOG(1/(SQRT((1+SQRT((1/Aol)^2+(w/wbw)^2)*(COS(ATAN(w*Aol/wbw))+Zea/Kfb*COS(ATAN(w*Aol/wbw)+Aea)))^2+(SQRT((1/Aol)^2+(w/wbw)^2)*(SIN(ATAN(w*Aol/wbw))+Zea/Kfb*SIN(ATAN(w*Aol/wbw)+Aea)))^2)))" office:value-type="float" office:value="-0.584967089528776" calcext:value-type="float">
            <text:p>-0.6</text:p>
          </table:table-cell>
          <table:table-cell table:style-name="ce115" table:formula="of:=[.E16]+[.F16]" office:value-type="float" office:value="22.5401306546908" calcext:value-type="float">
            <text:p>22.5</text:p>
          </table:table-cell>
          <table:table-cell table:style-name="ce115" table:formula="of:=180/PI()*Aea+180" office:value-type="float" office:value="116.194085167705" calcext:value-type="float">
            <text:p>116.2</text:p>
          </table:table-cell>
          <table:table-cell table:style-name="ce115" table:formula="of:=180/PI()*(-ATAN((SQRT((1/Aol)^2+(w/wbw)^2)*(SIN(ATAN(w*Aol/wbw))+Zea/Kfb*SIN(ATAN(w*Aol/wbw)+Aea)))/(1+SQRT((1/Aol)^2+(w/wbw)^2)*(COS(ATAN(w*Aol/wbw))+Zea/Kfb*COS(ATAN(w*Aol/wbw)+Aea)))))" office:value-type="float" office:value="-0.866658830537848" calcext:value-type="float">
            <text:p>-0.9</text:p>
          </table:table-cell>
          <table:table-cell table:style-name="ce115" table:formula="of:=[.H16]+[.I16]" office:value-type="float" office:value="115.327426337167" calcext:value-type="float">
            <text:p>115.3</text:p>
          </table:table-cell>
          <table:table-cell table:style-name="ce115" table:formula="of:=[.C16]+[.G16]" office:value-type="float" office:value="31.6649468761327" calcext:value-type="float">
            <text:p>31.7</text:p>
          </table:table-cell>
          <table:table-cell table:style-name="ce115" table:formula="of:=[.D16]+[.J16]" office:value-type="float" office:value="36.417216891876" calcext:value-type="float">
            <text:p>36.4</text:p>
          </table:table-cell>
          <table:table-cell table:style-name="ce130" office:value-type="string" calcext:value-type="string">
            <text:p>Km = </text:p>
          </table:table-cell>
          <table:table-cell table:style-name="ce116" table:formula="of:=1/((D-0.5)*Ri/(L*Fsw)+(1-2*D)*Ksl+Vsl/Vin)" office:value-type="float" office:value="103.349679246504" calcext:value-type="float">
            <text:p>103.35</text:p>
          </table:table-cell>
          <table:table-cell table:style-name="ce130" office:value-type="string" calcext:value-type="string">
            <text:p>wn = </text:p>
          </table:table-cell>
          <table:table-cell table:style-name="ce131" table:formula="of:=PI()*Fsw" office:value-type="float" office:value="790738.870908551" calcext:value-type="float">
            <text:p>790739</text:p>
          </table:table-cell>
          <table:table-cell table:style-name="ce116" table:formula="of:=SQRT(1+(w/wzea)^2)/(w/wo*SQRT(1+(w/whf)^2))" office:value-type="float" office:value="14.3302869633219" calcext:value-type="float">
            <text:p>14.33</text:p>
          </table:table-cell>
          <table:table-cell table:style-name="ce133" table:formula="of:=ATAN(w/wzea)-PI()/2-ATAN(w/whf)" office:value-type="float" office:value="-1.11362329607064" calcext:value-type="float">
            <text:p>-1.114</text:p>
          </table:table-cell>
          <table:table-cell table:style-name="ce137" table:number-columns-repeated="17"/>
          <table:table-cell table:number-columns-repeated="989"/>
        </table:table-row>
        <table:table-row table:style-name="ro5">
          <table:table-cell table:style-name="ce114" table:formula="of:=Fsw/100" office:value-type="float" office:value="2517" calcext:value-type="float">
            <text:p>2.52E+03</text:p>
          </table:table-cell>
          <table:table-cell table:style-name="ce114" table:formula="of:=2*PI()*f" office:value-type="float" office:value="15814.777418171" calcext:value-type="float">
            <text:p>1.58E+04</text:p>
          </table:table-cell>
          <table:table-cell table:style-name="ce115" table:formula="of:=20*LOG(Av*SQRT(1+(w/wz)^2)/SQRT(1+(w/wp)^2)/SQRT((1-(w/wn)^2)^2+1/Q^2*(w/wn)^2))" office:value-type="float" office:value="3.23477134885758" calcext:value-type="float">
            <text:p>3.2</text:p>
          </table:table-cell>
          <table:table-cell table:style-name="ce115" table:formula="of:=180/PI()*(ATAN(w/wz)-ATAN(w/wp)+IF(w&lt;wn;(-ATAN((1/Q*w/wn)/(1-(w/wn)^2)));(-ATAN((1/Q*w/wn)/(1-(w/wn)^2)))-PI()))" office:value-type="float" office:value="-85.1358032751446" calcext:value-type="float">
            <text:p>-85.1</text:p>
          </table:table-cell>
          <table:table-cell table:style-name="ce115" table:formula="of:=20*LOG(Zea)" office:value-type="float" office:value="19.2165658385391" calcext:value-type="float">
            <text:p>19.2</text:p>
          </table:table-cell>
          <table:table-cell table:style-name="ce115" table:formula="of:=20*LOG(1/(SQRT((1+SQRT((1/Aol)^2+(w/wbw)^2)*(COS(ATAN(w*Aol/wbw))+Zea/Kfb*COS(ATAN(w*Aol/wbw)+Aea)))^2+(SQRT((1/Aol)^2+(w/wbw)^2)*(SIN(ATAN(w*Aol/wbw))+Zea/Kfb*SIN(ATAN(w*Aol/wbw)+Aea)))^2)))" office:value-type="float" office:value="-0.608457203516135" calcext:value-type="float">
            <text:p>-0.6</text:p>
          </table:table-cell>
          <table:table-cell table:style-name="ce115" table:formula="of:=[.E17]+[.F17]" office:value-type="float" office:value="18.608108635023" calcext:value-type="float">
            <text:p>18.6</text:p>
          </table:table-cell>
          <table:table-cell table:style-name="ce115" table:formula="of:=180/PI()*Aea+180" office:value-type="float" office:value="133.756257774341" calcext:value-type="float">
            <text:p>133.8</text:p>
          </table:table-cell>
          <table:table-cell table:style-name="ce115" table:formula="of:=180/PI()*(-ATAN((SQRT((1/Aol)^2+(w/wbw)^2)*(SIN(ATAN(w*Aol/wbw))+Zea/Kfb*SIN(ATAN(w*Aol/wbw)+Aea)))/(1+SQRT((1/Aol)^2+(w/wbw)^2)*(COS(ATAN(w*Aol/wbw))+Zea/Kfb*COS(ATAN(w*Aol/wbw)+Aea)))))" office:value-type="float" office:value="-2.90337486891752" calcext:value-type="float">
            <text:p>-2.9</text:p>
          </table:table-cell>
          <table:table-cell table:style-name="ce115" table:formula="of:=[.H17]+[.I17]" office:value-type="float" office:value="130.852882905423" calcext:value-type="float">
            <text:p>130.9</text:p>
          </table:table-cell>
          <table:table-cell table:style-name="ce115" table:formula="of:=[.C17]+[.G17]" office:value-type="float" office:value="21.8428799838806" calcext:value-type="float">
            <text:p>21.8</text:p>
          </table:table-cell>
          <table:table-cell table:style-name="ce115" table:formula="of:=[.D17]+[.J17]" office:value-type="float" office:value="45.7170796302786" calcext:value-type="float">
            <text:p>45.7</text:p>
          </table:table-cell>
          <table:table-cell table:style-name="ce130" office:value-type="string" calcext:value-type="string">
            <text:p>Kd = </text:p>
          </table:table-cell>
          <table:table-cell table:style-name="ce133" table:formula="of:=1+Rout/(Km*Ri)" office:value-type="float" office:value="1.15980558775992" calcext:value-type="float">
            <text:p>1.160</text:p>
          </table:table-cell>
          <table:table-cell table:style-name="ce130" office:value-type="string" calcext:value-type="string">
            <text:p>Q = </text:p>
          </table:table-cell>
          <table:table-cell table:style-name="ce132" table:formula="of:=1/(PI()*(Se/Sap-0.5))" office:value-type="float" office:value="0.351731407465401" calcext:value-type="float">
            <text:p>0.3517</text:p>
          </table:table-cell>
          <table:table-cell table:style-name="ce116" table:formula="of:=SQRT(1+(w/wzea)^2)/(w/wo*SQRT(1+(w/whf)^2))" office:value-type="float" office:value="9.1375189771639" calcext:value-type="float">
            <text:p>9.14</text:p>
          </table:table-cell>
          <table:table-cell table:style-name="ce133" table:formula="of:=ATAN(w/wzea)-PI()/2-ATAN(w/whf)" office:value-type="float" office:value="-0.807105560281285" calcext:value-type="float">
            <text:p>-0.807</text:p>
          </table:table-cell>
          <table:table-cell table:style-name="ce137" table:number-columns-repeated="17"/>
          <table:table-cell table:number-columns-repeated="989"/>
        </table:table-row>
        <table:table-row table:style-name="ro5">
          <table:table-cell table:style-name="ce114" table:formula="of:=Fsw/40" office:value-type="float" office:value="6292.5" calcext:value-type="float">
            <text:p>6.29E+03</text:p>
          </table:table-cell>
          <table:table-cell table:style-name="ce114" table:formula="of:=2*PI()*f" office:value-type="float" office:value="39536.9435454275" calcext:value-type="float">
            <text:p>3.95E+04</text:p>
          </table:table-cell>
          <table:table-cell table:style-name="ce115" table:formula="of:=20*LOG(Av*SQRT(1+(w/wz)^2)/SQRT(1+(w/wp)^2)/SQRT((1-(w/wn)^2)^2+1/Q^2*(w/wn)^2))" office:value-type="float" office:value="-4.70539588318696" calcext:value-type="float">
            <text:p>-4.7</text:p>
          </table:table-cell>
          <table:table-cell table:style-name="ce115" table:formula="of:=180/PI()*(ATAN(w/wz)-ATAN(w/wp)+IF(w&lt;wn;(-ATAN((1/Q*w/wn)/(1-(w/wn)^2)));(-ATAN((1/Q*w/wn)/(1-(w/wn)^2)))-PI()))" office:value-type="float" office:value="-90.1081699394897" calcext:value-type="float">
            <text:p>-90.1</text:p>
          </table:table-cell>
          <table:table-cell table:style-name="ce115" table:formula="of:=20*LOG(Zea)" office:value-type="float" office:value="16.910347672077" calcext:value-type="float">
            <text:p>16.9</text:p>
          </table:table-cell>
          <table:table-cell table:style-name="ce115" table:formula="of:=20*LOG(1/(SQRT((1+SQRT((1/Aol)^2+(w/wbw)^2)*(COS(ATAN(w*Aol/wbw))+Zea/Kfb*COS(ATAN(w*Aol/wbw)+Aea)))^2+(SQRT((1/Aol)^2+(w/wbw)^2)*(SIN(ATAN(w*Aol/wbw))+Zea/Kfb*SIN(ATAN(w*Aol/wbw)+Aea)))^2)))" office:value-type="float" office:value="-0.77212586542099" calcext:value-type="float">
            <text:p>-0.8</text:p>
          </table:table-cell>
          <table:table-cell table:style-name="ce115" table:formula="of:=[.E18]+[.F18]" office:value-type="float" office:value="16.138221806656" calcext:value-type="float">
            <text:p>16.1</text:p>
          </table:table-cell>
          <table:table-cell table:style-name="ce115" table:formula="of:=180/PI()*Aea+180" office:value-type="float" office:value="153.613276185486" calcext:value-type="float">
            <text:p>153.6</text:p>
          </table:table-cell>
          <table:table-cell table:style-name="ce115" table:formula="of:=180/PI()*(-ATAN((SQRT((1/Aol)^2+(w/wbw)^2)*(SIN(ATAN(w*Aol/wbw))+Zea/Kfb*SIN(ATAN(w*Aol/wbw)+Aea)))/(1+SQRT((1/Aol)^2+(w/wbw)^2)*(COS(ATAN(w*Aol/wbw))+Zea/Kfb*COS(ATAN(w*Aol/wbw)+Aea)))))" office:value-type="float" office:value="-7.89939508505682" calcext:value-type="float">
            <text:p>-7.9</text:p>
          </table:table-cell>
          <table:table-cell table:style-name="ce115" table:formula="of:=[.H18]+[.I18]" office:value-type="float" office:value="145.713881100429" calcext:value-type="float">
            <text:p>145.7</text:p>
          </table:table-cell>
          <table:table-cell table:style-name="ce115" table:formula="of:=[.C18]+[.G18]" office:value-type="float" office:value="11.4328259234691" calcext:value-type="float">
            <text:p>11.4</text:p>
          </table:table-cell>
          <table:table-cell table:style-name="ce115" table:formula="of:=[.D18]+[.J18]" office:value-type="float" office:value="55.6057111609398" calcext:value-type="float">
            <text:p>55.6</text:p>
          </table:table-cell>
          <table:table-cell table:style-name="ce130" office:value-type="string" calcext:value-type="string">
            <text:p>Gmod = </text:p>
          </table:table-cell>
          <table:table-cell table:style-name="ce133" table:formula="of:=Gmod" office:value-type="float" office:value="33.0317124735729" calcext:value-type="float">
            <text:p>33.032</text:p>
          </table:table-cell>
          <table:table-cell table:number-columns-repeated="2"/>
          <table:table-cell table:style-name="ce116" table:formula="of:=SQRT(1+(w/wzea)^2)/(w/wo*SQRT(1+(w/whf)^2))" office:value-type="float" office:value="7.00676228430626" calcext:value-type="float">
            <text:p>7.01</text:p>
          </table:table-cell>
          <table:table-cell table:style-name="ce133" table:formula="of:=ATAN(w/wzea)-PI()/2-ATAN(w/whf)" office:value-type="float" office:value="-0.460535209377662" calcext:value-type="float">
            <text:p>-0.461</text:p>
          </table:table-cell>
          <table:table-cell table:style-name="ce137" table:number-columns-repeated="17"/>
          <table:table-cell table:number-columns-repeated="989"/>
        </table:table-row>
        <table:table-row table:style-name="ro5">
          <table:table-cell table:style-name="ce114" table:formula="of:=Fsw/20" office:value-type="float" office:value="12585" calcext:value-type="float">
            <text:p>1.26E+04</text:p>
          </table:table-cell>
          <table:table-cell table:style-name="ce114" table:formula="of:=2*PI()*f" office:value-type="float" office:value="79073.8870908551" calcext:value-type="float">
            <text:p>7.91E+04</text:p>
          </table:table-cell>
          <table:table-cell table:style-name="ce115" table:formula="of:=20*LOG(Av*SQRT(1+(w/wz)^2)/SQRT(1+(w/wp)^2)/SQRT((1-(w/wn)^2)^2+1/Q^2*(w/wn)^2))" office:value-type="float" office:value="-10.7871281833703" calcext:value-type="float">
            <text:p>-10.8</text:p>
          </table:table-cell>
          <table:table-cell table:style-name="ce115" table:formula="of:=180/PI()*(ATAN(w/wz)-ATAN(w/wp)+IF(w&lt;wn;(-ATAN((1/Q*w/wn)/(1-(w/wn)^2)));(-ATAN((1/Q*w/wn)/(1-(w/wn)^2)))-PI()))" office:value-type="float" office:value="-93.6470192556661" calcext:value-type="float">
            <text:p>-93.6</text:p>
          </table:table-cell>
          <table:table-cell table:style-name="ce115" table:formula="of:=20*LOG(Zea)" office:value-type="float" office:value="16.3567211497599" calcext:value-type="float">
            <text:p>16.4</text:p>
          </table:table-cell>
          <table:table-cell table:style-name="ce115" table:formula="of:=20*LOG(1/(SQRT((1+SQRT((1/Aol)^2+(w/wbw)^2)*(COS(ATAN(w*Aol/wbw))+Zea/Kfb*COS(ATAN(w*Aol/wbw)+Aea)))^2+(SQRT((1/Aol)^2+(w/wbw)^2)*(SIN(ATAN(w*Aol/wbw))+Zea/Kfb*SIN(ATAN(w*Aol/wbw)+Aea)))^2)))" office:value-type="float" office:value="-1.2961152541853" calcext:value-type="float">
            <text:p>-1.3</text:p>
          </table:table-cell>
          <table:table-cell table:style-name="ce115" table:formula="of:=[.E19]+[.F19]" office:value-type="float" office:value="15.0606058955746" calcext:value-type="float">
            <text:p>15.1</text:p>
          </table:table-cell>
          <table:table-cell table:style-name="ce115" table:formula="of:=180/PI()*Aea+180" office:value-type="float" office:value="158.794299944843" calcext:value-type="float">
            <text:p>158.8</text:p>
          </table:table-cell>
          <table:table-cell table:style-name="ce115" table:formula="of:=180/PI()*(-ATAN((SQRT((1/Aol)^2+(w/wbw)^2)*(SIN(ATAN(w*Aol/wbw))+Zea/Kfb*SIN(ATAN(w*Aol/wbw)+Aea)))/(1+SQRT((1/Aol)^2+(w/wbw)^2)*(COS(ATAN(w*Aol/wbw))+Zea/Kfb*COS(ATAN(w*Aol/wbw)+Aea)))))" office:value-type="float" office:value="-14.8591356683715" calcext:value-type="float">
            <text:p>-14.9</text:p>
          </table:table-cell>
          <table:table-cell table:style-name="ce115" table:formula="of:=[.H19]+[.I19]" office:value-type="float" office:value="143.935164276471" calcext:value-type="float">
            <text:p>143.9</text:p>
          </table:table-cell>
          <table:table-cell table:style-name="ce115" table:formula="of:=[.C19]+[.G19]" office:value-type="float" office:value="4.27347771220433" calcext:value-type="float">
            <text:p>4.3</text:p>
          </table:table-cell>
          <table:table-cell table:style-name="ce115" table:formula="of:=[.D19]+[.J19]" office:value-type="float" office:value="50.2881450208053" calcext:value-type="float">
            <text:p>50.3</text:p>
          </table:table-cell>
          <table:table-cell table:style-name="ce130" office:value-type="string" calcext:value-type="string">
            <text:p>Av = </text:p>
          </table:table-cell>
          <table:table-cell table:style-name="ce133" table:formula="of:=Rout/(Ri*Kd)" office:value-type="float" office:value="14.2401937109871" calcext:value-type="float">
            <text:p>14.240</text:p>
          </table:table-cell>
          <table:table-cell table:number-columns-repeated="2"/>
          <table:table-cell table:style-name="ce116" table:formula="of:=SQRT(1+(w/wzea)^2)/(w/wo*SQRT(1+(w/whf)^2))" office:value-type="float" office:value="6.57409623908696" calcext:value-type="float">
            <text:p>6.57</text:p>
          </table:table-cell>
          <table:table-cell table:style-name="ce133" table:formula="of:=ATAN(w/wzea)-PI()/2-ATAN(w/whf)" office:value-type="float" office:value="-0.370109286152834" calcext:value-type="float">
            <text:p>-0.370</text:p>
          </table:table-cell>
          <table:table-cell table:style-name="ce137" table:number-columns-repeated="17"/>
          <table:table-cell table:number-columns-repeated="989"/>
        </table:table-row>
        <table:table-row table:style-name="ro5">
          <table:table-cell table:style-name="ce114" table:formula="of:=Fsw/10" office:value-type="float" office:value="25170" calcext:value-type="float">
            <text:p>2.52E+04</text:p>
          </table:table-cell>
          <table:table-cell table:style-name="ce114" table:formula="of:=2*PI()*f" office:value-type="float" office:value="158147.77418171" calcext:value-type="float">
            <text:p>1.58E+05</text:p>
          </table:table-cell>
          <table:table-cell table:style-name="ce115" table:formula="of:=20*LOG(Av*SQRT(1+(w/wz)^2)/SQRT(1+(w/wp)^2)/SQRT((1-(w/wn)^2)^2+1/Q^2*(w/wn)^2))" office:value-type="float" office:value="-17.0351271363772" calcext:value-type="float">
            <text:p>-17.0</text:p>
          </table:table-cell>
          <table:table-cell table:style-name="ce115" table:formula="of:=180/PI()*(ATAN(w/wz)-ATAN(w/wp)+IF(w&lt;wn;(-ATAN((1/Q*w/wn)/(1-(w/wn)^2)));(-ATAN((1/Q*w/wn)/(1-(w/wn)^2)))-PI()))" office:value-type="float" office:value="-98.4442665115209" calcext:value-type="float">
            <text:p>-98.4</text:p>
          </table:table-cell>
          <table:table-cell table:style-name="ce115" table:formula="of:=20*LOG(Zea)" office:value-type="float" office:value="15.8455502909597" calcext:value-type="float">
            <text:p>15.8</text:p>
          </table:table-cell>
          <table:table-cell table:style-name="ce115" table:formula="of:=20*LOG(1/(SQRT((1+SQRT((1/Aol)^2+(w/wbw)^2)*(COS(ATAN(w*Aol/wbw))+Zea/Kfb*COS(ATAN(w*Aol/wbw)+Aea)))^2+(SQRT((1/Aol)^2+(w/wbw)^2)*(SIN(ATAN(w*Aol/wbw))+Zea/Kfb*SIN(ATAN(w*Aol/wbw)+Aea)))^2)))" office:value-type="float" office:value="-2.77513997515634" calcext:value-type="float">
            <text:p>-2.8</text:p>
          </table:table-cell>
          <table:table-cell table:style-name="ce115" table:formula="of:=[.E20]+[.F20]" office:value-type="float" office:value="13.0704103158034" calcext:value-type="float">
            <text:p>13.1</text:p>
          </table:table-cell>
          <table:table-cell table:style-name="ce115" table:formula="of:=180/PI()*Aea+180" office:value-type="float" office:value="154.645752714837" calcext:value-type="float">
            <text:p>154.6</text:p>
          </table:table-cell>
          <table:table-cell table:style-name="ce115" table:formula="of:=180/PI()*(-ATAN((SQRT((1/Aol)^2+(w/wbw)^2)*(SIN(ATAN(w*Aol/wbw))+Zea/Kfb*SIN(ATAN(w*Aol/wbw)+Aea)))/(1+SQRT((1/Aol)^2+(w/wbw)^2)*(COS(ATAN(w*Aol/wbw))+Zea/Kfb*COS(ATAN(w*Aol/wbw)+Aea)))))" office:value-type="float" office:value="-23.408597427424" calcext:value-type="float">
            <text:p>-23.4</text:p>
          </table:table-cell>
          <table:table-cell table:style-name="ce115" table:formula="of:=[.H20]+[.I20]" office:value-type="float" office:value="131.237155287413" calcext:value-type="float">
            <text:p>131.2</text:p>
          </table:table-cell>
          <table:table-cell table:style-name="ce115" table:formula="of:=[.C20]+[.G20]" office:value-type="float" office:value="-3.96471682057381" calcext:value-type="float">
            <text:p>-4.0</text:p>
          </table:table-cell>
          <table:table-cell table:style-name="ce115" table:formula="of:=[.D20]+[.J20]" office:value-type="float" office:value="32.792888775892" calcext:value-type="float">
            <text:p>32.8</text:p>
          </table:table-cell>
          <table:table-cell table:style-name="ce130" office:value-type="string" calcext:value-type="string">
            <text:p>wp = </text:p>
          </table:table-cell>
          <table:table-cell table:style-name="ce131" table:formula="of:=Kd/(Cout*Rout)" office:value-type="float" office:value="1620.84757672005" calcext:value-type="float">
            <text:p>1621</text:p>
          </table:table-cell>
          <table:table-cell table:number-columns-repeated="2"/>
          <table:table-cell table:style-name="ce116" table:formula="of:=SQRT(1+(w/wzea)^2)/(w/wo*SQRT(1+(w/whf)^2))" office:value-type="float" office:value="6.19837024949952" calcext:value-type="float">
            <text:p>6.20</text:p>
          </table:table-cell>
          <table:table-cell table:style-name="ce133" table:formula="of:=ATAN(w/wzea)-PI()/2-ATAN(w/whf)" office:value-type="float" office:value="-0.442515094490929" calcext:value-type="float">
            <text:p>-0.443</text:p>
          </table:table-cell>
          <table:table-cell table:style-name="ce137" table:number-columns-repeated="17"/>
          <table:table-cell table:number-columns-repeated="989"/>
        </table:table-row>
        <table:table-row table:style-name="ro5">
          <table:table-cell table:style-name="ce114" table:formula="of:=Fsw/4" office:value-type="float" office:value="62925" calcext:value-type="float">
            <text:p>6.29E+04</text:p>
          </table:table-cell>
          <table:table-cell table:style-name="ce114" table:formula="of:=2*PI()*f" office:value-type="float" office:value="395369.435454275" calcext:value-type="float">
            <text:p>3.95E+05</text:p>
          </table:table-cell>
          <table:table-cell table:style-name="ce115" table:formula="of:=20*LOG(Av*SQRT(1+(w/wz)^2)/SQRT(1+(w/wp)^2)/SQRT((1-(w/wn)^2)^2+1/Q^2*(w/wn)^2))" office:value-type="float" office:value="-25.8290248165791" calcext:value-type="float">
            <text:p>-25.8</text:p>
          </table:table-cell>
          <table:table-cell table:style-name="ce115" table:formula="of:=180/PI()*(ATAN(w/wz)-ATAN(w/wp)+IF(w&lt;wn;(-ATAN((1/Q*w/wn)/(1-(w/wn)^2)));(-ATAN((1/Q*w/wn)/(1-(w/wn)^2)))-PI()))" office:value-type="float" office:value="-107.23182087744" calcext:value-type="float">
            <text:p>-107.2</text:p>
          </table:table-cell>
          <table:table-cell table:style-name="ce115" table:formula="of:=20*LOG(Zea)" office:value-type="float" office:value="13.7630107122879" calcext:value-type="float">
            <text:p>13.8</text:p>
          </table:table-cell>
          <table:table-cell table:style-name="ce115" table:formula="of:=20*LOG(1/(SQRT((1+SQRT((1/Aol)^2+(w/wbw)^2)*(COS(ATAN(w*Aol/wbw))+Zea/Kfb*COS(ATAN(w*Aol/wbw)+Aea)))^2+(SQRT((1/Aol)^2+(w/wbw)^2)*(SIN(ATAN(w*Aol/wbw))+Zea/Kfb*SIN(ATAN(w*Aol/wbw)+Aea)))^2)))" office:value-type="float" office:value="-6.10405824253849" calcext:value-type="float">
            <text:p>-6.1</text:p>
          </table:table-cell>
          <table:table-cell table:style-name="ce115" table:formula="of:=[.E21]+[.F21]" office:value-type="float" office:value="7.6589524697494" calcext:value-type="float">
            <text:p>7.7</text:p>
          </table:table-cell>
          <table:table-cell table:style-name="ce115" table:formula="of:=180/PI()*Aea+180" office:value-type="float" office:value="135.779408868555" calcext:value-type="float">
            <text:p>135.8</text:p>
          </table:table-cell>
          <table:table-cell table:style-name="ce115" table:formula="of:=180/PI()*(-ATAN((SQRT((1/Aol)^2+(w/wbw)^2)*(SIN(ATAN(w*Aol/wbw))+Zea/Kfb*SIN(ATAN(w*Aol/wbw)+Aea)))/(1+SQRT((1/Aol)^2+(w/wbw)^2)*(COS(ATAN(w*Aol/wbw))+Zea/Kfb*COS(ATAN(w*Aol/wbw)+Aea)))))" office:value-type="float" office:value="-25.2628785014548" calcext:value-type="float">
            <text:p>-25.3</text:p>
          </table:table-cell>
          <table:table-cell table:style-name="ce115" table:formula="of:=[.H21]+[.I21]" office:value-type="float" office:value="110.5165303671" calcext:value-type="float">
            <text:p>110.5</text:p>
          </table:table-cell>
          <table:table-cell table:style-name="ce115" table:formula="of:=[.C21]+[.G21]" office:value-type="float" office:value="-18.1700723468297" calcext:value-type="float">
            <text:p>-18.2</text:p>
          </table:table-cell>
          <table:table-cell table:style-name="ce115" table:formula="of:=[.D21]+[.J21]" office:value-type="float" office:value="3.28470948965985" calcext:value-type="float">
            <text:p>3.3</text:p>
          </table:table-cell>
          <table:table-cell table:style-name="ce130" office:value-type="string" calcext:value-type="string">
            <text:p>wz = </text:p>
          </table:table-cell>
          <table:table-cell table:style-name="ce131" table:formula="of:=1/(Cout*ESR)" office:value-type="float" office:value="399290.460851068" calcext:value-type="float">
            <text:p>399290</text:p>
          </table:table-cell>
          <table:table-cell table:style-name="ce135"/>
          <table:table-cell table:style-name="ce105"/>
          <table:table-cell table:style-name="ce116" table:formula="of:=SQRT(1+(w/wzea)^2)/(w/wo*SQRT(1+(w/whf)^2))" office:value-type="float" office:value="4.87697507036942" calcext:value-type="float">
            <text:p>4.88</text:p>
          </table:table-cell>
          <table:table-cell table:style-name="ce133" table:formula="of:=ATAN(w/wzea)-PI()/2-ATAN(w/whf)" office:value-type="float" office:value="-0.771794912421926" calcext:value-type="float">
            <text:p>-0.772</text:p>
          </table:table-cell>
          <table:table-cell table:style-name="ce137" table:number-columns-repeated="17"/>
          <table:table-cell table:number-columns-repeated="989"/>
        </table:table-row>
        <table:table-row table:style-name="ro5">
          <table:table-cell table:style-name="ce114" table:formula="of:=Fsw/2+1" office:value-type="float" office:value="125851" calcext:value-type="float">
            <text:p>1.26E+05</text:p>
          </table:table-cell>
          <table:table-cell table:style-name="ce114" table:formula="of:=2*PI()*f" office:value-type="float" office:value="790745.154093858" calcext:value-type="float">
            <text:p>7.91E+05</text:p>
          </table:table-cell>
          <table:table-cell table:style-name="ce115" table:formula="of:=20*LOG(Av*SQRT(1+(w/wz)^2)/SQRT(1+(w/wp)^2)/SQRT((1-(w/wn)^2)^2+1/Q^2*(w/wn)^2))" office:value-type="float" office:value="-32.8501161474992" calcext:value-type="float">
            <text:p>-32.9</text:p>
          </table:table-cell>
          <table:table-cell table:style-name="ce115" table:formula="of:=180/PI()*(ATAN(w/wz)-ATAN(w/wp)+IF(w&lt;wn;(-ATAN((1/Q*w/wn)/(1-(w/wn)^2)));(-ATAN((1/Q*w/wn)/(1-(w/wn)^2)))-PI()))" office:value-type="float" office:value="-116.674583403773" calcext:value-type="float">
            <text:p>-116.7</text:p>
          </table:table-cell>
          <table:table-cell table:style-name="ce115" table:formula="of:=20*LOG(Zea)" office:value-type="float" office:value="10.0604694949299" calcext:value-type="float">
            <text:p>10.1</text:p>
          </table:table-cell>
          <table:table-cell table:style-name="ce115" table:formula="of:=20*LOG(1/(SQRT((1+SQRT((1/Aol)^2+(w/wbw)^2)*(COS(ATAN(w*Aol/wbw))+Zea/Kfb*COS(ATAN(w*Aol/wbw)+Aea)))^2+(SQRT((1/Aol)^2+(w/wbw)^2)*(SIN(ATAN(w*Aol/wbw))+Zea/Kfb*SIN(ATAN(w*Aol/wbw)+Aea)))^2)))" office:value-type="float" office:value="-7.89229865114551" calcext:value-type="float">
            <text:p>-7.9</text:p>
          </table:table-cell>
          <table:table-cell table:style-name="ce115" table:formula="of:=[.E22]+[.F22]" office:value-type="float" office:value="2.16817084378437" calcext:value-type="float">
            <text:p>2.2</text:p>
          </table:table-cell>
          <table:table-cell table:style-name="ce115" table:formula="of:=180/PI()*Aea+180" office:value-type="float" office:value="117.934751652039" calcext:value-type="float">
            <text:p>117.9</text:p>
          </table:table-cell>
          <table:table-cell table:style-name="ce115" table:formula="of:=180/PI()*(-ATAN((SQRT((1/Aol)^2+(w/wbw)^2)*(SIN(ATAN(w*Aol/wbw))+Zea/Kfb*SIN(ATAN(w*Aol/wbw)+Aea)))/(1+SQRT((1/Aol)^2+(w/wbw)^2)*(COS(ATAN(w*Aol/wbw))+Zea/Kfb*COS(ATAN(w*Aol/wbw)+Aea)))))" office:value-type="float" office:value="-17.8336609937019" calcext:value-type="float">
            <text:p>-17.8</text:p>
          </table:table-cell>
          <table:table-cell table:style-name="ce115" table:formula="of:=[.H22]+[.I22]" office:value-type="float" office:value="100.101090658337" calcext:value-type="float">
            <text:p>100.1</text:p>
          </table:table-cell>
          <table:table-cell table:style-name="ce115" table:formula="of:=[.C22]+[.G22]" office:value-type="float" office:value="-30.6819453037148" calcext:value-type="float">
            <text:p>-30.7</text:p>
          </table:table-cell>
          <table:table-cell table:style-name="ce115" table:formula="of:=[.D22]+[.J22]" office:value-type="float" office:value="-16.5734927454362" calcext:value-type="float">
            <text:p>-16.6</text:p>
          </table:table-cell>
          <table:table-cell table:style-name="ce130"/>
          <table:table-cell table:style-name="ce105"/>
          <table:table-cell table:style-name="ce130"/>
          <table:table-cell table:style-name="ce105"/>
          <table:table-cell table:style-name="ce116" table:formula="of:=SQRT(1+(w/wzea)^2)/(w/wo*SQRT(1+(w/whf)^2))" office:value-type="float" office:value="3.18436964053704" calcext:value-type="float">
            <text:p>3.18</text:p>
          </table:table-cell>
          <table:table-cell table:style-name="ce133" table:formula="of:=ATAN(w/wzea)-PI()/2-ATAN(w/whf)" office:value-type="float" office:value="-1.0832429347399" calcext:value-type="float">
            <text:p>-1.083</text:p>
          </table:table-cell>
          <table:table-cell table:style-name="ce137" table:number-columns-repeated="17"/>
          <table:table-cell table:number-columns-repeated="989"/>
        </table:table-row>
        <table:table-row table:style-name="ro5">
          <table:table-cell table:style-name="ce114" table:formula="of:=Fsw" office:value-type="float" office:value="251700" calcext:value-type="float">
            <text:p>2.52E+05</text:p>
          </table:table-cell>
          <table:table-cell table:style-name="ce114" table:formula="of:=2*PI()*f" office:value-type="float" office:value="1581477.7418171" calcext:value-type="float">
            <text:p>1.58E+06</text:p>
          </table:table-cell>
          <table:table-cell table:style-name="ce115" table:formula="of:=20*LOG(Av*SQRT(1+(w/wz)^2)/SQRT(1+(w/wp)^2)/SQRT((1-(w/wn)^2)^2+1/Q^2*(w/wn)^2))" office:value-type="float" office:value="-40.6551474075803" calcext:value-type="float">
            <text:p>-40.7</text:p>
          </table:table-cell>
          <table:table-cell table:style-name="ce115" table:formula="of:=180/PI()*(ATAN(w/wz)-ATAN(w/wp)+IF(w&lt;wn;(-ATAN((1/Q*w/wn)/(1-(w/wn)^2)));(-ATAN((1/Q*w/wn)/(1-(w/wn)^2)))-PI()))" office:value-type="float" office:value="-131.927142371689" calcext:value-type="float">
            <text:p>-131.9</text:p>
          </table:table-cell>
          <table:table-cell table:style-name="ce115" table:formula="of:=20*LOG(Zea)" office:value-type="float" office:value="4.88373435296835" calcext:value-type="float">
            <text:p>4.9</text:p>
          </table:table-cell>
          <table:table-cell table:style-name="ce115" table:formula="of:=20*LOG(1/(SQRT((1+SQRT((1/Aol)^2+(w/wbw)^2)*(COS(ATAN(w*Aol/wbw))+Zea/Kfb*COS(ATAN(w*Aol/wbw)+Aea)))^2+(SQRT((1/Aol)^2+(w/wbw)^2)*(SIN(ATAN(w*Aol/wbw))+Zea/Kfb*SIN(ATAN(w*Aol/wbw)+Aea)))^2)))" office:value-type="float" office:value="-8.59542213422025" calcext:value-type="float">
            <text:p>-8.6</text:p>
          </table:table-cell>
          <table:table-cell table:style-name="ce115" table:formula="of:=[.E23]+[.F23]" office:value-type="float" office:value="-3.71168778125189" calcext:value-type="float">
            <text:p>-3.7</text:p>
          </table:table-cell>
          <table:table-cell table:style-name="ce115" table:formula="of:=180/PI()*Aea+180" office:value-type="float" office:value="104.963561032693" calcext:value-type="float">
            <text:p>105.0</text:p>
          </table:table-cell>
          <table:table-cell table:style-name="ce115" table:formula="of:=180/PI()*(-ATAN((SQRT((1/Aol)^2+(w/wbw)^2)*(SIN(ATAN(w*Aol/wbw))+Zea/Kfb*SIN(ATAN(w*Aol/wbw)+Aea)))/(1+SQRT((1/Aol)^2+(w/wbw)^2)*(COS(ATAN(w*Aol/wbw))+Zea/Kfb*COS(ATAN(w*Aol/wbw)+Aea)))))" office:value-type="float" office:value="-11.1440762963409" calcext:value-type="float">
            <text:p>-11.1</text:p>
          </table:table-cell>
          <table:table-cell table:style-name="ce115" table:formula="of:=[.H23]+[.I23]" office:value-type="float" office:value="93.8194847363522" calcext:value-type="float">
            <text:p>93.8</text:p>
          </table:table-cell>
          <table:table-cell table:style-name="ce115" table:formula="of:=[.C23]+[.G23]" office:value-type="float" office:value="-44.3668351888322" calcext:value-type="float">
            <text:p>-44.4</text:p>
          </table:table-cell>
          <table:table-cell table:style-name="ce115" table:formula="of:=[.D23]+[.J23]" office:value-type="float" office:value="-38.1076576353368" calcext:value-type="float">
            <text:p>-38.1</text:p>
          </table:table-cell>
          <table:table-cell table:style-name="ce130"/>
          <table:table-cell table:style-name="ce105"/>
          <table:table-cell table:style-name="ce130"/>
          <table:table-cell table:style-name="ce105"/>
          <table:table-cell table:style-name="ce116" table:formula="of:=SQRT(1+(w/wzea)^2)/(w/wo*SQRT(1+(w/whf)^2))" office:value-type="float" office:value="1.75463471554702" calcext:value-type="float">
            <text:p>1.75</text:p>
          </table:table-cell>
          <table:table-cell table:style-name="ce133" table:formula="of:=ATAN(w/wzea)-PI()/2-ATAN(w/whf)" office:value-type="float" office:value="-1.30963291895128" calcext:value-type="float">
            <text:p>-1.310</text:p>
          </table:table-cell>
          <table:table-cell table:style-name="ce137" table:number-columns-repeated="17"/>
          <table:table-cell table:number-columns-repeated="989"/>
        </table:table-row>
        <table:table-row table:style-name="ro5">
          <table:table-cell>
            <draw:frame table:end-cell-address="'Frequency Compensation Graphs'.F40" table:end-x="0.8492in" table:end-y="0.1772in" draw:z-index="2" draw:name="Chart 5" draw:style-name="gr37" draw:text-style-name="P3" svg:width="5.0898in" svg:height="2.9673in" svg:x="0.0217in" svg:y="0.0433in">
              <draw:object draw:notify-on-update-of-ranges="'Frequency Compensation Graphs'.A2:'Frequency Compensation Graphs'.A23 'Frequency Compensation Graphs'.C2:'Frequency Compensation Graphs'.C23 'Frequency Compensation Graphs'.A2:'Frequency Compensation Graphs'.A23 'Frequency Compensation Graphs'.D2:'Frequency Compensation Graphs'.D23" xlink:href="./Object 6" xlink:type="simple" xlink:show="embed" xlink:actuate="onLoad"/>
              <draw:image xlink:href="./ObjectReplacements/Object 6" xlink:type="simple" xlink:show="embed" xlink:actuate="onLoad"/>
            </draw:frame>
          </table:table-cell>
          <table:table-cell table:number-columns-repeated="5"/>
          <table:table-cell table:style-name="ce116">
            <draw:frame table:end-cell-address="'Frequency Compensation Graphs'.L40" table:end-x="0.6949in" table:end-y="0.1669in" draw:z-index="1" draw:name="Chart 3" draw:style-name="gr37" draw:text-style-name="P3" svg:width="5.0665in" svg:height="2.9579in" svg:x="0.022in" svg:y="0.0433in">
              <draw:object draw:notify-on-update-of-ranges="'Frequency Compensation Graphs'.A2:'Frequency Compensation Graphs'.A23 'Frequency Compensation Graphs'.K2:'Frequency Compensation Graphs'.K23 'Frequency Compensation Graphs'.A2:'Frequency Compensation Graphs'.A23 'Frequency Compensation Graphs'.L2:'Frequency Compensation Graphs'.L23" xlink:href="./Object 5" xlink:type="simple" xlink:show="embed" xlink:actuate="onLoad"/>
              <draw:image xlink:href="./ObjectReplacements/Object 5" xlink:type="simple" xlink:show="embed" xlink:actuate="onLoad"/>
            </draw:frame>
          </table:table-cell>
          <table:table-cell table:style-name="ce116" table:number-columns-repeated="2"/>
          <table:table-cell table:number-columns-repeated="9"/>
          <table:table-cell table:style-name="ce137" table:number-columns-repeated="17"/>
          <table:table-cell table:number-columns-repeated="989"/>
        </table:table-row>
        <table:table-row table:style-name="ro5" table:number-rows-repeated="2">
          <table:table-cell table:number-columns-repeated="6"/>
          <table:table-cell table:style-name="ce116" table:number-columns-repeated="3"/>
          <table:table-cell table:number-columns-repeated="9"/>
          <table:table-cell table:style-name="ce137" table:number-columns-repeated="17"/>
          <table:table-cell table:number-columns-repeated="989"/>
        </table:table-row>
        <table:table-row table:style-name="ro5" table:number-rows-repeated="3">
          <table:table-cell table:number-columns-repeated="6"/>
          <table:table-cell table:style-name="ce116" table:number-columns-repeated="3"/>
          <table:table-cell table:number-columns-repeated="1015"/>
        </table:table-row>
        <table:table-row table:style-name="ro5" table:number-rows-repeated="11">
          <table:table-cell table:number-columns-repeated="1024"/>
        </table:table-row>
        <table:table-row table:style-name="ro5">
          <table:table-cell>
            <draw:frame table:end-cell-address="'Frequency Compensation Graphs'.F57" table:end-x="0.8492in" table:end-y="0.1669in" draw:z-index="0" draw:name="Chart 2" draw:style-name="gr37" draw:text-style-name="P3" svg:width="5.0898in" svg:height="2.9693in" svg:x="0.0217in" svg:y="0.0311in">
              <draw:object draw:notify-on-update-of-ranges="'Frequency Compensation Graphs'.A2:'Frequency Compensation Graphs'.A23 'Frequency Compensation Graphs'.G2:'Frequency Compensation Graphs'.G23 'Frequency Compensation Graphs'.A2:'Frequency Compensation Graphs'.A23 'Frequency Compensation Graphs'.J2:'Frequency Compensation Graphs'.J23" xlink:href="./Object 4" xlink:type="simple" xlink:show="embed" xlink:actuate="onLoad"/>
              <draw:image xlink:href="./ObjectReplacements/Object 4" xlink:type="simple" xlink:show="embed" xlink:actuate="onLoad"/>
            </draw:frame>
          </table:table-cell>
          <table:table-cell table:number-columns-repeated="1023"/>
        </table:table-row>
        <table:table-row table:style-name="ro5">
          <table:table-cell table:number-columns-repeated="1024"/>
        </table:table-row>
        <table:table-row table:style-name="ro5">
          <table:table-cell table:number-columns-repeated="8"/>
          <table:table-cell table:style-name="ce117" office:value-type="string" calcext:value-type="string">
            <text:p>Frequency Compensation Method</text:p>
          </table:table-cell>
          <table:table-cell table:style-name="ce123" table:content-validation-name="val28" office:value-type="string" calcext:value-type="string">
            <office:annotation draw:style-name="gr43" draw:text-style-name="P4" svg:width="1.639in" svg:height="1.2291in" svg:x="8.8646in" svg:y="7.8957in" draw:caption-point-x="-0.1693in" draw:caption-point-y="0.1083in">
              <dc:date>2015-03-25T00:00:00</dc:date>
              <text:p text:style-name="P4"><text:span text:style-name="T2">Choose the Auto frequency compensation method to use the default values from the LM(2)5116 Calculator tab. <text:s/>The Manual method allows the frequency compensation <text:s/>to be tailored with user selected values.</text:span></text:p>
            </office:annotation>
            <text:p>Manual</text:p>
          </table:table-cell>
          <table:table-cell table:number-columns-repeated="1014"/>
        </table:table-row>
        <table:table-row table:style-name="ro5">
          <table:table-cell table:number-columns-repeated="8"/>
          <table:table-cell table:style-name="ce118"/>
          <table:table-cell table:style-name="ce124"/>
          <table:table-cell table:number-columns-repeated="1014"/>
        </table:table-row>
        <table:table-row table:style-name="ro5">
          <table:table-cell table:number-columns-repeated="8"/>
          <table:table-cell table:style-name="ce118"/>
          <table:table-cell table:style-name="ce125"/>
          <table:table-cell table:number-columns-repeated="1014"/>
        </table:table-row>
        <table:table-row table:style-name="ro5">
          <table:table-cell table:number-columns-repeated="8"/>
          <table:table-cell table:style-name="ce119" office:value-type="string" calcext:value-type="string">
            <text:p>Manual</text:p>
          </table:table-cell>
          <table:table-cell table:style-name="ce126" office:value-type="string" calcext:value-type="string">
            <text:p>Value</text:p>
          </table:table-cell>
          <table:table-cell table:style-name="ce126" office:value-type="string" calcext:value-type="string">
            <text:p>Auto</text:p>
          </table:table-cell>
          <table:table-cell table:number-columns-repeated="1013"/>
        </table:table-row>
        <table:table-row table:style-name="ro5">
          <table:table-cell table:number-columns-repeated="7"/>
          <table:table-cell table:style-name="ce23" office:value-type="string" calcext:value-type="string">
            <text:p>Rcomp (k<text:span text:style-name="T13">W</text:span><text:span text:style-name="T14">)</text:span></text:p>
          </table:table-cell>
          <table:table-cell table:style-name="ce120" office:value-type="float" office:value="71.5" calcext:value-type="float">
            <text:p>71.5</text:p>
          </table:table-cell>
          <table:table-cell table:style-name="ce127" table:formula="of:=IF(CompMethod=&quot;Auto&quot;;Rcomp/1000;[.I47])" office:value-type="float" office:value="71.5" calcext:value-type="float">
            <text:p>71.5</text:p>
          </table:table-cell>
          <table:table-cell table:style-name="ce128" table:formula="of:=Rcomp/1000" office:value-type="float" office:value="71.6120750792598" calcext:value-type="float">
            <text:p>71.6</text:p>
          </table:table-cell>
          <table:table-cell table:number-columns-repeated="1013"/>
        </table:table-row>
        <table:table-row table:style-name="ro5">
          <table:table-cell table:number-columns-repeated="7"/>
          <table:table-cell table:style-name="ce23" office:value-type="string" calcext:value-type="string">
            <text:p>Ccomp (pF)</text:p>
          </table:table-cell>
          <table:table-cell table:style-name="ce121" office:value-type="float" office:value="910" calcext:value-type="float">
            <text:p>910</text:p>
          </table:table-cell>
          <table:table-cell table:style-name="ce58" table:formula="of:=IF(CompMethod=&quot;Auto&quot;;Ccomp*1000000000000;[.I48])" office:value-type="float" office:value="910" calcext:value-type="float">
            <text:p>910</text:p>
          </table:table-cell>
          <table:table-cell table:style-name="ce129" table:formula="of:=Ccomp*1000000000000" office:value-type="float" office:value="888.983836403253" calcext:value-type="float">
            <text:p>889</text:p>
          </table:table-cell>
          <table:table-cell table:number-columns-repeated="1013"/>
        </table:table-row>
        <table:table-row table:style-name="ro5">
          <table:table-cell table:number-columns-repeated="7"/>
          <table:table-cell table:style-name="ce23" office:value-type="string" calcext:value-type="string">
            <text:p>Chf (pF)</text:p>
          </table:table-cell>
          <table:table-cell table:style-name="ce121" office:value-type="float" office:value="33" calcext:value-type="float">
            <text:p>33</text:p>
          </table:table-cell>
          <table:table-cell table:style-name="ce58" table:formula="of:=IF(CompMethod=&quot;Auto&quot;;Chf*1000000000000;[.I49])" office:value-type="float" office:value="33" calcext:value-type="float">
            <text:p>33</text:p>
          </table:table-cell>
          <table:table-cell table:style-name="ce129" table:formula="of:=Chf*1000000000000" office:value-type="float" office:value="34.9723492473595" calcext:value-type="float">
            <text:p>35</text:p>
          </table:table-cell>
          <table:table-cell table:number-columns-repeated="1013"/>
        </table:table-row>
        <table:table-row table:style-name="ro5" table:number-rows-repeated="2">
          <table:table-cell table:number-columns-repeated="1024"/>
        </table:table-row>
        <table:table-row table:style-name="ro5">
          <table:table-cell table:number-columns-repeated="8"/>
          <table:table-cell table:style-name="ce15" table:number-columns-repeated="2"/>
          <table:table-cell table:number-columns-repeated="1014"/>
        </table:table-row>
        <table:table-row table:style-name="ro5">
          <table:table-cell table:number-columns-repeated="8"/>
          <table:table-cell table:style-name="ce122"/>
          <table:table-cell table:style-name="ce106"/>
          <table:table-cell table:number-columns-repeated="1014"/>
        </table:table-row>
        <table:table-row table:style-name="ro5" table:number-rows-repeated="1048522">
          <table:table-cell table:number-columns-repeated="1024"/>
        </table:table-row>
        <table:table-row table:style-name="ro5">
          <table:table-cell table:number-columns-repeated="1024"/>
        </table:table-row>
        <table:named-expressions>
          <table:named-range table:name="Excel_BuiltIn_Print_Area" table:base-cell-address="$'LM(2)5116 Calculator'.$A$1" table:cell-range-address="$'Frequency Compensation Graphs'.$A$1:.$X$58" table:range-usable-as="print-range"/>
        </table:named-expressions>
        <calcext:conditional-formats>
          <calcext:conditional-format calcext:target-range-address="'Frequency Compensation Graphs'.J43:'Frequency Compensation Graphs'.J43">
            <calcext:condition calcext:apply-style-name="Excel_CondFormat_3_1_1" calcext:value="formula-is(&quot;UVLOdesired=&quot;yes&quot;&quot;)" calcext:base-cell-address="'Frequency Compensation Graphs'.J43"/>
          </calcext:conditional-format>
        </calcext:conditional-formats>
      </table:table>
      <table:table table:name="Bill of Materials" table:style-name="ta4" table:protected="true" table:print-ranges="'Bill of Materials'.B1:'Bill of Materials'.F23">
        <loext:table-protection loext:select-protected-cells="true" loext:select-unprotected-cells="true"/>
        <office:forms form:automatic-focus="false" form:apply-design-mode="false"/>
        <table:table-column table:style-name="co9" table:default-cell-style-name="Default"/>
        <table:table-column table:style-name="co20" table:default-cell-style-name="ce105"/>
        <table:table-column table:style-name="co21" table:default-cell-style-name="ce15"/>
        <table:table-column table:style-name="co22" table:default-cell-style-name="ce105"/>
        <table:table-column table:style-name="co11" table:default-cell-style-name="ce105"/>
        <table:table-column table:style-name="co23" table:default-cell-style-name="ce15"/>
        <table:table-column table:style-name="co9" table:number-columns-repeated="1018" table:default-cell-style-name="Default"/>
        <table:table-row table:style-name="ro4">
          <table:table-cell/>
          <table:table-cell table:style-name="ce139" office:value-type="string" calcext:value-type="string" table:number-columns-spanned="5" table:number-rows-spanned="1">
            <text:p>LM(2)5116 List of Components</text:p>
          </table:table-cell>
          <table:covered-table-cell table:number-columns-repeated="3" table:style-name="ce139"/>
          <table:covered-table-cell table:style-name="ce164"/>
          <table:table-cell table:number-columns-repeated="1018"/>
        </table:table-row>
        <table:table-row table:style-name="ro5">
          <table:table-cell/>
          <table:table-cell table:style-name="ce140" office:value-type="string" calcext:value-type="string">
            <text:p>Component</text:p>
          </table:table-cell>
          <table:table-cell table:style-name="ce143" office:value-type="string" calcext:value-type="string">
            <text:p>Description</text:p>
          </table:table-cell>
          <table:table-cell table:style-name="ce146" office:value-type="string" calcext:value-type="string">
            <text:p>Value</text:p>
          </table:table-cell>
          <table:table-cell table:style-name="ce158" office:value-type="string" calcext:value-type="string" table:number-columns-spanned="2" table:number-rows-spanned="1">
            <text:p>Rating</text:p>
          </table:table-cell>
          <table:covered-table-cell table:style-name="ce165"/>
          <table:table-cell table:style-name="ce170"/>
          <table:table-cell table:number-columns-repeated="1017"/>
        </table:table-row>
        <table:table-row table:style-name="ro5">
          <table:table-cell/>
          <table:table-cell table:style-name="ce141" office:value-type="string" calcext:value-type="string">
            <text:p>Cin </text:p>
          </table:table-cell>
          <table:table-cell table:style-name="ce144" office:value-type="string" calcext:value-type="string">
            <text:p>Input capacitor</text:p>
          </table:table-cell>
          <table:table-cell table:style-name="ce147" table:formula="of:=Cin" office:value-type="float" office:value="61.1839491458085" calcext:value-type="float">
            <text:p>61.2 μF</text:p>
          </table:table-cell>
          <table:table-cell table:style-name="ce159" table:formula="of:=VinMax" office:value-type="float" office:value="100" calcext:value-type="float">
            <text:p>100 V</text:p>
          </table:table-cell>
          <table:table-cell table:style-name="ce166" table:formula="of:=Iout/2" office:value-type="float" office:value="14" calcext:value-type="float">
            <text:p>14.00 A RMS</text:p>
          </table:table-cell>
          <table:table-cell table:number-columns-repeated="1018"/>
        </table:table-row>
        <table:table-row table:style-name="ro5">
          <table:table-cell/>
          <table:table-cell table:style-name="ce141" office:value-type="string" calcext:value-type="string">
            <text:p>Cramp</text:p>
          </table:table-cell>
          <table:table-cell table:style-name="ce144" office:value-type="string" calcext:value-type="string">
            <text:p>Ramp capacitor</text:p>
          </table:table-cell>
          <table:table-cell table:style-name="ce148" table:formula="of:=Cramp/0.000000000001" office:value-type="float" office:value="1106.48658639965" calcext:value-type="float">
            <text:p>1,106 pF</text:p>
          </table:table-cell>
          <table:table-cell table:style-name="ce160" office:value-type="string" calcext:value-type="string">
            <text:p>5 V</text:p>
          </table:table-cell>
          <table:table-cell table:style-name="ce167" office:value-type="string" calcext:value-type="string">
            <text:p>5% COG</text:p>
          </table:table-cell>
          <table:table-cell table:number-columns-repeated="1018"/>
        </table:table-row>
        <table:table-row table:style-name="ro5">
          <table:table-cell/>
          <table:table-cell table:style-name="ce141" office:value-type="string" calcext:value-type="string">
            <text:p>Css</text:p>
          </table:table-cell>
          <table:table-cell table:style-name="ce144" office:value-type="string" calcext:value-type="string">
            <text:p>Soft start capacitor</text:p>
          </table:table-cell>
          <table:table-cell table:style-name="ce149" table:formula="of:=Css/0.000001" office:value-type="float" office:value="0.0995884773662552" calcext:value-type="float">
            <text:p>0.100 μF</text:p>
          </table:table-cell>
          <table:table-cell table:style-name="ce160" office:value-type="string" calcext:value-type="string">
            <text:p>5 V</text:p>
          </table:table-cell>
          <table:table-cell table:style-name="ce167" office:value-type="string" calcext:value-type="string">
            <text:p>X7R</text:p>
          </table:table-cell>
          <table:table-cell table:number-columns-repeated="1018"/>
        </table:table-row>
        <table:table-row table:style-name="ro5">
          <table:table-cell/>
          <table:table-cell table:style-name="ce141" office:value-type="string" calcext:value-type="string">
            <text:p>Cout1</text:p>
          </table:table-cell>
          <table:table-cell table:style-name="ce144" office:value-type="string" calcext:value-type="string">
            <text:p>Output capacitor</text:p>
          </table:table-cell>
          <table:table-cell table:style-name="ce150" table:formula="of:=Cout1/0.000001" office:value-type="float" office:value="1320" calcext:value-type="float">
            <text:p>1,320 μF</text:p>
          </table:table-cell>
          <table:table-cell table:style-name="ce159" table:formula="of:=Vout" office:value-type="float" office:value="14" calcext:value-type="float">
            <text:p>14 V</text:p>
          </table:table-cell>
          <table:table-cell table:style-name="ce166" table:formula="of:=Iripple_pct*Iout/SQRT(12)" office:value-type="float" office:value="1.37409364067131" calcext:value-type="float">
            <text:p>1.37 A RMS</text:p>
          </table:table-cell>
          <table:table-cell table:number-columns-repeated="1018"/>
        </table:table-row>
        <table:table-row table:style-name="ro5">
          <table:table-cell/>
          <table:table-cell table:style-name="ce141" office:value-type="string" calcext:value-type="string">
            <text:p>Cout2</text:p>
          </table:table-cell>
          <table:table-cell table:style-name="ce144" office:value-type="string" calcext:value-type="string">
            <text:p>Output capacitor</text:p>
          </table:table-cell>
          <table:table-cell table:style-name="ce147" table:formula="of:=Cout2/0.000001" office:value-type="float" office:value="111.11" calcext:value-type="float">
            <text:p>111.1 μF</text:p>
          </table:table-cell>
          <table:table-cell table:style-name="ce159" table:formula="of:=Vout" office:value-type="float" office:value="14" calcext:value-type="float">
            <text:p>14 V</text:p>
          </table:table-cell>
          <table:table-cell table:style-name="ce167" office:value-type="string" calcext:value-type="string">
            <text:p>X7R</text:p>
          </table:table-cell>
          <table:table-cell table:number-columns-repeated="1018"/>
        </table:table-row>
        <table:table-row table:style-name="ro5">
          <table:table-cell/>
          <table:table-cell table:style-name="ce141" office:value-type="string" calcext:value-type="string">
            <text:p>Cft</text:p>
          </table:table-cell>
          <table:table-cell table:style-name="ce144" office:value-type="string" calcext:value-type="string">
            <text:p>UVLO filter capacitor</text:p>
          </table:table-cell>
          <table:table-cell table:style-name="ce151" table:formula="of:=Cft/0.000001" office:value-type="float" office:value="1" calcext:value-type="float">
            <text:p>1.00 μF</text:p>
          </table:table-cell>
          <table:table-cell table:style-name="ce160" office:value-type="string" calcext:value-type="string">
            <text:p>16 V</text:p>
          </table:table-cell>
          <table:table-cell table:style-name="ce167" office:value-type="string" calcext:value-type="string">
            <text:p>X7R</text:p>
          </table:table-cell>
          <table:table-cell table:number-columns-repeated="1018"/>
        </table:table-row>
        <table:table-row table:style-name="ro5">
          <table:table-cell/>
          <table:table-cell table:style-name="ce141" office:value-type="string" calcext:value-type="string">
            <text:p>Ccomp</text:p>
          </table:table-cell>
          <table:table-cell table:style-name="ce144" office:value-type="string" calcext:value-type="string">
            <text:p>Compensation capacitor</text:p>
          </table:table-cell>
          <table:table-cell table:style-name="ce148" table:formula="of:=Ccmp/0.000000000001" office:value-type="float" office:value="910" calcext:value-type="float">
            <text:p>910 pF</text:p>
          </table:table-cell>
          <table:table-cell table:style-name="ce160" office:value-type="string" calcext:value-type="string">
            <text:p>5 V</text:p>
          </table:table-cell>
          <table:table-cell table:style-name="ce167" office:value-type="string" calcext:value-type="string">
            <text:p>X7R</text:p>
          </table:table-cell>
          <table:table-cell table:number-columns-repeated="1018"/>
        </table:table-row>
        <table:table-row table:style-name="ro5">
          <table:table-cell/>
          <table:table-cell table:style-name="ce141" office:value-type="string" calcext:value-type="string">
            <text:p>Chf</text:p>
          </table:table-cell>
          <table:table-cell table:style-name="ce144" office:value-type="string" calcext:value-type="string">
            <text:p>Compensation capacitor</text:p>
          </table:table-cell>
          <table:table-cell table:style-name="ce148" table:formula="of:=Cchf/0.000000000001" office:value-type="float" office:value="33" calcext:value-type="float">
            <text:p>33 pF</text:p>
          </table:table-cell>
          <table:table-cell table:style-name="ce160" office:value-type="string" calcext:value-type="string">
            <text:p>5 V</text:p>
          </table:table-cell>
          <table:table-cell table:style-name="ce167" office:value-type="string" calcext:value-type="string">
            <text:p>X7R</text:p>
          </table:table-cell>
          <table:table-cell table:number-columns-repeated="1018"/>
        </table:table-row>
        <table:table-row table:style-name="ro5">
          <table:table-cell/>
          <table:table-cell table:style-name="ce141" office:value-type="string" calcext:value-type="string">
            <text:p>Cvcc</text:p>
          </table:table-cell>
          <table:table-cell table:style-name="ce144" office:value-type="string" calcext:value-type="string">
            <text:p>VCC bypass capacitor</text:p>
          </table:table-cell>
          <table:table-cell table:style-name="ce149" table:formula="of:=Cvcc/0.000001" office:value-type="float" office:value="0.943636363636364" calcext:value-type="float">
            <text:p>0.944 μF</text:p>
          </table:table-cell>
          <table:table-cell table:style-name="ce160" office:value-type="string" calcext:value-type="string">
            <text:p>16 V</text:p>
          </table:table-cell>
          <table:table-cell table:style-name="ce167" office:value-type="string" calcext:value-type="string">
            <text:p>X7R</text:p>
          </table:table-cell>
          <table:table-cell table:number-columns-repeated="1018"/>
        </table:table-row>
        <table:table-row table:style-name="ro5">
          <table:table-cell/>
          <table:table-cell table:style-name="ce141" office:value-type="string" calcext:value-type="string">
            <text:p>Chb</text:p>
          </table:table-cell>
          <table:table-cell table:style-name="ce144" office:value-type="string" calcext:value-type="string">
            <text:p>HB-SW bypass capacitor</text:p>
          </table:table-cell>
          <table:table-cell table:style-name="ce149" table:formula="of:=Chb/0.000001" office:value-type="float" office:value="0.471818181818182" calcext:value-type="float">
            <text:p>0.472 μF</text:p>
          </table:table-cell>
          <table:table-cell table:style-name="ce160" office:value-type="string" calcext:value-type="string">
            <text:p>16 V</text:p>
          </table:table-cell>
          <table:table-cell table:style-name="ce167" office:value-type="string" calcext:value-type="string">
            <text:p>X7R</text:p>
          </table:table-cell>
          <table:table-cell table:number-columns-repeated="1018"/>
        </table:table-row>
        <table:table-row table:style-name="ro5">
          <table:table-cell/>
          <table:table-cell table:style-name="ce141" office:value-type="string" calcext:value-type="string">
            <text:p>Rfb1</text:p>
          </table:table-cell>
          <table:table-cell table:style-name="ce144" office:value-type="string" calcext:value-type="string">
            <text:p>Feedback resistor</text:p>
          </table:table-cell>
          <table:table-cell table:style-name="ce152" table:formula="of:=Rfb1" office:value-type="float" office:value="1000" calcext:value-type="float">
            <text:p>1,000 Ω</text:p>
          </table:table-cell>
          <table:table-cell table:style-name="ce160" table:formula="of:=IF((Vref*Vref/Rfb1)&lt;0.0625;&quot;1/16 W&quot;;&quot;1/8 W&quot;)" office:value-type="string" office:string-value="1/16 W" calcext:value-type="string">
            <text:p>1/16 W</text:p>
          </table:table-cell>
          <table:table-cell table:style-name="ce168" office:value-type="percentage" office:value="0.01" calcext:value-type="percentage">
            <text:p>1%</text:p>
          </table:table-cell>
          <table:table-cell table:number-columns-repeated="1018"/>
        </table:table-row>
        <table:table-row table:style-name="ro5">
          <table:table-cell/>
          <table:table-cell table:style-name="ce141" office:value-type="string" calcext:value-type="string">
            <text:p>Rfb2</text:p>
          </table:table-cell>
          <table:table-cell table:style-name="ce144" office:value-type="string" calcext:value-type="string">
            <text:p>Feedback resistor</text:p>
          </table:table-cell>
          <table:table-cell table:style-name="ce152" table:formula="of:=Rfb2" office:value-type="float" office:value="10522.633744856" calcext:value-type="float">
            <text:p>10,523 Ω</text:p>
          </table:table-cell>
          <table:table-cell table:style-name="ce160" table:formula="of:=IF(Rfb2*(Vref/Rfb1)^2&lt;0.0625;&quot;1/16 W&quot;;&quot;1/8 W&quot;)" office:value-type="string" office:string-value="1/16 W" calcext:value-type="string">
            <text:p>1/16 W</text:p>
          </table:table-cell>
          <table:table-cell table:style-name="ce168" office:value-type="percentage" office:value="0.01" calcext:value-type="percentage">
            <text:p>1%</text:p>
          </table:table-cell>
          <table:table-cell table:number-columns-repeated="1018"/>
        </table:table-row>
        <table:table-row table:style-name="ro5">
          <table:table-cell/>
          <table:table-cell table:style-name="ce141" office:value-type="string" calcext:value-type="string">
            <text:p>Ruv1</text:p>
          </table:table-cell>
          <table:table-cell table:style-name="ce144" office:value-type="string" calcext:value-type="string">
            <text:p>UVLO divider resistor</text:p>
          </table:table-cell>
          <table:table-cell table:style-name="ce153" table:formula="of:=IF(UVLOdesired=&quot;Yes&quot;;Ruv1/1000;&quot;-&quot;)" office:value-type="float" office:value="2.11132993512512" calcext:value-type="float">
            <text:p>2.11 kΩ</text:p>
          </table:table-cell>
          <table:table-cell table:style-name="ce160" table:formula="of:=IF(UVLOdesired=&quot;Yes&quot;;IF((16*16/Ruv1)&lt;0.0625;&quot;1/16 W&quot;;&quot;1/8 W&quot;);&quot;-&quot;)" office:value-type="string" office:string-value="1/8 W" calcext:value-type="string">
            <text:p>1/8 W</text:p>
          </table:table-cell>
          <table:table-cell table:style-name="ce168" table:formula="of:=IF([.D15]=&quot;-&quot;;&quot;-&quot;;&quot;1%&quot;)" office:value-type="string" office:string-value="1%" calcext:value-type="string">
            <text:p>1%</text:p>
          </table:table-cell>
          <table:table-cell table:number-columns-repeated="1018"/>
        </table:table-row>
        <table:table-row table:style-name="ro5">
          <table:table-cell/>
          <table:table-cell table:style-name="ce141" office:value-type="string" calcext:value-type="string">
            <text:p>Ruv2</text:p>
          </table:table-cell>
          <table:table-cell table:style-name="ce144" office:value-type="string" calcext:value-type="string">
            <text:p>UVLO divider resistor</text:p>
          </table:table-cell>
          <table:table-cell table:style-name="ce154" table:formula="of:=IF(UVLOdesired=&quot;Yes&quot;;Ruv2/1000;&quot;-&quot;)" office:value-type="float" office:value="75" calcext:value-type="float">
            <text:p>75.0 kΩ</text:p>
          </table:table-cell>
          <table:table-cell table:style-name="ce160" table:formula="of:=IF(UVLOdesired=&quot;Yes&quot;;IF(Ruv2*(16/Ruv1)^2&lt;0.0625;&quot;1/16 W&quot;;&quot;1/8 W&quot;);&quot;-&quot;)" office:value-type="string" office:string-value="1/8 W" calcext:value-type="string">
            <text:p>1/8 W</text:p>
          </table:table-cell>
          <table:table-cell table:style-name="ce168" table:formula="of:=IF([.D16]=&quot;-&quot;;&quot;-&quot;;&quot;1%&quot;)" office:value-type="string" office:string-value="1%" calcext:value-type="string">
            <text:p>1%</text:p>
          </table:table-cell>
          <table:table-cell table:number-columns-repeated="1018"/>
        </table:table-row>
        <table:table-row table:style-name="ro5">
          <table:table-cell/>
          <table:table-cell table:style-name="ce141" office:value-type="string" calcext:value-type="string">
            <text:p>Rs</text:p>
          </table:table-cell>
          <table:table-cell table:style-name="ce144" office:value-type="string" calcext:value-type="string">
            <text:p>Sense resistor</text:p>
          </table:table-cell>
          <table:table-cell table:style-name="ce155" table:formula="of:=IF(IsenseMethod=&quot;RDSON&quot;;&quot;-&quot;;Rs/0.001)" office:value-type="float" office:value="3.0273937532002" calcext:value-type="float">
            <text:p>3.0 mΩ</text:p>
          </table:table-cell>
          <table:table-cell table:style-name="ce161" table:formula="of:=IF([.D17]=&quot;-&quot;;&quot;-&quot;;IF(Iout*Iout*Rs&lt;0.25;&quot;1/4 W&quot;;IF(Iout*Iout*Rs&lt;0.5;&quot;1/2 W&quot;;IF(Iout*Iout*Rs&lt;1;&quot;1 W&quot;;&quot; &quot;))))" office:value-type="string" office:string-value=" " calcext:value-type="string">
            <text:p><text:s/></text:p>
          </table:table-cell>
          <table:table-cell table:style-name="ce168" table:formula="of:=IF([.D17]=&quot;-&quot;;&quot;-&quot;;&quot;1%&quot;)" office:value-type="string" office:string-value="1%" calcext:value-type="string">
            <text:p>1%</text:p>
          </table:table-cell>
          <table:table-cell table:number-columns-repeated="1018"/>
        </table:table-row>
        <table:table-row table:style-name="ro5">
          <table:table-cell/>
          <table:table-cell table:style-name="ce141" office:value-type="string" calcext:value-type="string">
            <text:p>Rg</text:p>
          </table:table-cell>
          <table:table-cell table:style-name="ce144" office:value-type="string" calcext:value-type="string">
            <text:p>Gain resistors</text:p>
          </table:table-cell>
          <table:table-cell table:style-name="ce152" table:formula="of:=IF(IsenseMethod=&quot;RDSON&quot;;Rg;&quot;-&quot;)" office:value-type="string" office:string-value="-" calcext:value-type="string">
            <text:p>-</text:p>
          </table:table-cell>
          <table:table-cell table:style-name="ce160" table:formula="of:=IF([.D18]=&quot;-&quot;;&quot;-&quot;;&quot;1/16 W&quot;)" office:value-type="string" office:string-value="-" calcext:value-type="string">
            <text:p>-</text:p>
          </table:table-cell>
          <table:table-cell table:style-name="ce167" table:formula="of:=IF([.D18]=&quot;-&quot;;&quot;-&quot;;&quot;1%&quot;)" office:value-type="string" office:string-value="-" calcext:value-type="string">
            <text:p>-</text:p>
          </table:table-cell>
          <table:table-cell table:number-columns-repeated="1018"/>
        </table:table-row>
        <table:table-row table:style-name="ro5">
          <table:table-cell/>
          <table:table-cell table:style-name="ce141" office:value-type="string" calcext:value-type="string">
            <text:p>Rt</text:p>
          </table:table-cell>
          <table:table-cell table:style-name="ce144" office:value-type="string" calcext:value-type="string">
            <text:p>Oscillator timing resistor</text:p>
          </table:table-cell>
          <table:table-cell table:style-name="ce153" table:formula="of:=Rt/1000" office:value-type="float" office:value="12.4048722210098" calcext:value-type="float">
            <text:p>12.40 kΩ</text:p>
          </table:table-cell>
          <table:table-cell table:style-name="ce160" table:formula="of:=IF((Vref*Vref/Rt)&lt;0.0625;&quot;1/16 W&quot;;&quot;1/8 W&quot;)" office:value-type="string" office:string-value="1/16 W" calcext:value-type="string">
            <text:p>1/16 W</text:p>
          </table:table-cell>
          <table:table-cell table:style-name="ce168" office:value-type="percentage" office:value="0.01" calcext:value-type="percentage">
            <text:p>1%</text:p>
          </table:table-cell>
          <table:table-cell table:number-columns-repeated="1018"/>
        </table:table-row>
        <table:table-row table:style-name="ro5">
          <table:table-cell/>
          <table:table-cell table:style-name="ce141" office:value-type="string" calcext:value-type="string">
            <text:p>L</text:p>
          </table:table-cell>
          <table:table-cell table:style-name="ce144" office:value-type="string" calcext:value-type="string">
            <text:p>Inductor</text:p>
          </table:table-cell>
          <table:table-cell table:style-name="ce156" table:formula="of:=L/0.000001" office:value-type="float" office:value="10.0493117389983" calcext:value-type="float">
            <text:p>10.0 μH</text:p>
          </table:table-cell>
          <table:table-cell table:style-name="ce162" table:formula="of:=Isc" office:value-type="float" office:value="36.3348837209302" calcext:value-type="float">
            <text:p>36.3 A</text:p>
          </table:table-cell>
          <table:table-cell table:style-name="ce167" office:value-type="string" calcext:value-type="string">
            <text:p>Isat (min)</text:p>
          </table:table-cell>
          <table:table-cell table:number-columns-repeated="1018"/>
        </table:table-row>
        <table:table-row table:style-name="ro5">
          <table:table-cell/>
          <table:table-cell table:style-name="ce141" office:value-type="string" calcext:value-type="string">
            <text:p>Rdem</text:p>
          </table:table-cell>
          <table:table-cell table:style-name="ce144" office:value-type="string" calcext:value-type="string">
            <text:p>Diode emulation resistor</text:p>
          </table:table-cell>
          <table:table-cell table:style-name="ce152" table:formula="of:=Rdem" office:value-type="float" office:value="0" calcext:value-type="float">
            <text:p>0 Ω</text:p>
          </table:table-cell>
          <table:table-cell table:style-name="ce160" table:formula="of:=IF([.D21]=&quot;-&quot;;&quot;-&quot;;&quot;1/16 W&quot;)" office:value-type="string" office:string-value="1/16 W" calcext:value-type="string">
            <text:p>1/16 W</text:p>
          </table:table-cell>
          <table:table-cell table:style-name="ce168" table:formula="of:=IF([.D21]=&quot;-&quot;;&quot;-&quot;;&quot;5%&quot;)" office:value-type="string" office:string-value="5%" calcext:value-type="string">
            <text:p>5%</text:p>
          </table:table-cell>
          <table:table-cell table:number-columns-repeated="1018"/>
        </table:table-row>
        <table:table-row table:style-name="ro5">
          <table:table-cell/>
          <table:table-cell table:style-name="ce141" office:value-type="string" calcext:value-type="string">
            <text:p>Rramp</text:p>
          </table:table-cell>
          <table:table-cell table:style-name="ce144" office:value-type="string" calcext:value-type="string">
            <text:p>Optional ramp resistor</text:p>
          </table:table-cell>
          <table:table-cell table:style-name="ce154" table:formula="of:=IF(Vout&gt;7.5;(VCC-Vramp)/(Iosc-0.000025)/1000;&quot;-&quot;)" office:value-type="float" office:value="635.300048486923" calcext:value-type="float">
            <text:p>635.3 kΩ</text:p>
          </table:table-cell>
          <table:table-cell table:style-name="ce160" table:formula="of:=IF([.D22]=&quot;-&quot;;&quot;-&quot;;&quot;1/16 W&quot;)" office:value-type="string" office:string-value="1/16 W" calcext:value-type="string">
            <text:p>1/16 W</text:p>
          </table:table-cell>
          <table:table-cell table:style-name="ce168" table:formula="of:=IF([.D22]=&quot;-&quot;;&quot;-&quot;;&quot;5%&quot;)" office:value-type="string" office:string-value="5%" calcext:value-type="string">
            <text:p>5%</text:p>
          </table:table-cell>
          <table:table-cell table:number-columns-repeated="1018"/>
        </table:table-row>
        <table:table-row table:style-name="ro4">
          <table:table-cell/>
          <table:table-cell table:style-name="ce142" office:value-type="string" calcext:value-type="string">
            <text:p>Rcomp</text:p>
          </table:table-cell>
          <table:table-cell table:style-name="ce145" office:value-type="string" calcext:value-type="string">
            <text:p>Compensation resistor</text:p>
          </table:table-cell>
          <table:table-cell table:style-name="ce157" table:formula="of:=Rcmp/1000" office:value-type="float" office:value="71.5" calcext:value-type="float">
            <text:p>71.5 kΩ</text:p>
          </table:table-cell>
          <table:table-cell table:style-name="ce163" office:value-type="string" calcext:value-type="string">
            <text:p>1/16 W</text:p>
          </table:table-cell>
          <table:table-cell table:style-name="ce169" office:value-type="percentage" office:value="0.05" calcext:value-type="percentage">
            <text:p>5%</text:p>
          </table:table-cell>
          <table:table-cell table:number-columns-repeated="1018"/>
        </table:table-row>
        <table:table-row table:style-name="ro5" table:number-rows-repeated="1048552">
          <table:table-cell table:number-columns-repeated="1024"/>
        </table:table-row>
        <table:table-row table:style-name="ro5">
          <table:table-cell table:number-columns-repeated="1024"/>
        </table:table-row>
        <table:named-expressions>
          <table:named-range table:name="Excel_BuiltIn_Print_Area" table:base-cell-address="$'LM(2)5116 Calculator'.$A$1" table:cell-range-address="$'Bill of Materials'.$B$1:.$F$23" table:range-usable-as="print-range"/>
        </table:named-expressions>
      </table:table>
      <table:named-expressions>
        <table:named-expression table:name="A" table:base-cell-address="$'LM(2)5116 Calculator'.$A$1" table:expression="10"/>
        <table:named-range table:name="Aea" table:base-cell-address="$'LM(2)5116 Calculator'.$A$1" table:cell-range-address="$'Frequency Compensation Graphs'.$R$2:.$R$23"/>
        <table:named-range table:name="Aol" table:base-cell-address="$'LM(2)5116 Calculator'.$A$1" table:cell-range-address="$'Frequency Compensation Graphs'.$N$2"/>
        <table:named-expression table:name="Aprime" table:base-cell-address="$'LM(2)5116 Calculator'.$A$1" table:expression="10000/(1000+Rg)"/>
        <table:named-range table:name="Av" table:base-cell-address="$'LM(2)5116 Calculator'.$A$1" table:cell-range-address="$'Frequency Compensation Graphs'.$N$19"/>
        <table:named-expression table:name="Cchf" table:base-cell-address="$'LM(2)5116 Calculator'.$A$1" table:expression="[$'Frequency Compensation Graphs'.$J$49]/1000000000000"/>
        <table:named-expression table:name="Ccmp" table:base-cell-address="$'LM(2)5116 Calculator'.$A$1" table:expression="[$'Frequency Compensation Graphs'.$J$48]/1000000000000"/>
        <table:named-expression table:name="Ccomp" table:base-cell-address="$'LM(2)5116 Calculator'.$A$1" table:expression="[$'LM(2)5116 Calculator'.$E$67]*0.000000000001"/>
        <table:named-expression table:name="Cft" table:base-cell-address="$'LM(2)5116 Calculator'.$A$1" table:expression="[$'LM(2)5116 Calculator'.$E$41]/1000000"/>
        <table:named-expression table:name="Chb" table:base-cell-address="$'LM(2)5116 Calculator'.$A$1" table:expression="[$'LM(2)5116 Calculator'.$E$57]*0.000001"/>
        <table:named-expression table:name="Chf" table:base-cell-address="$'LM(2)5116 Calculator'.$A$1" table:expression="[$'LM(2)5116 Calculator'.$E$68]*0.000000000001"/>
        <table:named-range table:name="Cin" table:base-cell-address="$'LM(2)5116 Calculator'.$A$1" table:cell-range-address="$'LM(2)5116 Calculator'.$E$61"/>
        <table:named-range table:name="CompMethod" table:base-cell-address="$'LM(2)5116 Calculator'.$A$1" table:cell-range-address="$'Frequency Compensation Graphs'.$J$43"/>
        <table:named-expression table:name="Cout" table:base-cell-address="$'LM(2)5116 Calculator'.$A$1" table:expression="([$'LM(2)5116 Calculator'.$E$26])/1000000"/>
        <table:named-expression table:name="Cout1" table:base-cell-address="$'LM(2)5116 Calculator'.$A$1" table:expression="([$'LM(2)5116 Calculator'.$E$24])/1000000"/>
        <table:named-expression table:name="Cout2" table:base-cell-address="$'LM(2)5116 Calculator'.$A$1" table:expression="([$'LM(2)5116 Calculator'.$E$25])/1000000"/>
        <table:named-expression table:name="Cramp" table:base-cell-address="$'LM(2)5116 Calculator'.$A$1" table:expression="[$'LM(2)5116 Calculator'.$E$32]/1000000000000"/>
        <table:named-expression table:name="Cramp_5t7p5" table:base-cell-address="$'LM(2)5116 Calculator'.$A$1" table:expression="gm*L/A/Rs_5t7p5*(1+(5-Vout)/VinMin)"/>
        <table:named-expression table:name="Cramp_gt7p5" table:base-cell-address="$'LM(2)5116 Calculator'.$A$1" table:expression="Iosc*L/Vout/A/Rs_gt7p5"/>
        <table:named-expression table:name="Cramp_lt5" table:base-cell-address="$'LM(2)5116 Calculator'.$A$1" table:expression="gm*L/A/Rs_lt5*(1+(5-Vout)/VinMax)"/>
        <table:named-expression table:name="Css" table:base-cell-address="$'LM(2)5116 Calculator'.$A$1" table:expression="[$'LM(2)5116 Calculator'.$E$73]/1000000"/>
        <table:named-expression table:name="Cvcc" table:base-cell-address="$'LM(2)5116 Calculator'.$A$1" table:expression="[$'LM(2)5116 Calculator'.$E$54]*0.000001"/>
        <table:named-range table:name="D" table:base-cell-address="$'LM(2)5116 Calculator'.$A$1" table:cell-range-address="$'Frequency Compensation Graphs'.$N$12"/>
        <table:named-range table:name="DiodeEmulation" table:base-cell-address="$'LM(2)5116 Calculator'.$A$1" table:cell-range-address="$'LM(2)5116 Calculator'.$E$49"/>
        <table:named-range table:name="ESR" table:base-cell-address="$'LM(2)5116 Calculator'.$A$1" table:cell-range-address="$'LM(2)5116 Calculator'.$E$27"/>
        <table:named-range table:name="f" table:base-cell-address="$'LM(2)5116 Calculator'.$A$1" table:cell-range-address="$'Frequency Compensation Graphs'.$A$2:.$A$23"/>
        <table:named-expression table:name="Fc" table:base-cell-address="$'LM(2)5116 Calculator'.$A$1" table:expression="[$'LM(2)5116 Calculator'.$E$63]*1000"/>
        <table:named-expression table:name="Fsw" table:base-cell-address="$'LM(2)5116 Calculator'.$A$1" table:expression="1000*[$'LM(2)5116 Calculator'.$E$21]"/>
        <table:named-expression table:name="FswMaxDC" table:base-cell-address="$'LM(2)5116 Calculator'.$A$1" table:expression="(VinMin-(Vout))/(VinMin*0.00000058)"/>
        <table:named-expression table:name="FswMinDC" table:base-cell-address="$'LM(2)5116 Calculator'.$A$1" table:expression="(Vout)/(VinMax*0.0000001)"/>
        <table:named-expression table:name="Fzea" table:base-cell-address="$'LM(2)5116 Calculator'.$A$1" table:expression="[$'LM(2)5116 Calculator'.$E$69]*1000"/>
        <table:named-expression table:name="gm" table:base-cell-address="$'LM(2)5116 Calculator'.$A$1" table:expression="0.000005"/>
        <table:named-expression table:name="Gmmod" table:base-cell-address="$'LM(2)5116 Calculator'.$A$1" table:expression="1/(Rs*A)"/>
        <table:named-range table:name="Gmod" table:base-cell-address="$'LM(2)5116 Calculator'.$A$1" table:cell-range-address="$'LM(2)5116 Calculator'.$E$64"/>
        <table:named-expression table:name="ICC" table:base-cell-address="$'LM(2)5116 Calculator'.$A$1" table:expression="[$'LM(2)5116 Calculator'.$E$59]/1000"/>
        <table:named-expression table:name="ICCstartup" table:base-cell-address="$'LM(2)5116 Calculator'.$A$1" table:expression="[$'LM(2)5116 Calculator'.$E$58]/1000"/>
        <table:named-range table:name="Ilimit" table:base-cell-address="$'LM(2)5116 Calculator'.$A$1" table:cell-range-address="$'LM(2)5116 Calculator'.$E$14"/>
        <table:named-expression table:name="Ilimit_margin" table:base-cell-address="$'LM(2)5116 Calculator'.$A$1" table:expression="[$'LM(2)5116 Calculator'.$E$13]/100"/>
        <table:named-expression table:name="Ios" table:base-cell-address="$'LM(2)5116 Calculator'.$A$1" table:expression="0.000025"/>
        <table:named-expression table:name="Iosc" table:base-cell-address="$'LM(2)5116 Calculator'.$A$1" table:expression="(Vout/3)*0.00001"/>
        <table:named-range table:name="Iout" table:base-cell-address="$'LM(2)5116 Calculator'.$A$1" table:cell-range-address="$'LM(2)5116 Calculator'.$E$7"/>
        <table:named-expression table:name="Iripple_pct" table:base-cell-address="$'LM(2)5116 Calculator'.$A$1" table:expression="[$'LM(2)5116 Calculator'.$E$8]/100"/>
        <table:named-range table:name="Isc" table:base-cell-address="$'LM(2)5116 Calculator'.$A$1" table:cell-range-address="$'LM(2)5116 Calculator'.$E$15"/>
        <table:named-range table:name="IsenseMethod" table:base-cell-address="$'LM(2)5116 Calculator'.$A$1" table:cell-range-address="$'LM(2)5116 Calculator'.$E$16"/>
        <table:named-range table:name="Kd" table:base-cell-address="$'LM(2)5116 Calculator'.$A$1" table:cell-range-address="$'Frequency Compensation Graphs'.$N$17"/>
        <table:named-range table:name="Kfb" table:base-cell-address="$'LM(2)5116 Calculator'.$A$1" table:cell-range-address="$'Frequency Compensation Graphs'.$N$3"/>
        <table:named-range table:name="Km" table:base-cell-address="$'LM(2)5116 Calculator'.$A$1" table:cell-range-address="$'Frequency Compensation Graphs'.$N$16"/>
        <table:named-range table:name="Ksl" table:base-cell-address="$'LM(2)5116 Calculator'.$A$1" table:cell-range-address="$'Frequency Compensation Graphs'.$N$14"/>
        <table:named-expression table:name="L" table:base-cell-address="$'LM(2)5116 Calculator'.$A$1" table:expression="[$'LM(2)5116 Calculator'.$E$30]*0.000001"/>
        <table:named-range table:name="Method" table:base-cell-address="$'LM(2)5116 Calculator'.$A$1" table:cell-range-address="$'LM(2)5116 Calculator'.$G$7:.$G$8"/>
        <table:named-range table:name="Q" table:base-cell-address="$'LM(2)5116 Calculator'.$A$1" table:cell-range-address="$'Frequency Compensation Graphs'.$P$17"/>
        <table:named-expression table:name="Qgh" table:base-cell-address="$'LM(2)5116 Calculator'.$A$1" table:expression="IF(VCCX&lt;4.5;Qghstart;([$'LM(2)5116 Calculator'.$E$55]+(VCCX-4.5)*([$'LM(2)5116 Calculator'.$E$56]-[$'LM(2)5116 Calculator'.$E$55])/(10-4.5))*0.000000001)"/>
        <table:named-expression table:name="Qghstart" table:base-cell-address="$'LM(2)5116 Calculator'.$A$1" table:expression="([$'LM(2)5116 Calculator'.$E$55]+(7.4-4.5)*([$'LM(2)5116 Calculator'.$E$56]-[$'LM(2)5116 Calculator'.$E$55])/(10-4.5))*0.000000001"/>
        <table:named-expression table:name="Qgl" table:base-cell-address="$'LM(2)5116 Calculator'.$A$1" table:expression="IF(VCCX&lt;4.5;Qglstart;([$'LM(2)5116 Calculator'.$E$52]+(VCCX-4.5)*([$'LM(2)5116 Calculator'.$E$53]-[$'LM(2)5116 Calculator'.$E$52])/(10-4.5))*0.000000001)"/>
        <table:named-expression table:name="Qglstart" table:base-cell-address="$'LM(2)5116 Calculator'.$A$1" table:expression="([$'LM(2)5116 Calculator'.$E$52]+(7.4-4.5)*([$'LM(2)5116 Calculator'.$E$53]-[$'LM(2)5116 Calculator'.$E$52])/(10-4.5))*0.000000001"/>
        <table:named-expression table:name="Rcmp" table:base-cell-address="$'LM(2)5116 Calculator'.$A$1" table:expression="[$'Frequency Compensation Graphs'.$J$47]*1000"/>
        <table:named-expression table:name="Rcomp" table:base-cell-address="$'LM(2)5116 Calculator'.$A$1" table:expression="[$'LM(2)5116 Calculator'.$E$66]*1000"/>
        <table:named-range table:name="Rdem" table:base-cell-address="$'LM(2)5116 Calculator'.$A$1" table:cell-range-address="$'LM(2)5116 Calculator'.$E$50"/>
        <table:named-expression table:name="Rdson" table:base-cell-address="$'LM(2)5116 Calculator'.$A$1" table:expression="[$'LM(2)5116 Calculator'.$E$17]/1000"/>
        <table:named-expression table:name="Rdson_150c" table:base-cell-address="$'LM(2)5116 Calculator'.$A$1" table:expression="Rdson*(1+0.005*(150-27))"/>
        <table:named-expression table:name="Rdson_n40c" table:base-cell-address="$'LM(2)5116 Calculator'.$A$1" table:expression="Rdson*(1+0.005*(-40-27))"/>
        <table:named-expression table:name="Reff" table:base-cell-address="$'LM(2)5116 Calculator'.$A$1" table:expression="Rfb1*Rfb2/(Rfb1+Rfb2)"/>
        <table:named-range table:name="Rfb1" table:base-cell-address="$'LM(2)5116 Calculator'.$A$1" table:cell-range-address="$'LM(2)5116 Calculator'.$E$46"/>
        <table:named-range table:name="Rfb2" table:base-cell-address="$'LM(2)5116 Calculator'.$A$1" table:cell-range-address="$'LM(2)5116 Calculator'.$E$47"/>
        <table:named-range table:name="Rg" table:base-cell-address="$'LM(2)5116 Calculator'.$A$1" table:cell-range-address="$'LM(2)5116 Calculator'.$E$18"/>
        <table:named-range table:name="Ri" table:base-cell-address="$'LM(2)5116 Calculator'.$A$1" table:cell-range-address="$'Frequency Compensation Graphs'.$N$13"/>
        <table:named-range table:name="RJA" table:base-cell-address="$'LM(2)5116 Calculator'.$A$1" table:cell-range-address="$'Power Dissipation'.$B$3"/>
        <table:named-expression table:name="RLmin" table:base-cell-address="$'LM(2)5116 Calculator'.$A$1" table:expression="Vout/Ilimit"/>
        <table:named-expression table:name="Rout" table:base-cell-address="$'LM(2)5116 Calculator'.$A$1" table:expression="Vout/Iout"/>
        <table:named-expression table:name="Rramp" table:base-cell-address="$'LM(2)5116 Calculator'.$A$1" table:expression="[$'LM(2)5116 Calculator'.$E$33]*1000"/>
        <table:named-expression table:name="Rs" table:base-cell-address="$'LM(2)5116 Calculator'.$A$1" table:expression="[$'LM(2)5116 Calculator'.$E$19]/1000"/>
        <table:named-expression table:name="Rs_5t7p5" table:base-cell-address="$'LM(2)5116 Calculator'.$A$1" table:expression="Vcs/(Ilimit-Vout/Fsw/2/L*(1-Vout/VinMin)+Vout/Fsw/L)"/>
        <table:named-expression table:name="Rs_gt7p5" table:base-cell-address="$'LM(2)5116 Calculator'.$A$1" table:expression="Vcs/(Ilimit+Vout/Fsw/L)"/>
        <table:named-expression table:name="Rs_lt5" table:base-cell-address="$'LM(2)5116 Calculator'.$A$1" table:expression="Vcs/(Ilimit-Vout/Fsw/2/L*(1-Vout/VinMin)+Vout/Fsw/L*(1+(5-Vout)/VinMin)/(1+(5-Vout)/VinMax))"/>
        <table:named-expression table:name="Rt" table:base-cell-address="$'LM(2)5116 Calculator'.$A$1" table:expression="[$'LM(2)5116 Calculator'.$E$22]*1000"/>
        <table:named-range table:name="Rth" table:base-cell-address="$'LM(2)5116 Calculator'.$A$1" table:cell-range-address="$'Frequency Compensation Graphs'.$N$4"/>
        <table:named-expression table:name="Ruv1" table:base-cell-address="$'LM(2)5116 Calculator'.$A$1" table:expression="[$'LM(2)5116 Calculator'.$E$38]*1000"/>
        <table:named-expression table:name="Ruv2" table:base-cell-address="$'LM(2)5116 Calculator'.$A$1" table:expression="[$'LM(2)5116 Calculator'.$E$37]*1000"/>
        <table:named-range table:name="Sap" table:base-cell-address="$'LM(2)5116 Calculator'.$A$1" table:cell-range-address="$'Frequency Compensation Graphs'.$P$15"/>
        <table:named-range table:name="Se" table:base-cell-address="$'LM(2)5116 Calculator'.$A$1" table:cell-range-address="$'Frequency Compensation Graphs'.$P$14"/>
        <table:named-range table:name="SenseR" table:base-cell-address="$'LM(2)5116 Calculator'.$A$1" table:cell-range-address="$'LM(2)5116 Calculator'.$G$5:.$G$6"/>
        <table:named-range table:name="TA" table:base-cell-address="$'LM(2)5116 Calculator'.$A$1" table:cell-range-address="$'Power Dissipation'.$B$2"/>
        <table:named-range table:name="toff" table:base-cell-address="$'LM(2)5116 Calculator'.$A$1" table:cell-range-address="$'LM(2)5116 Calculator'.$E$42"/>
        <table:named-range table:name="ton" table:base-cell-address="$'LM(2)5116 Calculator'.$A$1" table:cell-range-address="$'LM(2)5116 Calculator'.$E$43"/>
        <table:named-expression table:name="tss" table:base-cell-address="$'LM(2)5116 Calculator'.$A$1" table:expression="[$'LM(2)5116 Calculator'.$E$72]/1000"/>
        <table:named-expression table:name="tssmin" table:base-cell-address="$'LM(2)5116 Calculator'.$A$1" table:expression="[$'LM(2)5116 Calculator'.$E$71]/1000"/>
        <table:named-range table:name="UVLOdesired" table:base-cell-address="$'LM(2)5116 Calculator'.$A$1" table:cell-range-address="$'LM(2)5116 Calculator'.$E$35"/>
        <table:named-expression table:name="VCC" table:base-cell-address="$'LM(2)5116 Calculator'.$A$1" table:expression="IF(VCCX&lt;4.5;7.4;VCCX)"/>
        <table:named-range table:name="VCCX" table:base-cell-address="$'LM(2)5116 Calculator'.$A$1" table:cell-range-address="$'LM(2)5116 Calculator'.$E$9"/>
        <table:named-expression table:name="Vcs" table:base-cell-address="$'LM(2)5116 Calculator'.$A$1" table:expression="IF(OR(VCCX&lt;4.5;VCCX&gt;5.8);0.11;0.125)"/>
        <table:named-range table:name="Vin" table:base-cell-address="$'LM(2)5116 Calculator'.$A$1" table:cell-range-address="$'Frequency Compensation Graphs'.$N$11"/>
        <table:named-range table:name="VinMax" table:base-cell-address="$'LM(2)5116 Calculator'.$A$1" table:cell-range-address="$'LM(2)5116 Calculator'.$E$6"/>
        <table:named-range table:name="VinMin" table:base-cell-address="$'LM(2)5116 Calculator'.$A$1" table:cell-range-address="$'LM(2)5116 Calculator'.$E$5"/>
        <table:named-expression table:name="VinNom" table:base-cell-address="$'LM(2)5116 Calculator'.$A$1" table:expression="(VinMin+VinMax)/2"/>
        <table:named-range table:name="VIN_UVLO" table:base-cell-address="$'LM(2)5116 Calculator'.$A$1" table:cell-range-address="$'LM(2)5116 Calculator'.$E$36"/>
        <table:named-range table:name="Vout" table:base-cell-address="$'LM(2)5116 Calculator'.$A$1" table:cell-range-address="$'LM(2)5116 Calculator'.$E$4"/>
        <table:named-expression table:name="Vramp" table:base-cell-address="$'LM(2)5116 Calculator'.$A$1" table:expression="(Vout/VinNom)*((VinNom-Vout)*gm+Iosc)/Fsw/Cramp_gt7p5"/>
        <table:named-expression table:name="Vref" table:base-cell-address="$'LM(2)5116 Calculator'.$A$1" table:expression="1.215"/>
        <table:named-range table:name="Vsl" table:base-cell-address="$'LM(2)5116 Calculator'.$A$1" table:cell-range-address="$'Frequency Compensation Graphs'.$N$15"/>
        <table:named-range table:name="w" table:base-cell-address="$'LM(2)5116 Calculator'.$A$1" table:cell-range-address="$'Frequency Compensation Graphs'.$B$2:.$B$23"/>
        <table:named-range table:name="wbw" table:base-cell-address="$'LM(2)5116 Calculator'.$A$1" table:cell-range-address="$'Frequency Compensation Graphs'.$N$9"/>
        <table:named-range table:name="whf" table:base-cell-address="$'LM(2)5116 Calculator'.$A$1" table:cell-range-address="$'Frequency Compensation Graphs'.$N$8"/>
        <table:named-range table:name="wn" table:base-cell-address="$'LM(2)5116 Calculator'.$A$1" table:cell-range-address="$'Frequency Compensation Graphs'.$P$16"/>
        <table:named-range table:name="wo" table:base-cell-address="$'LM(2)5116 Calculator'.$A$1" table:cell-range-address="$'Frequency Compensation Graphs'.$N$6"/>
        <table:named-range table:name="wp" table:base-cell-address="$'LM(2)5116 Calculator'.$A$1" table:cell-range-address="$'Frequency Compensation Graphs'.$N$20"/>
        <table:named-range table:name="wth" table:base-cell-address="$'LM(2)5116 Calculator'.$A$1" table:cell-range-address="$'Frequency Compensation Graphs'.$N$7"/>
        <table:named-range table:name="wz" table:base-cell-address="$'LM(2)5116 Calculator'.$A$1" table:cell-range-address="$'Frequency Compensation Graphs'.$N$21"/>
        <table:named-range table:name="wzea" table:base-cell-address="$'LM(2)5116 Calculator'.$A$1" table:cell-range-address="$'Frequency Compensation Graphs'.$N$5"/>
        <table:named-range table:name="YesOrNo" table:base-cell-address="$'LM(2)5116 Calculator'.$A$1" table:cell-range-address="$'LM(2)5116 Calculator'.$G$3:.$G$4"/>
        <table:named-range table:name="Zea" table:base-cell-address="$'LM(2)5116 Calculator'.$A$1" table:cell-range-address="$'Frequency Compensation Graphs'.$Q$2:.$Q$2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 $</number:text>
      <loext:fill-character> </loext:fill-character>
      <number:text>(</number:text>
      <number:number number:decimal-places="0" number:min-integer-digits="1" number:grouping="true"/>
      <number:text>)</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 $</number:text>
      <loext:fill-character> </loext:fill-character>
      <number:text>(</number:text>
      <number:number number:decimal-places="2" number:min-integer-digits="1" number:grouping="true"/>
      <number:text>)</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number number:decimal-places="1" number:min-integer-digits="1"/>
      <number:text>µF</number:text>
    </number:number-style>
    <number:number-style style:name="N148">
      <number:number number:decimal-places="0" number:min-integer-digits="1"/>
      <number:text>pF</number:text>
    </number:number-style>
    <number:number-style style:name="N149">
      <number:number number:decimal-places="0" number:min-integer-digits="1"/>
      <number:text>µF</number:text>
    </number:number-style>
    <number:number-style style:name="N150">
      <number:number number:decimal-places="2" number:min-integer-digits="1"/>
      <number:text>KOhm</number:text>
    </number:number-style>
    <number:number-style style:name="N151">
      <number:number number:decimal-places="0" number:min-integer-digits="1"/>
      <number:text>KOhm</number:text>
    </number:number-style>
    <number:number-style style:name="N152">
      <number:number number:decimal-places="1" number:min-integer-digits="1" number:grouping="true"/>
    </number:number-style>
    <number:number-style style:name="N153">
      <number:number number:decimal-places="1" number:min-integer-digits="1"/>
    </number:number-style>
    <number:number-style style:name="N154">
      <number:number number:decimal-places="1" number:min-integer-digits="1"/>
      <number:text>A</number:text>
    </number:number-style>
    <number:number-style style:name="N155">
      <number:number number:decimal-places="0" number:min-integer-digits="1"/>
      <number:text>%</number:text>
    </number:number-style>
    <number:number-style style:name="N156">
      <number:number number:decimal-places="4" number:min-integer-digits="1"/>
    </number:number-style>
    <number:number-style style:name="N157P0" style:volatile="true">
      <number:number number:decimal-places="0" number:min-integer-digits="1" number:grouping="true"/>
    </number:number-style>
    <number:number-style style:name="N157">
      <style:text-properties fo:color="#ff0000"/>
      <number:number number:decimal-places="0" number:min-integer-digits="1" number:grouping="true"/>
      <style:map style:condition="value()&gt;=0" style:apply-style-name="N157P0"/>
    </number:number-style>
    <number:number-style style:name="N158P0" style:volatile="true">
      <number:number number:decimal-places="0" number:min-integer-digits="1"/>
    </number:number-style>
    <number:number-style style:name="N158">
      <style:text-properties fo:color="#ff0000"/>
      <number:number number:decimal-places="0" number:min-integer-digits="1"/>
      <style:map style:condition="value()&gt;=0" style:apply-style-name="N158P0"/>
    </number:number-style>
    <number:number-style style:name="N159">
      <number:number number:decimal-places="3" number:min-integer-digits="1"/>
    </number:number-style>
    <number:number-style style:name="N160">
      <number:number number:decimal-places="1" number:min-integer-digits="1"/>
      <number:text> W</number:text>
    </number:number-style>
    <number:number-style style:name="N161">
      <number:number number:decimal-places="0" number:min-integer-digits="1"/>
      <number:text> V</number:text>
    </number:number-style>
    <number:number-style style:name="N162">
      <number:number number:decimal-places="1" number:min-integer-digits="1"/>
      <number:text> A</number:text>
    </number:number-style>
    <number:number-style style:name="N163">
      <number:number number:decimal-places="0" number:min-integer-digits="1"/>
      <number:text> C</number:text>
    </number:number-style>
    <number:number-style style:name="N164">
      <number:number number:decimal-places="0" number:min-integer-digits="1"/>
      <number:text> C/W</number:text>
    </number:number-style>
    <number:number-style style:name="N165">
      <number:number number:decimal-places="1" number:min-integer-digits="1"/>
      <number:text> V</number:text>
    </number:number-style>
    <number:number-style style:name="N166">
      <number:number number:decimal-places="3" number:min-integer-digits="1"/>
      <number:text> W</number:text>
    </number:number-style>
    <number:number-style style:name="N167">
      <number:number number:decimal-places="3" number:min-integer-digits="1"/>
      <number:text> μF</number:text>
    </number:number-style>
    <number:number-style style:name="N168">
      <number:number number:decimal-places="1" number:min-integer-digits="1"/>
      <number:text> μF</number:text>
    </number:number-style>
    <number:number-style style:name="N169">
      <number:number number:decimal-places="0" number:min-integer-digits="1" number:grouping="true"/>
      <number:text> pF</number:text>
    </number:number-style>
    <number:number-style style:name="N170">
      <number:number number:decimal-places="1" number:min-integer-digits="1"/>
      <number:text> μH</number:text>
    </number:number-style>
    <number:number-style style:name="N171">
      <number:number number:decimal-places="2" number:min-integer-digits="1"/>
      <number:text> kΩ</number:text>
    </number:number-style>
    <number:number-style style:name="N172">
      <number:number number:decimal-places="1" number:min-integer-digits="1"/>
      <number:text> kΩ</number:text>
    </number:number-style>
    <number:number-style style:name="N173">
      <number:number number:decimal-places="1" number:min-integer-digits="1"/>
      <number:text> mΩ</number:text>
    </number:number-style>
    <number:percentage-style style:name="N174">
      <number:number number:decimal-places="1" number:min-integer-digits="1"/>
      <number:text>%</number:text>
    </number:percentage-style>
    <number:number-style style:name="N175">
      <number:number number:decimal-places="0" number:min-integer-digits="1" number:grouping="true"/>
      <number:text> Ω</number:text>
    </number:number-style>
    <number:number-style style:name="N176">
      <number:number number:decimal-places="0" number:min-integer-digits="1" number:grouping="true"/>
      <number:text> μF</number:text>
    </number:number-style>
    <number:number-style style:name="N177">
      <number:number number:decimal-places="2" number:min-integer-digits="1"/>
      <number:text> μF</number:text>
    </number:number-style>
    <number:number-style style:name="N178">
      <number:number number:decimal-places="2" number:min-integer-digits="1"/>
      <number:text> A RMS</number:text>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text-properties style:font-name="Arial" fo:font-family="Arial"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_5f_2_5f_1" style:display-name="Excel_CondFormat_1_2_1" style:family="table-cell" style:parent-style-name="Default">
      <style:table-cell-properties fo:border="none"/>
      <style:text-properties fo:color="#ffffff"/>
    </style:style>
    <style:style style:name="Excel_5f_CondFormat_5f_1_5f_3_5f_1" style:display-name="Excel_CondFormat_1_3_1" style:family="table-cell" style:parent-style-name="Default">
      <style:table-cell-properties fo:background-color="#ffffff" fo:border="none"/>
      <style:text-properties fo:color="#ffffff"/>
    </style:style>
    <style:style style:name="Excel_5f_CondFormat_5f_1_5f_4_5f_1" style:display-name="Excel_CondFormat_1_4_1" style:family="table-cell" style:parent-style-name="Default">
      <style:table-cell-properties fo:background-color="#ccffff" fo:border="0.74pt solid #101010"/>
      <style:text-properties fo:color="#000000"/>
    </style:style>
    <style:style style:name="Excel_5f_CondFormat_5f_1_5f_5_5f_1" style:display-name="Excel_CondFormat_1_5_1" style:family="table-cell" style:parent-style-name="Default">
      <style:text-properties fo:color="#99ccff"/>
    </style:style>
    <style:style style:name="Excel_5f_CondFormat_5f_1_5f_6_5f_1" style:display-name="Excel_CondFormat_1_6_1" style:family="table-cell" style:parent-style-name="Default">
      <style:table-cell-properties fo:background-color="#ffffff"/>
      <style:text-properties fo:color="#ffffff"/>
    </style:style>
    <style:style style:name="Excel_5f_CondFormat_5f_1_5f_7_5f_1" style:display-name="Excel_CondFormat_1_7_1" style:family="table-cell" style:parent-style-name="Default">
      <style:text-properties style:use-window-font-color="true"/>
    </style:style>
    <style:style style:name="Excel_5f_CondFormat_5f_1_5f_8_5f_1" style:display-name="Excel_CondFormat_1_8_1" style:family="table-cell" style:parent-style-name="Default">
      <style:table-cell-properties fo:background-color="#ffffff" fo:border="none"/>
      <style:text-properties fo:color="#ffffff"/>
    </style:style>
    <style:style style:name="Excel_5f_CondFormat_5f_1_5f_9_5f_1" style:display-name="Excel_CondFormat_1_9_1" style:family="table-cell" style:parent-style-name="Default">
      <style:table-cell-properties fo:border="none"/>
      <style:text-properties fo:color="#ffffff"/>
    </style:style>
    <style:style style:name="Excel_5f_CondFormat_5f_1_5f_9_5f_2" style:display-name="Excel_CondFormat_1_9_2"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_5f_10_5f_1" style:display-name="Excel_CondFormat_1_10_1" style:family="table-cell" style:parent-style-name="Default">
      <style:text-properties fo:color="#ffffff"/>
    </style:style>
    <style:style style:name="Excel_5f_CondFormat_5f_2_5f_1_5f_1" style:display-name="Excel_CondFormat_2_1_1" style:family="table-cell" style:parent-style-name="Default">
      <style:text-properties fo:color="#ff0000"/>
    </style:style>
    <style:style style:name="Excel_5f_CondFormat_5f_3_5f_1_5f_1" style:display-name="Excel_CondFormat_3_1_1" style:family="table-cell" style:parent-style-name="Default">
      <style:text-properties fo:color="#99ccff"/>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5in" fo:margin-bottom="0.5in" fo:margin-left="0.5in" fo:margin-right="0.5in" style:first-page-number="continue" style:scale-to="61%" style:writing-mode="lr-tb"/>
      <style:header-style>
        <style:header-footer-properties fo:min-height="0.2953in" fo:margin-left="0.248in" fo:margin-right="0.248in" fo:margin-bottom="0.3453in"/>
      </style:header-style>
      <style:footer-style>
        <style:header-footer-properties fo:min-height="0.2953in" fo:margin-left="0.248in" fo:margin-right="0.248in" fo:margin-top="0.2063in"/>
      </style:footer-style>
    </style:page-layout>
    <style:page-layout style:name="Mpm4">
      <style:page-layout-properties fo:page-width="11in" fo:page-height="8.5in" style:num-format="1" style:print-orientation="landscape" fo:margin-top="0.9839in" fo:margin-bottom="0.9839in" fo:margin-left="0.748in" fo:margin-right="0.748in" style:first-page-number="continue" style:scale-to="86%"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67%"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6">
      <style:page-layout-properties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2">00/00/0000</text:date>, <text:time style:data-style-name="N2" text:time-value="22:38:49.069692788">00:00:00</text:time></text:p>
        </style:region-right>
      </style:header>
      <style:header-left style:display="false"/>
      <style:footer>
        <text:p>Page <text:page-number>1</text:page-number> / <text:page-count>99</text:page-count></text:p>
      </style:footer>
      <style:footer-left style:display="false"/>
    </style:master-page>
    <style:master-page style:name="PageStyle_5f_LM_28_2_29_5116_20_Calculator" style:display-name="PageStyle_LM(2)5116 Calculator" style:page-layout-name="Mpm3">
      <style:header/>
      <style:header-left style:display="false"/>
      <style:footer>
        <style:region-left>
          <text:p><text:span text:style-name="MT1">Author: Robert Sheehan</text:span></text:p>
          <text:p><text:span text:style-name="MT1">Version 1.2</text:span></text:p>
        </style:region-left>
        <style:region-right>
          <text:p><text:span text:style-name="MT1">Copyright 2008 © National Semiconductor Corporation</text:span></text:p>
        </style:region-right>
      </style:footer>
      <style:footer-left style:display="false">
        <style:region-left>
          <text:p><text:span text:style-name="MT1">Author: Robert Sheehan</text:span></text:p>
          <text:p><text:span text:style-name="MT1">Version 1.2</text:span></text:p>
        </style:region-left>
        <style:region-right>
          <text:p><text:span text:style-name="MT1">Copyright 2008 © National Semiconductor Corporation</text:span></text:p>
        </style:region-right>
      </style:footer-left>
    </style:master-page>
    <style:master-page style:name="PageStyle_5f_Power_20_Dissipation" style:display-name="PageStyle_Power Dissipation" style:page-layout-name="Mpm4">
      <style:header style:display="false"/>
      <style:header-left style:display="false"/>
      <style:footer style:display="false"/>
      <style:footer-left style:display="false"/>
    </style:master-page>
    <style:master-page style:name="PageStyle_5f_Frequency_20_Compensation_20_Graphs" style:display-name="PageStyle_Frequency Compensation Graphs" style:page-layout-name="Mpm5">
      <style:header style:display="false"/>
      <style:header-left style:display="false"/>
      <style:footer style:display="false"/>
      <style:footer-left style:display="false"/>
    </style:master-page>
    <style:master-page style:name="PageStyle_5f_Bill_20_of_20_Materials" style:display-name="PageStyle_Bill of Materials"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pace</meta:initial-creator>
    <meta:creation-date>2006-12-05T12:00:10</meta:creation-date>
    <dc:date>2015-04-02T07:32:51.315837132</dc:date>
    <meta:print-date>2008-02-19T16:48:47</meta:print-date>
    <meta:editing-duration>PT18H41M42S</meta:editing-duration>
    <meta:editing-cycles>3</meta:editing-cycles>
    <meta:generator>LibreOffice/4.3.3.2$Linux_X86_64 LibreOffice_project/430m0$Build-2</meta:generator>
    <meta:document-statistic meta:table-count="4" meta:cell-count="696" meta:object-count="9"/>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
  <library:element library:name="Sheet2"/>
  <library:element library:name="Sheet3"/>
  <library:element library:name="Sheet4"/>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63">
      <number:number number:decimal-places="0" number:min-integer-digits="1"/>
      <number:text> C</number:text>
    </number:number-style>
    <number:number-style style:name="N165">
      <number:number number:decimal-places="1" number:min-integer-digits="1"/>
      <number:text> V</number:text>
    </number:number-style>
    <style:style style:name="ch1" style:family="chart">
      <style:graphic-properties draw:stroke="solid" svg:stroke-color="#101010"/>
    </style:style>
    <style:style style:name="ch2" style:family="chart">
      <style:chart-properties chart:auto-position="true" style:rotation-angle="0"/>
      <style:text-properties fo:color="#101010" fo:font-family="Arial" fo:font-size="12pt" fo:font-weight="bold" style:font-size-asian="12pt" style:font-weight-asian="bold" style:font-size-complex="12pt" style:font-weight-complex="bold"/>
    </style:style>
    <style:style style:name="ch3" style:family="chart">
      <style:chart-properties chart:interpolation="cubic-spline" chart:include-hidden-cells="false" chart:auto-position="true" chart:auto-size="true" chart:treat-empty-cells="leave-gap" chart:series-source="rows"/>
    </style:style>
    <style:style style:name="ch4" style:family="chart" style:data-style-name="N165">
      <style:chart-properties chart:display-label="true" chart:logarithmic="false" chart:reverse-direction="false" text:line-break="false" chart:link-data-style-to-source="true" chart:axis-position="0" chart:tick-mark-position="at-axis"/>
      <style:graphic-properties svg:stroke-color="#101010"/>
      <style:text-properties fo:color="#101010" fo:font-family="Arial" fo:font-size="10pt" style:font-size-asian="10pt" style:font-size-complex="10pt"/>
    </style:style>
    <style:style style:name="ch5" style:family="chart">
      <style:graphic-properties draw:stroke="dash" draw:stroke-dash="Excel_20_line_20_dash_20_1" svg:stroke-color="#ccccff"/>
    </style:style>
    <style:style style:name="ch6" style:family="chart" style:data-style-name="N163">
      <style:chart-properties chart:display-label="true" chart:logarithmic="false" chart:reverse-direction="false" text:line-break="false" chart:link-data-style-to-source="true" chart:axis-position="0" chart:tick-mark-position="at-axis"/>
      <style:graphic-properties svg:stroke-color="#101010"/>
      <style:text-properties fo:color="#101010" fo:font-family="Arial" fo:font-size="10pt" style:font-size-asian="10pt" style:font-size-complex="10pt"/>
    </style:style>
    <style:style style:name="ch7" style:family="chart">
      <style:chart-properties chart:auto-position="true" style:rotation-angle="90"/>
      <style:text-properties fo:color="#101010" fo:font-family="Arial" fo:font-size="12pt" fo:font-weight="bold" style:font-size-asian="12pt" style:font-weight-asian="bold" style:font-size-complex="12pt" style:font-weight-complex="bold"/>
    </style:style>
    <style:style style:name="ch8" style:family="chart">
      <style:graphic-properties draw:stroke="dash" draw:stroke-dash="Excel_20_line_20_dash_20_2" svg:stroke-color="#c0c0c0"/>
    </style:style>
    <style:style style:name="ch9" style:family="chart" style:data-style-name="N163">
      <style:chart-properties chart:symbol-type="none" chart:link-data-style-to-source="true"/>
      <style:graphic-properties svg:stroke-width="0.035cm" svg:stroke-color="#000080" draw:fill-color="#000080"/>
      <style:text-properties fo:font-size="10pt" style:font-size-asian="10pt" style:font-size-complex="10pt"/>
    </style:style>
    <style:style style:name="ch10" style:family="chart">
      <style:graphic-properties draw:stroke="solid" svg:stroke-width="0.035cm" svg:stroke-color="#808080" draw:fill="solid" draw:fill-color="#ffffff"/>
    </style:style>
    <style:style style:name="ch11" style:family="chart">
      <style:graphic-properties draw:fill-color="#d9d9d9"/>
    </style:style>
  </office:automatic-styles>
  <office:body>
    <office:chart>
      <chart:chart svg:width="19.04cm" svg:height="10.48cm" xlink:href=".." xlink:type="simple" chart:class="chart:scatter" chart:style-name="ch1">
        <chart:title svg:x="5.713cm" svg:y="0.344cm" chart:style-name="ch2">
          <text:p>LM5116 Junction Temperature vs VIN</text:p>
        </chart:title>
        <chart:plot-area chart:style-name="ch3" table:cell-range-address="'Power Dissipation'.B5:'Power Dissipation'.L5 'Power Dissipation'.A8:'Power Dissipation'.L8" chart:data-source-has-labels="column" svg:x="1.535cm" svg:y="1.258cm" svg:width="17.125cm" svg:height="7.888cm">
          <chartooo:coordinate-region svg:x="2.5cm" svg:y="1.458cm" svg:width="15.563cm" svg:height="7.042cm"/>
          <chart:axis chart:dimension="x" chart:name="primary-x" chart:style-name="ch4">
            <chart:title svg:x="9.333cm" svg:y="9.355cm" chart:style-name="ch2">
              <text:p>VIN (V)</text:p>
            </chart:title>
            <chart:grid chart:style-name="ch5" chart:class="major"/>
          </chart:axis>
          <chart:axis chart:dimension="y" chart:name="primary-y" chart:style-name="ch6">
            <chart:title svg:x="0.451cm" svg:y="5.874cm" chart:style-name="ch7">
              <text:p>TJ (C)</text:p>
            </chart:title>
            <chart:grid chart:style-name="ch8" chart:class="major"/>
          </chart:axis>
          <chart:series chart:style-name="ch9" chart:values-cell-range-address="'Power Dissipation'.B8:'Power Dissipation'.L8" chart:label-cell-address="'Power Dissipation'.A8:'Power Dissipation'.A8" chart:class="chart:scatter">
            <chart:domain table:cell-range-address="'Power Dissipation'.B5:'Power Dissipation'.L5"/>
            <chart:data-point chart:repeated="11"/>
          </chart:series>
          <chart:wall chart:style-name="ch10"/>
          <chart:floor chart:style-name="ch11"/>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row>
          </table:table-header-rows>
          <table:table-rows>
            <table:table-row>
              <table:table-cell office:value-type="string">
                <text:p>Row 5</text:p>
                <draw:g>
                  <svg:desc/>
                </draw:g>
              </table:table-cell>
              <table:table-cell office:value-type="float" office:value="45">
                <text:p>45</text:p>
                <draw:g>
                  <svg:desc>'Power Dissipation'.B5:'Power Dissipation'.L5</svg:desc>
                </draw:g>
              </table:table-cell>
              <table:table-cell office:value-type="float" office:value="50.5">
                <text:p>50.5</text:p>
              </table:table-cell>
              <table:table-cell office:value-type="float" office:value="56">
                <text:p>56</text:p>
              </table:table-cell>
              <table:table-cell office:value-type="float" office:value="61.5">
                <text:p>61.5</text:p>
              </table:table-cell>
              <table:table-cell office:value-type="float" office:value="67">
                <text:p>67</text:p>
              </table:table-cell>
              <table:table-cell office:value-type="float" office:value="72.5">
                <text:p>72.5</text:p>
              </table:table-cell>
              <table:table-cell office:value-type="float" office:value="78">
                <text:p>78</text:p>
              </table:table-cell>
              <table:table-cell office:value-type="float" office:value="83.5">
                <text:p>83.5</text:p>
              </table:table-cell>
              <table:table-cell office:value-type="float" office:value="89">
                <text:p>89</text:p>
              </table:table-cell>
              <table:table-cell office:value-type="float" office:value="94.5">
                <text:p>94.5</text:p>
              </table:table-cell>
              <table:table-cell office:value-type="float" office:value="100">
                <text:p>100</text:p>
              </table:table-cell>
            </table:table-row>
            <table:table-row>
              <table:table-cell office:value-type="string">
                <text:p>Junction temperature</text:p>
                <draw:g>
                  <svg:desc>'Power Dissipation'.A8:'Power Dissipation'.A8</svg:desc>
                </draw:g>
              </table:table-cell>
              <table:table-cell office:value-type="float" office:value="41.7407432727273">
                <text:p>41.7407432727273</text:p>
                <draw:g>
                  <svg:desc>'Power Dissipation'.B8:'Power Dissipation'.L8</svg:desc>
                </draw:g>
              </table:table-cell>
              <table:table-cell office:value-type="float" office:value="42.0927432727273">
                <text:p>42.0927432727273</text:p>
              </table:table-cell>
              <table:table-cell office:value-type="float" office:value="42.4447432727273">
                <text:p>42.4447432727273</text:p>
              </table:table-cell>
              <table:table-cell office:value-type="float" office:value="42.7967432727273">
                <text:p>42.7967432727273</text:p>
              </table:table-cell>
              <table:table-cell office:value-type="float" office:value="43.1487432727273">
                <text:p>43.1487432727273</text:p>
              </table:table-cell>
              <table:table-cell office:value-type="float" office:value="43.5007432727273">
                <text:p>43.5007432727273</text:p>
              </table:table-cell>
              <table:table-cell office:value-type="float" office:value="43.8527432727273">
                <text:p>43.8527432727273</text:p>
              </table:table-cell>
              <table:table-cell office:value-type="float" office:value="44.2047432727273">
                <text:p>44.2047432727273</text:p>
              </table:table-cell>
              <table:table-cell office:value-type="float" office:value="44.5567432727273">
                <text:p>44.5567432727273</text:p>
              </table:table-cell>
              <table:table-cell office:value-type="float" office:value="44.9087432727273">
                <text:p>44.9087432727273</text:p>
              </table:table-cell>
              <table:table-cell office:value-type="float" office:value="45.2607432727273">
                <text:p>45.260743272727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draw:stroke-dash draw:name="Excel_20_line_20_dash_20_2" draw:display-name="Excel line dash 2" draw:style="rect" draw:dots1="1" draw:dots1-length="0.104cm" draw:distance="0.104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61">
      <number:scientific-number number:decimal-places="2" number:min-integer-digits="1" number:min-exponent-digits="2"/>
    </number:number-style>
    <number:number-style style:name="N153">
      <number:number number:decimal-places="1" number:min-integer-digits="1"/>
    </number:number-style>
    <style:style style:name="ch1" style:family="chart">
      <style:graphic-properties draw:stroke="solid" svg:stroke-color="#101010"/>
    </style:style>
    <style:style style:name="ch2" style:family="chart">
      <style:chart-properties chart:auto-position="true" style:rotation-angle="0"/>
      <style:text-properties fo:color="#101010" fo:font-family="Arial" fo:font-size="8pt" fo:font-weight="bold" style:font-size-asian="8pt" style:font-weight-asian="bold" style:font-size-complex="8pt" style:font-weight-complex="bold"/>
    </style:style>
    <style:style style:name="ch3" style:family="chart">
      <style:chart-properties chart:interpolation="cubic-spline" chart:include-hidden-cells="false" chart:treat-empty-cells="leave-gap"/>
    </style:style>
    <style:style style:name="ch4" style:family="chart" style:data-style-name="N61">
      <style:chart-properties chart:display-label="true" chart:logarithmic="true" chart:minimum="1" chart:maximum="1000000" chart:reverse-direction="false" text:line-break="false" chart:link-data-style-to-source="true" chart:axis-position="-60" chart:tick-mark-position="at-axis"/>
      <style:graphic-properties svg:stroke-color="#101010"/>
      <style:text-properties fo:color="#101010" fo:font-family="Arial" fo:font-size="8pt" style:font-size-asian="8pt" style:font-size-complex="8pt"/>
    </style:style>
    <style:style style:name="ch5" style:family="chart">
      <style:graphic-properties svg:stroke-color="#101010"/>
    </style:style>
    <style:style style:name="ch6" style:family="chart" style:data-style-name="N61">
      <style:chart-properties chart:display-label="true" chart:logarithmic="true" chart:reverse-direction="false" text:line-break="false" chart:link-data-style-to-source="true" chart:visible="false" chart:axis-position="30" chart:tick-mark-position="at-axis"/>
      <style:graphic-properties draw:stroke="none" svg:stroke-color="#101010"/>
      <style:text-properties fo:color="#101010" fo:font-family="Arial" fo:font-size="9.5pt" style:font-size-asian="9.5pt" style:font-size-complex="9.5pt"/>
    </style:style>
    <style:style style:name="ch7" style:family="chart" style:data-style-name="N153">
      <style:chart-properties chart:display-label="true" chart:logarithmic="false" chart:minimum="-20" chart:maximum="80" chart:interval-major="20" chart:reverse-direction="false" text:line-break="false" chart:link-data-style-to-source="true" chart:axis-position="1" chart:tick-mark-position="at-axis"/>
      <style:graphic-properties svg:stroke-color="#101010"/>
      <style:text-properties fo:color="#101010" fo:font-family="Arial" fo:font-size="8pt" style:font-size-asian="8pt" style:font-size-complex="8pt"/>
    </style:style>
    <style:style style:name="ch8" style:family="chart">
      <style:chart-properties chart:auto-position="true" style:rotation-angle="90"/>
      <style:text-properties fo:color="#000080" fo:font-family="Arial" fo:font-size="8pt" fo:font-weight="bold" style:font-size-asian="8pt" style:font-weight-asian="bold" style:font-size-complex="8pt" style:font-weight-complex="bold"/>
    </style:style>
    <style:style style:name="ch9" style:family="chart" style:data-style-name="N153">
      <style:chart-properties chart:display-label="true" chart:logarithmic="false" chart:minimum="30" chart:maximum="180" chart:interval-major="30" chart:reverse-direction="false" text:line-break="false" chart:link-data-style-to-source="true" chart:axis-position="end" chart:tick-mark-position="at-axis"/>
      <style:graphic-properties svg:stroke-color="#101010"/>
      <style:text-properties fo:color="#101010" fo:font-family="Arial" fo:font-size="8pt" style:font-size-asian="8pt" style:font-size-complex="8pt"/>
    </style:style>
    <style:style style:name="ch10" style:family="chart">
      <style:chart-properties chart:auto-position="true" style:rotation-angle="90"/>
      <style:text-properties fo:color="#ff00ff" fo:font-family="Arial" fo:font-size="8pt" fo:font-weight="bold" style:font-size-asian="8pt" style:font-weight-asian="bold" style:font-size-complex="8pt" style:font-weight-complex="bold"/>
    </style:style>
    <style:style style:name="ch11" style:family="chart" style:data-style-name="N153">
      <style:chart-properties chart:symbol-type="none" chart:link-data-style-to-source="true"/>
      <style:graphic-properties svg:stroke-width="0.07cm" svg:stroke-color="#000080" draw:fill-color="#000080"/>
      <style:text-properties fo:font-size="10pt" style:font-size-asian="10pt" style:font-size-complex="10pt"/>
    </style:style>
    <style:style style:name="ch12" style:family="chart" style:data-style-name="N153">
      <style:chart-properties chart:symbol-type="none" chart:link-data-style-to-source="true"/>
      <style:graphic-properties svg:stroke-width="0.07cm" svg:stroke-color="#ff00ff" draw:fill-color="#ff00ff"/>
      <style:text-properties fo:font-size="10pt" style:font-size-asian="10pt" style:font-size-complex="10pt"/>
    </style:style>
    <style:style style:name="ch13" style:family="chart">
      <style:graphic-properties draw:stroke="solid" svg:stroke-width="0.035cm" svg:stroke-color="#808080" draw:fill="solid" draw:fill-color="#ffffff"/>
    </style:style>
    <style:style style:name="ch14" style:family="chart">
      <style:graphic-properties draw:fill-color="#d9d9d9"/>
    </style:style>
  </office:automatic-styles>
  <office:body>
    <office:chart>
      <chart:chart svg:width="12.927cm" svg:height="7.543cm" xlink:href=".." xlink:type="simple" chart:class="chart:scatter" chart:style-name="ch1">
        <chart:title svg:x="4.573cm" svg:y="0.285cm" chart:style-name="ch2">
          <text:p>Error Amplifier Gain/Phase
VOUT to COMP </text:p>
        </chart:title>
        <chart:plot-area chart:style-name="ch3" table:cell-range-address="'Frequency Compensation Graphs'.A2:'Frequency Compensation Graphs'.A23 'Frequency Compensation Graphs'.G2:'Frequency Compensation Graphs'.G23 'Frequency Compensation Graphs'.J2:'Frequency Compensation Graphs'.J23" chart:data-source-has-labels="row" svg:x="1.173cm" svg:y="1.416cm" svg:width="10.835cm" svg:height="5.34cm">
          <chartooo:coordinate-region svg:x="2.085cm" svg:y="1.577cm" svg:width="8.957cm" svg:height="4.611cm"/>
          <chart:axis chart:dimension="x" chart:name="primary-x" chart:style-name="ch4">
            <chart:title svg:x="5.467cm" svg:y="6.906cm" chart:style-name="ch2">
              <text:p>Frequency (Hz)</text:p>
            </chart:title>
            <chart:grid chart:style-name="ch5" chart:class="major"/>
          </chart:axis>
          <chart:axis chart:dimension="x" chart:name="secondary-x" chart:style-name="ch6"/>
          <chart:axis chart:dimension="y" chart:name="primary-y" chart:style-name="ch7">
            <chart:title svg:x="0.427cm" svg:y="4.812cm" chart:style-name="ch8">
              <text:p>Gain (dB)</text:p>
            </chart:title>
            <chart:grid chart:style-name="ch5" chart:class="major"/>
          </chart:axis>
          <chart:axis chart:dimension="y" chart:name="secondary-y" chart:style-name="ch9">
            <chart:title svg:x="12.266cm" svg:y="4.971cm" chart:style-name="ch10">
              <text:p>Phase (deg)</text:p>
            </chart:title>
          </chart:axis>
          <chart:series chart:attached-axis="primary-y" chart:style-name="ch11" chart:values-cell-range-address="'Frequency Compensation Graphs'.G2:'Frequency Compensation Graphs'.G23" loext:label-string="&quot;Gain&quot;" chart:class="chart:scatter">
            <chart:domain table:cell-range-address="'Frequency Compensation Graphs'.A2:'Frequency Compensation Graphs'.A23"/>
            <chart:data-point chart:repeated="22"/>
          </chart:series>
          <chart:series chart:attached-axis="secondary-y" chart:style-name="ch12" chart:values-cell-range-address="'Frequency Compensation Graphs'.J2:'Frequency Compensation Graphs'.J23" loext:label-string="&quot;Phase&quot;" chart:class="chart:scatter">
            <chart:data-point chart:repeated="22"/>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Gain</text:p>
              </table:table-cell>
              <table:table-cell office:value-type="string">
                <text:p>Phase</text:p>
              </table:table-cell>
            </table:table-row>
          </table:table-header-rows>
          <table:table-rows>
            <table:table-row>
              <table:table-cell office:value-type="string">
                <text:p>1</text:p>
              </table:table-cell>
              <table:table-cell office:value-type="float" office:value="0.02517">
                <text:p>0.02517</text:p>
                <draw:g>
                  <svg:desc>'Frequency Compensation Graphs'.A2:'Frequency Compensation Graphs'.A23</svg:desc>
                </draw:g>
              </table:table-cell>
              <table:table-cell office:value-type="float" office:value="58.7689556477357">
                <text:p>58.7689556477357</text:p>
                <draw:g>
                  <svg:desc>'Frequency Compensation Graphs'.G2:'Frequency Compensation Graphs'.G23</svg:desc>
                </draw:g>
              </table:table-cell>
              <table:table-cell office:value-type="float" office:value="179.917153612806">
                <text:p>179.917153612806</text:p>
                <draw:g>
                  <svg:desc>'Frequency Compensation Graphs'.J2:'Frequency Compensation Graphs'.J23</svg:desc>
                </draw:g>
              </table:table-cell>
            </table:table-row>
            <table:table-row>
              <table:table-cell office:value-type="string">
                <text:p>2</text:p>
              </table:table-cell>
              <table:table-cell office:value-type="float" office:value="0.062925">
                <text:p>0.062925</text:p>
              </table:table-cell>
              <table:table-cell office:value-type="float" office:value="58.768907361778">
                <text:p>58.768907361778</text:p>
              </table:table-cell>
              <table:table-cell office:value-type="float" office:value="179.792884804607">
                <text:p>179.792884804607</text:p>
              </table:table-cell>
            </table:table-row>
            <table:table-row>
              <table:table-cell office:value-type="string">
                <text:p>3</text:p>
              </table:table-cell>
              <table:table-cell office:value-type="float" office:value="0.12585">
                <text:p>0.12585</text:p>
              </table:table-cell>
              <table:table-cell office:value-type="float" office:value="58.7687349163119">
                <text:p>58.7687349163119</text:p>
              </table:table-cell>
              <table:table-cell office:value-type="float" office:value="179.585775127554">
                <text:p>179.585775127554</text:p>
              </table:table-cell>
            </table:table-row>
            <table:table-row>
              <table:table-cell office:value-type="string">
                <text:p>4</text:p>
              </table:table-cell>
              <table:table-cell office:value-type="float" office:value="0.2517">
                <text:p>0.2517</text:p>
              </table:table-cell>
              <table:table-cell office:value-type="float" office:value="58.768045202919">
                <text:p>58.768045202919</text:p>
              </table:table-cell>
              <table:table-cell office:value-type="float" office:value="179.171594396564">
                <text:p>179.171594396564</text:p>
              </table:table-cell>
            </table:table-row>
            <table:table-row>
              <table:table-cell office:value-type="string">
                <text:p>5</text:p>
              </table:table-cell>
              <table:table-cell office:value-type="float" office:value="0.62925">
                <text:p>0.62925</text:p>
              </table:table-cell>
              <table:table-cell office:value-type="float" office:value="58.7632202740201">
                <text:p>58.7632202740201</text:p>
              </table:table-cell>
              <table:table-cell office:value-type="float" office:value="177.929757878516">
                <text:p>177.929757878516</text:p>
              </table:table-cell>
            </table:table-row>
            <table:table-row>
              <table:table-cell office:value-type="string">
                <text:p>6</text:p>
              </table:table-cell>
              <table:table-cell office:value-type="float" office:value="1.2585">
                <text:p>1.2585</text:p>
              </table:table-cell>
              <table:table-cell office:value-type="float" office:value="58.7460320163081">
                <text:p>58.7460320163081</text:p>
              </table:table-cell>
              <table:table-cell office:value-type="float" office:value="175.865012487864">
                <text:p>175.865012487864</text:p>
              </table:table-cell>
            </table:table-row>
            <table:table-row>
              <table:table-cell office:value-type="string">
                <text:p>7</text:p>
              </table:table-cell>
              <table:table-cell office:value-type="float" office:value="2.517">
                <text:p>2.517</text:p>
              </table:table-cell>
              <table:table-cell office:value-type="float" office:value="58.6779513479326">
                <text:p>58.6779513479326</text:p>
              </table:table-cell>
              <table:table-cell office:value-type="float" office:value="171.773483140385">
                <text:p>171.773483140385</text:p>
              </table:table-cell>
            </table:table-row>
            <table:table-row>
              <table:table-cell office:value-type="string">
                <text:p>8</text:p>
              </table:table-cell>
              <table:table-cell office:value-type="float" office:value="6.2925">
                <text:p>6.2925</text:p>
              </table:table-cell>
              <table:table-cell office:value-type="float" office:value="58.2291185046469">
                <text:p>58.2291185046469</text:p>
              </table:table-cell>
              <table:table-cell office:value-type="float" office:value="160.141365094049">
                <text:p>160.141365094049</text:p>
              </table:table-cell>
            </table:table-row>
            <table:table-row>
              <table:table-cell office:value-type="string">
                <text:p>9</text:p>
              </table:table-cell>
              <table:table-cell office:value-type="float" office:value="12.585">
                <text:p>12.585</text:p>
              </table:table-cell>
              <table:table-cell office:value-type="float" office:value="56.9236666167214">
                <text:p>56.9236666167214</text:p>
              </table:table-cell>
              <table:table-cell office:value-type="float" office:value="144.226490247528">
                <text:p>144.226490247528</text:p>
              </table:table-cell>
            </table:table-row>
            <table:table-row>
              <table:table-cell office:value-type="string">
                <text:p>10</text:p>
              </table:table-cell>
              <table:table-cell office:value-type="float" office:value="25.17">
                <text:p>25.17</text:p>
              </table:table-cell>
              <table:table-cell office:value-type="float" office:value="53.8308217819137">
                <text:p>53.8308217819137</text:p>
              </table:table-cell>
              <table:table-cell office:value-type="float" office:value="125.030540582081">
                <text:p>125.030540582081</text:p>
              </table:table-cell>
            </table:table-row>
            <table:table-row>
              <table:table-cell office:value-type="string">
                <text:p>11</text:p>
              </table:table-cell>
              <table:table-cell office:value-type="float" office:value="62.925">
                <text:p>62.925</text:p>
              </table:table-cell>
              <table:table-cell office:value-type="float" office:value="47.2376985583222">
                <text:p>47.2376985583222</text:p>
              </table:table-cell>
              <table:table-cell office:value-type="float" office:value="106.707926292068">
                <text:p>106.707926292068</text:p>
              </table:table-cell>
            </table:table-row>
            <table:table-row>
              <table:table-cell office:value-type="string">
                <text:p>12</text:p>
              </table:table-cell>
              <table:table-cell office:value-type="float" office:value="125.85">
                <text:p>125.85</text:p>
              </table:table-cell>
              <table:table-cell office:value-type="float" office:value="41.4606703071275">
                <text:p>41.4606703071275</text:p>
              </table:table-cell>
              <table:table-cell office:value-type="float" office:value="100.50158941353">
                <text:p>100.50158941353</text:p>
              </table:table-cell>
            </table:table-row>
            <table:table-row>
              <table:table-cell office:value-type="string">
                <text:p>13</text:p>
              </table:table-cell>
              <table:table-cell office:value-type="float" office:value="251.7">
                <text:p>251.7</text:p>
              </table:table-cell>
              <table:table-cell office:value-type="float" office:value="35.5348484170195">
                <text:p>35.5348484170195</text:p>
              </table:table-cell>
              <table:table-cell office:value-type="float" office:value="99.2683965005493">
                <text:p>99.2683965005493</text:p>
              </table:table-cell>
            </table:table-row>
            <table:table-row>
              <table:table-cell office:value-type="string">
                <text:p>14</text:p>
              </table:table-cell>
              <table:table-cell office:value-type="float" office:value="629.25">
                <text:p>629.25</text:p>
              </table:table-cell>
              <table:table-cell office:value-type="float" office:value="27.8237805885673">
                <text:p>27.8237805885673</text:p>
              </table:table-cell>
              <table:table-cell office:value-type="float" office:value="104.657324237279">
                <text:p>104.657324237279</text:p>
              </table:table-cell>
            </table:table-row>
            <table:table-row>
              <table:table-cell office:value-type="string">
                <text:p>15</text:p>
              </table:table-cell>
              <table:table-cell office:value-type="float" office:value="1258.5">
                <text:p>1258.5</text:p>
              </table:table-cell>
              <table:table-cell office:value-type="float" office:value="22.5401306546908">
                <text:p>22.5401306546908</text:p>
              </table:table-cell>
              <table:table-cell office:value-type="float" office:value="115.327426337167">
                <text:p>115.327426337167</text:p>
              </table:table-cell>
            </table:table-row>
            <table:table-row>
              <table:table-cell office:value-type="string">
                <text:p>16</text:p>
              </table:table-cell>
              <table:table-cell office:value-type="float" office:value="2517">
                <text:p>2517</text:p>
              </table:table-cell>
              <table:table-cell office:value-type="float" office:value="18.608108635023">
                <text:p>18.608108635023</text:p>
              </table:table-cell>
              <table:table-cell office:value-type="float" office:value="130.852882905423">
                <text:p>130.852882905423</text:p>
              </table:table-cell>
            </table:table-row>
            <table:table-row>
              <table:table-cell office:value-type="string">
                <text:p>17</text:p>
              </table:table-cell>
              <table:table-cell office:value-type="float" office:value="6292.5">
                <text:p>6292.5</text:p>
              </table:table-cell>
              <table:table-cell office:value-type="float" office:value="16.138221806656">
                <text:p>16.138221806656</text:p>
              </table:table-cell>
              <table:table-cell office:value-type="float" office:value="145.713881100429">
                <text:p>145.713881100429</text:p>
              </table:table-cell>
            </table:table-row>
            <table:table-row>
              <table:table-cell office:value-type="string">
                <text:p>18</text:p>
              </table:table-cell>
              <table:table-cell office:value-type="float" office:value="12585">
                <text:p>12585</text:p>
              </table:table-cell>
              <table:table-cell office:value-type="float" office:value="15.0606058955746">
                <text:p>15.0606058955746</text:p>
              </table:table-cell>
              <table:table-cell office:value-type="float" office:value="143.935164276471">
                <text:p>143.935164276471</text:p>
              </table:table-cell>
            </table:table-row>
            <table:table-row>
              <table:table-cell office:value-type="string">
                <text:p>19</text:p>
              </table:table-cell>
              <table:table-cell office:value-type="float" office:value="25170">
                <text:p>25170</text:p>
              </table:table-cell>
              <table:table-cell office:value-type="float" office:value="13.0704103158034">
                <text:p>13.0704103158034</text:p>
              </table:table-cell>
              <table:table-cell office:value-type="float" office:value="131.237155287413">
                <text:p>131.237155287413</text:p>
              </table:table-cell>
            </table:table-row>
            <table:table-row>
              <table:table-cell office:value-type="string">
                <text:p>20</text:p>
              </table:table-cell>
              <table:table-cell office:value-type="float" office:value="62925">
                <text:p>62925</text:p>
              </table:table-cell>
              <table:table-cell office:value-type="float" office:value="7.6589524697494">
                <text:p>7.6589524697494</text:p>
              </table:table-cell>
              <table:table-cell office:value-type="float" office:value="110.5165303671">
                <text:p>110.5165303671</text:p>
              </table:table-cell>
            </table:table-row>
            <table:table-row>
              <table:table-cell office:value-type="string">
                <text:p>21</text:p>
              </table:table-cell>
              <table:table-cell office:value-type="float" office:value="125851">
                <text:p>125851</text:p>
              </table:table-cell>
              <table:table-cell office:value-type="float" office:value="2.16817084378437">
                <text:p>2.16817084378437</text:p>
              </table:table-cell>
              <table:table-cell office:value-type="float" office:value="100.101090658337">
                <text:p>100.101090658337</text:p>
              </table:table-cell>
            </table:table-row>
            <table:table-row>
              <table:table-cell office:value-type="string">
                <text:p>22</text:p>
              </table:table-cell>
              <table:table-cell office:value-type="float" office:value="251700">
                <text:p>251700</text:p>
              </table:table-cell>
              <table:table-cell office:value-type="float" office:value="-3.71168778125189">
                <text:p>-3.71168778125189</text:p>
              </table:table-cell>
              <table:table-cell office:value-type="float" office:value="93.8194847363522">
                <text:p>93.819484736352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61">
      <number:scientific-number number:decimal-places="2" number:min-integer-digits="1" number:min-exponent-digits="2"/>
    </number:number-style>
    <number:number-style style:name="N153">
      <number:number number:decimal-places="1" number:min-integer-digits="1"/>
    </number:number-style>
    <style:style style:name="ch1" style:family="chart">
      <style:graphic-properties draw:stroke="solid" svg:stroke-color="#101010"/>
    </style:style>
    <style:style style:name="ch2" style:family="chart">
      <style:chart-properties style:rotation-angle="0"/>
      <style:text-properties fo:color="#101010" fo:font-family="Arial" fo:font-size="8pt" fo:font-weight="bold" style:font-size-asian="8pt" style:font-weight-asian="bold" style:font-size-complex="8pt" style:font-weight-complex="bold"/>
    </style:style>
    <style:style style:name="ch3" style:family="chart">
      <style:chart-properties chart:interpolation="cubic-spline" chart:include-hidden-cells="false" chart:treat-empty-cells="leave-gap"/>
    </style:style>
    <style:style style:name="ch4" style:family="chart" style:data-style-name="N61">
      <style:chart-properties chart:display-label="true" chart:logarithmic="true" chart:minimum="1" chart:maximum="1000000" chart:reverse-direction="false" text:line-break="false" chart:link-data-style-to-source="true" chart:axis-position="-60" chart:tick-mark-position="at-axis"/>
      <style:graphic-properties svg:stroke-color="#101010"/>
      <style:text-properties fo:color="#101010" fo:font-family="Arial" fo:font-size="8pt" style:font-size-asian="8pt" style:font-size-complex="8pt"/>
    </style:style>
    <style:style style:name="ch5" style:family="chart">
      <style:chart-properties chart:auto-position="true" style:rotation-angle="0"/>
      <style:text-properties fo:color="#101010" fo:font-family="Arial" fo:font-size="8pt" fo:font-weight="bold" style:font-size-asian="8pt" style:font-weight-asian="bold" style:font-size-complex="8pt" style:font-weight-complex="bold"/>
    </style:style>
    <style:style style:name="ch6" style:family="chart">
      <style:graphic-properties svg:stroke-color="#101010"/>
    </style:style>
    <style:style style:name="ch7" style:family="chart" style:data-style-name="N61">
      <style:chart-properties chart:display-label="true" chart:logarithmic="true" chart:reverse-direction="false" text:line-break="false" chart:link-data-style-to-source="true" chart:visible="false" chart:axis-position="0" chart:tick-mark-position="at-axis"/>
      <style:graphic-properties draw:stroke="none" svg:stroke-color="#101010"/>
      <style:text-properties fo:color="#101010" fo:font-family="Arial" fo:font-size="9.25pt" style:font-size-asian="9.25pt" style:font-size-complex="9.25pt"/>
    </style:style>
    <style:style style:name="ch8" style:family="chart" style:data-style-name="N153">
      <style:chart-properties chart:display-label="true" chart:logarithmic="false" chart:minimum="-60" chart:maximum="100" chart:interval-major="20" chart:reverse-direction="false" text:line-break="false" chart:link-data-style-to-source="true" chart:axis-position="1" chart:tick-mark-position="at-axis"/>
      <style:graphic-properties svg:stroke-color="#101010"/>
      <style:text-properties fo:color="#101010" fo:font-family="Arial" fo:font-size="8pt" style:font-size-asian="8pt" style:font-size-complex="8pt"/>
    </style:style>
    <style:style style:name="ch9" style:family="chart">
      <style:chart-properties chart:auto-position="true" style:rotation-angle="90"/>
      <style:text-properties fo:color="#000080" fo:font-family="Arial" fo:font-size="8pt" fo:font-weight="bold" style:font-size-asian="8pt" style:font-weight-asian="bold" style:font-size-complex="8pt" style:font-weight-complex="bold"/>
    </style:style>
    <style:style style:name="ch10" style:family="chart" style:data-style-name="N153">
      <style:chart-properties chart:display-label="true" chart:logarithmic="false" chart:minimum="-90" chart:maximum="150" chart:interval-major="30" chart:reverse-direction="false" text:line-break="false" chart:link-data-style-to-source="true" chart:axis-position="end" chart:tick-mark-position="at-axis"/>
      <style:graphic-properties svg:stroke-color="#101010"/>
      <style:text-properties fo:color="#101010" fo:font-family="Arial" fo:font-size="8pt" style:font-size-asian="8pt" style:font-size-complex="8pt"/>
    </style:style>
    <style:style style:name="ch11" style:family="chart">
      <style:chart-properties chart:auto-position="true" style:rotation-angle="90"/>
      <style:text-properties fo:color="#ff00ff" fo:font-family="Arial" fo:font-size="8pt" fo:font-weight="bold" style:font-size-asian="8pt" style:font-weight-asian="bold" style:font-size-complex="8pt" style:font-weight-complex="bold"/>
    </style:style>
    <style:style style:name="ch12" style:family="chart" style:data-style-name="N153">
      <style:chart-properties chart:symbol-type="none" chart:link-data-style-to-source="true"/>
      <style:graphic-properties svg:stroke-width="0.07cm" svg:stroke-color="#000080" draw:fill-color="#000080"/>
      <style:text-properties fo:font-size="10pt" style:font-size-asian="10pt" style:font-size-complex="10pt"/>
    </style:style>
    <style:style style:name="ch13" style:family="chart" style:data-style-name="N153">
      <style:chart-properties chart:symbol-type="none" chart:link-data-style-to-source="true"/>
      <style:graphic-properties svg:stroke-width="0.07cm" svg:stroke-color="#ff00ff" draw:fill-color="#ff00ff"/>
      <style:text-properties fo:font-size="10pt" style:font-size-asian="10pt" style:font-size-complex="10pt"/>
    </style:style>
    <style:style style:name="ch14" style:family="chart">
      <style:graphic-properties draw:stroke="solid" svg:stroke-width="0.035cm" svg:stroke-color="#808080" draw:fill="solid" draw:fill-color="#ffffff"/>
    </style:style>
    <style:style style:name="ch15" style:family="chart">
      <style:graphic-properties draw:fill-color="#d9d9d9"/>
    </style:style>
  </office:automatic-styles>
  <office:body>
    <office:chart>
      <chart:chart svg:width="12.868cm" svg:height="7.516cm" xlink:href=".." xlink:type="simple" chart:class="chart:scatter" chart:style-name="ch1">
        <chart:title svg:x="3.815cm" svg:y="0.403cm" chart:style-name="ch2">
          <text:p>Overall Voltage Loop Gain/Phase </text:p>
        </chart:title>
        <chart:plot-area chart:style-name="ch3" table:cell-range-address="'Frequency Compensation Graphs'.A2:'Frequency Compensation Graphs'.A23 'Frequency Compensation Graphs'.K2:'Frequency Compensation Graphs'.L23" chart:data-source-has-labels="row" svg:x="1.171cm" svg:y="1.239cm" svg:width="10.797cm" svg:height="5.482cm">
          <chartooo:coordinate-region svg:x="2.136cm" svg:y="1.399cm" svg:width="8.866cm" svg:height="4.754cm"/>
          <chart:axis chart:dimension="x" chart:name="primary-x" chart:style-name="ch4">
            <chart:title svg:x="5.446cm" svg:y="6.871cm" chart:style-name="ch5">
              <text:p>Frequency (Hz)</text:p>
            </chart:title>
            <chart:grid chart:style-name="ch6" chart:class="major"/>
          </chart:axis>
          <chart:axis chart:dimension="x" chart:name="secondary-x" chart:style-name="ch7"/>
          <chart:axis chart:dimension="y" chart:name="primary-y" chart:style-name="ch8">
            <chart:title svg:x="0.426cm" svg:y="4.706cm" chart:style-name="ch9">
              <text:p>Gain (dB)</text:p>
            </chart:title>
            <chart:grid chart:style-name="ch6" chart:class="major"/>
          </chart:axis>
          <chart:axis chart:dimension="y" chart:name="secondary-y" chart:style-name="ch10">
            <chart:title svg:x="12.225cm" svg:y="4.865cm" chart:style-name="ch11">
              <text:p>Phase (deg)</text:p>
            </chart:title>
          </chart:axis>
          <chart:series chart:attached-axis="primary-y" chart:style-name="ch12" chart:values-cell-range-address="'Frequency Compensation Graphs'.K2:'Frequency Compensation Graphs'.K23" loext:label-string="&quot;Gain&quot;" chart:class="chart:scatter">
            <chart:domain table:cell-range-address="'Frequency Compensation Graphs'.A2:'Frequency Compensation Graphs'.A23"/>
            <chart:data-point chart:repeated="22"/>
          </chart:series>
          <chart:series chart:attached-axis="secondary-y" chart:style-name="ch13" chart:values-cell-range-address="'Frequency Compensation Graphs'.L2:'Frequency Compensation Graphs'.L23" loext:label-string="&quot;Phase&quot;" chart:class="chart:scatter">
            <chart:data-point chart:repeated="22"/>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Gain</text:p>
              </table:table-cell>
              <table:table-cell office:value-type="string">
                <text:p>Phase</text:p>
              </table:table-cell>
            </table:table-row>
          </table:table-header-rows>
          <table:table-rows>
            <table:table-row>
              <table:table-cell office:value-type="string">
                <text:p>1</text:p>
              </table:table-cell>
              <table:table-cell office:value-type="float" office:value="0.02517">
                <text:p>0.02517</text:p>
                <draw:g>
                  <svg:desc>'Frequency Compensation Graphs'.A2:'Frequency Compensation Graphs'.A23</svg:desc>
                </draw:g>
              </table:table-cell>
              <table:table-cell office:value-type="float" office:value="81.8392735483627">
                <text:p>81.8392735483627</text:p>
                <draw:g>
                  <svg:desc>'Frequency Compensation Graphs'.K2:'Frequency Compensation Graphs'.K23</svg:desc>
                </draw:g>
              </table:table-cell>
              <table:table-cell office:value-type="float" office:value="179.911553318342">
                <text:p>179.911553318342</text:p>
                <draw:g>
                  <svg:desc>'Frequency Compensation Graphs'.L2:'Frequency Compensation Graphs'.L23</svg:desc>
                </draw:g>
              </table:table-cell>
            </table:table-row>
            <table:table-row>
              <table:table-cell office:value-type="string">
                <text:p>2</text:p>
              </table:table-cell>
              <table:table-cell office:value-type="float" office:value="0.062925">
                <text:p>0.062925</text:p>
              </table:table-cell>
              <table:table-cell office:value-type="float" office:value="81.8392250453402">
                <text:p>81.8392250453402</text:p>
              </table:table-cell>
              <table:table-cell office:value-type="float" office:value="179.778884068679">
                <text:p>179.778884068679</text:p>
              </table:table-cell>
            </table:table-row>
            <table:table-row>
              <table:table-cell office:value-type="string">
                <text:p>3</text:p>
              </table:table-cell>
              <table:table-cell office:value-type="float" office:value="0.12585">
                <text:p>0.12585</text:p>
              </table:table-cell>
              <table:table-cell office:value-type="float" office:value="81.8390518246428">
                <text:p>81.8390518246428</text:p>
              </table:table-cell>
              <table:table-cell office:value-type="float" office:value="179.557773657361">
                <text:p>179.557773657361</text:p>
              </table:table-cell>
            </table:table-row>
            <table:table-row>
              <table:table-cell office:value-type="string">
                <text:p>4</text:p>
              </table:table-cell>
              <table:table-cell office:value-type="float" office:value="0.2517">
                <text:p>0.2517</text:p>
              </table:table-cell>
              <table:table-cell office:value-type="float" office:value="81.8383590103262">
                <text:p>81.8383590103262</text:p>
              </table:table-cell>
              <table:table-cell office:value-type="float" office:value="179.115591469484">
                <text:p>179.115591469484</text:p>
              </table:table-cell>
            </table:table-row>
            <table:table-row>
              <table:table-cell office:value-type="string">
                <text:p>5</text:p>
              </table:table-cell>
              <table:table-cell office:value-type="float" office:value="0.62925">
                <text:p>0.62925</text:p>
              </table:table-cell>
              <table:table-cell office:value-type="float" office:value="81.8335123750237">
                <text:p>81.8335123750237</text:p>
              </table:table-cell>
              <table:table-cell office:value-type="float" office:value="177.789750793657">
                <text:p>177.789750793657</text:p>
              </table:table-cell>
            </table:table-row>
            <table:table-row>
              <table:table-cell office:value-type="string">
                <text:p>6</text:p>
              </table:table-cell>
              <table:table-cell office:value-type="float" office:value="1.2585">
                <text:p>1.2585</text:p>
              </table:table-cell>
              <table:table-cell office:value-type="float" office:value="81.816246595327">
                <text:p>81.816246595327</text:p>
              </table:table-cell>
              <table:table-cell office:value-type="float" office:value="175.584999981282">
                <text:p>175.584999981282</text:p>
              </table:table-cell>
            </table:table-row>
            <table:table-row>
              <table:table-cell office:value-type="string">
                <text:p>7</text:p>
              </table:table-cell>
              <table:table-cell office:value-type="float" office:value="2.517">
                <text:p>2.517</text:p>
              </table:table-cell>
              <table:table-cell office:value-type="float" office:value="81.7478558528495">
                <text:p>81.7478558528495</text:p>
              </table:table-cell>
              <table:table-cell office:value-type="float" office:value="171.213471431594">
                <text:p>171.213471431594</text:p>
              </table:table-cell>
            </table:table-row>
            <table:table-row>
              <table:table-cell office:value-type="string">
                <text:p>8</text:p>
              </table:table-cell>
              <table:table-cell office:value-type="float" office:value="6.2925">
                <text:p>6.2925</text:p>
              </table:table-cell>
              <table:table-cell office:value-type="float" office:value="81.2968531104936">
                <text:p>81.2968531104936</text:p>
              </table:table-cell>
              <table:table-cell office:value-type="float" office:value="158.741568568823">
                <text:p>158.741568568823</text:p>
              </table:table-cell>
            </table:table-row>
            <table:table-row>
              <table:table-cell office:value-type="string">
                <text:p>9</text:p>
              </table:table-cell>
              <table:table-cell office:value-type="float" office:value="12.585">
                <text:p>12.585</text:p>
              </table:table-cell>
              <table:table-cell office:value-type="float" office:value="79.9836604212007">
                <text:p>79.9836604212007</text:p>
              </table:table-cell>
              <table:table-cell office:value-type="float" office:value="141.428557398834">
                <text:p>141.428557398834</text:p>
              </table:table-cell>
            </table:table-row>
            <table:table-row>
              <table:table-cell office:value-type="string">
                <text:p>10</text:p>
              </table:table-cell>
              <table:table-cell office:value-type="float" office:value="25.17">
                <text:p>25.17</text:p>
              </table:table-cell>
              <table:table-cell office:value-type="float" office:value="76.8599896159854">
                <text:p>76.8599896159854</text:p>
              </table:table-cell>
              <table:table-cell office:value-type="float" office:value="119.447885878917">
                <text:p>119.447885878917</text:p>
              </table:table-cell>
            </table:table-row>
            <table:table-row>
              <table:table-cell office:value-type="string">
                <text:p>11</text:p>
              </table:table-cell>
              <table:table-cell office:value-type="float" office:value="62.925">
                <text:p>62.925</text:p>
              </table:table-cell>
              <table:table-cell office:value-type="float" office:value="70.057001809818">
                <text:p>70.057001809818</text:p>
              </table:table-cell>
              <table:table-cell office:value-type="float" office:value="92.9748903725388">
                <text:p>92.9748903725388</text:p>
              </table:table-cell>
            </table:table-row>
            <table:table-row>
              <table:table-cell office:value-type="string">
                <text:p>12</text:p>
              </table:table-cell>
              <table:table-cell office:value-type="float" office:value="125.85">
                <text:p>125.85</text:p>
              </table:table-cell>
              <table:table-cell office:value-type="float" office:value="63.6037630587403">
                <text:p>63.6037630587403</text:p>
              </table:table-cell>
              <table:table-cell office:value-type="float" office:value="74.4464859476768">
                <text:p>74.4464859476768</text:p>
              </table:table-cell>
            </table:table-row>
            <table:table-row>
              <table:table-cell office:value-type="string">
                <text:p>13</text:p>
              </table:table-cell>
              <table:table-cell office:value-type="float" office:value="251.7">
                <text:p>251.7</text:p>
              </table:table-cell>
              <table:table-cell office:value-type="float" office:value="55.7003069429459">
                <text:p>55.7003069429459</text:p>
              </table:table-cell>
              <table:table-cell office:value-type="float" office:value="54.8739041016405">
                <text:p>54.8739041016405</text:p>
              </table:table-cell>
            </table:table-row>
            <table:table-row>
              <table:table-cell office:value-type="string">
                <text:p>14</text:p>
              </table:table-cell>
              <table:table-cell office:value-type="float" office:value="629.25">
                <text:p>629.25</text:p>
              </table:table-cell>
              <table:table-cell office:value-type="float" office:value="42.4739741843506">
                <text:p>42.4739741843506</text:p>
              </table:table-cell>
              <table:table-cell office:value-type="float" office:value="36.7017455038481">
                <text:p>36.7017455038481</text:p>
              </table:table-cell>
            </table:table-row>
            <table:table-row>
              <table:table-cell office:value-type="string">
                <text:p>15</text:p>
              </table:table-cell>
              <table:table-cell office:value-type="float" office:value="1258.5">
                <text:p>1258.5</text:p>
              </table:table-cell>
              <table:table-cell office:value-type="float" office:value="31.6649468761327">
                <text:p>31.6649468761327</text:p>
              </table:table-cell>
              <table:table-cell office:value-type="float" office:value="36.417216891876">
                <text:p>36.417216891876</text:p>
              </table:table-cell>
            </table:table-row>
            <table:table-row>
              <table:table-cell office:value-type="string">
                <text:p>16</text:p>
              </table:table-cell>
              <table:table-cell office:value-type="float" office:value="2517">
                <text:p>2517</text:p>
              </table:table-cell>
              <table:table-cell office:value-type="float" office:value="21.8428799838806">
                <text:p>21.8428799838806</text:p>
              </table:table-cell>
              <table:table-cell office:value-type="float" office:value="45.7170796302786">
                <text:p>45.7170796302786</text:p>
              </table:table-cell>
            </table:table-row>
            <table:table-row>
              <table:table-cell office:value-type="string">
                <text:p>17</text:p>
              </table:table-cell>
              <table:table-cell office:value-type="float" office:value="6292.5">
                <text:p>6292.5</text:p>
              </table:table-cell>
              <table:table-cell office:value-type="float" office:value="11.4328259234691">
                <text:p>11.4328259234691</text:p>
              </table:table-cell>
              <table:table-cell office:value-type="float" office:value="55.6057111609398">
                <text:p>55.6057111609398</text:p>
              </table:table-cell>
            </table:table-row>
            <table:table-row>
              <table:table-cell office:value-type="string">
                <text:p>18</text:p>
              </table:table-cell>
              <table:table-cell office:value-type="float" office:value="12585">
                <text:p>12585</text:p>
              </table:table-cell>
              <table:table-cell office:value-type="float" office:value="4.27347771220433">
                <text:p>4.27347771220433</text:p>
              </table:table-cell>
              <table:table-cell office:value-type="float" office:value="50.2881450208053">
                <text:p>50.2881450208053</text:p>
              </table:table-cell>
            </table:table-row>
            <table:table-row>
              <table:table-cell office:value-type="string">
                <text:p>19</text:p>
              </table:table-cell>
              <table:table-cell office:value-type="float" office:value="25170">
                <text:p>25170</text:p>
              </table:table-cell>
              <table:table-cell office:value-type="float" office:value="-3.96471682057381">
                <text:p>-3.96471682057381</text:p>
              </table:table-cell>
              <table:table-cell office:value-type="float" office:value="32.792888775892">
                <text:p>32.792888775892</text:p>
              </table:table-cell>
            </table:table-row>
            <table:table-row>
              <table:table-cell office:value-type="string">
                <text:p>20</text:p>
              </table:table-cell>
              <table:table-cell office:value-type="float" office:value="62925">
                <text:p>62925</text:p>
              </table:table-cell>
              <table:table-cell office:value-type="float" office:value="-18.1700723468297">
                <text:p>-18.1700723468297</text:p>
              </table:table-cell>
              <table:table-cell office:value-type="float" office:value="3.28470948965985">
                <text:p>3.28470948965985</text:p>
              </table:table-cell>
            </table:table-row>
            <table:table-row>
              <table:table-cell office:value-type="string">
                <text:p>21</text:p>
              </table:table-cell>
              <table:table-cell office:value-type="float" office:value="125851">
                <text:p>125851</text:p>
              </table:table-cell>
              <table:table-cell office:value-type="float" office:value="-30.6819453037148">
                <text:p>-30.6819453037148</text:p>
              </table:table-cell>
              <table:table-cell office:value-type="float" office:value="-16.5734927454362">
                <text:p>-16.5734927454362</text:p>
              </table:table-cell>
            </table:table-row>
            <table:table-row>
              <table:table-cell office:value-type="string">
                <text:p>22</text:p>
              </table:table-cell>
              <table:table-cell office:value-type="float" office:value="251700">
                <text:p>251700</text:p>
              </table:table-cell>
              <table:table-cell office:value-type="float" office:value="-44.3668351888322">
                <text:p>-44.3668351888322</text:p>
              </table:table-cell>
              <table:table-cell office:value-type="float" office:value="-38.1076576353368">
                <text:p>-38.107657635336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61">
      <number:scientific-number number:decimal-places="2" number:min-integer-digits="1" number:min-exponent-digits="2"/>
    </number:number-style>
    <number:number-style style:name="N153">
      <number:number number:decimal-places="1" number:min-integer-digits="1"/>
    </number:number-style>
    <style:style style:name="ch1" style:family="chart">
      <style:graphic-properties draw:stroke="solid" svg:stroke-color="#101010"/>
    </style:style>
    <style:style style:name="ch2" style:family="chart">
      <style:chart-properties chart:auto-position="true" style:rotation-angle="0"/>
      <style:text-properties fo:color="#101010" fo:font-family="Arial" fo:font-size="8pt" fo:font-weight="bold" style:font-size-asian="8pt" style:font-weight-asian="bold" style:font-size-complex="8pt" style:font-weight-complex="bold"/>
    </style:style>
    <style:style style:name="ch3" style:family="chart">
      <style:chart-properties chart:interpolation="cubic-spline" chart:include-hidden-cells="false" chart:treat-empty-cells="leave-gap"/>
    </style:style>
    <style:style style:name="ch4" style:family="chart" style:data-style-name="N61">
      <style:chart-properties chart:display-label="true" chart:logarithmic="true" chart:minimum="1" chart:maximum="1000000" chart:reverse-direction="false" text:line-break="false" chart:link-data-style-to-source="true" chart:axis-position="-60" chart:tick-mark-position="at-axis"/>
      <style:graphic-properties svg:stroke-color="#101010"/>
      <style:text-properties fo:color="#101010" fo:font-family="Arial" fo:font-size="8pt" style:font-size-asian="8pt" style:font-size-complex="8pt"/>
    </style:style>
    <style:style style:name="ch5" style:family="chart">
      <style:graphic-properties svg:stroke-color="#101010"/>
    </style:style>
    <style:style style:name="ch6" style:family="chart" style:data-style-name="N61">
      <style:chart-properties chart:display-label="true" chart:logarithmic="true" chart:reverse-direction="false" text:line-break="false" chart:link-data-style-to-source="true" chart:visible="false" chart:axis-position="0" chart:tick-mark-position="at-axis"/>
      <style:graphic-properties draw:stroke="none" svg:stroke-color="#101010"/>
      <style:text-properties fo:color="#101010" fo:font-family="Arial" fo:font-size="9.5pt" style:font-size-asian="9.5pt" style:font-size-complex="9.5pt"/>
    </style:style>
    <style:style style:name="ch7" style:family="chart" style:data-style-name="N153">
      <style:chart-properties chart:display-label="true" chart:logarithmic="false" chart:minimum="-60" chart:maximum="40" chart:interval-major="20" chart:reverse-direction="false" text:line-break="false" chart:link-data-style-to-source="true" chart:axis-position="1" chart:tick-mark-position="at-axis"/>
      <style:graphic-properties svg:stroke-color="#101010"/>
      <style:text-properties fo:color="#101010" fo:font-family="Arial" fo:font-size="8pt" style:font-size-asian="8pt" style:font-size-complex="8pt"/>
    </style:style>
    <style:style style:name="ch8" style:family="chart">
      <style:chart-properties chart:auto-position="true" style:rotation-angle="90"/>
      <style:text-properties fo:color="#000080" fo:font-family="Arial" fo:font-size="8pt" fo:font-weight="bold" style:font-size-asian="8pt" style:font-weight-asian="bold" style:font-size-complex="8pt" style:font-weight-complex="bold"/>
    </style:style>
    <style:style style:name="ch9" style:family="chart" style:data-style-name="N153">
      <style:chart-properties chart:display-label="true" chart:logarithmic="false" chart:minimum="-150" chart:maximum="0" chart:interval-major="30" chart:reverse-direction="false" text:line-break="false" chart:link-data-style-to-source="true" chart:axis-position="end" chart:tick-mark-position="at-axis"/>
      <style:graphic-properties svg:stroke-color="#101010"/>
      <style:text-properties fo:color="#101010" fo:font-family="Arial" fo:font-size="8pt" style:font-size-asian="8pt" style:font-size-complex="8pt"/>
    </style:style>
    <style:style style:name="ch10" style:family="chart">
      <style:chart-properties chart:auto-position="true" style:rotation-angle="90"/>
      <style:text-properties fo:color="#ff00ff" fo:font-family="Arial" fo:font-size="8pt" fo:font-weight="bold" style:font-size-asian="8pt" style:font-weight-asian="bold" style:font-size-complex="8pt" style:font-weight-complex="bold"/>
    </style:style>
    <style:style style:name="ch11" style:family="chart" style:data-style-name="N153">
      <style:chart-properties chart:symbol-type="none" chart:link-data-style-to-source="true"/>
      <style:graphic-properties svg:stroke-width="0.07cm" svg:stroke-color="#000080" draw:fill-color="#000080"/>
      <style:text-properties fo:font-size="10pt" style:font-size-asian="10pt" style:font-size-complex="10pt"/>
    </style:style>
    <style:style style:name="ch12" style:family="chart" style:data-style-name="N153">
      <style:chart-properties chart:symbol-type="none" chart:link-data-style-to-source="true"/>
      <style:graphic-properties svg:stroke-width="0.07cm" svg:stroke-color="#ff00ff" draw:fill-color="#ff00ff"/>
      <style:text-properties fo:font-size="10pt" style:font-size-asian="10pt" style:font-size-complex="10pt"/>
    </style:style>
    <style:style style:name="ch13" style:family="chart">
      <style:graphic-properties draw:stroke="solid" svg:stroke-width="0.035cm" svg:stroke-color="#808080" draw:fill="solid" draw:fill-color="#ffffff"/>
    </style:style>
    <style:style style:name="ch14" style:family="chart">
      <style:graphic-properties draw:fill-color="#d9d9d9"/>
    </style:style>
  </office:automatic-styles>
  <office:body>
    <office:chart>
      <chart:chart svg:width="12.927cm" svg:height="7.542cm" xlink:href=".." xlink:type="simple" chart:class="chart:scatter" chart:style-name="ch1">
        <chart:title svg:x="4.864cm" svg:y="0.285cm" chart:style-name="ch2">
          <text:p>Modulator Gain/Phase
COMP to VOUT </text:p>
        </chart:title>
        <chart:plot-area chart:style-name="ch3" table:cell-range-address="'Frequency Compensation Graphs'.A2:'Frequency Compensation Graphs'.A23 'Frequency Compensation Graphs'.C2:'Frequency Compensation Graphs'.D23" chart:data-source-has-labels="row" svg:x="1.173cm" svg:y="1.366cm" svg:width="10.847cm" svg:height="5.399cm">
          <chartooo:coordinate-region svg:x="2.085cm" svg:y="1.526cm" svg:width="8.863cm" svg:height="4.671cm"/>
          <chart:axis chart:dimension="x" chart:name="primary-x" chart:style-name="ch4">
            <chart:title svg:x="5.473cm" svg:y="6.915cm" chart:style-name="ch2">
              <text:p>Frequency (Hz)</text:p>
            </chart:title>
            <chart:grid chart:style-name="ch5" chart:class="major"/>
          </chart:axis>
          <chart:axis chart:dimension="x" chart:name="secondary-x" chart:style-name="ch6"/>
          <chart:axis chart:dimension="y" chart:name="primary-y" chart:style-name="ch7">
            <chart:title svg:x="0.427cm" svg:y="4.791cm" chart:style-name="ch8">
              <text:p>Gain (dB)</text:p>
            </chart:title>
            <chart:grid chart:style-name="ch5" chart:class="major"/>
          </chart:axis>
          <chart:axis chart:dimension="y" chart:name="secondary-y" chart:style-name="ch9">
            <chart:title svg:x="12.278cm" svg:y="4.95cm" chart:style-name="ch10">
              <text:p>Phase (deg)</text:p>
            </chart:title>
          </chart:axis>
          <chart:series chart:attached-axis="primary-y" chart:style-name="ch11" chart:values-cell-range-address="'Frequency Compensation Graphs'.C2:'Frequency Compensation Graphs'.C23" loext:label-string="&quot;Gain&quot;" chart:class="chart:scatter">
            <chart:domain table:cell-range-address="'Frequency Compensation Graphs'.A2:'Frequency Compensation Graphs'.A23"/>
            <chart:data-point chart:repeated="22"/>
          </chart:series>
          <chart:series chart:attached-axis="secondary-y" chart:style-name="ch12" chart:values-cell-range-address="'Frequency Compensation Graphs'.D2:'Frequency Compensation Graphs'.D23" loext:label-string="&quot;Phase&quot;" chart:class="chart:scatter">
            <chart:data-point chart:repeated="22"/>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Gain</text:p>
              </table:table-cell>
              <table:table-cell office:value-type="string">
                <text:p>Phase</text:p>
              </table:table-cell>
            </table:table-row>
          </table:table-header-rows>
          <table:table-rows>
            <table:table-row>
              <table:table-cell office:value-type="string">
                <text:p>1</text:p>
              </table:table-cell>
              <table:table-cell office:value-type="float" office:value="0.02517">
                <text:p>0.02517</text:p>
                <draw:g>
                  <svg:desc>'Frequency Compensation Graphs'.A2:'Frequency Compensation Graphs'.A23</svg:desc>
                </draw:g>
              </table:table-cell>
              <table:table-cell office:value-type="float" office:value="23.070317900627">
                <text:p>23.070317900627</text:p>
                <draw:g>
                  <svg:desc>'Frequency Compensation Graphs'.C2:'Frequency Compensation Graphs'.C23</svg:desc>
                </draw:g>
              </table:table-cell>
              <table:table-cell office:value-type="float" office:value="-0.00560029446432814">
                <text:p>-0.00560029446432814</text:p>
                <draw:g>
                  <svg:desc>'Frequency Compensation Graphs'.D2:'Frequency Compensation Graphs'.D23</svg:desc>
                </draw:g>
              </table:table-cell>
            </table:table-row>
            <table:table-row>
              <table:table-cell office:value-type="string">
                <text:p>2</text:p>
              </table:table-cell>
              <table:table-cell office:value-type="float" office:value="0.062925">
                <text:p>0.062925</text:p>
              </table:table-cell>
              <table:table-cell office:value-type="float" office:value="23.0703176835622">
                <text:p>23.0703176835622</text:p>
              </table:table-cell>
              <table:table-cell office:value-type="float" office:value="-0.0140007359279772">
                <text:p>-0.0140007359279772</text:p>
              </table:table-cell>
            </table:table-row>
            <table:table-row>
              <table:table-cell office:value-type="string">
                <text:p>3</text:p>
              </table:table-cell>
              <table:table-cell office:value-type="float" office:value="0.12585">
                <text:p>0.12585</text:p>
              </table:table-cell>
              <table:table-cell office:value-type="float" office:value="23.0703169083309">
                <text:p>23.0703169083309</text:p>
              </table:table-cell>
              <table:table-cell office:value-type="float" office:value="-0.0280014701927895">
                <text:p>-0.0280014701927895</text:p>
              </table:table-cell>
            </table:table-row>
            <table:table-row>
              <table:table-cell office:value-type="string">
                <text:p>4</text:p>
              </table:table-cell>
              <table:table-cell office:value-type="float" office:value="0.2517">
                <text:p>0.2517</text:p>
              </table:table-cell>
              <table:table-cell office:value-type="float" office:value="23.0703138074072">
                <text:p>23.0703138074072</text:p>
              </table:table-cell>
              <table:table-cell office:value-type="float" office:value="-0.0560029270802665">
                <text:p>-0.0560029270802665</text:p>
              </table:table-cell>
            </table:table-row>
            <table:table-row>
              <table:table-cell office:value-type="string">
                <text:p>5</text:p>
              </table:table-cell>
              <table:table-cell office:value-type="float" office:value="0.62925">
                <text:p>0.62925</text:p>
              </table:table-cell>
              <table:table-cell office:value-type="float" office:value="23.0702921010036">
                <text:p>23.0702921010036</text:p>
              </table:table-cell>
              <table:table-cell office:value-type="float" office:value="-0.140007084858495">
                <text:p>-0.140007084858495</text:p>
              </table:table-cell>
            </table:table-row>
            <table:table-row>
              <table:table-cell office:value-type="string">
                <text:p>6</text:p>
              </table:table-cell>
              <table:table-cell office:value-type="float" office:value="1.2585">
                <text:p>1.2585</text:p>
              </table:table-cell>
              <table:table-cell office:value-type="float" office:value="23.0702145790189">
                <text:p>23.0702145790189</text:p>
              </table:table-cell>
              <table:table-cell office:value-type="float" office:value="-0.280012506581426">
                <text:p>-0.280012506581426</text:p>
              </table:table-cell>
            </table:table-row>
            <table:table-row>
              <table:table-cell office:value-type="string">
                <text:p>7</text:p>
              </table:table-cell>
              <table:table-cell office:value-type="float" office:value="2.517">
                <text:p>2.517</text:p>
              </table:table-cell>
              <table:table-cell office:value-type="float" office:value="23.0699045049169">
                <text:p>23.0699045049169</text:p>
              </table:table-cell>
              <table:table-cell office:value-type="float" office:value="-0.560011708790784">
                <text:p>-0.560011708790784</text:p>
              </table:table-cell>
            </table:table-row>
            <table:table-row>
              <table:table-cell office:value-type="string">
                <text:p>8</text:p>
              </table:table-cell>
              <table:table-cell office:value-type="float" office:value="6.2925">
                <text:p>6.2925</text:p>
              </table:table-cell>
              <table:table-cell office:value-type="float" office:value="23.0677346058467">
                <text:p>23.0677346058467</text:p>
              </table:table-cell>
              <table:table-cell office:value-type="float" office:value="-1.39979652522597">
                <text:p>-1.39979652522597</text:p>
              </table:table-cell>
            </table:table-row>
            <table:table-row>
              <table:table-cell office:value-type="string">
                <text:p>9</text:p>
              </table:table-cell>
              <table:table-cell office:value-type="float" office:value="12.585">
                <text:p>12.585</text:p>
              </table:table-cell>
              <table:table-cell office:value-type="float" office:value="23.0599938044793">
                <text:p>23.0599938044793</text:p>
              </table:table-cell>
              <table:table-cell office:value-type="float" office:value="-2.79793284869419">
                <text:p>-2.79793284869419</text:p>
              </table:table-cell>
            </table:table-row>
            <table:table-row>
              <table:table-cell office:value-type="string">
                <text:p>10</text:p>
              </table:table-cell>
              <table:table-cell office:value-type="float" office:value="25.17">
                <text:p>25.17</text:p>
              </table:table-cell>
              <table:table-cell office:value-type="float" office:value="23.0291678340717">
                <text:p>23.0291678340717</text:p>
              </table:table-cell>
              <table:table-cell office:value-type="float" office:value="-5.58265470316344">
                <text:p>-5.58265470316344</text:p>
              </table:table-cell>
            </table:table-row>
            <table:table-row>
              <table:table-cell office:value-type="string">
                <text:p>11</text:p>
              </table:table-cell>
              <table:table-cell office:value-type="float" office:value="62.925">
                <text:p>62.925</text:p>
              </table:table-cell>
              <table:table-cell office:value-type="float" office:value="22.8193032514958">
                <text:p>22.8193032514958</text:p>
              </table:table-cell>
              <table:table-cell office:value-type="float" office:value="-13.7330359195288">
                <text:p>-13.7330359195288</text:p>
              </table:table-cell>
            </table:table-row>
            <table:table-row>
              <table:table-cell office:value-type="string">
                <text:p>12</text:p>
              </table:table-cell>
              <table:table-cell office:value-type="float" office:value="125.85">
                <text:p>125.85</text:p>
              </table:table-cell>
              <table:table-cell office:value-type="float" office:value="22.1430927516128">
                <text:p>22.1430927516128</text:p>
              </table:table-cell>
              <table:table-cell office:value-type="float" office:value="-26.055103465853">
                <text:p>-26.055103465853</text:p>
              </table:table-cell>
            </table:table-row>
            <table:table-row>
              <table:table-cell office:value-type="string">
                <text:p>13</text:p>
              </table:table-cell>
              <table:table-cell office:value-type="float" office:value="251.7">
                <text:p>251.7</text:p>
              </table:table-cell>
              <table:table-cell office:value-type="float" office:value="20.1654585259264">
                <text:p>20.1654585259264</text:p>
              </table:table-cell>
              <table:table-cell office:value-type="float" office:value="-44.3944923989088">
                <text:p>-44.3944923989088</text:p>
              </table:table-cell>
            </table:table-row>
            <table:table-row>
              <table:table-cell office:value-type="string">
                <text:p>14</text:p>
              </table:table-cell>
              <table:table-cell office:value-type="float" office:value="629.25">
                <text:p>629.25</text:p>
              </table:table-cell>
              <table:table-cell office:value-type="float" office:value="14.6501935957833">
                <text:p>14.6501935957833</text:p>
              </table:table-cell>
              <table:table-cell office:value-type="float" office:value="-67.9555787334308">
                <text:p>-67.9555787334308</text:p>
              </table:table-cell>
            </table:table-row>
            <table:table-row>
              <table:table-cell office:value-type="string">
                <text:p>15</text:p>
              </table:table-cell>
              <table:table-cell office:value-type="float" office:value="1258.5">
                <text:p>1258.5</text:p>
              </table:table-cell>
              <table:table-cell office:value-type="float" office:value="9.1248162214419">
                <text:p>9.1248162214419</text:p>
              </table:table-cell>
              <table:table-cell office:value-type="float" office:value="-78.910209445291">
                <text:p>-78.910209445291</text:p>
              </table:table-cell>
            </table:table-row>
            <table:table-row>
              <table:table-cell office:value-type="string">
                <text:p>16</text:p>
              </table:table-cell>
              <table:table-cell office:value-type="float" office:value="2517">
                <text:p>2517</text:p>
              </table:table-cell>
              <table:table-cell office:value-type="float" office:value="3.23477134885758">
                <text:p>3.23477134885758</text:p>
              </table:table-cell>
              <table:table-cell office:value-type="float" office:value="-85.1358032751446">
                <text:p>-85.1358032751446</text:p>
              </table:table-cell>
            </table:table-row>
            <table:table-row>
              <table:table-cell office:value-type="string">
                <text:p>17</text:p>
              </table:table-cell>
              <table:table-cell office:value-type="float" office:value="6292.5">
                <text:p>6292.5</text:p>
              </table:table-cell>
              <table:table-cell office:value-type="float" office:value="-4.70539588318696">
                <text:p>-4.70539588318696</text:p>
              </table:table-cell>
              <table:table-cell office:value-type="float" office:value="-90.1081699394897">
                <text:p>-90.1081699394897</text:p>
              </table:table-cell>
            </table:table-row>
            <table:table-row>
              <table:table-cell office:value-type="string">
                <text:p>18</text:p>
              </table:table-cell>
              <table:table-cell office:value-type="float" office:value="12585">
                <text:p>12585</text:p>
              </table:table-cell>
              <table:table-cell office:value-type="float" office:value="-10.7871281833703">
                <text:p>-10.7871281833703</text:p>
              </table:table-cell>
              <table:table-cell office:value-type="float" office:value="-93.6470192556661">
                <text:p>-93.6470192556661</text:p>
              </table:table-cell>
            </table:table-row>
            <table:table-row>
              <table:table-cell office:value-type="string">
                <text:p>19</text:p>
              </table:table-cell>
              <table:table-cell office:value-type="float" office:value="25170">
                <text:p>25170</text:p>
              </table:table-cell>
              <table:table-cell office:value-type="float" office:value="-17.0351271363772">
                <text:p>-17.0351271363772</text:p>
              </table:table-cell>
              <table:table-cell office:value-type="float" office:value="-98.4442665115209">
                <text:p>-98.4442665115209</text:p>
              </table:table-cell>
            </table:table-row>
            <table:table-row>
              <table:table-cell office:value-type="string">
                <text:p>20</text:p>
              </table:table-cell>
              <table:table-cell office:value-type="float" office:value="62925">
                <text:p>62925</text:p>
              </table:table-cell>
              <table:table-cell office:value-type="float" office:value="-25.8290248165791">
                <text:p>-25.8290248165791</text:p>
              </table:table-cell>
              <table:table-cell office:value-type="float" office:value="-107.23182087744">
                <text:p>-107.23182087744</text:p>
              </table:table-cell>
            </table:table-row>
            <table:table-row>
              <table:table-cell office:value-type="string">
                <text:p>21</text:p>
              </table:table-cell>
              <table:table-cell office:value-type="float" office:value="125851">
                <text:p>125851</text:p>
              </table:table-cell>
              <table:table-cell office:value-type="float" office:value="-32.8501161474992">
                <text:p>-32.8501161474992</text:p>
              </table:table-cell>
              <table:table-cell office:value-type="float" office:value="-116.674583403773">
                <text:p>-116.674583403773</text:p>
              </table:table-cell>
            </table:table-row>
            <table:table-row>
              <table:table-cell office:value-type="string">
                <text:p>22</text:p>
              </table:table-cell>
              <table:table-cell office:value-type="float" office:value="251700">
                <text:p>251700</text:p>
              </table:table-cell>
              <table:table-cell office:value-type="float" office:value="-40.6551474075803">
                <text:p>-40.6551474075803</text:p>
              </table:table-cell>
              <table:table-cell office:value-type="float" office:value="-131.927142371689">
                <text:p>-131.92714237168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